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P4" style:parent-style-name="Standard" style:family="paragraph">
      <style:text-properties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T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T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" style:parent-style-name="Основнойшрифтабзаца" style:family="text">
      <style:text-properties fo:font-weight="bold" style:font-weight-asian="bold" style:font-weight-complex="bold"/>
    </style:style>
    <style:style style:name="T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T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" style:parent-style-name="Основнойшрифтабзаца" style:family="text">
      <style:text-properties fo:font-weight="bold" style:font-weight-asian="bold" style:font-weight-complex="bold"/>
    </style:style>
    <style:style style:name="T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" style:parent-style-name="Основнойшрифтабзаца" style:family="text">
      <style:text-properties fo:font-weight="bold" style:font-weight-asian="bold" style:font-weight-complex="bold"/>
    </style:style>
    <style:style style:name="T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4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5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6" style:parent-style-name="Standard" style:family="paragraph">
      <style:text-properties fo:language="ru" fo:country="RU"/>
    </style:style>
    <style:style style:name="T67" style:parent-style-name="Основнойшрифтабзаца" style:family="text">
      <style:text-properties fo:font-weight="bold" style:font-weight-asian="bold" style:font-weight-complex="bold"/>
    </style:style>
    <style:style style:name="T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T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81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6" style:parent-style-name="Основнойшрифтабзаца" style:family="text">
      <style:text-properties fo:font-weight="bold" style:font-weight-asian="bold" style:font-weight-complex="bold"/>
    </style:style>
    <style:style style:name="T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font-weight="bold" style:font-weight-asian="bold" style:font-weight-complex="bold"/>
    </style:style>
    <style:style style:name="T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0" style:parent-style-name="Основнойшрифтабзаца" style:family="text">
      <style:text-properties fo:font-weight="bold" style:font-weight-asian="bold" style:font-weight-complex="bold"/>
    </style:style>
    <style:style style:name="T1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font-weight="bold" style:font-weight-asian="bold" style:font-weight-complex="bold"/>
    </style:style>
    <style:style style:name="T1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P130" style:parent-style-name="Standard" style:family="paragraph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13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134" style:parent-style-name="Standard" style:family="paragraph">
      <style:text-properties fo:language="ru" fo:country="RU"/>
    </style:style>
    <style:style style:name="T135" style:parent-style-name="Основнойшрифтабзаца" style:family="text">
      <style:text-properties fo:font-weight="bold" style:font-weight-asian="bold" style:font-weight-complex="bold"/>
    </style:style>
    <style:style style:name="T1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7" style:parent-style-name="Основнойшрифтабзаца" style:family="text">
      <style:text-properties fo:font-weight="bold" style:font-weight-asian="bold" style:font-weight-complex="bold"/>
    </style:style>
    <style:style style:name="T1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P146" style:parent-style-name="Standard" style:family="paragraph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154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9" style:parent-style-name="Основнойшрифтабзаца" style:family="text">
      <style:text-properties fo:font-weight="bold" style:font-weight-asian="bold" style:font-weight-complex="bold"/>
    </style:style>
    <style:style style:name="T1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font-weight="bold" style:font-weight-asian="bold" style:font-weight-complex="bold"/>
    </style:style>
    <style:style style:name="T1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" style:parent-style-name="Основнойшрифтабзаца" style:family="text">
      <style:text-properties fo:language="ru" fo:country="RU"/>
    </style:style>
    <style:style style:name="T174" style:parent-style-name="Основнойшрифтабзаца" style:family="text">
      <style:text-properties fo:language="ru" fo:country="RU"/>
    </style:style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language="ru" fo:country="RU"/>
    </style:style>
    <style:style style:name="T177" style:parent-style-name="Основнойшрифтабзаца" style:family="text">
      <style:text-properties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T179" style:parent-style-name="Основнойшрифтабзаца" style:family="text">
      <style:text-properties fo:language="ru" fo:country="RU"/>
    </style:style>
    <style:style style:name="T180" style:parent-style-name="Основнойшрифтабзаца" style:family="text">
      <style:text-properties fo:language="ru" fo:country="RU"/>
    </style:style>
    <style:style style:name="T1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" style:parent-style-name="Основнойшрифтабзаца" style:family="text">
      <style:text-properties fo:font-weight="bold" style:font-weight-asian="bold" style:font-weight-complex="bold"/>
    </style:style>
    <style:style style:name="T1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6" style:parent-style-name="Основнойшрифтабзаца" style:family="text">
      <style:text-properties fo:language="ru" fo:country="RU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Основнойшрифтабзац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Основнойшрифтабзаца" style:family="text">
      <style:text-properties fo:language="ru" fo:country="RU"/>
    </style:style>
    <style:style style:name="T192" style:parent-style-name="Основнойшрифтабзаца" style:family="text">
      <style:text-properties fo:language="ru" fo:country="RU"/>
    </style:style>
    <style:style style:name="T193" style:parent-style-name="Основнойшрифтабзаца" style:family="text">
      <style:text-properties fo:language="ru" fo:country="RU"/>
    </style:style>
    <style:style style:name="T194" style:parent-style-name="Основнойшрифтабзаца" style:family="text">
      <style:text-properties fo:language="ru" fo:country="RU"/>
    </style:style>
    <style:style style:name="T195" style:parent-style-name="Основнойшрифтабзаца" style:family="text">
      <style:text-properties fo:font-weight="bold" style:font-weight-asian="bold" style:font-weight-complex="bold"/>
    </style:style>
    <style:style style:name="T19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" style:parent-style-name="Основнойшрифтабзаца" style:family="text">
      <style:text-properties fo:language="ru" fo:country="RU"/>
    </style:style>
    <style:style style:name="T198" style:parent-style-name="Основнойшрифтабзаца" style:family="text">
      <style:text-properties fo:language="ru" fo:country="RU"/>
    </style:style>
    <style:style style:name="T199" style:parent-style-name="Основнойшрифтабзаца" style:family="text">
      <style:text-properties fo:language="ru" fo:country="RU"/>
    </style:style>
    <style:style style:name="T200" style:parent-style-name="Основнойшрифтабзаца" style:family="text">
      <style:text-properties fo:language="ru" fo:country="RU"/>
    </style:style>
    <style:style style:name="T201" style:parent-style-name="Основнойшрифтабзаца" style:family="text">
      <style:text-properties fo:language="ru" fo:country="RU"/>
    </style:style>
    <style:style style:name="T202" style:parent-style-name="Основнойшрифтабзаца" style:family="text">
      <style:text-properties fo:language="ru" fo:country="RU"/>
    </style:style>
    <style:style style:name="T203" style:parent-style-name="Основнойшрифтабзаца" style:family="text">
      <style:text-properties fo:language="ru" fo:country="RU"/>
    </style:style>
    <style:style style:name="P204" style:parent-style-name="Standard" style:family="paragraph">
      <style:text-properties fo:language="ru" fo:country="RU"/>
    </style:style>
    <style:style style:name="T205" style:parent-style-name="Основнойшрифтабзаца" style:family="text">
      <style:text-properties fo:language="ru" fo:country="RU"/>
    </style:style>
    <style:style style:name="T20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0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08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09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10" style:parent-style-name="Основнойшрифтабзаца" style:family="text">
      <style:text-properties fo:font-weight="bold" style:font-weight-asian="bold" style:font-weight-complex="bold"/>
    </style:style>
    <style:style style:name="T2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2" style:parent-style-name="Основнойшрифтабзаца" style:family="text">
      <style:text-properties fo:font-weight="bold" style:font-weight-asian="bold" style:font-weight-complex="bold"/>
    </style:style>
    <style:style style:name="T2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" style:parent-style-name="Основнойшрифтабзаца" style:family="text">
      <style:text-properties fo:font-weight="bold" style:font-weight-asian="bold" style:font-weight-complex="bold"/>
    </style:style>
    <style:style style:name="T2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8" style:parent-style-name="Основнойшрифтабзаца" style:family="text">
      <style:text-properties fo:language="ru" fo:country="RU"/>
    </style:style>
    <style:style style:name="T219" style:parent-style-name="Основнойшрифтабзаца" style:family="text">
      <style:text-properties fo:language="ru" fo:country="RU"/>
    </style:style>
    <style:style style:name="T220" style:parent-style-name="Основнойшрифтабзаца" style:family="text">
      <style:text-properties fo:language="ru" fo:country="RU"/>
    </style:style>
    <style:style style:name="T221" style:parent-style-name="Основнойшрифтабзаца" style:family="text">
      <style:text-properties fo:language="ru" fo:country="RU"/>
    </style:style>
    <style:style style:name="T222" style:parent-style-name="Основнойшрифтабзаца" style:family="text">
      <style:text-properties fo:language="ru" fo:country="RU"/>
    </style:style>
    <style:style style:name="T223" style:parent-style-name="Основнойшрифтабзаца" style:family="text">
      <style:text-properties fo:language="ru" fo:country="RU"/>
    </style:style>
    <style:style style:name="T224" style:parent-style-name="Основнойшрифтабзаца" style:family="text">
      <style:text-properties fo:language="ru" fo:country="RU"/>
    </style:style>
    <style:style style:name="T225" style:parent-style-name="Основнойшрифтабзаца" style:family="text">
      <style:text-properties fo:language="ru" fo:country="RU"/>
    </style:style>
    <style:style style:name="T226" style:parent-style-name="Основнойшрифтабзаца" style:family="text">
      <style:text-properties fo:language="ru" fo:country="RU"/>
    </style:style>
    <style:style style:name="T227" style:parent-style-name="Основнойшрифтабзаца" style:family="text">
      <style:text-properties fo:language="ru" fo:country="RU"/>
    </style:style>
    <style:style style:name="T228" style:parent-style-name="Основнойшрифтабзаца" style:family="text">
      <style:text-properties fo:language="ru" fo:country="RU"/>
    </style:style>
    <style:style style:name="T229" style:parent-style-name="Основнойшрифтабзаца" style:family="text">
      <style:text-properties fo:language="ru" fo:country="RU"/>
    </style:style>
    <style:style style:name="T230" style:parent-style-name="Основнойшрифтабзаца" style:family="text">
      <style:text-properties fo:language="ru" fo:country="RU"/>
    </style:style>
    <style:style style:name="T231" style:parent-style-name="Основнойшрифтабзаца" style:family="text">
      <style:text-properties fo:language="ru" fo:country="RU"/>
    </style:style>
    <style:style style:name="T232" style:parent-style-name="Основнойшрифтабзаца" style:family="text">
      <style:text-properties fo:language="ru" fo:country="RU"/>
    </style:style>
    <style:style style:name="P233" style:parent-style-name="Standard" style:family="paragraph">
      <style:text-properties fo:language="ru" fo:country="RU"/>
    </style:style>
    <style:style style:name="T234" style:parent-style-name="Основнойшрифтабзаца" style:family="text">
      <style:text-properties fo:language="ru" fo:country="RU"/>
    </style:style>
    <style:style style:name="T2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3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4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8" style:parent-style-name="Основнойшрифтабзаца" style:family="text">
      <style:text-properties fo:font-weight="bold" style:font-weight-asian="bold" style:font-weight-complex="bold"/>
    </style:style>
    <style:style style:name="T2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0" style:parent-style-name="Основнойшрифтабзаца" style:family="text">
      <style:text-properties fo:language="ru" fo:country="RU"/>
    </style:style>
    <style:style style:name="T251" style:parent-style-name="Основнойшрифтабзаца" style:family="text">
      <style:text-properties fo:language="ru" fo:country="RU"/>
    </style:style>
    <style:style style:name="T252" style:parent-style-name="Основнойшрифтабзаца" style:family="text">
      <style:text-properties fo:language="ru" fo:country="RU"/>
    </style:style>
    <style:style style:name="T253" style:parent-style-name="Основнойшрифтабзаца" style:family="text">
      <style:text-properties fo:language="ru" fo:country="RU"/>
    </style:style>
    <style:style style:name="T254" style:parent-style-name="Основнойшрифтабзаца" style:family="text">
      <style:text-properties fo:language="ru" fo:country="RU"/>
    </style:style>
    <style:style style:name="T255" style:parent-style-name="Основнойшрифтабзаца" style:family="text">
      <style:text-properties fo:language="ru" fo:country="RU"/>
    </style:style>
    <style:style style:name="T256" style:parent-style-name="Основнойшрифтабзаца" style:family="text">
      <style:text-properties fo:language="ru" fo:country="RU"/>
    </style:style>
    <style:style style:name="T257" style:parent-style-name="Основнойшрифтабзаца" style:family="text">
      <style:text-properties fo:language="ru" fo:country="RU"/>
    </style:style>
    <style:style style:name="T258" style:parent-style-name="Основнойшрифтабзаца" style:family="text">
      <style:text-properties fo:language="ru" fo:country="RU"/>
    </style:style>
    <style:style style:name="T259" style:parent-style-name="Основнойшрифтабзаца" style:family="text">
      <style:text-properties fo:language="ru" fo:country="RU"/>
    </style:style>
    <style:style style:name="T2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61" style:parent-style-name="Основнойшрифтабзаца" style:family="text">
      <style:text-properties fo:font-weight="bold" style:font-weight-asian="bold" style:font-weight-complex="bold"/>
    </style:style>
    <style:style style:name="T2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63" style:parent-style-name="Основнойшрифтабзаца" style:family="text">
      <style:text-properties fo:language="ru" fo:country="RU"/>
    </style:style>
    <style:style style:name="T264" style:parent-style-name="Основнойшрифтабзаца" style:family="text">
      <style:text-properties fo:language="ru" fo:country="RU"/>
    </style:style>
    <style:style style:name="T265" style:parent-style-name="Основнойшрифтабзаца" style:family="text">
      <style:text-properties fo:language="ru" fo:country="RU"/>
    </style:style>
    <style:style style:name="T266" style:parent-style-name="Основнойшрифтабзаца" style:family="text">
      <style:text-properties fo:language="ru" fo:country="RU"/>
    </style:style>
    <style:style style:name="T267" style:parent-style-name="Основнойшрифтабзаца" style:family="text">
      <style:text-properties fo:language="ru" fo:country="RU"/>
    </style:style>
    <style:style style:name="T268" style:parent-style-name="Основнойшрифтабзаца" style:family="text">
      <style:text-properties fo:language="ru" fo:country="RU"/>
    </style:style>
    <style:style style:name="T269" style:parent-style-name="Основнойшрифтабзаца" style:family="text">
      <style:text-properties fo:language="ru" fo:country="RU"/>
    </style:style>
    <style:style style:name="P270" style:parent-style-name="Standard" style:family="paragraph">
      <style:text-properties fo:language="ru" fo:country="RU"/>
    </style:style>
    <style:style style:name="T271" style:parent-style-name="Основнойшрифтабзаца" style:family="text">
      <style:text-properties fo:language="ru" fo:country="RU"/>
    </style:style>
    <style:style style:name="T272" style:parent-style-name="Основнойшрифтабзаца" style:family="text">
      <style:text-properties fo:language="ru" fo:country="RU"/>
    </style:style>
    <style:style style:name="T273" style:parent-style-name="Основнойшрифтабзаца" style:family="text">
      <style:text-properties fo:font-weight="bold" style:font-weight-asian="bold" style:font-weight-complex="bold"/>
    </style:style>
    <style:style style:name="T2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75" style:parent-style-name="Основнойшрифтабзаца" style:family="text">
      <style:text-properties fo:language="ru" fo:country="RU"/>
    </style:style>
    <style:style style:name="T276" style:parent-style-name="Основнойшрифтабзаца" style:family="text">
      <style:text-properties fo:language="ru" fo:country="RU"/>
    </style:style>
    <style:style style:name="T277" style:parent-style-name="Основнойшрифтабзаца" style:family="text">
      <style:text-properties fo:language="ru" fo:country="RU"/>
    </style:style>
    <style:style style:name="T278" style:parent-style-name="Основнойшрифтабзаца" style:family="text">
      <style:text-properties fo:language="ru" fo:country="RU"/>
    </style:style>
    <style:style style:name="T279" style:parent-style-name="Основнойшрифтабзаца" style:family="text">
      <style:text-properties fo:language="ru" fo:country="RU"/>
    </style:style>
    <style:style style:name="T280" style:parent-style-name="Основнойшрифтабзаца" style:family="text">
      <style:text-properties fo:language="ru" fo:country="RU"/>
    </style:style>
    <style:style style:name="T281" style:parent-style-name="Основнойшрифтабзаца" style:family="text">
      <style:text-properties fo:language="ru" fo:country="RU"/>
    </style:style>
    <style:style style:name="T282" style:parent-style-name="Основнойшрифтабзаца" style:family="text">
      <style:text-properties fo:language="ru" fo:country="RU"/>
    </style:style>
    <style:style style:name="T283" style:parent-style-name="Основнойшрифтабзаца" style:family="text">
      <style:text-properties fo:language="ru" fo:country="RU"/>
    </style:style>
    <style:style style:name="T28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87" style:parent-style-name="Основнойшрифтабзаца" style:family="text">
      <style:text-properties fo:font-weight="bold" style:font-weight-asian="bold" style:font-weight-complex="bold"/>
    </style:style>
    <style:style style:name="T288" style:parent-style-name="Основнойшрифтабзаца" style:family="text">
      <style:text-properties fo:language="ru" fo:country="RU"/>
    </style:style>
    <style:style style:name="T289" style:parent-style-name="Основнойшрифтабзаца" style:family="text">
      <style:text-properties fo:language="ru" fo:country="RU"/>
    </style:style>
    <style:style style:name="T290" style:parent-style-name="Основнойшрифтабзаца" style:family="text">
      <style:text-properties fo:language="ru" fo:country="RU"/>
    </style:style>
    <style:style style:name="T291" style:parent-style-name="Основнойшрифтабзаца" style:family="text">
      <style:text-properties fo:language="ru" fo:country="RU"/>
    </style:style>
    <style:style style:name="T292" style:parent-style-name="Основнойшрифтабзаца" style:family="text">
      <style:text-properties fo:language="ru" fo:country="RU"/>
    </style:style>
    <style:style style:name="T293" style:parent-style-name="Основнойшрифтабзаца" style:family="text">
      <style:text-properties fo:language="ru" fo:country="RU"/>
    </style:style>
    <style:style style:name="T294" style:parent-style-name="Основнойшрифтабзаца" style:family="text">
      <style:text-properties fo:language="ru" fo:country="RU"/>
    </style:style>
    <style:style style:name="T295" style:parent-style-name="Основнойшрифтабзаца" style:family="text">
      <style:text-properties fo:language="ru" fo:country="RU"/>
    </style:style>
    <style:style style:name="P296" style:parent-style-name="Standard" style:family="paragraph">
      <style:text-properties fo:language="ru" fo:country="RU"/>
    </style:style>
    <style:style style:name="T297" style:parent-style-name="Основнойшрифтабзаца" style:family="text">
      <style:text-properties fo:language="ru" fo:country="RU"/>
    </style:style>
    <style:style style:name="T298" style:parent-style-name="Основнойшрифтабзаца" style:family="text">
      <style:text-properties fo:language="ru" fo:country="RU"/>
    </style:style>
    <style:style style:name="T299" style:parent-style-name="Основнойшрифтабзаца" style:family="text">
      <style:text-properties fo:font-weight="bold" style:font-weight-asian="bold" style:font-weight-complex="bold"/>
    </style:style>
    <style:style style:name="T300" style:parent-style-name="Основнойшрифтабзаца" style:family="text">
      <style:text-properties fo:font-weight="bold" style:font-weight-asian="bold" style:font-weight-complex="bold"/>
    </style:style>
    <style:style style:name="T3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02" style:parent-style-name="Основнойшрифтабзаца" style:family="text">
      <style:text-properties fo:language="ru" fo:country="RU"/>
    </style:style>
    <style:style style:name="T303" style:parent-style-name="Основнойшрифтабзаца" style:family="text">
      <style:text-properties fo:language="ru" fo:country="RU"/>
    </style:style>
    <style:style style:name="T304" style:parent-style-name="Основнойшрифтабзаца" style:family="text">
      <style:text-properties fo:language="ru" fo:country="RU"/>
    </style:style>
    <style:style style:name="T305" style:parent-style-name="Основнойшрифтабзаца" style:family="text">
      <style:text-properties fo:language="ru" fo:country="RU"/>
    </style:style>
    <style:style style:name="T306" style:parent-style-name="Основнойшрифтабзаца" style:family="text">
      <style:text-properties fo:language="ru" fo:country="RU"/>
    </style:style>
    <style:style style:name="T307" style:parent-style-name="Основнойшрифтабзаца" style:family="text">
      <style:text-properties fo:language="ru" fo:country="RU"/>
    </style:style>
    <style:style style:name="T308" style:parent-style-name="Основнойшрифтабзаца" style:family="text">
      <style:text-properties fo:language="ru" fo:country="RU"/>
    </style:style>
    <style:style style:name="T309" style:parent-style-name="Основнойшрифтабзаца" style:family="text">
      <style:text-properties fo:language="ru" fo:country="RU"/>
    </style:style>
    <style:style style:name="T310" style:parent-style-name="Основнойшрифтабзаца" style:family="text">
      <style:text-properties fo:font-weight="bold" style:font-weight-asian="bold" style:font-weight-complex="bold"/>
    </style:style>
    <style:style style:name="T3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12" style:parent-style-name="Основнойшрифтабзаца" style:family="text">
      <style:text-properties fo:language="ru" fo:country="RU"/>
    </style:style>
    <style:style style:name="T313" style:parent-style-name="Основнойшрифтабзаца" style:family="text">
      <style:text-properties fo:language="ru" fo:country="RU"/>
    </style:style>
    <style:style style:name="T314" style:parent-style-name="Основнойшрифтабзаца" style:family="text">
      <style:text-properties fo:language="ru" fo:country="RU"/>
    </style:style>
    <style:style style:name="T315" style:parent-style-name="Основнойшрифтабзаца" style:family="text">
      <style:text-properties fo:language="ru" fo:country="RU"/>
    </style:style>
    <style:style style:name="T316" style:parent-style-name="Основнойшрифтабзаца" style:family="text">
      <style:text-properties fo:language="ru" fo:country="RU"/>
    </style:style>
    <style:style style:name="T317" style:parent-style-name="Основнойшрифтабзаца" style:family="text">
      <style:text-properties fo:language="ru" fo:country="RU"/>
    </style:style>
    <style:style style:name="P318" style:parent-style-name="Standard" style:family="paragraph">
      <style:text-properties fo:language="ru" fo:country="RU"/>
    </style:style>
    <style:style style:name="T319" style:parent-style-name="Основнойшрифтабзаца" style:family="text">
      <style:text-properties fo:language="ru" fo:country="RU"/>
    </style:style>
    <style:style style:name="T32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2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32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32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24" style:parent-style-name="Основнойшрифтабзаца" style:family="text">
      <style:text-properties fo:font-weight="bold" style:font-weight-asian="bold" style:font-weight-complex="bold"/>
    </style:style>
    <style:style style:name="T3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26" style:parent-style-name="Основнойшрифтабзаца" style:family="text">
      <style:text-properties fo:font-weight="bold" style:font-weight-asian="bold" style:font-weight-complex="bold"/>
    </style:style>
    <style:style style:name="T32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29" style:parent-style-name="Основнойшрифтабзаца" style:family="text">
      <style:text-properties fo:font-weight="bold" style:font-weight-asian="bold" style:font-weight-complex="bold"/>
    </style:style>
    <style:style style:name="T3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2" style:parent-style-name="Основнойшрифтабзаца" style:family="text">
      <style:text-properties fo:language="ru" fo:country="RU"/>
    </style:style>
    <style:style style:name="T333" style:parent-style-name="Основнойшрифтабзаца" style:family="text">
      <style:text-properties fo:language="ru" fo:country="RU"/>
    </style:style>
    <style:style style:name="T334" style:parent-style-name="Основнойшрифтабзаца" style:family="text">
      <style:text-properties fo:language="ru" fo:country="RU"/>
    </style:style>
    <style:style style:name="T335" style:parent-style-name="Основнойшрифтабзаца" style:family="text">
      <style:text-properties fo:language="ru" fo:country="RU"/>
    </style:style>
    <style:style style:name="T336" style:parent-style-name="Основнойшрифтабзаца" style:family="text">
      <style:text-properties fo:language="ru" fo:country="RU"/>
    </style:style>
    <style:style style:name="T337" style:parent-style-name="Основнойшрифтабзаца" style:family="text">
      <style:text-properties fo:language="ru" fo:country="RU"/>
    </style:style>
    <style:style style:name="T338" style:parent-style-name="Основнойшрифтабзаца" style:family="text">
      <style:text-properties fo:language="ru" fo:country="RU"/>
    </style:style>
    <style:style style:name="T339" style:parent-style-name="Основнойшрифтабзаца" style:family="text">
      <style:text-properties fo:language="ru" fo:country="RU"/>
    </style:style>
    <style:style style:name="T340" style:parent-style-name="Основнойшрифтабзаца" style:family="text">
      <style:text-properties fo:language="ru" fo:country="RU"/>
    </style:style>
    <style:style style:name="T341" style:parent-style-name="Основнойшрифтабзаца" style:family="text">
      <style:text-properties fo:language="ru" fo:country="RU"/>
    </style:style>
    <style:style style:name="T342" style:parent-style-name="Основнойшрифтабзаца" style:family="text">
      <style:text-properties fo:language="ru" fo:country="RU"/>
    </style:style>
    <style:style style:name="T343" style:parent-style-name="Основнойшрифтабзаца" style:family="text">
      <style:text-properties fo:language="ru" fo:country="RU"/>
    </style:style>
    <style:style style:name="T344" style:parent-style-name="Основнойшрифтабзаца" style:family="text">
      <style:text-properties fo:language="ru" fo:country="RU"/>
    </style:style>
    <style:style style:name="T345" style:parent-style-name="Основнойшрифтабзаца" style:family="text">
      <style:text-properties fo:language="ru" fo:country="RU"/>
    </style:style>
    <style:style style:name="T346" style:parent-style-name="Основнойшрифтабзаца" style:family="text">
      <style:text-properties fo:language="ru" fo:country="RU"/>
    </style:style>
    <style:style style:name="P347" style:parent-style-name="Standard" style:family="paragraph">
      <style:text-properties fo:language="ru" fo:country="RU"/>
    </style:style>
    <style:style style:name="T348" style:parent-style-name="Основнойшрифтабзаца" style:family="text">
      <style:text-properties fo:language="ru" fo:country="RU"/>
    </style:style>
    <style:style style:name="T3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357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2" style:parent-style-name="Основнойшрифтабзаца" style:family="text">
      <style:text-properties fo:font-weight="bold" style:font-weight-asian="bold" style:font-weight-complex="bold"/>
    </style:style>
    <style:style style:name="T3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64" style:parent-style-name="Основнойшрифтабзаца" style:family="text">
      <style:text-properties fo:language="ru" fo:country="RU"/>
    </style:style>
    <style:style style:name="T365" style:parent-style-name="Основнойшрифтабзаца" style:family="text">
      <style:text-properties fo:language="ru" fo:country="RU"/>
    </style:style>
    <style:style style:name="T366" style:parent-style-name="Основнойшрифтабзаца" style:family="text">
      <style:text-properties fo:language="ru" fo:country="RU"/>
    </style:style>
    <style:style style:name="T367" style:parent-style-name="Основнойшрифтабзаца" style:family="text">
      <style:text-properties fo:language="ru" fo:country="RU"/>
    </style:style>
    <style:style style:name="T368" style:parent-style-name="Основнойшрифтабзаца" style:family="text">
      <style:text-properties fo:language="ru" fo:country="RU"/>
    </style:style>
    <style:style style:name="T369" style:parent-style-name="Основнойшрифтабзаца" style:family="text">
      <style:text-properties fo:language="ru" fo:country="RU"/>
    </style:style>
    <style:style style:name="T370" style:parent-style-name="Основнойшрифтабзаца" style:family="text">
      <style:text-properties fo:language="ru" fo:country="RU"/>
    </style:style>
    <style:style style:name="T371" style:parent-style-name="Основнойшрифтабзаца" style:family="text">
      <style:text-properties fo:language="ru" fo:country="RU"/>
    </style:style>
    <style:style style:name="T372" style:parent-style-name="Основнойшрифтабзаца" style:family="text">
      <style:text-properties fo:language="ru" fo:country="RU"/>
    </style:style>
    <style:style style:name="T373" style:parent-style-name="Основнойшрифтабзаца" style:family="text">
      <style:text-properties fo:language="ru" fo:country="RU"/>
    </style:style>
    <style:style style:name="T3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75" style:parent-style-name="Основнойшрифтабзаца" style:family="text">
      <style:text-properties fo:font-weight="bold" style:font-weight-asian="bold" style:font-weight-complex="bold"/>
    </style:style>
    <style:style style:name="T3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77" style:parent-style-name="Основнойшрифтабзаца" style:family="text">
      <style:text-properties fo:language="ru" fo:country="RU"/>
    </style:style>
    <style:style style:name="T378" style:parent-style-name="Основнойшрифтабзаца" style:family="text">
      <style:text-properties fo:language="ru" fo:country="RU"/>
    </style:style>
    <style:style style:name="T379" style:parent-style-name="Основнойшрифтабзаца" style:family="text">
      <style:text-properties fo:language="ru" fo:country="RU"/>
    </style:style>
    <style:style style:name="T380" style:parent-style-name="Основнойшрифтабзаца" style:family="text">
      <style:text-properties fo:language="ru" fo:country="RU"/>
    </style:style>
    <style:style style:name="T381" style:parent-style-name="Основнойшрифтабзаца" style:family="text">
      <style:text-properties fo:language="ru" fo:country="RU"/>
    </style:style>
    <style:style style:name="T382" style:parent-style-name="Основнойшрифтабзаца" style:family="text">
      <style:text-properties fo:language="ru" fo:country="RU"/>
    </style:style>
    <style:style style:name="T383" style:parent-style-name="Основнойшрифтабзаца" style:family="text">
      <style:text-properties fo:language="ru" fo:country="RU"/>
    </style:style>
    <style:style style:name="T384" style:parent-style-name="Основнойшрифтабзаца" style:family="text">
      <style:text-properties fo:language="ru" fo:country="RU"/>
    </style:style>
    <style:style style:name="P385" style:parent-style-name="Standard" style:family="paragraph">
      <style:text-properties fo:language="ru" fo:country="RU"/>
    </style:style>
    <style:style style:name="T386" style:parent-style-name="Основнойшрифтабзаца" style:family="text">
      <style:text-properties fo:language="ru" fo:country="RU"/>
    </style:style>
    <style:style style:name="T387" style:parent-style-name="Основнойшрифтабзаца" style:family="text">
      <style:text-properties fo:language="ru" fo:country="RU"/>
    </style:style>
    <style:style style:name="T388" style:parent-style-name="Основнойшрифтабзаца" style:family="text">
      <style:text-properties fo:font-weight="bold" style:font-weight-asian="bold" style:font-weight-complex="bold"/>
    </style:style>
    <style:style style:name="T3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90" style:parent-style-name="Основнойшрифтабзаца" style:family="text">
      <style:text-properties fo:language="ru" fo:country="RU"/>
    </style:style>
    <style:style style:name="T391" style:parent-style-name="Основнойшрифтабзаца" style:family="text">
      <style:text-properties fo:language="ru" fo:country="RU"/>
    </style:style>
    <style:style style:name="T392" style:parent-style-name="Основнойшрифтабзаца" style:family="text">
      <style:text-properties fo:language="ru" fo:country="RU"/>
    </style:style>
    <style:style style:name="T393" style:parent-style-name="Основнойшрифтабзаца" style:family="text">
      <style:text-properties fo:language="ru" fo:country="RU"/>
    </style:style>
    <style:style style:name="T394" style:parent-style-name="Основнойшрифтабзаца" style:family="text">
      <style:text-properties fo:language="ru" fo:country="RU"/>
    </style:style>
    <style:style style:name="T395" style:parent-style-name="Основнойшрифтабзаца" style:family="text">
      <style:text-properties fo:language="ru" fo:country="RU"/>
    </style:style>
    <style:style style:name="T396" style:parent-style-name="Основнойшрифтабзаца" style:family="text">
      <style:text-properties fo:language="ru" fo:country="RU"/>
    </style:style>
    <style:style style:name="T397" style:parent-style-name="Основнойшрифтабзаца" style:family="text">
      <style:text-properties fo:language="ru" fo:country="RU"/>
    </style:style>
    <style:style style:name="T398" style:parent-style-name="Основнойшрифтабзаца" style:family="text">
      <style:text-properties fo:language="ru" fo:country="RU"/>
    </style:style>
    <style:style style:name="T3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2" style:parent-style-name="Основнойшрифтабзаца" style:family="text">
      <style:text-properties fo:font-weight="bold" style:font-weight-asian="bold" style:font-weight-complex="bold"/>
    </style:style>
    <style:style style:name="T403" style:parent-style-name="Основнойшрифтабзаца" style:family="text">
      <style:text-properties fo:language="ru" fo:country="RU"/>
    </style:style>
    <style:style style:name="T404" style:parent-style-name="Основнойшрифтабзаца" style:family="text">
      <style:text-properties fo:language="ru" fo:country="RU"/>
    </style:style>
    <style:style style:name="T405" style:parent-style-name="Основнойшрифтабзаца" style:family="text">
      <style:text-properties fo:language="ru" fo:country="RU"/>
    </style:style>
    <style:style style:name="T406" style:parent-style-name="Основнойшрифтабзаца" style:family="text">
      <style:text-properties fo:language="ru" fo:country="RU"/>
    </style:style>
    <style:style style:name="T407" style:parent-style-name="Основнойшрифтабзаца" style:family="text">
      <style:text-properties fo:language="ru" fo:country="RU"/>
    </style:style>
    <style:style style:name="T408" style:parent-style-name="Основнойшрифтабзаца" style:family="text">
      <style:text-properties fo:language="ru" fo:country="RU"/>
    </style:style>
    <style:style style:name="T409" style:parent-style-name="Основнойшрифтабзаца" style:family="text">
      <style:text-properties fo:language="ru" fo:country="RU"/>
    </style:style>
    <style:style style:name="T410" style:parent-style-name="Основнойшрифтабзаца" style:family="text">
      <style:text-properties fo:language="ru" fo:country="RU"/>
    </style:style>
    <style:style style:name="P411" style:parent-style-name="Standard" style:family="paragraph">
      <style:text-properties fo:language="ru" fo:country="RU"/>
    </style:style>
    <style:style style:name="T412" style:parent-style-name="Основнойшрифтабзаца" style:family="text">
      <style:text-properties fo:language="ru" fo:country="RU"/>
    </style:style>
    <style:style style:name="T413" style:parent-style-name="Основнойшрифтабзаца" style:family="text">
      <style:text-properties fo:language="ru" fo:country="RU"/>
    </style:style>
    <style:style style:name="T414" style:parent-style-name="Основнойшрифтабзаца" style:family="text">
      <style:text-properties fo:font-weight="bold" style:font-weight-asian="bold" style:font-weight-complex="bold"/>
    </style:style>
    <style:style style:name="T4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16" style:parent-style-name="Основнойшрифтабзаца" style:family="text">
      <style:text-properties fo:language="ru" fo:country="RU"/>
    </style:style>
    <style:style style:name="T417" style:parent-style-name="Основнойшрифтабзаца" style:family="text">
      <style:text-properties fo:language="ru" fo:country="RU"/>
    </style:style>
    <style:style style:name="T418" style:parent-style-name="Основнойшрифтабзаца" style:family="text">
      <style:text-properties fo:language="ru" fo:country="RU"/>
    </style:style>
    <style:style style:name="T419" style:parent-style-name="Основнойшрифтабзаца" style:family="text">
      <style:text-properties fo:language="ru" fo:country="RU"/>
    </style:style>
    <style:style style:name="T420" style:parent-style-name="Основнойшрифтабзаца" style:family="text">
      <style:text-properties fo:language="ru" fo:country="RU"/>
    </style:style>
    <style:style style:name="T421" style:parent-style-name="Основнойшрифтабзаца" style:family="text">
      <style:text-properties fo:language="ru" fo:country="RU"/>
    </style:style>
    <style:style style:name="T422" style:parent-style-name="Основнойшрифтабзаца" style:family="text">
      <style:text-properties fo:language="ru" fo:country="RU"/>
    </style:style>
    <style:style style:name="T423" style:parent-style-name="Основнойшрифтабзаца" style:family="text">
      <style:text-properties fo:language="ru" fo:country="RU"/>
    </style:style>
    <style:style style:name="T424" style:parent-style-name="Основнойшрифтабзаца" style:family="text">
      <style:text-properties fo:font-weight="bold" style:font-weight-asian="bold" style:font-weight-complex="bold"/>
    </style:style>
    <style:style style:name="T4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26" style:parent-style-name="Основнойшрифтабзаца" style:family="text">
      <style:text-properties fo:language="ru" fo:country="RU"/>
    </style:style>
    <style:style style:name="T427" style:parent-style-name="Основнойшрифтабзаца" style:family="text">
      <style:text-properties fo:language="ru" fo:country="RU"/>
    </style:style>
    <style:style style:name="T428" style:parent-style-name="Основнойшрифтабзаца" style:family="text">
      <style:text-properties fo:language="ru" fo:country="RU"/>
    </style:style>
    <style:style style:name="T429" style:parent-style-name="Основнойшрифтабзаца" style:family="text">
      <style:text-properties fo:language="ru" fo:country="RU"/>
    </style:style>
    <style:style style:name="T430" style:parent-style-name="Основнойшрифтабзаца" style:family="text">
      <style:text-properties fo:language="ru" fo:country="RU"/>
    </style:style>
    <style:style style:name="T431" style:parent-style-name="Основнойшрифтабзаца" style:family="text">
      <style:text-properties fo:language="ru" fo:country="RU"/>
    </style:style>
    <style:style style:name="T432" style:parent-style-name="Основнойшрифтабзаца" style:family="text">
      <style:text-properties fo:language="ru" fo:country="RU"/>
    </style:style>
    <style:style style:name="P433" style:parent-style-name="Standard" style:family="paragraph">
      <style:text-properties fo:language="ru" fo:country="RU"/>
    </style:style>
    <style:style style:name="T434" style:parent-style-name="Основнойшрифтабзаца" style:family="text">
      <style:text-properties fo:language="ru" fo:country="RU"/>
    </style:style>
    <style:style style:name="T4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436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437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38" style:parent-style-name="Основнойшрифтабзаца" style:family="text">
      <style:text-properties fo:font-weight="bold" style:font-weight-asian="bold" style:font-weight-complex="bold"/>
    </style:style>
    <style:style style:name="T43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0" style:parent-style-name="Основнойшрифтабзаца" style:family="text">
      <style:text-properties fo:font-weight="bold" style:font-weight-asian="bold" style:font-weight-complex="bold"/>
    </style:style>
    <style:style style:name="T44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3" style:parent-style-name="Основнойшрифтабзаца" style:family="text">
      <style:text-properties fo:font-weight="bold" style:font-weight-asian="bold" style:font-weight-complex="bold"/>
    </style:style>
    <style:style style:name="T4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6" style:parent-style-name="Основнойшрифтабзаца" style:family="text">
      <style:text-properties fo:language="ru" fo:country="RU"/>
    </style:style>
    <style:style style:name="T447" style:parent-style-name="Основнойшрифтабзаца" style:family="text">
      <style:text-properties fo:language="ru" fo:country="RU"/>
    </style:style>
    <style:style style:name="T448" style:parent-style-name="Основнойшрифтабзаца" style:family="text">
      <style:text-properties fo:language="ru" fo:country="RU"/>
    </style:style>
    <style:style style:name="T449" style:parent-style-name="Основнойшрифтабзаца" style:family="text">
      <style:text-properties fo:language="ru" fo:country="RU"/>
    </style:style>
    <style:style style:name="T450" style:parent-style-name="Основнойшрифтабзаца" style:family="text">
      <style:text-properties fo:language="ru" fo:country="RU"/>
    </style:style>
    <style:style style:name="T451" style:parent-style-name="Основнойшрифтабзаца" style:family="text">
      <style:text-properties fo:language="ru" fo:country="RU"/>
    </style:style>
    <style:style style:name="T452" style:parent-style-name="Основнойшрифтабзаца" style:family="text">
      <style:text-properties fo:language="ru" fo:country="RU"/>
    </style:style>
    <style:style style:name="T453" style:parent-style-name="Основнойшрифтабзаца" style:family="text">
      <style:text-properties fo:language="ru" fo:country="RU"/>
    </style:style>
    <style:style style:name="T454" style:parent-style-name="Основнойшрифтабзаца" style:family="text">
      <style:text-properties fo:language="ru" fo:country="RU"/>
    </style:style>
    <style:style style:name="T455" style:parent-style-name="Основнойшрифтабзаца" style:family="text">
      <style:text-properties fo:language="ru" fo:country="RU"/>
    </style:style>
    <style:style style:name="T456" style:parent-style-name="Основнойшрифтабзаца" style:family="text">
      <style:text-properties fo:language="ru" fo:country="RU"/>
    </style:style>
    <style:style style:name="T457" style:parent-style-name="Основнойшрифтабзаца" style:family="text">
      <style:text-properties fo:language="ru" fo:country="RU"/>
    </style:style>
    <style:style style:name="P458" style:parent-style-name="Standard" style:family="paragraph">
      <style:text-properties fo:language="ru" fo:country="RU"/>
    </style:style>
    <style:style style:name="T459" style:parent-style-name="Основнойшрифтабзаца" style:family="text">
      <style:text-properties fo:language="ru" fo:country="RU"/>
    </style:style>
    <style:style style:name="T4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468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6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3" style:parent-style-name="Основнойшрифтабзаца" style:family="text">
      <style:text-properties fo:font-weight="bold" style:font-weight-asian="bold" style:font-weight-complex="bold"/>
    </style:style>
    <style:style style:name="T4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75" style:parent-style-name="Основнойшрифтабзаца" style:family="text">
      <style:text-properties fo:language="ru" fo:country="RU"/>
    </style:style>
    <style:style style:name="T476" style:parent-style-name="Основнойшрифтабзаца" style:family="text">
      <style:text-properties fo:language="ru" fo:country="RU"/>
    </style:style>
    <style:style style:name="T477" style:parent-style-name="Основнойшрифтабзаца" style:family="text">
      <style:text-properties fo:language="ru" fo:country="RU"/>
    </style:style>
    <style:style style:name="T478" style:parent-style-name="Основнойшрифтабзаца" style:family="text">
      <style:text-properties fo:language="ru" fo:country="RU"/>
    </style:style>
    <style:style style:name="T479" style:parent-style-name="Основнойшрифтабзаца" style:family="text">
      <style:text-properties fo:language="ru" fo:country="RU"/>
    </style:style>
    <style:style style:name="T480" style:parent-style-name="Основнойшрифтабзаца" style:family="text">
      <style:text-properties fo:language="ru" fo:country="RU"/>
    </style:style>
    <style:style style:name="T481" style:parent-style-name="Основнойшрифтабзаца" style:family="text">
      <style:text-properties fo:language="ru" fo:country="RU"/>
    </style:style>
    <style:style style:name="T482" style:parent-style-name="Основнойшрифтабзаца" style:family="text">
      <style:text-properties fo:language="ru" fo:country="RU"/>
    </style:style>
    <style:style style:name="T483" style:parent-style-name="Основнойшрифтабзаца" style:family="text">
      <style:text-properties fo:language="ru" fo:country="RU"/>
    </style:style>
    <style:style style:name="T484" style:parent-style-name="Основнойшрифтабзаца" style:family="text">
      <style:text-properties fo:language="ru" fo:country="RU"/>
    </style:style>
    <style:style style:name="T485" style:parent-style-name="Основнойшрифтабзаца" style:family="text">
      <style:text-properties fo:language="ru" fo:country="RU"/>
    </style:style>
    <style:style style:name="T48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87" style:parent-style-name="Основнойшрифтабзаца" style:family="text">
      <style:text-properties fo:font-weight="bold" style:font-weight-asian="bold" style:font-weight-complex="bold"/>
    </style:style>
    <style:style style:name="T48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89" style:parent-style-name="Основнойшрифтабзаца" style:family="text">
      <style:text-properties fo:language="ru" fo:country="RU"/>
    </style:style>
    <style:style style:name="T490" style:parent-style-name="Основнойшрифтабзаца" style:family="text">
      <style:text-properties fo:language="ru" fo:country="RU"/>
    </style:style>
    <style:style style:name="T491" style:parent-style-name="Основнойшрифтабзаца" style:family="text">
      <style:text-properties fo:language="ru" fo:country="RU"/>
    </style:style>
    <style:style style:name="T492" style:parent-style-name="Основнойшрифтабзаца" style:family="text">
      <style:text-properties fo:language="ru" fo:country="RU"/>
    </style:style>
    <style:style style:name="T493" style:parent-style-name="Основнойшрифтабзаца" style:family="text">
      <style:text-properties fo:language="ru" fo:country="RU"/>
    </style:style>
    <style:style style:name="T494" style:parent-style-name="Основнойшрифтабзаца" style:family="text">
      <style:text-properties fo:language="ru" fo:country="RU"/>
    </style:style>
    <style:style style:name="T495" style:parent-style-name="Основнойшрифтабзаца" style:family="text">
      <style:text-properties fo:language="ru" fo:country="RU"/>
    </style:style>
    <style:style style:name="P496" style:parent-style-name="Standard" style:family="paragraph">
      <style:text-properties fo:language="ru" fo:country="RU"/>
    </style:style>
    <style:style style:name="T497" style:parent-style-name="Основнойшрифтабзаца" style:family="text">
      <style:text-properties fo:language="ru" fo:country="RU"/>
    </style:style>
    <style:style style:name="T498" style:parent-style-name="Основнойшрифтабзаца" style:family="text">
      <style:text-properties fo:language="ru" fo:country="RU"/>
    </style:style>
    <style:style style:name="T499" style:parent-style-name="Основнойшрифтабзаца" style:family="text">
      <style:text-properties fo:font-weight="bold" style:font-weight-asian="bold" style:font-weight-complex="bold"/>
    </style:style>
    <style:style style:name="T5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01" style:parent-style-name="Основнойшрифтабзаца" style:family="text">
      <style:text-properties fo:language="ru" fo:country="RU"/>
    </style:style>
    <style:style style:name="T502" style:parent-style-name="Основнойшрифтабзаца" style:family="text">
      <style:text-properties fo:language="ru" fo:country="RU"/>
    </style:style>
    <style:style style:name="T503" style:parent-style-name="Основнойшрифтабзаца" style:family="text">
      <style:text-properties fo:language="ru" fo:country="RU"/>
    </style:style>
    <style:style style:name="T504" style:parent-style-name="Основнойшрифтабзаца" style:family="text">
      <style:text-properties fo:language="ru" fo:country="RU"/>
    </style:style>
    <style:style style:name="T505" style:parent-style-name="Основнойшрифтабзаца" style:family="text">
      <style:text-properties fo:language="ru" fo:country="RU"/>
    </style:style>
    <style:style style:name="T506" style:parent-style-name="Основнойшрифтабзаца" style:family="text">
      <style:text-properties fo:language="ru" fo:country="RU"/>
    </style:style>
    <style:style style:name="T507" style:parent-style-name="Основнойшрифтабзаца" style:family="text">
      <style:text-properties fo:language="ru" fo:country="RU"/>
    </style:style>
    <style:style style:name="T508" style:parent-style-name="Основнойшрифтабзаца" style:family="text">
      <style:text-properties fo:language="ru" fo:country="RU"/>
    </style:style>
    <style:style style:name="T509" style:parent-style-name="Основнойшрифтабзаца" style:family="text">
      <style:text-properties fo:language="ru" fo:country="RU"/>
    </style:style>
    <style:style style:name="T510" style:parent-style-name="Основнойшрифтабзаца" style:family="text">
      <style:text-properties fo:language="ru" fo:country="RU"/>
    </style:style>
    <style:style style:name="T5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4" style:parent-style-name="Основнойшрифтабзаца" style:family="text">
      <style:text-properties fo:font-weight="bold" style:font-weight-asian="bold" style:font-weight-complex="bold"/>
    </style:style>
    <style:style style:name="T515" style:parent-style-name="Основнойшрифтабзаца" style:family="text">
      <style:text-properties fo:language="ru" fo:country="RU"/>
    </style:style>
    <style:style style:name="T516" style:parent-style-name="Основнойшрифтабзаца" style:family="text">
      <style:text-properties fo:language="ru" fo:country="RU"/>
    </style:style>
    <style:style style:name="T517" style:parent-style-name="Основнойшрифтабзаца" style:family="text">
      <style:text-properties fo:language="ru" fo:country="RU"/>
    </style:style>
    <style:style style:name="T518" style:parent-style-name="Основнойшрифтабзаца" style:family="text">
      <style:text-properties fo:language="ru" fo:country="RU"/>
    </style:style>
    <style:style style:name="T519" style:parent-style-name="Основнойшрифтабзаца" style:family="text">
      <style:text-properties fo:language="ru" fo:country="RU"/>
    </style:style>
    <style:style style:name="T520" style:parent-style-name="Основнойшрифтабзаца" style:family="text">
      <style:text-properties fo:language="ru" fo:country="RU"/>
    </style:style>
    <style:style style:name="T521" style:parent-style-name="Основнойшрифтабзаца" style:family="text">
      <style:text-properties fo:language="ru" fo:country="RU"/>
    </style:style>
    <style:style style:name="T522" style:parent-style-name="Основнойшрифтабзаца" style:family="text">
      <style:text-properties fo:language="ru" fo:country="RU"/>
    </style:style>
    <style:style style:name="P523" style:parent-style-name="Standard" style:family="paragraph">
      <style:text-properties fo:language="ru" fo:country="RU"/>
    </style:style>
    <style:style style:name="T524" style:parent-style-name="Основнойшрифтабзаца" style:family="text">
      <style:text-properties fo:language="ru" fo:country="RU"/>
    </style:style>
    <style:style style:name="T525" style:parent-style-name="Основнойшрифтабзаца" style:family="text">
      <style:text-properties fo:language="ru" fo:country="RU"/>
    </style:style>
    <style:style style:name="T526" style:parent-style-name="Основнойшрифтабзаца" style:family="text">
      <style:text-properties fo:font-weight="bold" style:font-weight-asian="bold" style:font-weight-complex="bold"/>
    </style:style>
    <style:style style:name="T52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28" style:parent-style-name="Основнойшрифтабзаца" style:family="text">
      <style:text-properties fo:language="ru" fo:country="RU"/>
    </style:style>
    <style:style style:name="T529" style:parent-style-name="Основнойшрифтабзаца" style:family="text">
      <style:text-properties fo:language="ru" fo:country="RU"/>
    </style:style>
    <style:style style:name="T530" style:parent-style-name="Основнойшрифтабзаца" style:family="text">
      <style:text-properties fo:language="ru" fo:country="RU"/>
    </style:style>
    <style:style style:name="T531" style:parent-style-name="Основнойшрифтабзаца" style:family="text">
      <style:text-properties fo:language="ru" fo:country="RU"/>
    </style:style>
    <style:style style:name="T532" style:parent-style-name="Основнойшрифтабзаца" style:family="text">
      <style:text-properties fo:language="ru" fo:country="RU"/>
    </style:style>
    <style:style style:name="T533" style:parent-style-name="Основнойшрифтабзаца" style:family="text">
      <style:text-properties fo:language="ru" fo:country="RU"/>
    </style:style>
    <style:style style:name="T534" style:parent-style-name="Основнойшрифтабзаца" style:family="text">
      <style:text-properties fo:language="ru" fo:country="RU"/>
    </style:style>
    <style:style style:name="T535" style:parent-style-name="Основнойшрифтабзаца" style:family="text">
      <style:text-properties fo:language="ru" fo:country="RU"/>
    </style:style>
    <style:style style:name="T536" style:parent-style-name="Основнойшрифтабзаца" style:family="text">
      <style:text-properties fo:language="ru" fo:country="RU"/>
    </style:style>
    <style:style style:name="T537" style:parent-style-name="Основнойшрифтабзаца" style:family="text">
      <style:text-properties fo:font-weight="bold" style:font-weight-asian="bold" style:font-weight-complex="bold"/>
    </style:style>
    <style:style style:name="T5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39" style:parent-style-name="Основнойшрифтабзаца" style:family="text">
      <style:text-properties fo:language="ru" fo:country="RU"/>
    </style:style>
    <style:style style:name="T540" style:parent-style-name="Основнойшрифтабзаца" style:family="text">
      <style:text-properties fo:language="ru" fo:country="RU"/>
    </style:style>
    <style:style style:name="T541" style:parent-style-name="Основнойшрифтабзаца" style:family="text">
      <style:text-properties fo:language="ru" fo:country="RU"/>
    </style:style>
    <style:style style:name="T542" style:parent-style-name="Основнойшрифтабзаца" style:family="text">
      <style:text-properties fo:language="ru" fo:country="RU"/>
    </style:style>
    <style:style style:name="T543" style:parent-style-name="Основнойшрифтабзаца" style:family="text">
      <style:text-properties fo:language="ru" fo:country="RU"/>
    </style:style>
    <style:style style:name="T544" style:parent-style-name="Основнойшрифтабзаца" style:family="text">
      <style:text-properties fo:language="ru" fo:country="RU"/>
    </style:style>
    <style:style style:name="P545" style:parent-style-name="Standard" style:family="paragraph">
      <style:text-properties fo:language="ru" fo:country="RU"/>
    </style:style>
    <style:style style:name="T546" style:parent-style-name="Основнойшрифтабзаца" style:family="text">
      <style:text-properties fo:language="ru" fo:country="RU"/>
    </style:style>
    <style:style style:name="T5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4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49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50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51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52" style:parent-style-name="Основнойшрифтабзаца" style:family="text">
      <style:text-properties fo:font-weight="bold" style:font-weight-asian="bold" style:font-weight-complex="bold"/>
    </style:style>
    <style:style style:name="T5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4" style:parent-style-name="Основнойшрифтабзаца" style:family="text">
      <style:text-properties fo:font-weight="bold" style:font-weight-asian="bold" style:font-weight-complex="bold"/>
    </style:style>
    <style:style style:name="T5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7" style:parent-style-name="Основнойшрифтабзаца" style:family="text">
      <style:text-properties fo:font-weight="bold" style:font-weight-asian="bold" style:font-weight-complex="bold"/>
    </style:style>
    <style:style style:name="T5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60" style:parent-style-name="Основнойшрифтабзаца" style:family="text">
      <style:text-properties fo:language="ru" fo:country="RU"/>
    </style:style>
    <style:style style:name="T561" style:parent-style-name="Основнойшрифтабзаца" style:family="text">
      <style:text-properties fo:language="ru" fo:country="RU"/>
    </style:style>
    <style:style style:name="T562" style:parent-style-name="Основнойшрифтабзаца" style:family="text">
      <style:text-properties fo:language="ru" fo:country="RU"/>
    </style:style>
    <style:style style:name="P563" style:parent-style-name="Standard" style:family="paragraph">
      <style:text-properties fo:language="ru" fo:country="RU"/>
    </style:style>
    <style:style style:name="T5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6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6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7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9" style:parent-style-name="Основнойшрифтабзаца" style:family="text">
      <style:text-properties fo:font-weight="bold" style:font-weight-asian="bold" style:font-weight-complex="bold"/>
    </style:style>
    <style:style style:name="T58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81" style:parent-style-name="Основнойшрифтабзаца" style:family="text">
      <style:text-properties fo:language="ru" fo:country="RU"/>
    </style:style>
    <style:style style:name="T582" style:parent-style-name="Основнойшрифтабзаца" style:family="text">
      <style:text-properties fo:language="ru" fo:country="RU"/>
    </style:style>
    <style:style style:name="T583" style:parent-style-name="Основнойшрифтабзаца" style:family="text">
      <style:text-properties fo:language="ru" fo:country="RU"/>
    </style:style>
    <style:style style:name="T584" style:parent-style-name="Основнойшрифтабзаца" style:family="text">
      <style:text-properties fo:language="ru" fo:country="RU"/>
    </style:style>
    <style:style style:name="T585" style:parent-style-name="Основнойшрифтабзаца" style:family="text">
      <style:text-properties fo:language="ru" fo:country="RU"/>
    </style:style>
    <style:style style:name="T586" style:parent-style-name="Основнойшрифтабзаца" style:family="text">
      <style:text-properties fo:language="ru" fo:country="RU"/>
    </style:style>
    <style:style style:name="T587" style:parent-style-name="Основнойшрифтабзаца" style:family="text">
      <style:text-properties fo:language="ru" fo:country="RU"/>
    </style:style>
    <style:style style:name="T588" style:parent-style-name="Основнойшрифтабзаца" style:family="text">
      <style:text-properties fo:language="ru" fo:country="RU"/>
    </style:style>
    <style:style style:name="T589" style:parent-style-name="Основнойшрифтабзаца" style:family="text">
      <style:text-properties fo:language="ru" fo:country="RU"/>
    </style:style>
    <style:style style:name="T590" style:parent-style-name="Основнойшрифтабзаца" style:family="text">
      <style:text-properties fo:language="ru" fo:country="RU"/>
    </style:style>
    <style:style style:name="T5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92" style:parent-style-name="Основнойшрифтабзаца" style:family="text">
      <style:text-properties fo:font-weight="bold" style:font-weight-asian="bold" style:font-weight-complex="bold"/>
    </style:style>
    <style:style style:name="T5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94" style:parent-style-name="Основнойшрифтабзаца" style:family="text">
      <style:text-properties fo:language="ru" fo:country="RU"/>
    </style:style>
    <style:style style:name="T595" style:parent-style-name="Основнойшрифтабзаца" style:family="text">
      <style:text-properties fo:language="ru" fo:country="RU"/>
    </style:style>
    <style:style style:name="T596" style:parent-style-name="Основнойшрифтабзаца" style:family="text">
      <style:text-properties fo:language="ru" fo:country="RU"/>
    </style:style>
    <style:style style:name="T597" style:parent-style-name="Основнойшрифтабзаца" style:family="text">
      <style:text-properties fo:language="ru" fo:country="RU"/>
    </style:style>
    <style:style style:name="T598" style:parent-style-name="Основнойшрифтабзаца" style:family="text">
      <style:text-properties fo:language="ru" fo:country="RU"/>
    </style:style>
    <style:style style:name="T599" style:parent-style-name="Основнойшрифтабзаца" style:family="text">
      <style:text-properties fo:language="ru" fo:country="RU"/>
    </style:style>
    <style:style style:name="T600" style:parent-style-name="Основнойшрифтабзаца" style:family="text">
      <style:text-properties fo:language="ru" fo:country="RU"/>
    </style:style>
    <style:style style:name="T601" style:parent-style-name="Основнойшрифтабзаца" style:family="text">
      <style:text-properties fo:language="ru" fo:country="RU"/>
    </style:style>
    <style:style style:name="P602" style:parent-style-name="Standard" style:family="paragraph">
      <style:text-properties fo:language="ru" fo:country="RU"/>
    </style:style>
    <style:style style:name="T603" style:parent-style-name="Основнойшрифтабзаца" style:family="text">
      <style:text-properties fo:language="ru" fo:country="RU"/>
    </style:style>
    <style:style style:name="T604" style:parent-style-name="Основнойшрифтабзаца" style:family="text">
      <style:text-properties fo:language="ru" fo:country="RU"/>
    </style:style>
    <style:style style:name="T605" style:parent-style-name="Основнойшрифтабзаца" style:family="text">
      <style:text-properties fo:font-weight="bold" style:font-weight-asian="bold" style:font-weight-complex="bold"/>
    </style:style>
    <style:style style:name="T6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07" style:parent-style-name="Основнойшрифтабзаца" style:family="text">
      <style:text-properties fo:language="ru" fo:country="RU"/>
    </style:style>
    <style:style style:name="T608" style:parent-style-name="Основнойшрифтабзаца" style:family="text">
      <style:text-properties fo:language="ru" fo:country="RU"/>
    </style:style>
    <style:style style:name="T609" style:parent-style-name="Основнойшрифтабзаца" style:family="text">
      <style:text-properties fo:language="ru" fo:country="RU"/>
    </style:style>
    <style:style style:name="T610" style:parent-style-name="Основнойшрифтабзаца" style:family="text">
      <style:text-properties fo:language="ru" fo:country="RU"/>
    </style:style>
    <style:style style:name="T611" style:parent-style-name="Основнойшрифтабзаца" style:family="text">
      <style:text-properties fo:language="ru" fo:country="RU"/>
    </style:style>
    <style:style style:name="T612" style:parent-style-name="Основнойшрифтабзаца" style:family="text">
      <style:text-properties fo:language="ru" fo:country="RU"/>
    </style:style>
    <style:style style:name="T613" style:parent-style-name="Основнойшрифтабзаца" style:family="text">
      <style:text-properties fo:language="ru" fo:country="RU"/>
    </style:style>
    <style:style style:name="T614" style:parent-style-name="Основнойшрифтабзаца" style:family="text">
      <style:text-properties fo:language="ru" fo:country="RU"/>
    </style:style>
    <style:style style:name="T615" style:parent-style-name="Основнойшрифтабзаца" style:family="text">
      <style:text-properties fo:language="ru" fo:country="RU"/>
    </style:style>
    <style:style style:name="T6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19" style:parent-style-name="Основнойшрифтабзаца" style:family="text">
      <style:text-properties fo:font-weight="bold" style:font-weight-asian="bold" style:font-weight-complex="bold"/>
    </style:style>
    <style:style style:name="T620" style:parent-style-name="Основнойшрифтабзаца" style:family="text">
      <style:text-properties fo:language="ru" fo:country="RU"/>
    </style:style>
    <style:style style:name="T621" style:parent-style-name="Основнойшрифтабзаца" style:family="text">
      <style:text-properties fo:language="ru" fo:country="RU"/>
    </style:style>
    <style:style style:name="T622" style:parent-style-name="Основнойшрифтабзаца" style:family="text">
      <style:text-properties fo:language="ru" fo:country="RU"/>
    </style:style>
    <style:style style:name="T623" style:parent-style-name="Основнойшрифтабзаца" style:family="text">
      <style:text-properties fo:language="ru" fo:country="RU"/>
    </style:style>
    <style:style style:name="T624" style:parent-style-name="Основнойшрифтабзаца" style:family="text">
      <style:text-properties fo:language="ru" fo:country="RU"/>
    </style:style>
    <style:style style:name="T625" style:parent-style-name="Основнойшрифтабзаца" style:family="text">
      <style:text-properties fo:language="ru" fo:country="RU"/>
    </style:style>
    <style:style style:name="T626" style:parent-style-name="Основнойшрифтабзаца" style:family="text">
      <style:text-properties fo:language="ru" fo:country="RU"/>
    </style:style>
    <style:style style:name="T627" style:parent-style-name="Основнойшрифтабзаца" style:family="text">
      <style:text-properties fo:language="ru" fo:country="RU"/>
    </style:style>
    <style:style style:name="P628" style:parent-style-name="Standard" style:family="paragraph">
      <style:text-properties fo:language="ru" fo:country="RU"/>
    </style:style>
    <style:style style:name="T629" style:parent-style-name="Основнойшрифтабзаца" style:family="text">
      <style:text-properties fo:language="ru" fo:country="RU"/>
    </style:style>
    <style:style style:name="T630" style:parent-style-name="Основнойшрифтабзаца" style:family="text">
      <style:text-properties fo:language="ru" fo:country="RU"/>
    </style:style>
    <style:style style:name="T631" style:parent-style-name="Основнойшрифтабзаца" style:family="text">
      <style:text-properties fo:font-weight="bold" style:font-weight-asian="bold" style:font-weight-complex="bold"/>
    </style:style>
    <style:style style:name="T6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33" style:parent-style-name="Основнойшрифтабзаца" style:family="text">
      <style:text-properties fo:language="ru" fo:country="RU"/>
    </style:style>
    <style:style style:name="T634" style:parent-style-name="Основнойшрифтабзаца" style:family="text">
      <style:text-properties fo:language="ru" fo:country="RU"/>
    </style:style>
    <style:style style:name="T635" style:parent-style-name="Основнойшрифтабзаца" style:family="text">
      <style:text-properties fo:language="ru" fo:country="RU"/>
    </style:style>
    <style:style style:name="T636" style:parent-style-name="Основнойшрифтабзаца" style:family="text">
      <style:text-properties fo:language="ru" fo:country="RU"/>
    </style:style>
    <style:style style:name="T637" style:parent-style-name="Основнойшрифтабзаца" style:family="text">
      <style:text-properties fo:language="ru" fo:country="RU"/>
    </style:style>
    <style:style style:name="T638" style:parent-style-name="Основнойшрифтабзаца" style:family="text">
      <style:text-properties fo:language="ru" fo:country="RU"/>
    </style:style>
    <style:style style:name="P639" style:parent-style-name="Standard" style:family="paragraph">
      <style:text-properties fo:language="ru" fo:country="RU"/>
    </style:style>
    <style:style style:name="T640" style:parent-style-name="Основнойшрифтабзаца" style:family="text">
      <style:text-properties fo:language="ru" fo:country="RU"/>
    </style:style>
    <style:style style:name="T641" style:parent-style-name="Основнойшрифтабзаца" style:family="text">
      <style:text-properties fo:language="ru" fo:country="RU"/>
    </style:style>
    <style:style style:name="T642" style:parent-style-name="Основнойшрифтабзаца" style:family="text">
      <style:text-properties fo:font-weight="bold" style:font-weight-asian="bold" style:font-weight-complex="bold"/>
    </style:style>
    <style:style style:name="T6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44" style:parent-style-name="Основнойшрифтабзаца" style:family="text">
      <style:text-properties fo:language="ru" fo:country="RU"/>
    </style:style>
    <style:style style:name="T645" style:parent-style-name="Основнойшрифтабзаца" style:family="text">
      <style:text-properties fo:language="ru" fo:country="RU"/>
    </style:style>
    <style:style style:name="T646" style:parent-style-name="Основнойшрифтабзаца" style:family="text">
      <style:text-properties fo:language="ru" fo:country="RU"/>
    </style:style>
    <style:style style:name="T647" style:parent-style-name="Основнойшрифтабзаца" style:family="text">
      <style:text-properties fo:language="ru" fo:country="RU"/>
    </style:style>
    <style:style style:name="T648" style:parent-style-name="Основнойшрифтабзаца" style:family="text">
      <style:text-properties fo:language="ru" fo:country="RU"/>
    </style:style>
    <style:style style:name="T649" style:parent-style-name="Основнойшрифтабзаца" style:family="text">
      <style:text-properties fo:language="ru" fo:country="RU"/>
    </style:style>
    <style:style style:name="T650" style:parent-style-name="Основнойшрифтабзаца" style:family="text">
      <style:text-properties fo:language="ru" fo:country="RU"/>
    </style:style>
    <style:style style:name="P651" style:parent-style-name="Standard" style:family="paragraph">
      <style:text-properties fo:language="ru" fo:country="RU"/>
    </style:style>
    <style:style style:name="T652" style:parent-style-name="Основнойшрифтабзаца" style:family="text">
      <style:text-properties fo:language="ru" fo:country="RU"/>
    </style:style>
    <style:style style:name="T6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61" style:parent-style-name="Основнойшрифтабзаца" style:family="text">
      <style:text-properties fo:language="ru" fo:country="RU"/>
    </style:style>
    <style:style style:name="T662" style:parent-style-name="Основнойшрифтабзаца" style:family="text">
      <style:text-properties fo:language="ru" fo:country="RU"/>
    </style:style>
    <style:style style:name="T663" style:parent-style-name="Основнойшрифтабзаца" style:family="text">
      <style:text-properties fo:language="ru" fo:country="RU"/>
    </style:style>
    <style:style style:name="T664" style:parent-style-name="Основнойшрифтабзаца" style:family="text">
      <style:text-properties fo:language="ru" fo:country="RU"/>
    </style:style>
    <style:style style:name="T665" style:parent-style-name="Основнойшрифтабзаца" style:family="text">
      <style:text-properties fo:language="ru" fo:country="RU"/>
    </style:style>
    <style:style style:name="T666" style:parent-style-name="Основнойшрифтабзаца" style:family="text">
      <style:text-properties fo:language="ru" fo:country="RU"/>
    </style:style>
    <style:style style:name="T667" style:parent-style-name="Основнойшрифтабзаца" style:family="text">
      <style:text-properties fo:language="ru" fo:country="RU"/>
    </style:style>
    <style:style style:name="T668" style:parent-style-name="Основнойшрифтабзаца" style:family="text">
      <style:text-properties fo:language="ru" fo:country="RU"/>
    </style:style>
    <style:style style:name="P669" style:parent-style-name="Standard" style:family="paragraph">
      <style:text-properties fo:language="ru" fo:country="RU"/>
    </style:style>
    <style:style style:name="T670" style:parent-style-name="Основнойшрифтабзаца" style:family="text">
      <style:text-properties fo:language="ru" fo:country="RU"/>
    </style:style>
    <style:style style:name="T6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8" style:parent-style-name="Основнойшрифтабзаца" style:family="text">
      <style:text-properties fo:language="ru" fo:country="RU"/>
    </style:style>
    <style:style style:name="T679" style:parent-style-name="Основнойшрифтабзаца" style:family="text">
      <style:text-properties fo:language="ru" fo:country="RU"/>
    </style:style>
    <style:style style:name="T680" style:parent-style-name="Основнойшрифтабзаца" style:family="text">
      <style:text-properties fo:language="ru" fo:country="RU"/>
    </style:style>
    <style:style style:name="T681" style:parent-style-name="Основнойшрифтабзаца" style:family="text">
      <style:text-properties fo:language="ru" fo:country="RU"/>
    </style:style>
    <style:style style:name="T682" style:parent-style-name="Основнойшрифтабзаца" style:family="text">
      <style:text-properties fo:language="ru" fo:country="RU"/>
    </style:style>
    <style:style style:name="T683" style:parent-style-name="Основнойшрифтабзаца" style:family="text">
      <style:text-properties fo:language="ru" fo:country="RU"/>
    </style:style>
    <style:style style:name="T684" style:parent-style-name="Основнойшрифтабзаца" style:family="text">
      <style:text-properties fo:language="ru" fo:country="RU"/>
    </style:style>
    <style:style style:name="P685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86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87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8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8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6" style:parent-style-name="Основнойшрифтабзаца" style:family="text">
      <style:text-properties fo:language="ru" fo:country="RU"/>
    </style:style>
    <style:style style:name="T697" style:parent-style-name="Основнойшрифтабзаца" style:family="text">
      <style:text-properties fo:language="ru" fo:country="RU"/>
    </style:style>
    <style:style style:name="T698" style:parent-style-name="Основнойшрифтабзаца" style:family="text">
      <style:text-properties fo:language="ru" fo:country="RU"/>
    </style:style>
    <style:style style:name="T699" style:parent-style-name="Основнойшрифтабзаца" style:family="text">
      <style:text-properties fo:language="ru" fo:country="RU"/>
    </style:style>
    <style:style style:name="P700" style:parent-style-name="Standard" style:family="paragraph">
      <style:text-properties fo:language="ru" fo:country="RU"/>
    </style:style>
    <style:style style:name="T701" style:parent-style-name="Основнойшрифтабзаца" style:family="text">
      <style:text-properties fo:language="ru" fo:country="RU"/>
    </style:style>
    <style:style style:name="T7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0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8" style:parent-style-name="Основнойшрифтабзаца" style:family="text">
      <style:text-properties fo:language="ru" fo:country="RU"/>
    </style:style>
    <style:style style:name="T709" style:parent-style-name="Основнойшрифтабзаца" style:family="text">
      <style:text-properties fo:language="ru" fo:country="RU"/>
    </style:style>
    <style:style style:name="T710" style:parent-style-name="Основнойшрифтабзаца" style:family="text">
      <style:text-properties fo:language="ru" fo:country="RU"/>
    </style:style>
    <style:style style:name="T711" style:parent-style-name="Основнойшрифтабзаца" style:family="text">
      <style:text-properties fo:language="ru" fo:country="RU"/>
    </style:style>
    <style:style style:name="T712" style:parent-style-name="Основнойшрифтабзаца" style:family="text">
      <style:text-properties fo:language="ru" fo:country="RU"/>
    </style:style>
    <style:style style:name="T713" style:parent-style-name="Основнойшрифтабзаца" style:family="text">
      <style:text-properties fo:language="ru" fo:country="RU"/>
    </style:style>
    <style:style style:name="T714" style:parent-style-name="Основнойшрифтабзаца" style:family="text">
      <style:text-properties fo:language="ru" fo:country="RU"/>
    </style:style>
    <style:style style:name="T715" style:parent-style-name="Основнойшрифтабзаца" style:family="text">
      <style:text-properties fo:language="ru" fo:country="RU"/>
    </style:style>
    <style:style style:name="T716" style:parent-style-name="Основнойшрифтабзаца" style:family="text">
      <style:text-properties fo:language="ru" fo:country="RU"/>
    </style:style>
    <style:style style:name="T717" style:parent-style-name="Основнойшрифтабзаца" style:family="text">
      <style:text-properties fo:language="ru" fo:country="RU"/>
    </style:style>
    <style:style style:name="T71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2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2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22" style:parent-style-name="Основнойшрифтабзаца" style:family="text">
      <style:text-properties fo:language="ru" fo:country="RU"/>
    </style:style>
    <style:style style:name="T723" style:parent-style-name="Основнойшрифтабзаца" style:family="text">
      <style:text-properties fo:language="ru" fo:country="RU"/>
    </style:style>
    <style:style style:name="T724" style:parent-style-name="Основнойшрифтабзаца" style:family="text">
      <style:text-properties fo:language="ru" fo:country="RU"/>
    </style:style>
    <style:style style:name="T725" style:parent-style-name="Основнойшрифтабзаца" style:family="text">
      <style:text-properties fo:language="ru" fo:country="RU"/>
    </style:style>
    <style:style style:name="T726" style:parent-style-name="Основнойшрифтабзаца" style:family="text">
      <style:text-properties fo:language="ru" fo:country="RU"/>
    </style:style>
    <style:style style:name="P727" style:parent-style-name="Standard" style:family="paragraph">
      <style:text-properties fo:language="ru" fo:country="RU"/>
    </style:style>
    <style:style style:name="T728" style:parent-style-name="Основнойшрифтабзаца" style:family="text">
      <style:text-properties fo:language="ru" fo:country="RU"/>
    </style:style>
    <style:style style:name="T72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5" style:parent-style-name="Основнойшрифтабзаца" style:family="text">
      <style:text-properties fo:language="ru" fo:country="RU"/>
    </style:style>
    <style:style style:name="T736" style:parent-style-name="Основнойшрифтабзаца" style:family="text">
      <style:text-properties fo:language="ru" fo:country="RU"/>
    </style:style>
    <style:style style:name="T737" style:parent-style-name="Основнойшрифтабзаца" style:family="text">
      <style:text-properties fo:language="ru" fo:country="RU"/>
    </style:style>
    <style:style style:name="T738" style:parent-style-name="Основнойшрифтабзаца" style:family="text">
      <style:text-properties fo:language="ru" fo:country="RU"/>
    </style:style>
    <style:style style:name="T739" style:parent-style-name="Основнойшрифтабзаца" style:family="text">
      <style:text-properties fo:language="ru" fo:country="RU"/>
    </style:style>
    <style:style style:name="T740" style:parent-style-name="Основнойшрифтабзаца" style:family="text">
      <style:text-properties fo:language="ru" fo:country="RU"/>
    </style:style>
    <style:style style:name="T741" style:parent-style-name="Основнойшрифтабзаца" style:family="text">
      <style:text-properties fo:language="ru" fo:country="RU"/>
    </style:style>
    <style:style style:name="T742" style:parent-style-name="Основнойшрифтабзаца" style:family="text">
      <style:text-properties fo:font-weight="bold" style:font-weight-asian="bold" style:font-weight-complex="bold"/>
    </style:style>
    <style:style style:name="T743" style:parent-style-name="Основнойшрифтабзаца" style:family="text">
      <style:text-properties fo:language="ru" fo:country="RU"/>
    </style:style>
    <style:style style:name="T744" style:parent-style-name="Основнойшрифтабзаца" style:family="text">
      <style:text-properties fo:language="ru" fo:country="RU"/>
    </style:style>
    <style:style style:name="T745" style:parent-style-name="Основнойшрифтабзаца" style:family="text">
      <style:text-properties fo:language="ru" fo:country="RU"/>
    </style:style>
    <style:style style:name="T746" style:parent-style-name="Основнойшрифтабзаца" style:family="text">
      <style:text-properties fo:language="ru" fo:country="RU"/>
    </style:style>
    <style:style style:name="T747" style:parent-style-name="Основнойшрифтабзаца" style:family="text">
      <style:text-properties fo:language="ru" fo:country="RU"/>
    </style:style>
    <style:style style:name="T748" style:parent-style-name="Основнойшрифтабзаца" style:family="text">
      <style:text-properties fo:language="ru" fo:country="RU"/>
    </style:style>
    <style:style style:name="T7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50" style:parent-style-name="Основнойшрифтабзаца" style:family="text">
      <style:text-properties fo:language="ru" fo:country="RU"/>
    </style:style>
    <style:style style:name="T7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55" style:parent-style-name="Основнойшрифтабзаца" style:family="text">
      <style:text-properties fo:language="ru" fo:country="RU"/>
    </style:style>
    <style:style style:name="T756" style:parent-style-name="Основнойшрифтабзаца" style:family="text">
      <style:text-properties fo:language="ru" fo:country="RU"/>
    </style:style>
    <style:style style:name="T757" style:parent-style-name="Основнойшрифтабзаца" style:family="text">
      <style:text-properties fo:language="ru" fo:country="RU"/>
    </style:style>
    <style:style style:name="T758" style:parent-style-name="Основнойшрифтабзаца" style:family="text">
      <style:text-properties fo:language="ru" fo:country="RU"/>
    </style:style>
    <style:style style:name="T759" style:parent-style-name="Основнойшрифтабзаца" style:family="text">
      <style:text-properties fo:language="ru" fo:country="RU"/>
    </style:style>
    <style:style style:name="T760" style:parent-style-name="Основнойшрифтабзаца" style:family="text">
      <style:text-properties fo:language="ru" fo:country="RU"/>
    </style:style>
    <style:style style:name="T761" style:parent-style-name="Основнойшрифтабзаца" style:family="text">
      <style:text-properties fo:language="ru" fo:country="RU"/>
    </style:style>
    <style:style style:name="T7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76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6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68" style:parent-style-name="Основнойшрифтабзаца" style:family="text">
      <style:text-properties fo:language="ru" fo:country="RU"/>
    </style:style>
    <style:style style:name="T769" style:parent-style-name="Основнойшрифтабзаца" style:family="text">
      <style:text-properties fo:language="ru" fo:country="RU"/>
    </style:style>
    <style:style style:name="T770" style:parent-style-name="Основнойшрифтабзаца" style:family="text">
      <style:text-properties fo:language="ru" fo:country="RU"/>
    </style:style>
    <style:style style:name="T771" style:parent-style-name="Основнойшрифтабзаца" style:family="text">
      <style:text-properties fo:language="ru" fo:country="RU"/>
    </style:style>
    <style:style style:name="T772" style:parent-style-name="Основнойшрифтабзаца" style:family="text">
      <style:text-properties fo:font-weight="bold" style:font-weight-asian="bold" style:font-weight-complex="bold"/>
    </style:style>
    <style:style style:name="T77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74" style:parent-style-name="Основнойшрифтабзаца" style:family="text">
      <style:text-properties fo:language="ru" fo:country="RU"/>
    </style:style>
    <style:style style:name="P775" style:parent-style-name="Standard" style:family="paragraph">
      <style:text-properties fo:language="ru" fo:country="RU"/>
    </style:style>
    <style:style style:name="T776" style:parent-style-name="Основнойшрифтабзаца" style:family="text">
      <style:text-properties fo:language="ru" fo:country="RU"/>
    </style:style>
    <style:style style:name="T777" style:parent-style-name="Основнойшрифтабзаца" style:family="text">
      <style:text-properties fo:language="ru" fo:country="RU"/>
    </style:style>
    <style:style style:name="T778" style:parent-style-name="Основнойшрифтабзаца" style:family="text">
      <style:text-properties fo:font-weight="bold" style:font-weight-asian="bold" style:font-weight-complex="bold"/>
    </style:style>
    <style:style style:name="T779" style:parent-style-name="Основнойшрифтабзаца" style:family="text">
      <style:text-properties fo:font-weight="bold" style:font-weight-asian="bold" style:font-weight-complex="bold"/>
    </style:style>
    <style:style style:name="T780" style:parent-style-name="Основнойшрифтабзаца" style:family="text">
      <style:text-properties fo:language="ru" fo:country="RU"/>
    </style:style>
    <style:style style:name="T781" style:parent-style-name="Основнойшрифтабзаца" style:family="text">
      <style:text-properties fo:language="ru" fo:country="RU"/>
    </style:style>
    <style:style style:name="T782" style:parent-style-name="Основнойшрифтабзаца" style:family="text">
      <style:text-properties fo:language="ru" fo:country="RU"/>
    </style:style>
    <style:style style:name="T783" style:parent-style-name="Основнойшрифтабзаца" style:family="text">
      <style:text-properties fo:language="ru" fo:country="RU"/>
    </style:style>
    <style:style style:name="T784" style:parent-style-name="Основнойшрифтабзаца" style:family="text">
      <style:text-properties fo:language="ru" fo:country="RU"/>
    </style:style>
    <style:style style:name="T785" style:parent-style-name="Основнойшрифтабзаца" style:family="text">
      <style:text-properties fo:language="ru" fo:country="RU"/>
    </style:style>
    <style:style style:name="T786" style:parent-style-name="Основнойшрифтабзаца" style:family="text">
      <style:text-properties fo:language="ru" fo:country="RU"/>
    </style:style>
    <style:style style:name="T787" style:parent-style-name="Основнойшрифтабзаца" style:family="text">
      <style:text-properties fo:font-weight="bold" style:font-weight-asian="bold" style:font-weight-complex="bold"/>
    </style:style>
    <style:style style:name="T788" style:parent-style-name="Основнойшрифтабзаца" style:family="text">
      <style:text-properties fo:language="ru" fo:country="RU"/>
    </style:style>
    <style:style style:name="T789" style:parent-style-name="Основнойшрифтабзаца" style:family="text">
      <style:text-properties fo:language="ru" fo:country="RU"/>
    </style:style>
    <style:style style:name="T790" style:parent-style-name="Основнойшрифтабзаца" style:family="text">
      <style:text-properties fo:language="ru" fo:country="RU"/>
    </style:style>
    <style:style style:name="T791" style:parent-style-name="Основнойшрифтабзаца" style:family="text">
      <style:text-properties fo:language="ru" fo:country="RU"/>
    </style:style>
    <style:style style:name="P792" style:parent-style-name="Standard" style:family="paragraph">
      <style:text-properties fo:language="ru" fo:country="RU"/>
    </style:style>
    <style:style style:name="T79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9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7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0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0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0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0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1" style:parent-style-name="Основнойшрифтабзаца" style:family="text">
      <style:text-properties fo:font-style="italic" style:font-style-asian="italic" style:font-style-complex="italic"/>
    </style:style>
    <style:style style:name="T81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6" style:parent-style-name="Основнойшрифтабзаца" style:family="text">
      <style:text-properties fo:font-style="italic" style:font-style-asian="italic" style:font-style-complex="italic"/>
    </style:style>
    <style:style style:name="T81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8" style:parent-style-name="Основнойшрифтабзаца" style:family="text">
      <style:text-properties fo:font-style="italic" style:font-style-asian="italic" style:font-style-complex="italic"/>
    </style:style>
    <style:style style:name="T81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20" style:parent-style-name="Standard" style:family="paragraph">
      <style:text-properties fo:font-style="italic" style:font-style-asian="italic" style:font-style-complex="italic" fo:language="ru" fo:country="RU"/>
    </style:style>
    <style:style style:name="T82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2" style:parent-style-name="Основнойшрифтабзаца" style:family="text">
      <style:text-properties fo:font-style="italic" style:font-style-asian="italic" style:font-style-complex="italic"/>
    </style:style>
    <style:style style:name="T82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4" style:parent-style-name="Основнойшрифтабзаца" style:family="text">
      <style:text-properties fo:font-style="italic" style:font-style-asian="italic" style:font-style-complex="italic"/>
    </style:style>
    <style:style style:name="T82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9" style:parent-style-name="Основнойшрифтабзаца" style:family="text">
      <style:text-properties fo:font-style="italic" style:font-style-asian="italic" style:font-style-complex="italic"/>
    </style:style>
    <style:style style:name="T83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3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3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33" style:parent-style-name="Standard" style:family="paragraph">
      <style:text-properties fo:font-style="italic" style:font-style-asian="italic" style:font-style-complex="italic" fo:language="ru" fo:country="RU"/>
    </style:style>
    <style:style style:name="T8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3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3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4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7" style:parent-style-name="Основнойшрифтабзаца" style:family="text">
      <style:text-properties fo:font-style="italic" style:font-style-asian="italic" style:font-style-complex="italic"/>
    </style:style>
    <style:style style:name="T84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1" style:parent-style-name="Основнойшрифтабзаца" style:family="text">
      <style:text-properties fo:font-style="italic" style:font-style-asian="italic" style:font-style-complex="italic"/>
    </style:style>
    <style:style style:name="T85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3" style:parent-style-name="Основнойшрифтабзаца" style:family="text">
      <style:text-properties fo:font-style="italic" style:font-style-asian="italic" style:font-style-complex="italic"/>
    </style:style>
    <style:style style:name="T85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56" style:parent-style-name="Standard" style:family="paragraph">
      <style:text-properties fo:font-style="italic" style:font-style-asian="italic" style:font-style-complex="italic" fo:language="ru" fo:country="RU"/>
    </style:style>
    <style:style style:name="T85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8" style:parent-style-name="Основнойшрифтабзаца" style:family="text">
      <style:text-properties fo:font-style="italic" style:font-style-asian="italic" style:font-style-complex="italic"/>
    </style:style>
    <style:style style:name="T85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0" style:parent-style-name="Основнойшрифтабзаца" style:family="text">
      <style:text-properties fo:font-style="italic" style:font-style-asian="italic" style:font-style-complex="italic"/>
    </style:style>
    <style:style style:name="T86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4" style:parent-style-name="Основнойшрифтабзаца" style:family="text">
      <style:text-properties fo:font-style="italic" style:font-style-asian="italic" style:font-style-complex="italic"/>
    </style:style>
    <style:style style:name="T86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66" style:parent-style-name="Standard" style:family="paragraph">
      <style:text-properties fo:font-style="italic" style:font-style-asian="italic" style:font-style-complex="italic" fo:language="ru" fo:country="RU"/>
    </style:style>
    <style:style style:name="P867" style:parent-style-name="Standard" style:family="paragraph">
      <style:text-properties fo:font-style="italic" style:font-style-asian="italic" style:font-style-complex="italic" fo:language="ru" fo:country="RU"/>
    </style:style>
    <style:style style:name="T86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6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7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7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78" style:parent-style-name="Standard" style:family="paragraph">
      <style:text-properties fo:font-style="italic" style:font-style-asian="italic" style:font-style-complex="italic" fo:language="ru" fo:country="RU"/>
    </style:style>
    <style:style style:name="P879" style:parent-style-name="Standard" style:family="paragraph">
      <style:text-properties fo:font-style="italic" style:font-style-asian="italic" style:font-style-complex="italic" fo:language="ru" fo:country="RU"/>
    </style:style>
    <style:style style:name="P880" style:parent-style-name="Standard" style:family="paragraph">
      <style:text-properties fo:font-style="italic" style:font-style-asian="italic" style:font-style-complex="italic" fo:language="ru" fo:country="RU"/>
    </style:style>
    <style:style style:name="T88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8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85" style:parent-style-name="Основнойшрифтабзаца" style:family="text">
      <style:text-properties fo:language="ru" fo:country="RU"/>
    </style:style>
    <style:style style:name="T886" style:parent-style-name="Основнойшрифтабзаца" style:family="text">
      <style:text-properties fo:language="ru" fo:country="RU"/>
    </style:style>
    <style:style style:name="T88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8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8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2" style:parent-style-name="Основнойшрифтабзаца" style:family="text">
      <style:text-properties fo:language="ru" fo:country="RU"/>
    </style:style>
    <style:style style:name="T893" style:parent-style-name="Основнойшрифтабзаца" style:family="text">
      <style:text-properties fo:language="ru" fo:country="RU"/>
    </style:style>
    <style:style style:name="T8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1" style:parent-style-name="Основнойшрифтабзаца" style:family="text">
      <style:text-properties fo:language="ru" fo:country="RU"/>
    </style:style>
    <style:style style:name="T902" style:parent-style-name="Основнойшрифтабзаца" style:family="text">
      <style:text-properties fo:language="ru" fo:country="RU"/>
    </style:style>
    <style:style style:name="T903" style:parent-style-name="Основнойшрифтабзаца" style:family="text">
      <style:text-properties fo:language="ru" fo:country="RU"/>
    </style:style>
    <style:style style:name="T9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10" style:parent-style-name="Основнойшрифтабзаца" style:family="text">
      <style:text-properties fo:language="ru" fo:country="RU"/>
    </style:style>
    <style:style style:name="T911" style:parent-style-name="Основнойшрифтабзаца" style:family="text">
      <style:text-properties fo:language="ru" fo:country="RU"/>
    </style:style>
    <style:style style:name="T912" style:parent-style-name="Основнойшрифтабзаца" style:family="text">
      <style:text-properties fo:language="ru" fo:country="RU"/>
    </style:style>
    <style:style style:name="T913" style:parent-style-name="Основнойшрифтабзаца" style:family="text">
      <style:text-properties fo:language="ru" fo:country="RU"/>
    </style:style>
    <style:style style:name="T914" style:parent-style-name="Основнойшрифтабзаца" style:family="text">
      <style:text-properties fo:language="ru" fo:country="RU"/>
    </style:style>
    <style:style style:name="T915" style:parent-style-name="Основнойшрифтабзаца" style:family="text">
      <style:text-properties fo:language="ru" fo:country="RU"/>
    </style:style>
    <style:style style:name="T916" style:parent-style-name="Основнойшрифтабзаца" style:family="text">
      <style:text-properties fo:language="ru" fo:country="RU"/>
    </style:style>
    <style:style style:name="T91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1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21" style:parent-style-name="Основнойшрифтабзаца" style:family="text">
      <style:text-properties fo:language="ru" fo:country="RU"/>
    </style:style>
    <style:style style:name="T922" style:parent-style-name="Основнойшрифтабзаца" style:family="text">
      <style:text-properties fo:language="ru" fo:country="RU"/>
    </style:style>
    <style:style style:name="T923" style:parent-style-name="Основнойшрифтабзаца" style:family="text">
      <style:text-properties fo:language="ru" fo:country="RU"/>
    </style:style>
    <style:style style:name="T92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2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28" style:parent-style-name="Основнойшрифтабзаца" style:family="text">
      <style:text-properties fo:language="ru" fo:country="RU"/>
    </style:style>
    <style:style style:name="T929" style:parent-style-name="Основнойшрифтабзаца" style:family="text">
      <style:text-properties fo:language="ru" fo:country="RU"/>
    </style:style>
    <style:style style:name="T930" style:parent-style-name="Основнойшрифтабзаца" style:family="text">
      <style:text-properties fo:language="ru" fo:country="RU"/>
    </style:style>
    <style:style style:name="T9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9" style:parent-style-name="Основнойшрифтабзаца" style:family="text">
      <style:text-properties fo:language="ru" fo:country="RU"/>
    </style:style>
    <style:style style:name="T940" style:parent-style-name="Основнойшрифтабзаца" style:family="text">
      <style:text-properties fo:language="ru" fo:country="RU"/>
    </style:style>
    <style:style style:name="T941" style:parent-style-name="Основнойшрифтабзаца" style:family="text">
      <style:text-properties fo:language="ru" fo:country="RU"/>
    </style:style>
    <style:style style:name="T942" style:parent-style-name="Основнойшрифтабзаца" style:family="text">
      <style:text-properties fo:language="ru" fo:country="RU"/>
    </style:style>
    <style:style style:name="T943" style:parent-style-name="Основнойшрифтабзаца" style:family="text">
      <style:text-properties fo:language="ru" fo:country="RU"/>
    </style:style>
    <style:style style:name="T944" style:parent-style-name="Основнойшрифтабзаца" style:family="text">
      <style:text-properties fo:language="ru" fo:country="RU"/>
    </style:style>
    <style:style style:name="T94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4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4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54" style:parent-style-name="Основнойшрифтабзаца" style:family="text">
      <style:text-properties fo:language="ru" fo:country="RU"/>
    </style:style>
    <style:style style:name="T955" style:parent-style-name="Основнойшрифтабзаца" style:family="text">
      <style:text-properties fo:language="ru" fo:country="RU"/>
    </style:style>
    <style:style style:name="T956" style:parent-style-name="Основнойшрифтабзаца" style:family="text">
      <style:text-properties fo:language="ru" fo:country="RU"/>
    </style:style>
    <style:style style:name="T957" style:parent-style-name="Основнойшрифтабзаца" style:family="text">
      <style:text-properties fo:language="ru" fo:country="RU"/>
    </style:style>
    <style:style style:name="T958" style:parent-style-name="Основнойшрифтабзаца" style:family="text">
      <style:text-properties fo:language="ru" fo:country="RU"/>
    </style:style>
    <style:style style:name="T9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63" style:parent-style-name="Основнойшрифтабзаца" style:family="text">
      <style:text-properties fo:language="ru" fo:country="RU"/>
    </style:style>
    <style:style style:name="P964" style:parent-style-name="Standard" style:family="paragraph">
      <style:text-properties fo:language="ru" fo:country="RU"/>
    </style:style>
    <style:style style:name="P965" style:parent-style-name="Standard" style:family="paragraph">
      <style:text-properties fo:language="ru" fo:country="RU"/>
    </style:style>
    <style:style style:name="T966" style:parent-style-name="Основнойшрифтабзаца" style:family="text">
      <style:text-properties fo:language="ru" fo:country="RU"/>
    </style:style>
    <style:style style:name="T967" style:parent-style-name="Основнойшрифтабзаца" style:family="text">
      <style:text-properties fo:language="ru" fo:country="RU"/>
    </style:style>
    <style:style style:name="T968" style:parent-style-name="Основнойшрифтабзаца" style:family="text">
      <style:text-properties fo:language="ru" fo:country="RU"/>
    </style:style>
    <style:style style:name="T969" style:parent-style-name="Основнойшрифтабзаца" style:family="text">
      <style:text-properties fo:language="ru" fo:country="RU"/>
    </style:style>
    <style:style style:name="T970" style:parent-style-name="Основнойшрифтабзаца" style:family="text">
      <style:text-properties fo:language="ru" fo:country="RU"/>
    </style:style>
    <style:style style:name="T971" style:parent-style-name="Основнойшрифтабзаца" style:family="text">
      <style:text-properties fo:language="ru" fo:country="RU"/>
    </style:style>
    <style:style style:name="T972" style:parent-style-name="Основнойшрифтабзаца" style:family="text">
      <style:text-properties fo:language="ru" fo:country="RU"/>
    </style:style>
    <style:style style:name="T973" style:parent-style-name="Основнойшрифтабзаца" style:family="text">
      <style:text-properties fo:language="ru" fo:country="RU"/>
    </style:style>
    <style:style style:name="T974" style:parent-style-name="Основнойшрифтабзаца" style:family="text">
      <style:text-properties fo:language="ru" fo:country="RU"/>
    </style:style>
    <style:style style:name="T975" style:parent-style-name="Основнойшрифтабзаца" style:family="text">
      <style:text-properties fo:language="ru" fo:country="RU"/>
    </style:style>
    <style:style style:name="T976" style:parent-style-name="Основнойшрифтабзаца" style:family="text">
      <style:text-properties fo:language="ru" fo:country="RU"/>
    </style:style>
    <style:style style:name="T977" style:parent-style-name="Основнойшрифтабзаца" style:family="text">
      <style:text-properties fo:language="ru" fo:country="RU"/>
    </style:style>
    <style:style style:name="T978" style:parent-style-name="Основнойшрифтабзаца" style:family="text">
      <style:text-properties fo:language="ru" fo:country="RU"/>
    </style:style>
    <style:style style:name="T979" style:parent-style-name="Основнойшрифтабзаца" style:family="text">
      <style:text-properties fo:language="ru" fo:country="RU"/>
    </style:style>
    <style:style style:name="T980" style:parent-style-name="Основнойшрифтабзаца" style:family="text">
      <style:text-properties fo:language="ru" fo:country="RU"/>
    </style:style>
    <style:style style:name="T981" style:parent-style-name="Основнойшрифтабзаца" style:family="text">
      <style:text-properties fo:language="ru" fo:country="RU"/>
    </style:style>
    <style:style style:name="T982" style:parent-style-name="Основнойшрифтабзаца" style:family="text">
      <style:text-properties fo:language="ru" fo:country="RU"/>
    </style:style>
    <style:style style:name="T983" style:parent-style-name="Основнойшрифтабзаца" style:family="text">
      <style:text-properties fo:language="ru" fo:country="RU"/>
    </style:style>
    <style:style style:name="T984" style:parent-style-name="Основнойшрифтабзаца" style:family="text">
      <style:text-properties fo:language="ru" fo:country="RU"/>
    </style:style>
    <style:style style:name="T985" style:parent-style-name="Основнойшрифтабзаца" style:family="text">
      <style:text-properties fo:language="ru" fo:country="RU"/>
    </style:style>
    <style:style style:name="T98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8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8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8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9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9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93" style:parent-style-name="Основнойшрифтабзаца" style:family="text">
      <style:text-properties fo:language="ru" fo:country="RU"/>
    </style:style>
    <style:style style:name="P994" style:parent-style-name="Standard" style:family="paragraph">
      <style:text-properties fo:language="ru" fo:country="RU"/>
    </style:style>
    <style:style style:name="P995" style:parent-style-name="Standard" style:family="paragraph">
      <style:text-properties fo:language="ru" fo:country="RU"/>
    </style:style>
    <style:style style:name="T996" style:parent-style-name="Основнойшрифтабзаца" style:family="text">
      <style:text-properties fo:language="ru" fo:country="RU"/>
    </style:style>
    <style:style style:name="T997" style:parent-style-name="Основнойшрифтабзаца" style:family="text">
      <style:text-properties fo:language="ru" fo:country="RU"/>
    </style:style>
    <style:style style:name="T998" style:parent-style-name="Основнойшрифтабзаца" style:family="text">
      <style:text-properties fo:language="ru" fo:country="RU"/>
    </style:style>
    <style:style style:name="T999" style:parent-style-name="Основнойшрифтабзаца" style:family="text">
      <style:text-properties fo:language="ru" fo:country="RU"/>
    </style:style>
    <style:style style:name="T1000" style:parent-style-name="Основнойшрифтабзаца" style:family="text">
      <style:text-properties fo:language="ru" fo:country="RU"/>
    </style:style>
    <style:style style:name="T1001" style:parent-style-name="Основнойшрифтабзаца" style:family="text">
      <style:text-properties fo:language="ru" fo:country="RU"/>
    </style:style>
    <style:style style:name="T1002" style:parent-style-name="Основнойшрифтабзаца" style:family="text">
      <style:text-properties fo:language="ru" fo:country="RU"/>
    </style:style>
    <style:style style:name="T1003" style:parent-style-name="Основнойшрифтабзаца" style:family="text">
      <style:text-properties fo:language="ru" fo:country="RU"/>
    </style:style>
    <style:style style:name="T1004" style:parent-style-name="Основнойшрифтабзаца" style:family="text">
      <style:text-properties fo:language="ru" fo:country="RU"/>
    </style:style>
    <style:style style:name="T1005" style:parent-style-name="Основнойшрифтабзаца" style:family="text">
      <style:text-properties fo:language="ru" fo:country="RU"/>
    </style:style>
    <style:style style:name="T1006" style:parent-style-name="Основнойшрифтабзаца" style:family="text">
      <style:text-properties fo:language="ru" fo:country="RU"/>
    </style:style>
    <style:style style:name="T1007" style:parent-style-name="Основнойшрифтабзаца" style:family="text">
      <style:text-properties fo:language="ru" fo:country="RU"/>
    </style:style>
    <style:style style:name="T1008" style:parent-style-name="Основнойшрифтабзаца" style:family="text">
      <style:text-properties fo:language="ru" fo:country="RU"/>
    </style:style>
    <style:style style:name="T1009" style:parent-style-name="Основнойшрифтабзаца" style:family="text">
      <style:text-properties fo:language="ru" fo:country="RU"/>
    </style:style>
    <style:style style:name="T1010" style:parent-style-name="Основнойшрифтабзаца" style:family="text">
      <style:text-properties fo:language="ru" fo:country="RU"/>
    </style:style>
    <style:style style:name="T1011" style:parent-style-name="Основнойшрифтабзаца" style:family="text">
      <style:text-properties fo:language="ru" fo:country="RU"/>
    </style:style>
    <style:style style:name="T1012" style:parent-style-name="Основнойшрифтабзаца" style:family="text">
      <style:text-properties fo:language="ru" fo:country="RU"/>
    </style:style>
    <style:style style:name="T1013" style:parent-style-name="Основнойшрифтабзаца" style:family="text">
      <style:text-properties fo:language="ru" fo:country="RU"/>
    </style:style>
    <style:style style:name="T1014" style:parent-style-name="Основнойшрифтабзаца" style:family="text">
      <style:text-properties fo:language="ru" fo:country="RU"/>
    </style:style>
    <style:style style:name="T1015" style:parent-style-name="Основнойшрифтабзаца" style:family="text">
      <style:text-properties fo:language="ru" fo:country="RU"/>
    </style:style>
    <style:style style:name="T1016" style:parent-style-name="Основнойшрифтабзаца" style:family="text">
      <style:text-properties fo:language="ru" fo:country="RU"/>
    </style:style>
    <style:style style:name="T101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1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1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2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2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2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2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2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25" style:parent-style-name="Основнойшрифтабзаца" style:family="text">
      <style:text-properties fo:language="ru" fo:country="RU"/>
    </style:style>
    <style:style style:name="P1026" style:parent-style-name="Standard" style:family="paragraph">
      <style:text-properties fo:language="ru" fo:country="RU"/>
    </style:style>
    <style:style style:name="P1027" style:parent-style-name="Standard" style:family="paragraph">
      <style:text-properties fo:language="ru" fo:country="RU"/>
    </style:style>
    <style:style style:name="T1028" style:parent-style-name="Основнойшрифтабзаца" style:family="text">
      <style:text-properties fo:language="ru" fo:country="RU"/>
    </style:style>
    <style:style style:name="T1029" style:parent-style-name="Основнойшрифтабзаца" style:family="text">
      <style:text-properties fo:language="ru" fo:country="RU"/>
    </style:style>
    <style:style style:name="T1030" style:parent-style-name="Основнойшрифтабзаца" style:family="text">
      <style:text-properties fo:language="ru" fo:country="RU"/>
    </style:style>
    <style:style style:name="T1031" style:parent-style-name="Основнойшрифтабзаца" style:family="text">
      <style:text-properties fo:language="ru" fo:country="RU"/>
    </style:style>
    <style:style style:name="T1032" style:parent-style-name="Основнойшрифтабзаца" style:family="text">
      <style:text-properties fo:language="ru" fo:country="RU"/>
    </style:style>
    <style:style style:name="T1033" style:parent-style-name="Основнойшрифтабзаца" style:family="text">
      <style:text-properties fo:language="ru" fo:country="RU"/>
    </style:style>
    <style:style style:name="T1034" style:parent-style-name="Основнойшрифтабзаца" style:family="text">
      <style:text-properties fo:language="ru" fo:country="RU"/>
    </style:style>
    <style:style style:name="T1035" style:parent-style-name="Основнойшрифтабзаца" style:family="text">
      <style:text-properties fo:language="ru" fo:country="RU"/>
    </style:style>
    <style:style style:name="T1036" style:parent-style-name="Основнойшрифтабзаца" style:family="text">
      <style:text-properties fo:language="ru" fo:country="RU"/>
    </style:style>
    <style:style style:name="T1037" style:parent-style-name="Основнойшрифтабзаца" style:family="text">
      <style:text-properties fo:language="ru" fo:country="RU"/>
    </style:style>
    <style:style style:name="T1038" style:parent-style-name="Основнойшрифтабзаца" style:family="text">
      <style:text-properties fo:language="ru" fo:country="RU"/>
    </style:style>
    <style:style style:name="T1039" style:parent-style-name="Основнойшрифтабзаца" style:family="text">
      <style:text-properties fo:language="ru" fo:country="RU"/>
    </style:style>
    <style:style style:name="T1040" style:parent-style-name="Основнойшрифтабзаца" style:family="text">
      <style:text-properties fo:language="ru" fo:country="RU"/>
    </style:style>
    <style:style style:name="T1041" style:parent-style-name="Основнойшрифтабзаца" style:family="text">
      <style:text-properties fo:language="ru" fo:country="RU"/>
    </style:style>
    <style:style style:name="T1042" style:parent-style-name="Основнойшрифтабзаца" style:family="text">
      <style:text-properties fo:language="ru" fo:country="RU"/>
    </style:style>
    <style:style style:name="T1043" style:parent-style-name="Основнойшрифтабзаца" style:family="text">
      <style:text-properties fo:language="ru" fo:country="RU"/>
    </style:style>
    <style:style style:name="T1044" style:parent-style-name="Основнойшрифтабзаца" style:family="text">
      <style:text-properties fo:language="ru" fo:country="RU"/>
    </style:style>
    <style:style style:name="T1045" style:parent-style-name="Основнойшрифтабзаца" style:family="text">
      <style:text-properties fo:language="ru" fo:country="RU"/>
    </style:style>
    <style:style style:name="P1046" style:parent-style-name="Standard" style:family="paragraph">
      <style:text-properties fo:language="ru" fo:country="RU"/>
    </style:style>
    <style:style style:name="T10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4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52" style:parent-style-name="Основнойшрифтабзаца" style:family="text">
      <style:text-properties fo:language="ru" fo:country="RU"/>
    </style:style>
    <style:style style:name="P1053" style:parent-style-name="Standard" style:family="paragraph">
      <style:text-properties fo:language="ru" fo:country="RU"/>
    </style:style>
    <style:style style:name="T1054" style:parent-style-name="Основнойшрифтабзаца" style:family="text">
      <style:text-properties fo:language="ru" fo:country="RU"/>
    </style:style>
    <style:style style:name="T1055" style:parent-style-name="Основнойшрифтабзаца" style:family="text">
      <style:text-properties fo:language="ru" fo:country="RU"/>
    </style:style>
    <style:style style:name="T1056" style:parent-style-name="Основнойшрифтабзаца" style:family="text">
      <style:text-properties fo:language="ru" fo:country="RU"/>
    </style:style>
    <style:style style:name="T1057" style:parent-style-name="Основнойшрифтабзаца" style:family="text">
      <style:text-properties fo:language="ru" fo:country="RU"/>
    </style:style>
    <style:style style:name="T1058" style:parent-style-name="Основнойшрифтабзаца" style:family="text">
      <style:text-properties fo:language="ru" fo:country="RU"/>
    </style:style>
    <style:style style:name="T10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63" style:parent-style-name="Основнойшрифтабзаца" style:family="text">
      <style:text-properties fo:language="ru" fo:country="RU"/>
    </style:style>
    <style:style style:name="T1064" style:parent-style-name="Основнойшрифтабзаца" style:family="text">
      <style:text-properties fo:language="ru" fo:country="RU"/>
    </style:style>
    <style:style style:name="P1065" style:parent-style-name="Standard" style:family="paragraph">
      <style:text-properties fo:language="ru" fo:country="RU"/>
    </style:style>
    <style:style style:name="T1066" style:parent-style-name="Основнойшрифтабзаца" style:family="text">
      <style:text-properties fo:language="ru" fo:country="RU"/>
    </style:style>
    <style:style style:name="T1067" style:parent-style-name="Основнойшрифтабзаца" style:family="text">
      <style:text-properties fo:language="ru" fo:country="RU"/>
    </style:style>
    <style:style style:name="T1068" style:parent-style-name="Основнойшрифтабзаца" style:family="text">
      <style:text-properties fo:language="ru" fo:country="RU"/>
    </style:style>
    <style:style style:name="T1069" style:parent-style-name="Основнойшрифтабзаца" style:family="text">
      <style:text-properties fo:language="ru" fo:country="RU"/>
    </style:style>
    <style:style style:name="T10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75" style:parent-style-name="Основнойшрифтабзаца" style:family="text">
      <style:text-properties fo:language="ru" fo:country="RU"/>
    </style:style>
    <style:style style:name="P1076" style:parent-style-name="Standard" style:family="paragraph">
      <style:text-properties fo:language="ru" fo:country="RU"/>
    </style:style>
    <style:style style:name="T1077" style:parent-style-name="Основнойшрифтабзаца" style:family="text">
      <style:text-properties fo:language="ru" fo:country="RU"/>
    </style:style>
    <style:style style:name="T1078" style:parent-style-name="Основнойшрифтабзаца" style:family="text">
      <style:text-properties fo:language="ru" fo:country="RU"/>
    </style:style>
    <style:style style:name="P1079" style:parent-style-name="Standard" style:family="paragraph">
      <style:text-properties fo:language="ru" fo:country="RU"/>
    </style:style>
    <style:style style:name="T108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8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84" style:parent-style-name="Основнойшрифтабзаца" style:family="text">
      <style:text-properties fo:language="ru" fo:country="RU"/>
    </style:style>
    <style:style style:name="T1085" style:parent-style-name="Основнойшрифтабзаца" style:family="text">
      <style:text-properties fo:language="ru" fo:country="RU"/>
    </style:style>
    <style:style style:name="P1086" style:parent-style-name="Standard" style:family="paragraph">
      <style:text-properties fo:language="ru" fo:country="RU"/>
    </style:style>
    <style:style style:name="T1087" style:parent-style-name="Основнойшрифтабзаца" style:family="text">
      <style:text-properties fo:language="ru" fo:country="RU"/>
    </style:style>
    <style:style style:name="T1088" style:parent-style-name="Основнойшрифтабзаца" style:family="text">
      <style:text-properties fo:language="ru" fo:country="RU"/>
    </style:style>
    <style:style style:name="T1089" style:parent-style-name="Основнойшрифтабзаца" style:family="text">
      <style:text-properties fo:language="ru" fo:country="RU"/>
    </style:style>
    <style:style style:name="T1090" style:parent-style-name="Основнойшрифтабзаца" style:family="text">
      <style:text-properties fo:language="ru" fo:country="RU"/>
    </style:style>
    <style:style style:name="T10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9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9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95" style:parent-style-name="Основнойшрифтабзаца" style:family="text">
      <style:text-properties fo:language="ru" fo:country="RU"/>
    </style:style>
    <style:style style:name="P1096" style:parent-style-name="Standard" style:family="paragraph">
      <style:text-properties fo:language="ru" fo:country="RU"/>
    </style:style>
    <style:style style:name="T1097" style:parent-style-name="Основнойшрифтабзаца" style:family="text">
      <style:text-properties fo:language="ru" fo:country="RU"/>
    </style:style>
    <style:style style:name="T1098" style:parent-style-name="Основнойшрифтабзаца" style:family="text">
      <style:text-properties fo:language="ru" fo:country="RU"/>
    </style:style>
    <style:style style:name="T1099" style:parent-style-name="Основнойшрифтабзаца" style:family="text">
      <style:text-properties fo:language="ru" fo:country="RU"/>
    </style:style>
    <style:style style:name="T1100" style:parent-style-name="Основнойшрифтабзаца" style:family="text">
      <style:text-properties fo:language="ru" fo:country="RU"/>
    </style:style>
    <style:style style:name="T110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0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05" style:parent-style-name="Основнойшрифтабзаца" style:family="text">
      <style:text-properties fo:language="ru" fo:country="RU"/>
    </style:style>
    <style:style style:name="T1106" style:parent-style-name="Основнойшрифтабзаца" style:family="text">
      <style:text-properties fo:language="ru" fo:country="RU"/>
    </style:style>
    <style:style style:name="P1107" style:parent-style-name="Standard" style:family="paragraph">
      <style:text-properties fo:language="ru" fo:country="RU"/>
    </style:style>
    <style:style style:name="T1108" style:parent-style-name="Основнойшрифтабзаца" style:family="text">
      <style:text-properties fo:language="ru" fo:country="RU"/>
    </style:style>
    <style:style style:name="T1109" style:parent-style-name="Основнойшрифтабзаца" style:family="text">
      <style:text-properties fo:language="ru" fo:country="RU"/>
    </style:style>
    <style:style style:name="T1110" style:parent-style-name="Основнойшрифтабзаца" style:family="text">
      <style:text-properties fo:language="ru" fo:country="RU"/>
    </style:style>
    <style:style style:name="T1111" style:parent-style-name="Основнойшрифтабзаца" style:family="text">
      <style:text-properties fo:language="ru" fo:country="RU"/>
    </style:style>
    <style:style style:name="T1112" style:parent-style-name="Основнойшрифтабзаца" style:family="text">
      <style:text-properties fo:language="ru" fo:country="RU"/>
    </style:style>
    <style:style style:name="T1113" style:parent-style-name="Основнойшрифтабзаца" style:family="text">
      <style:text-properties fo:language="ru" fo:country="RU"/>
    </style:style>
    <style:style style:name="T111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1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1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1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18" style:parent-style-name="Основнойшрифтабзаца" style:family="text">
      <style:text-properties fo:language="ru" fo:country="RU"/>
    </style:style>
    <style:style style:name="P1119" style:parent-style-name="Standard" style:family="paragraph">
      <style:text-properties fo:language="ru" fo:country="RU"/>
    </style:style>
    <style:style style:name="T1120" style:parent-style-name="Основнойшрифтабзаца" style:family="text">
      <style:text-properties fo:language="ru" fo:country="RU"/>
    </style:style>
    <style:style style:name="T1121" style:parent-style-name="Основнойшрифтабзаца" style:family="text">
      <style:text-properties fo:language="ru" fo:country="RU"/>
    </style:style>
    <style:style style:name="T1122" style:parent-style-name="Основнойшрифтабзаца" style:family="text">
      <style:text-properties fo:language="ru" fo:country="RU"/>
    </style:style>
    <style:style style:name="T1123" style:parent-style-name="Основнойшрифтабзаца" style:family="text">
      <style:text-properties fo:language="ru" fo:country="RU"/>
    </style:style>
    <style:style style:name="T112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2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2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28" style:parent-style-name="Основнойшрифтабзаца" style:family="text">
      <style:text-properties fo:language="ru" fo:country="RU"/>
    </style:style>
    <style:style style:name="P1129" style:parent-style-name="Standard" style:family="paragraph">
      <style:text-properties fo:language="ru" fo:country="RU"/>
    </style:style>
    <style:style style:name="T1130" style:parent-style-name="Основнойшрифтабзаца" style:family="text">
      <style:text-properties fo:language="ru" fo:country="RU"/>
    </style:style>
    <style:style style:name="T1131" style:parent-style-name="Основнойшрифтабзаца" style:family="text">
      <style:text-properties fo:language="ru" fo:country="RU"/>
    </style:style>
    <style:style style:name="T1132" style:parent-style-name="Основнойшрифтабзаца" style:family="text">
      <style:text-properties fo:language="ru" fo:country="RU"/>
    </style:style>
    <style:style style:name="T1133" style:parent-style-name="Основнойшрифтабзаца" style:family="text">
      <style:text-properties fo:language="ru" fo:country="RU"/>
    </style:style>
    <style:style style:name="T1134" style:parent-style-name="Основнойшрифтабзаца" style:family="text">
      <style:text-properties fo:language="ru" fo:country="RU"/>
    </style:style>
    <style:style style:name="T11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3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3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40" style:parent-style-name="Основнойшрифтабзаца" style:family="text">
      <style:text-properties fo:language="ru" fo:country="RU"/>
    </style:style>
    <style:style style:name="P1141" style:parent-style-name="Standard" style:family="paragraph">
      <style:text-properties fo:language="ru" fo:country="RU"/>
    </style:style>
    <style:style style:name="T1142" style:parent-style-name="Основнойшрифтабзаца" style:family="text">
      <style:text-properties fo:language="ru" fo:country="RU"/>
    </style:style>
    <style:style style:name="T1143" style:parent-style-name="Основнойшрифтабзаца" style:family="text">
      <style:text-properties fo:language="ru" fo:country="RU"/>
    </style:style>
    <style:style style:name="T1144" style:parent-style-name="Основнойшрифтабзаца" style:family="text">
      <style:text-properties fo:language="ru" fo:country="RU"/>
    </style:style>
    <style:style style:name="T1145" style:parent-style-name="Основнойшрифтабзаца" style:family="text">
      <style:text-properties fo:language="ru" fo:country="RU"/>
    </style:style>
    <style:style style:name="T1146" style:parent-style-name="Основнойшрифтабзаца" style:family="text">
      <style:text-properties fo:language="ru" fo:country="RU"/>
    </style:style>
    <style:style style:name="T11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4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52" style:parent-style-name="Основнойшрифтабзаца" style:family="text">
      <style:text-properties fo:language="ru" fo:country="RU"/>
    </style:style>
    <style:style style:name="T1153" style:parent-style-name="Основнойшрифтабзаца" style:family="text">
      <style:text-properties fo:language="ru" fo:country="RU"/>
    </style:style>
    <style:style style:name="T1154" style:parent-style-name="Основнойшрифтабзаца" style:family="text">
      <style:text-properties fo:language="ru" fo:country="RU"/>
    </style:style>
    <style:style style:name="T1155" style:parent-style-name="Основнойшрифтабзаца" style:family="text">
      <style:text-properties fo:language="ru" fo:country="RU"/>
    </style:style>
    <style:style style:name="T1156" style:parent-style-name="Основнойшрифтабзаца" style:family="text">
      <style:text-properties fo:language="ru" fo:country="RU"/>
    </style:style>
    <style:style style:name="T1157" style:parent-style-name="Основнойшрифтабзаца" style:family="text">
      <style:text-properties fo:language="ru" fo:country="RU"/>
    </style:style>
    <style:style style:name="T1158" style:parent-style-name="Основнойшрифтабзаца" style:family="text">
      <style:text-properties fo:language="ru" fo:country="RU"/>
    </style:style>
    <style:style style:name="T11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63" style:parent-style-name="Основнойшрифтабзаца" style:family="text">
      <style:text-properties fo:language="ru" fo:country="RU"/>
    </style:style>
    <style:style style:name="T1164" style:parent-style-name="Основнойшрифтабзаца" style:family="text">
      <style:text-properties fo:language="ru" fo:country="RU"/>
    </style:style>
    <style:style style:name="T1165" style:parent-style-name="Основнойшрифтабзаца" style:family="text">
      <style:text-properties fo:language="ru" fo:country="RU"/>
    </style:style>
    <style:style style:name="T1166" style:parent-style-name="Основнойшрифтабзаца" style:family="text">
      <style:text-properties fo:language="ru" fo:country="RU"/>
    </style:style>
    <style:style style:name="T1167" style:parent-style-name="Основнойшрифтабзаца" style:family="text">
      <style:text-properties fo:language="ru" fo:country="RU"/>
    </style:style>
    <style:style style:name="T1168" style:parent-style-name="Основнойшрифтабзаца" style:family="text">
      <style:text-properties fo:language="ru" fo:country="RU"/>
    </style:style>
    <style:style style:name="T1169" style:parent-style-name="Основнойшрифтабзаца" style:family="text">
      <style:text-properties fo:language="ru" fo:country="RU"/>
    </style:style>
    <style:style style:name="T1170" style:parent-style-name="Основнойшрифтабзаца" style:family="text">
      <style:text-properties fo:language="ru" fo:country="RU"/>
    </style:style>
    <style:style style:name="T11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76" style:parent-style-name="Основнойшрифтабзаца" style:family="text">
      <style:text-properties fo:language="ru" fo:country="RU"/>
    </style:style>
    <style:style style:name="T1177" style:parent-style-name="Основнойшрифтабзаца" style:family="text">
      <style:text-properties fo:language="ru" fo:country="RU"/>
    </style:style>
    <style:style style:name="T1178" style:parent-style-name="Основнойшрифтабзаца" style:family="text">
      <style:text-properties fo:language="ru" fo:country="RU"/>
    </style:style>
    <style:style style:name="T1179" style:parent-style-name="Основнойшрифтабзаца" style:family="text">
      <style:text-properties fo:language="ru" fo:country="RU"/>
    </style:style>
    <style:style style:name="T1180" style:parent-style-name="Основнойшрифтабзаца" style:family="text">
      <style:text-properties fo:language="ru" fo:country="RU"/>
    </style:style>
    <style:style style:name="T1181" style:parent-style-name="Основнойшрифтабзаца" style:family="text">
      <style:text-properties fo:language="ru" fo:country="RU"/>
    </style:style>
    <style:style style:name="T1182" style:parent-style-name="Основнойшрифтабзаца" style:family="text">
      <style:text-properties fo:language="ru" fo:country="RU"/>
    </style:style>
    <style:style style:name="T1183" style:parent-style-name="Основнойшрифтабзаца" style:family="text">
      <style:text-properties fo:language="ru" fo:country="RU"/>
    </style:style>
    <style:style style:name="T1184" style:parent-style-name="Основнойшрифтабзаца" style:family="text">
      <style:text-properties fo:language="ru" fo:country="RU"/>
    </style:style>
    <style:style style:name="T118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1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18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188" style:parent-style-name="Основнойшрифтабзаца" style:family="text">
      <style:text-properties fo:font-weight="bold" style:font-weight-asian="bold" style:font-weight-complex="bold"/>
    </style:style>
    <style:style style:name="T11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90" style:parent-style-name="Основнойшрифтабзаца" style:family="text">
      <style:text-properties fo:font-weight="bold" style:font-weight-asian="bold" style:font-weight-complex="bold"/>
    </style:style>
    <style:style style:name="T11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92" style:parent-style-name="Основнойшрифтабзаца" style:family="text">
      <style:text-properties fo:language="ru" fo:country="RU"/>
    </style:style>
    <style:style style:name="T1193" style:parent-style-name="Основнойшрифтабзаца" style:family="text">
      <style:text-properties fo:language="ru" fo:country="RU"/>
    </style:style>
    <style:style style:name="T1194" style:parent-style-name="Основнойшрифтабзаца" style:family="text">
      <style:text-properties fo:language="ru" fo:country="RU"/>
    </style:style>
    <style:style style:name="T1195" style:parent-style-name="Основнойшрифтабзаца" style:family="text">
      <style:text-properties fo:language="ru" fo:country="RU"/>
    </style:style>
    <style:style style:name="T1196" style:parent-style-name="Основнойшрифтабзаца" style:family="text">
      <style:text-properties fo:language="ru" fo:country="RU"/>
    </style:style>
    <style:style style:name="T1197" style:parent-style-name="Основнойшрифтабзаца" style:family="text">
      <style:text-properties fo:language="ru" fo:country="RU"/>
    </style:style>
    <style:style style:name="T1198" style:parent-style-name="Основнойшрифтабзаца" style:family="text">
      <style:text-properties fo:language="ru" fo:country="RU"/>
    </style:style>
    <style:style style:name="T1199" style:parent-style-name="Основнойшрифтабзаца" style:family="text">
      <style:text-properties fo:language="ru" fo:country="RU"/>
    </style:style>
    <style:style style:name="T1200" style:parent-style-name="Основнойшрифтабзаца" style:family="text">
      <style:text-properties fo:font-weight="bold" style:font-weight-asian="bold" style:font-weight-complex="bold"/>
    </style:style>
    <style:style style:name="T1201" style:parent-style-name="Основнойшрифтабзаца" style:family="text">
      <style:text-properties fo:language="ru" fo:country="RU"/>
    </style:style>
    <style:style style:name="T1202" style:parent-style-name="Основнойшрифтабзаца" style:family="text">
      <style:text-properties fo:language="ru" fo:country="RU"/>
    </style:style>
    <style:style style:name="T1203" style:parent-style-name="Основнойшрифтабзаца" style:family="text">
      <style:text-properties fo:language="ru" fo:country="RU"/>
    </style:style>
    <style:style style:name="T1204" style:parent-style-name="Основнойшрифтабзаца" style:family="text">
      <style:text-properties fo:language="ru" fo:country="RU"/>
    </style:style>
    <style:style style:name="T1205" style:parent-style-name="Основнойшрифтабзаца" style:family="text">
      <style:text-properties fo:language="ru" fo:country="RU"/>
    </style:style>
    <style:style style:name="T1206" style:parent-style-name="Основнойшрифтабзаца" style:family="text">
      <style:text-properties fo:language="ru" fo:country="RU"/>
    </style:style>
    <style:style style:name="T1207" style:parent-style-name="Основнойшрифтабзаца" style:family="text">
      <style:text-properties fo:language="ru" fo:country="RU"/>
    </style:style>
    <style:style style:name="T1208" style:parent-style-name="Основнойшрифтабзаца" style:family="text">
      <style:text-properties fo:language="ru" fo:country="RU"/>
    </style:style>
    <style:style style:name="T1209" style:parent-style-name="Основнойшрифтабзаца" style:family="text">
      <style:text-properties fo:font-weight="bold" style:font-weight-asian="bold" style:font-weight-complex="bold"/>
    </style:style>
    <style:style style:name="T1210" style:parent-style-name="Основнойшрифтабзаца" style:family="text">
      <style:text-properties fo:language="ru" fo:country="RU"/>
    </style:style>
    <style:style style:name="T1211" style:parent-style-name="Основнойшрифтабзаца" style:family="text">
      <style:text-properties fo:language="ru" fo:country="RU"/>
    </style:style>
    <style:style style:name="T1212" style:parent-style-name="Основнойшрифтабзаца" style:family="text">
      <style:text-properties fo:language="ru" fo:country="RU"/>
    </style:style>
    <style:style style:name="T1213" style:parent-style-name="Основнойшрифтабзаца" style:family="text">
      <style:text-properties fo:language="ru" fo:country="RU"/>
    </style:style>
    <style:style style:name="T1214" style:parent-style-name="Основнойшрифтабзаца" style:family="text">
      <style:text-properties fo:language="ru" fo:country="RU"/>
    </style:style>
    <style:style style:name="T1215" style:parent-style-name="Основнойшрифтабзаца" style:family="text">
      <style:text-properties fo:language="ru" fo:country="RU"/>
    </style:style>
    <style:style style:name="T1216" style:parent-style-name="Основнойшрифтабзаца" style:family="text">
      <style:text-properties fo:language="ru" fo:country="RU"/>
    </style:style>
    <style:style style:name="P1217" style:parent-style-name="Standard" style:family="paragraph">
      <style:text-properties fo:language="ru" fo:country="RU"/>
    </style:style>
    <style:style style:name="T1218" style:parent-style-name="Основнойшрифтабзаца" style:family="text">
      <style:text-properties fo:language="ru" fo:country="RU"/>
    </style:style>
    <style:style style:name="T1219" style:parent-style-name="Основнойшрифтабзаца" style:family="text">
      <style:text-properties fo:language="ru" fo:country="RU"/>
    </style:style>
    <style:style style:name="T1220" style:parent-style-name="Основнойшрифтабзаца" style:family="text">
      <style:text-properties fo:font-weight="bold" style:font-weight-asian="bold" style:font-weight-complex="bold"/>
    </style:style>
    <style:style style:name="T1221" style:parent-style-name="Основнойшрифтабзаца" style:family="text">
      <style:text-properties fo:language="ru" fo:country="RU"/>
    </style:style>
    <style:style style:name="T1222" style:parent-style-name="Основнойшрифтабзаца" style:family="text">
      <style:text-properties fo:language="ru" fo:country="RU"/>
    </style:style>
    <style:style style:name="T1223" style:parent-style-name="Основнойшрифтабзаца" style:family="text">
      <style:text-properties fo:language="ru" fo:country="RU"/>
    </style:style>
    <style:style style:name="T1224" style:parent-style-name="Основнойшрифтабзаца" style:family="text">
      <style:text-properties fo:language="ru" fo:country="RU"/>
    </style:style>
    <style:style style:name="T1225" style:parent-style-name="Основнойшрифтабзаца" style:family="text">
      <style:text-properties fo:language="ru" fo:country="RU"/>
    </style:style>
    <style:style style:name="T1226" style:parent-style-name="Основнойшрифтабзаца" style:family="text">
      <style:text-properties fo:language="ru" fo:country="RU"/>
    </style:style>
    <style:style style:name="T1227" style:parent-style-name="Основнойшрифтабзаца" style:family="text">
      <style:text-properties fo:language="ru" fo:country="RU"/>
    </style:style>
    <style:style style:name="T1228" style:parent-style-name="Основнойшрифтабзаца" style:family="text">
      <style:text-properties fo:language="ru" fo:country="RU"/>
    </style:style>
    <style:style style:name="T1229" style:parent-style-name="Основнойшрифтабзаца" style:family="text">
      <style:text-properties fo:language="ru" fo:country="RU"/>
    </style:style>
    <style:style style:name="T1230" style:parent-style-name="Основнойшрифтабзаца" style:family="text">
      <style:text-properties fo:language="ru" fo:country="RU"/>
    </style:style>
    <style:style style:name="T1231" style:parent-style-name="Основнойшрифтабзаца" style:family="text">
      <style:text-properties fo:language="ru" fo:country="RU"/>
    </style:style>
    <style:style style:name="T1232" style:parent-style-name="Основнойшрифтабзаца" style:family="text">
      <style:text-properties fo:language="ru" fo:country="RU"/>
    </style:style>
    <style:style style:name="T1233" style:parent-style-name="Основнойшрифтабзаца" style:family="text">
      <style:text-properties fo:language="ru" fo:country="RU"/>
    </style:style>
    <style:style style:name="T1234" style:parent-style-name="Основнойшрифтабзаца" style:family="text">
      <style:text-properties fo:language="ru" fo:country="RU"/>
    </style:style>
    <style:style style:name="T1235" style:parent-style-name="Основнойшрифтабзаца" style:family="text">
      <style:text-properties fo:language="ru" fo:country="RU"/>
    </style:style>
    <style:style style:name="T1236" style:parent-style-name="Основнойшрифтабзаца" style:family="text">
      <style:text-properties fo:font-weight="bold" style:font-weight-asian="bold" style:font-weight-complex="bold"/>
    </style:style>
    <style:style style:name="T1237" style:parent-style-name="Основнойшрифтабзаца" style:family="text">
      <style:text-properties fo:language="ru" fo:country="RU"/>
    </style:style>
    <style:style style:name="T1238" style:parent-style-name="Основнойшрифтабзаца" style:family="text">
      <style:text-properties fo:language="ru" fo:country="RU"/>
    </style:style>
    <style:style style:name="T1239" style:parent-style-name="Основнойшрифтабзаца" style:family="text">
      <style:text-properties fo:language="ru" fo:country="RU"/>
    </style:style>
    <style:style style:name="T1240" style:parent-style-name="Основнойшрифтабзаца" style:family="text">
      <style:text-properties fo:language="ru" fo:country="RU"/>
    </style:style>
    <style:style style:name="T1241" style:parent-style-name="Основнойшрифтабзаца" style:family="text">
      <style:text-properties fo:language="ru" fo:country="RU"/>
    </style:style>
    <style:style style:name="T1242" style:parent-style-name="Основнойшрифтабзаца" style:family="text">
      <style:text-properties fo:language="ru" fo:country="RU"/>
    </style:style>
    <style:style style:name="T1243" style:parent-style-name="Основнойшрифтабзаца" style:family="text">
      <style:text-properties fo:language="ru" fo:country="RU"/>
    </style:style>
    <style:style style:name="T1244" style:parent-style-name="Основнойшрифтабзаца" style:family="text">
      <style:text-properties fo:language="ru" fo:country="RU"/>
    </style:style>
    <style:style style:name="T1245" style:parent-style-name="Основнойшрифтабзаца" style:family="text">
      <style:text-properties fo:language="ru" fo:country="RU"/>
    </style:style>
    <style:style style:name="T1246" style:parent-style-name="Основнойшрифтабзаца" style:family="text">
      <style:text-properties fo:language="ru" fo:country="RU"/>
    </style:style>
    <style:style style:name="P1247" style:parent-style-name="Standard" style:family="paragraph">
      <style:text-properties fo:language="ru" fo:country="RU"/>
    </style:style>
    <style:style style:name="P1248" style:parent-style-name="Standard" style:family="paragraph">
      <style:text-properties fo:language="ru" fo:country="RU"/>
    </style:style>
    <style:style style:name="T1249" style:parent-style-name="Основнойшрифтабзаца" style:family="text">
      <style:text-properties fo:font-weight="bold" style:font-weight-asian="bold" style:font-weight-complex="bold"/>
    </style:style>
    <style:style style:name="T12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51" style:parent-style-name="Основнойшрифтабзаца" style:family="text">
      <style:text-properties fo:font-weight="bold" style:font-weight-asian="bold" style:font-weight-complex="bold"/>
    </style:style>
    <style:style style:name="T12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54" style:parent-style-name="Основнойшрифтабзаца" style:family="text">
      <style:text-properties fo:language="ru" fo:country="RU"/>
    </style:style>
    <style:style style:name="T1255" style:parent-style-name="Основнойшрифтабзаца" style:family="text">
      <style:text-properties fo:language="ru" fo:country="RU"/>
    </style:style>
    <style:style style:name="T1256" style:parent-style-name="Основнойшрифтабзаца" style:family="text">
      <style:text-properties fo:language="ru" fo:country="RU"/>
    </style:style>
    <style:style style:name="T1257" style:parent-style-name="Основнойшрифтабзаца" style:family="text">
      <style:text-properties fo:language="ru" fo:country="RU"/>
    </style:style>
    <style:style style:name="T1258" style:parent-style-name="Основнойшрифтабзаца" style:family="text">
      <style:text-properties fo:language="ru" fo:country="RU"/>
    </style:style>
    <style:style style:name="T1259" style:parent-style-name="Основнойшрифтабзаца" style:family="text">
      <style:text-properties fo:language="ru" fo:country="RU"/>
    </style:style>
    <style:style style:name="T1260" style:parent-style-name="Основнойшрифтабзаца" style:family="text">
      <style:text-properties fo:language="ru" fo:country="RU"/>
    </style:style>
    <style:style style:name="T1261" style:parent-style-name="Основнойшрифтабзаца" style:family="text">
      <style:text-properties fo:font-weight="bold" style:font-weight-asian="bold" style:font-weight-complex="bold"/>
    </style:style>
    <style:style style:name="T1262" style:parent-style-name="Основнойшрифтабзаца" style:family="text">
      <style:text-properties fo:language="ru" fo:country="RU"/>
    </style:style>
    <style:style style:name="T1263" style:parent-style-name="Основнойшрифтабзаца" style:family="text">
      <style:text-properties fo:language="ru" fo:country="RU"/>
    </style:style>
    <style:style style:name="T1264" style:parent-style-name="Основнойшрифтабзаца" style:family="text">
      <style:text-properties fo:language="ru" fo:country="RU"/>
    </style:style>
    <style:style style:name="T1265" style:parent-style-name="Основнойшрифтабзаца" style:family="text">
      <style:text-properties fo:language="ru" fo:country="RU"/>
    </style:style>
    <style:style style:name="T1266" style:parent-style-name="Основнойшрифтабзаца" style:family="text">
      <style:text-properties fo:language="ru" fo:country="RU"/>
    </style:style>
    <style:style style:name="T1267" style:parent-style-name="Основнойшрифтабзаца" style:family="text">
      <style:text-properties fo:language="ru" fo:country="RU"/>
    </style:style>
    <style:style style:name="T1268" style:parent-style-name="Основнойшрифтабзаца" style:family="text">
      <style:text-properties fo:language="ru" fo:country="RU"/>
    </style:style>
    <style:style style:name="T1269" style:parent-style-name="Основнойшрифтабзаца" style:family="text">
      <style:text-properties fo:language="ru" fo:country="RU"/>
    </style:style>
    <style:style style:name="T1270" style:parent-style-name="Основнойшрифтабзаца" style:family="text">
      <style:text-properties fo:font-weight="bold" style:font-weight-asian="bold" style:font-weight-complex="bold"/>
    </style:style>
    <style:style style:name="T1271" style:parent-style-name="Основнойшрифтабзаца" style:family="text">
      <style:text-properties fo:language="ru" fo:country="RU"/>
    </style:style>
    <style:style style:name="T1272" style:parent-style-name="Основнойшрифтабзаца" style:family="text">
      <style:text-properties fo:language="ru" fo:country="RU"/>
    </style:style>
    <style:style style:name="T1273" style:parent-style-name="Основнойшрифтабзаца" style:family="text">
      <style:text-properties fo:language="ru" fo:country="RU"/>
    </style:style>
    <style:style style:name="T1274" style:parent-style-name="Основнойшрифтабзаца" style:family="text">
      <style:text-properties fo:language="ru" fo:country="RU"/>
    </style:style>
    <style:style style:name="T1275" style:parent-style-name="Основнойшрифтабзаца" style:family="text">
      <style:text-properties fo:language="ru" fo:country="RU"/>
    </style:style>
    <style:style style:name="T1276" style:parent-style-name="Основнойшрифтабзаца" style:family="text">
      <style:text-properties fo:language="ru" fo:country="RU"/>
    </style:style>
    <style:style style:name="T1277" style:parent-style-name="Основнойшрифтабзаца" style:family="text">
      <style:text-properties fo:language="ru" fo:country="RU"/>
    </style:style>
    <style:style style:name="T1278" style:parent-style-name="Основнойшрифтабзаца" style:family="text">
      <style:text-properties fo:language="ru" fo:country="RU"/>
    </style:style>
    <style:style style:name="P1279" style:parent-style-name="Standard" style:family="paragraph">
      <style:text-properties fo:language="ru" fo:country="RU"/>
    </style:style>
    <style:style style:name="T1280" style:parent-style-name="Основнойшрифтабзаца" style:family="text">
      <style:text-properties fo:language="ru" fo:country="RU"/>
    </style:style>
    <style:style style:name="T1281" style:parent-style-name="Основнойшрифтабзаца" style:family="text">
      <style:text-properties fo:language="ru" fo:country="RU"/>
    </style:style>
    <style:style style:name="T1282" style:parent-style-name="Основнойшрифтабзаца" style:family="text">
      <style:text-properties fo:font-weight="bold" style:font-weight-asian="bold" style:font-weight-complex="bold"/>
    </style:style>
    <style:style style:name="T1283" style:parent-style-name="Основнойшрифтабзаца" style:family="text">
      <style:text-properties fo:language="ru" fo:country="RU"/>
    </style:style>
    <style:style style:name="T1284" style:parent-style-name="Основнойшрифтабзаца" style:family="text">
      <style:text-properties fo:language="ru" fo:country="RU"/>
    </style:style>
    <style:style style:name="T1285" style:parent-style-name="Основнойшрифтабзаца" style:family="text">
      <style:text-properties fo:language="ru" fo:country="RU"/>
    </style:style>
    <style:style style:name="T1286" style:parent-style-name="Основнойшрифтабзаца" style:family="text">
      <style:text-properties fo:language="ru" fo:country="RU"/>
    </style:style>
    <style:style style:name="T1287" style:parent-style-name="Основнойшрифтабзаца" style:family="text">
      <style:text-properties fo:language="ru" fo:country="RU"/>
    </style:style>
    <style:style style:name="T1288" style:parent-style-name="Основнойшрифтабзаца" style:family="text">
      <style:text-properties fo:language="ru" fo:country="RU"/>
    </style:style>
    <style:style style:name="T1289" style:parent-style-name="Основнойшрифтабзаца" style:family="text">
      <style:text-properties fo:language="ru" fo:country="RU"/>
    </style:style>
    <style:style style:name="T1290" style:parent-style-name="Основнойшрифтабзаца" style:family="text">
      <style:text-properties fo:language="ru" fo:country="RU"/>
    </style:style>
    <style:style style:name="T1291" style:parent-style-name="Основнойшрифтабзаца" style:family="text">
      <style:text-properties fo:language="ru" fo:country="RU"/>
    </style:style>
    <style:style style:name="T1292" style:parent-style-name="Основнойшрифтабзаца" style:family="text">
      <style:text-properties fo:font-weight="bold" style:font-weight-asian="bold" style:font-weight-complex="bold"/>
    </style:style>
    <style:style style:name="T1293" style:parent-style-name="Основнойшрифтабзаца" style:family="text">
      <style:text-properties fo:language="ru" fo:country="RU"/>
    </style:style>
    <style:style style:name="P1294" style:parent-style-name="Standard" style:family="paragraph">
      <style:text-properties fo:language="ru" fo:country="RU"/>
    </style:style>
    <style:style style:name="P1295" style:parent-style-name="Standard" style:family="paragraph">
      <style:text-properties fo:language="ru" fo:country="RU"/>
    </style:style>
    <style:style style:name="P1296" style:parent-style-name="Standard" style:family="paragraph">
      <style:text-properties fo:language="ru" fo:country="RU"/>
    </style:style>
    <style:style style:name="T1297" style:parent-style-name="Основнойшрифтабзаца" style:family="text">
      <style:text-properties fo:language="ru" fo:country="RU"/>
    </style:style>
    <style:style style:name="T1298" style:parent-style-name="Основнойшрифтабзаца" style:family="text">
      <style:text-properties fo:language="ru" fo:country="RU"/>
    </style:style>
    <style:style style:name="T1299" style:parent-style-name="Основнойшрифтабзаца" style:family="text">
      <style:text-properties fo:font-weight="bold" style:font-weight-asian="bold" style:font-weight-complex="bold"/>
    </style:style>
    <style:style style:name="T13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01" style:parent-style-name="Основнойшрифтабзаца" style:family="text">
      <style:text-properties fo:font-weight="bold" style:font-weight-asian="bold" style:font-weight-complex="bold"/>
    </style:style>
    <style:style style:name="T130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03" style:parent-style-name="Основнойшрифтабзаца" style:family="text">
      <style:text-properties fo:language="ru" fo:country="RU"/>
    </style:style>
    <style:style style:name="T1304" style:parent-style-name="Основнойшрифтабзаца" style:family="text">
      <style:text-properties fo:language="ru" fo:country="RU"/>
    </style:style>
    <style:style style:name="T1305" style:parent-style-name="Основнойшрифтабзаца" style:family="text">
      <style:text-properties fo:language="ru" fo:country="RU"/>
    </style:style>
    <style:style style:name="T1306" style:parent-style-name="Основнойшрифтабзаца" style:family="text">
      <style:text-properties fo:language="ru" fo:country="RU"/>
    </style:style>
    <style:style style:name="T1307" style:parent-style-name="Основнойшрифтабзаца" style:family="text">
      <style:text-properties fo:language="ru" fo:country="RU"/>
    </style:style>
    <style:style style:name="T1308" style:parent-style-name="Основнойшрифтабзаца" style:family="text">
      <style:text-properties fo:language="ru" fo:country="RU"/>
    </style:style>
    <style:style style:name="T1309" style:parent-style-name="Основнойшрифтабзаца" style:family="text">
      <style:text-properties fo:language="ru" fo:country="RU"/>
    </style:style>
    <style:style style:name="T1310" style:parent-style-name="Основнойшрифтабзаца" style:family="text">
      <style:text-properties fo:font-weight="bold" style:font-weight-asian="bold" style:font-weight-complex="bold"/>
    </style:style>
    <style:style style:name="T1311" style:parent-style-name="Основнойшрифтабзаца" style:family="text">
      <style:text-properties fo:language="ru" fo:country="RU"/>
    </style:style>
    <style:style style:name="T1312" style:parent-style-name="Основнойшрифтабзаца" style:family="text">
      <style:text-properties fo:language="ru" fo:country="RU"/>
    </style:style>
    <style:style style:name="T1313" style:parent-style-name="Основнойшрифтабзаца" style:family="text">
      <style:text-properties fo:language="ru" fo:country="RU"/>
    </style:style>
    <style:style style:name="T1314" style:parent-style-name="Основнойшрифтабзаца" style:family="text">
      <style:text-properties fo:language="ru" fo:country="RU"/>
    </style:style>
    <style:style style:name="T1315" style:parent-style-name="Основнойшрифтабзаца" style:family="text">
      <style:text-properties fo:language="ru" fo:country="RU"/>
    </style:style>
    <style:style style:name="T1316" style:parent-style-name="Основнойшрифтабзаца" style:family="text">
      <style:text-properties fo:language="ru" fo:country="RU"/>
    </style:style>
    <style:style style:name="T1317" style:parent-style-name="Основнойшрифтабзаца" style:family="text">
      <style:text-properties fo:language="ru" fo:country="RU"/>
    </style:style>
    <style:style style:name="T1318" style:parent-style-name="Основнойшрифтабзаца" style:family="text">
      <style:text-properties fo:language="ru" fo:country="RU"/>
    </style:style>
    <style:style style:name="T1319" style:parent-style-name="Основнойшрифтабзаца" style:family="text">
      <style:text-properties fo:font-weight="bold" style:font-weight-asian="bold" style:font-weight-complex="bold"/>
    </style:style>
    <style:style style:name="T1320" style:parent-style-name="Основнойшрифтабзаца" style:family="text">
      <style:text-properties fo:font-weight="bold" style:font-weight-asian="bold" style:font-weight-complex="bold"/>
    </style:style>
    <style:style style:name="T1321" style:parent-style-name="Основнойшрифтабзаца" style:family="text">
      <style:text-properties fo:language="ru" fo:country="RU"/>
    </style:style>
    <style:style style:name="T1322" style:parent-style-name="Основнойшрифтабзаца" style:family="text">
      <style:text-properties fo:language="ru" fo:country="RU"/>
    </style:style>
    <style:style style:name="T1323" style:parent-style-name="Основнойшрифтабзаца" style:family="text">
      <style:text-properties fo:language="ru" fo:country="RU"/>
    </style:style>
    <style:style style:name="T1324" style:parent-style-name="Основнойшрифтабзаца" style:family="text">
      <style:text-properties fo:language="ru" fo:country="RU"/>
    </style:style>
    <style:style style:name="T1325" style:parent-style-name="Основнойшрифтабзаца" style:family="text">
      <style:text-properties fo:language="ru" fo:country="RU"/>
    </style:style>
    <style:style style:name="T1326" style:parent-style-name="Основнойшрифтабзаца" style:family="text">
      <style:text-properties fo:language="ru" fo:country="RU"/>
    </style:style>
    <style:style style:name="T1327" style:parent-style-name="Основнойшрифтабзаца" style:family="text">
      <style:text-properties fo:language="ru" fo:country="RU"/>
    </style:style>
    <style:style style:name="P1328" style:parent-style-name="Standard" style:family="paragraph">
      <style:text-properties fo:language="ru" fo:country="RU"/>
    </style:style>
    <style:style style:name="T1329" style:parent-style-name="Основнойшрифтабзаца" style:family="text">
      <style:text-properties fo:language="ru" fo:country="RU"/>
    </style:style>
    <style:style style:name="T1330" style:parent-style-name="Основнойшрифтабзаца" style:family="text">
      <style:text-properties fo:language="ru" fo:country="RU"/>
    </style:style>
    <style:style style:name="T1331" style:parent-style-name="Основнойшрифтабзаца" style:family="text">
      <style:text-properties fo:font-weight="bold" style:font-weight-asian="bold" style:font-weight-complex="bold"/>
    </style:style>
    <style:style style:name="T1332" style:parent-style-name="Основнойшрифтабзаца" style:family="text">
      <style:text-properties fo:language="ru" fo:country="RU"/>
    </style:style>
    <style:style style:name="T1333" style:parent-style-name="Основнойшрифтабзаца" style:family="text">
      <style:text-properties fo:language="ru" fo:country="RU"/>
    </style:style>
    <style:style style:name="T1334" style:parent-style-name="Основнойшрифтабзаца" style:family="text">
      <style:text-properties fo:language="ru" fo:country="RU"/>
    </style:style>
    <style:style style:name="T1335" style:parent-style-name="Основнойшрифтабзаца" style:family="text">
      <style:text-properties fo:language="ru" fo:country="RU"/>
    </style:style>
    <style:style style:name="T1336" style:parent-style-name="Основнойшрифтабзаца" style:family="text">
      <style:text-properties fo:language="ru" fo:country="RU"/>
    </style:style>
    <style:style style:name="T1337" style:parent-style-name="Основнойшрифтабзаца" style:family="text">
      <style:text-properties fo:language="ru" fo:country="RU"/>
    </style:style>
    <style:style style:name="T1338" style:parent-style-name="Основнойшрифтабзаца" style:family="text">
      <style:text-properties fo:language="ru" fo:country="RU"/>
    </style:style>
    <style:style style:name="T1339" style:parent-style-name="Основнойшрифтабзаца" style:family="text">
      <style:text-properties fo:language="ru" fo:country="RU"/>
    </style:style>
    <style:style style:name="T1340" style:parent-style-name="Основнойшрифтабзаца" style:family="text">
      <style:text-properties fo:language="ru" fo:country="RU"/>
    </style:style>
    <style:style style:name="T1341" style:parent-style-name="Основнойшрифтабзаца" style:family="text">
      <style:text-properties fo:font-weight="bold" style:font-weight-asian="bold" style:font-weight-complex="bold"/>
    </style:style>
    <style:style style:name="T1342" style:parent-style-name="Основнойшрифтабзаца" style:family="text">
      <style:text-properties fo:language="ru" fo:country="RU"/>
    </style:style>
    <style:style style:name="P1343" style:parent-style-name="Standard" style:family="paragraph">
      <style:text-properties fo:language="ru" fo:country="RU"/>
    </style:style>
    <style:style style:name="T1344" style:parent-style-name="Основнойшрифтабзаца" style:family="text">
      <style:text-properties fo:language="ru" fo:country="RU"/>
    </style:style>
    <style:style style:name="T1345" style:parent-style-name="Основнойшрифтабзаца" style:family="text">
      <style:text-properties fo:language="ru" fo:country="RU"/>
    </style:style>
    <style:style style:name="T1346" style:parent-style-name="Основнойшрифтабзаца" style:family="text">
      <style:text-properties fo:language="ru" fo:country="RU"/>
    </style:style>
    <style:style style:name="T1347" style:parent-style-name="Основнойшрифтабзаца" style:family="text">
      <style:text-properties fo:language="ru" fo:country="RU"/>
    </style:style>
    <style:style style:name="T1348" style:parent-style-name="Основнойшрифтабзаца" style:family="text">
      <style:text-properties fo:language="ru" fo:country="RU"/>
    </style:style>
    <style:style style:name="T1349" style:parent-style-name="Основнойшрифтабзаца" style:family="text">
      <style:text-properties fo:language="ru" fo:country="RU"/>
    </style:style>
    <style:style style:name="T1350" style:parent-style-name="Основнойшрифтабзаца" style:family="text">
      <style:text-properties fo:language="ru" fo:country="RU"/>
    </style:style>
    <style:style style:name="T1351" style:parent-style-name="Основнойшрифтабзаца" style:family="text">
      <style:text-properties fo:language="ru" fo:country="RU"/>
    </style:style>
    <style:style style:name="T1352" style:parent-style-name="Основнойшрифтабзаца" style:family="text">
      <style:text-properties fo:language="ru" fo:country="RU"/>
    </style:style>
    <style:style style:name="T1353" style:parent-style-name="Основнойшрифтабзаца" style:family="text">
      <style:text-properties fo:font-weight="bold" style:font-weight-asian="bold" style:font-weight-complex="bold"/>
    </style:style>
    <style:style style:name="T13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55" style:parent-style-name="Основнойшрифтабзаца" style:family="text">
      <style:text-properties fo:font-weight="bold" style:font-weight-asian="bold" style:font-weight-complex="bold"/>
    </style:style>
    <style:style style:name="T13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57" style:parent-style-name="Основнойшрифтабзаца" style:family="text">
      <style:text-properties fo:language="ru" fo:country="RU"/>
    </style:style>
    <style:style style:name="T1358" style:parent-style-name="Основнойшрифтабзаца" style:family="text">
      <style:text-properties fo:language="ru" fo:country="RU"/>
    </style:style>
    <style:style style:name="T1359" style:parent-style-name="Основнойшрифтабзаца" style:family="text">
      <style:text-properties fo:language="ru" fo:country="RU"/>
    </style:style>
    <style:style style:name="T1360" style:parent-style-name="Основнойшрифтабзаца" style:family="text">
      <style:text-properties fo:language="ru" fo:country="RU"/>
    </style:style>
    <style:style style:name="T1361" style:parent-style-name="Основнойшрифтабзаца" style:family="text">
      <style:text-properties fo:language="ru" fo:country="RU"/>
    </style:style>
    <style:style style:name="T1362" style:parent-style-name="Основнойшрифтабзаца" style:family="text">
      <style:text-properties fo:language="ru" fo:country="RU"/>
    </style:style>
    <style:style style:name="T1363" style:parent-style-name="Основнойшрифтабзаца" style:family="text">
      <style:text-properties fo:language="ru" fo:country="RU"/>
    </style:style>
    <style:style style:name="T1364" style:parent-style-name="Основнойшрифтабзаца" style:family="text">
      <style:text-properties fo:font-weight="bold" style:font-weight-asian="bold" style:font-weight-complex="bold"/>
    </style:style>
    <style:style style:name="T1365" style:parent-style-name="Основнойшрифтабзаца" style:family="text">
      <style:text-properties fo:font-weight="bold" style:font-weight-asian="bold" style:font-weight-complex="bold"/>
    </style:style>
    <style:style style:name="T1366" style:parent-style-name="Основнойшрифтабзаца" style:family="text">
      <style:text-properties fo:language="ru" fo:country="RU"/>
    </style:style>
    <style:style style:name="T1367" style:parent-style-name="Основнойшрифтабзаца" style:family="text">
      <style:text-properties fo:language="ru" fo:country="RU"/>
    </style:style>
    <style:style style:name="T1368" style:parent-style-name="Основнойшрифтабзаца" style:family="text">
      <style:text-properties fo:language="ru" fo:country="RU"/>
    </style:style>
    <style:style style:name="T1369" style:parent-style-name="Основнойшрифтабзаца" style:family="text">
      <style:text-properties fo:language="ru" fo:country="RU"/>
    </style:style>
    <style:style style:name="T1370" style:parent-style-name="Основнойшрифтабзаца" style:family="text">
      <style:text-properties fo:language="ru" fo:country="RU"/>
    </style:style>
    <style:style style:name="T1371" style:parent-style-name="Основнойшрифтабзаца" style:family="text">
      <style:text-properties fo:language="ru" fo:country="RU"/>
    </style:style>
    <style:style style:name="T1372" style:parent-style-name="Основнойшрифтабзаца" style:family="text">
      <style:text-properties fo:language="ru" fo:country="RU"/>
    </style:style>
    <style:style style:name="T1373" style:parent-style-name="Основнойшрифтабзаца" style:family="text">
      <style:text-properties fo:language="ru" fo:country="RU"/>
    </style:style>
    <style:style style:name="T1374" style:parent-style-name="Основнойшрифтабзаца" style:family="text">
      <style:text-properties fo:font-weight="bold" style:font-weight-asian="bold" style:font-weight-complex="bold"/>
    </style:style>
    <style:style style:name="T1375" style:parent-style-name="Основнойшрифтабзаца" style:family="text">
      <style:text-properties fo:language="ru" fo:country="RU"/>
    </style:style>
    <style:style style:name="T1376" style:parent-style-name="Основнойшрифтабзаца" style:family="text">
      <style:text-properties fo:language="ru" fo:country="RU"/>
    </style:style>
    <style:style style:name="T1377" style:parent-style-name="Основнойшрифтабзаца" style:family="text">
      <style:text-properties fo:language="ru" fo:country="RU"/>
    </style:style>
    <style:style style:name="T1378" style:parent-style-name="Основнойшрифтабзаца" style:family="text">
      <style:text-properties fo:language="ru" fo:country="RU"/>
    </style:style>
    <style:style style:name="T1379" style:parent-style-name="Основнойшрифтабзаца" style:family="text">
      <style:text-properties fo:language="ru" fo:country="RU"/>
    </style:style>
    <style:style style:name="T1380" style:parent-style-name="Основнойшрифтабзаца" style:family="text">
      <style:text-properties fo:language="ru" fo:country="RU"/>
    </style:style>
    <style:style style:name="T1381" style:parent-style-name="Основнойшрифтабзаца" style:family="text">
      <style:text-properties fo:language="ru" fo:country="RU"/>
    </style:style>
    <style:style style:name="P1382" style:parent-style-name="Standard" style:family="paragraph">
      <style:text-properties fo:language="ru" fo:country="RU"/>
    </style:style>
    <style:style style:name="T1383" style:parent-style-name="Основнойшрифтабзаца" style:family="text">
      <style:text-properties fo:language="ru" fo:country="RU"/>
    </style:style>
    <style:style style:name="T1384" style:parent-style-name="Основнойшрифтабзаца" style:family="text">
      <style:text-properties fo:language="ru" fo:country="RU"/>
    </style:style>
    <style:style style:name="T1385" style:parent-style-name="Основнойшрифтабзаца" style:family="text">
      <style:text-properties fo:font-weight="bold" style:font-weight-asian="bold" style:font-weight-complex="bold"/>
    </style:style>
    <style:style style:name="T1386" style:parent-style-name="Основнойшрифтабзаца" style:family="text">
      <style:text-properties fo:language="ru" fo:country="RU"/>
    </style:style>
    <style:style style:name="T1387" style:parent-style-name="Основнойшрифтабзаца" style:family="text">
      <style:text-properties fo:language="ru" fo:country="RU"/>
    </style:style>
    <style:style style:name="T1388" style:parent-style-name="Основнойшрифтабзаца" style:family="text">
      <style:text-properties fo:language="ru" fo:country="RU"/>
    </style:style>
    <style:style style:name="T1389" style:parent-style-name="Основнойшрифтабзаца" style:family="text">
      <style:text-properties fo:language="ru" fo:country="RU"/>
    </style:style>
    <style:style style:name="T1390" style:parent-style-name="Основнойшрифтабзаца" style:family="text">
      <style:text-properties fo:language="ru" fo:country="RU"/>
    </style:style>
    <style:style style:name="T1391" style:parent-style-name="Основнойшрифтабзаца" style:family="text">
      <style:text-properties fo:language="ru" fo:country="RU"/>
    </style:style>
    <style:style style:name="T1392" style:parent-style-name="Основнойшрифтабзаца" style:family="text">
      <style:text-properties fo:language="ru" fo:country="RU"/>
    </style:style>
    <style:style style:name="T1393" style:parent-style-name="Основнойшрифтабзаца" style:family="text">
      <style:text-properties fo:language="ru" fo:country="RU"/>
    </style:style>
    <style:style style:name="T1394" style:parent-style-name="Основнойшрифтабзаца" style:family="text">
      <style:text-properties fo:language="ru" fo:country="RU"/>
    </style:style>
    <style:style style:name="T1395" style:parent-style-name="Основнойшрифтабзаца" style:family="text">
      <style:text-properties fo:language="ru" fo:country="RU"/>
    </style:style>
    <style:style style:name="T1396" style:parent-style-name="Основнойшрифтабзаца" style:family="text">
      <style:text-properties fo:language="ru" fo:country="RU"/>
    </style:style>
    <style:style style:name="T1397" style:parent-style-name="Основнойшрифтабзаца" style:family="text">
      <style:text-properties fo:language="ru" fo:country="RU"/>
    </style:style>
    <style:style style:name="T1398" style:parent-style-name="Основнойшрифтабзаца" style:family="text">
      <style:text-properties fo:language="ru" fo:country="RU"/>
    </style:style>
    <style:style style:name="T1399" style:parent-style-name="Основнойшрифтабзаца" style:family="text">
      <style:text-properties fo:language="ru" fo:country="RU"/>
    </style:style>
    <style:style style:name="T1400" style:parent-style-name="Основнойшрифтабзаца" style:family="text">
      <style:text-properties fo:font-weight="bold" style:font-weight-asian="bold" style:font-weight-complex="bold"/>
    </style:style>
    <style:style style:name="T1401" style:parent-style-name="Основнойшрифтабзаца" style:family="text">
      <style:text-properties fo:font-weight="bold" style:font-weight-asian="bold" style:font-weight-complex="bold"/>
    </style:style>
    <style:style style:name="T1402" style:parent-style-name="Основнойшрифтабзаца" style:family="text">
      <style:text-properties fo:language="ru" fo:country="RU"/>
    </style:style>
    <style:style style:name="P1403" style:parent-style-name="Standard" style:family="paragraph">
      <style:text-properties fo:language="ru" fo:country="RU"/>
    </style:style>
    <style:style style:name="P1404" style:parent-style-name="Standard" style:family="paragraph">
      <style:text-properties fo:language="ru" fo:country="RU"/>
    </style:style>
    <style:style style:name="P1405" style:parent-style-name="Standard" style:family="paragraph">
      <style:text-properties fo:language="ru" fo:country="RU"/>
    </style:style>
    <style:style style:name="P1406" style:parent-style-name="Standard" style:family="paragraph">
      <style:text-properties fo:language="ru" fo:country="RU"/>
    </style:style>
    <style:style style:name="T1407" style:parent-style-name="Основнойшрифтабзаца" style:family="text">
      <style:text-properties fo:font-weight="bold" style:font-weight-asian="bold" style:font-weight-complex="bold"/>
    </style:style>
    <style:style style:name="T14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09" style:parent-style-name="Основнойшрифтабзаца" style:family="text">
      <style:text-properties fo:font-weight="bold" style:font-weight-asian="bold" style:font-weight-complex="bold"/>
    </style:style>
    <style:style style:name="T14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11" style:parent-style-name="Основнойшрифтабзаца" style:family="text">
      <style:text-properties fo:language="ru" fo:country="RU"/>
    </style:style>
    <style:style style:name="T1412" style:parent-style-name="Основнойшрифтабзаца" style:family="text">
      <style:text-properties fo:language="ru" fo:country="RU"/>
    </style:style>
    <style:style style:name="T1413" style:parent-style-name="Основнойшрифтабзаца" style:family="text">
      <style:text-properties fo:language="ru" fo:country="RU"/>
    </style:style>
    <style:style style:name="T1414" style:parent-style-name="Основнойшрифтабзаца" style:family="text">
      <style:text-properties fo:language="ru" fo:country="RU"/>
    </style:style>
    <style:style style:name="T1415" style:parent-style-name="Основнойшрифтабзаца" style:family="text">
      <style:text-properties fo:language="ru" fo:country="RU"/>
    </style:style>
    <style:style style:name="T1416" style:parent-style-name="Основнойшрифтабзаца" style:family="text">
      <style:text-properties fo:language="ru" fo:country="RU"/>
    </style:style>
    <style:style style:name="T1417" style:parent-style-name="Основнойшрифтабзаца" style:family="text">
      <style:text-properties fo:language="ru" fo:country="RU"/>
    </style:style>
    <style:style style:name="T1418" style:parent-style-name="Основнойшрифтабзаца" style:family="text">
      <style:text-properties fo:language="ru" fo:country="RU"/>
    </style:style>
    <style:style style:name="T1419" style:parent-style-name="Основнойшрифтабзаца" style:family="text">
      <style:text-properties fo:font-weight="bold" style:font-weight-asian="bold" style:font-weight-complex="bold"/>
    </style:style>
    <style:style style:name="T1420" style:parent-style-name="Основнойшрифтабзаца" style:family="text">
      <style:text-properties fo:language="ru" fo:country="RU"/>
    </style:style>
    <style:style style:name="T1421" style:parent-style-name="Основнойшрифтабзаца" style:family="text">
      <style:text-properties fo:language="ru" fo:country="RU"/>
    </style:style>
    <style:style style:name="T1422" style:parent-style-name="Основнойшрифтабзаца" style:family="text">
      <style:text-properties fo:language="ru" fo:country="RU"/>
    </style:style>
    <style:style style:name="T1423" style:parent-style-name="Основнойшрифтабзаца" style:family="text">
      <style:text-properties fo:language="ru" fo:country="RU"/>
    </style:style>
    <style:style style:name="T1424" style:parent-style-name="Основнойшрифтабзаца" style:family="text">
      <style:text-properties fo:language="ru" fo:country="RU"/>
    </style:style>
    <style:style style:name="T1425" style:parent-style-name="Основнойшрифтабзаца" style:family="text">
      <style:text-properties fo:language="ru" fo:country="RU"/>
    </style:style>
    <style:style style:name="T1426" style:parent-style-name="Основнойшрифтабзаца" style:family="text">
      <style:text-properties fo:language="ru" fo:country="RU"/>
    </style:style>
    <style:style style:name="T1427" style:parent-style-name="Основнойшрифтабзаца" style:family="text">
      <style:text-properties fo:language="ru" fo:country="RU"/>
    </style:style>
    <style:style style:name="T1428" style:parent-style-name="Основнойшрифтабзаца" style:family="text">
      <style:text-properties fo:font-weight="bold" style:font-weight-asian="bold" style:font-weight-complex="bold"/>
    </style:style>
    <style:style style:name="T1429" style:parent-style-name="Основнойшрифтабзаца" style:family="text">
      <style:text-properties fo:language="ru" fo:country="RU"/>
    </style:style>
    <style:style style:name="T1430" style:parent-style-name="Основнойшрифтабзаца" style:family="text">
      <style:text-properties fo:language="ru" fo:country="RU"/>
    </style:style>
    <style:style style:name="T1431" style:parent-style-name="Основнойшрифтабзаца" style:family="text">
      <style:text-properties fo:language="ru" fo:country="RU"/>
    </style:style>
    <style:style style:name="T1432" style:parent-style-name="Основнойшрифтабзаца" style:family="text">
      <style:text-properties fo:language="ru" fo:country="RU"/>
    </style:style>
    <style:style style:name="T1433" style:parent-style-name="Основнойшрифтабзаца" style:family="text">
      <style:text-properties fo:language="ru" fo:country="RU"/>
    </style:style>
    <style:style style:name="T1434" style:parent-style-name="Основнойшрифтабзаца" style:family="text">
      <style:text-properties fo:language="ru" fo:country="RU"/>
    </style:style>
    <style:style style:name="T1435" style:parent-style-name="Основнойшрифтабзаца" style:family="text">
      <style:text-properties fo:language="ru" fo:country="RU"/>
    </style:style>
    <style:style style:name="P1436" style:parent-style-name="Standard" style:family="paragraph">
      <style:text-properties fo:language="ru" fo:country="RU"/>
    </style:style>
    <style:style style:name="T1437" style:parent-style-name="Основнойшрифтабзаца" style:family="text">
      <style:text-properties fo:language="ru" fo:country="RU"/>
    </style:style>
    <style:style style:name="T1438" style:parent-style-name="Основнойшрифтабзаца" style:family="text">
      <style:text-properties fo:language="ru" fo:country="RU"/>
    </style:style>
    <style:style style:name="T1439" style:parent-style-name="Основнойшрифтабзаца" style:family="text">
      <style:text-properties fo:font-weight="bold" style:font-weight-asian="bold" style:font-weight-complex="bold"/>
    </style:style>
    <style:style style:name="T1440" style:parent-style-name="Основнойшрифтабзаца" style:family="text">
      <style:text-properties fo:language="ru" fo:country="RU"/>
    </style:style>
    <style:style style:name="T1441" style:parent-style-name="Основнойшрифтабзаца" style:family="text">
      <style:text-properties fo:language="ru" fo:country="RU"/>
    </style:style>
    <style:style style:name="T1442" style:parent-style-name="Основнойшрифтабзаца" style:family="text">
      <style:text-properties fo:language="ru" fo:country="RU"/>
    </style:style>
    <style:style style:name="T1443" style:parent-style-name="Основнойшрифтабзаца" style:family="text">
      <style:text-properties fo:language="ru" fo:country="RU"/>
    </style:style>
    <style:style style:name="T1444" style:parent-style-name="Основнойшрифтабзаца" style:family="text">
      <style:text-properties fo:language="ru" fo:country="RU"/>
    </style:style>
    <style:style style:name="T1445" style:parent-style-name="Основнойшрифтабзаца" style:family="text">
      <style:text-properties fo:language="ru" fo:country="RU"/>
    </style:style>
    <style:style style:name="T1446" style:parent-style-name="Основнойшрифтабзаца" style:family="text">
      <style:text-properties fo:language="ru" fo:country="RU"/>
    </style:style>
    <style:style style:name="T1447" style:parent-style-name="Основнойшрифтабзаца" style:family="text">
      <style:text-properties fo:language="ru" fo:country="RU"/>
    </style:style>
    <style:style style:name="T1448" style:parent-style-name="Основнойшрифтабзаца" style:family="text">
      <style:text-properties fo:language="ru" fo:country="RU"/>
    </style:style>
    <style:style style:name="T1449" style:parent-style-name="Основнойшрифтабзаца" style:family="text">
      <style:text-properties fo:language="ru" fo:country="RU"/>
    </style:style>
    <style:style style:name="T1450" style:parent-style-name="Основнойшрифтабзаца" style:family="text">
      <style:text-properties fo:font-weight="bold" style:font-weight-asian="bold" style:font-weight-complex="bold"/>
    </style:style>
    <style:style style:name="T1451" style:parent-style-name="Основнойшрифтабзаца" style:family="text">
      <style:text-properties fo:language="ru" fo:country="RU"/>
    </style:style>
    <style:style style:name="P1452" style:parent-style-name="Standard" style:family="paragraph">
      <style:text-properties fo:language="ru" fo:country="RU"/>
    </style:style>
    <style:style style:name="P1453" style:parent-style-name="Standard" style:family="paragraph">
      <style:text-properties fo:language="ru" fo:country="RU"/>
    </style:style>
    <style:style style:name="P1454" style:parent-style-name="Standard" style:family="paragraph">
      <style:text-properties fo:language="ru" fo:country="RU"/>
    </style:style>
    <style:style style:name="P1455" style:parent-style-name="Standard" style:family="paragraph">
      <style:text-properties fo:language="ru" fo:country="RU"/>
    </style:style>
    <style:style style:name="T1456" style:parent-style-name="Основнойшрифтабзаца" style:family="text">
      <style:text-properties fo:font-weight="bold" style:font-weight-asian="bold" style:font-weight-complex="bold"/>
    </style:style>
    <style:style style:name="T14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58" style:parent-style-name="Основнойшрифтабзаца" style:family="text">
      <style:text-properties fo:font-weight="bold" style:font-weight-asian="bold" style:font-weight-complex="bold"/>
    </style:style>
    <style:style style:name="T1459" style:parent-style-name="Основнойшрифтабзаца" style:family="text">
      <style:text-properties fo:font-weight="bold" style:font-weight-asian="bold" style:font-weight-complex="bold"/>
    </style:style>
    <style:style style:name="T14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61" style:parent-style-name="Основнойшрифтабзаца" style:family="text">
      <style:text-properties fo:language="ru" fo:country="RU"/>
    </style:style>
    <style:style style:name="T1462" style:parent-style-name="Основнойшрифтабзаца" style:family="text">
      <style:text-properties fo:language="ru" fo:country="RU"/>
    </style:style>
    <style:style style:name="T1463" style:parent-style-name="Основнойшрифтабзаца" style:family="text">
      <style:text-properties fo:language="ru" fo:country="RU"/>
    </style:style>
    <style:style style:name="T1464" style:parent-style-name="Основнойшрифтабзаца" style:family="text">
      <style:text-properties fo:language="ru" fo:country="RU"/>
    </style:style>
    <style:style style:name="T1465" style:parent-style-name="Основнойшрифтабзаца" style:family="text">
      <style:text-properties fo:language="ru" fo:country="RU"/>
    </style:style>
    <style:style style:name="T1466" style:parent-style-name="Основнойшрифтабзаца" style:family="text">
      <style:text-properties fo:language="ru" fo:country="RU"/>
    </style:style>
    <style:style style:name="T1467" style:parent-style-name="Основнойшрифтабзаца" style:family="text">
      <style:text-properties fo:language="ru" fo:country="RU"/>
    </style:style>
    <style:style style:name="T1468" style:parent-style-name="Основнойшрифтабзаца" style:family="text">
      <style:text-properties fo:font-weight="bold" style:font-weight-asian="bold" style:font-weight-complex="bold"/>
    </style:style>
    <style:style style:name="T1469" style:parent-style-name="Основнойшрифтабзаца" style:family="text">
      <style:text-properties fo:language="ru" fo:country="RU"/>
    </style:style>
    <style:style style:name="T1470" style:parent-style-name="Основнойшрифтабзаца" style:family="text">
      <style:text-properties fo:language="ru" fo:country="RU"/>
    </style:style>
    <style:style style:name="T1471" style:parent-style-name="Основнойшрифтабзаца" style:family="text">
      <style:text-properties fo:language="ru" fo:country="RU"/>
    </style:style>
    <style:style style:name="T1472" style:parent-style-name="Основнойшрифтабзаца" style:family="text">
      <style:text-properties fo:language="ru" fo:country="RU"/>
    </style:style>
    <style:style style:name="T1473" style:parent-style-name="Основнойшрифтабзаца" style:family="text">
      <style:text-properties fo:language="ru" fo:country="RU"/>
    </style:style>
    <style:style style:name="T1474" style:parent-style-name="Основнойшрифтабзаца" style:family="text">
      <style:text-properties fo:language="ru" fo:country="RU"/>
    </style:style>
    <style:style style:name="T1475" style:parent-style-name="Основнойшрифтабзаца" style:family="text">
      <style:text-properties fo:language="ru" fo:country="RU"/>
    </style:style>
    <style:style style:name="T1476" style:parent-style-name="Основнойшрифтабзаца" style:family="text">
      <style:text-properties fo:language="ru" fo:country="RU"/>
    </style:style>
    <style:style style:name="T1477" style:parent-style-name="Основнойшрифтабзаца" style:family="text">
      <style:text-properties fo:font-weight="bold" style:font-weight-asian="bold" style:font-weight-complex="bold"/>
    </style:style>
    <style:style style:name="T1478" style:parent-style-name="Основнойшрифтабзаца" style:family="text">
      <style:text-properties fo:language="ru" fo:country="RU"/>
    </style:style>
    <style:style style:name="T1479" style:parent-style-name="Основнойшрифтабзаца" style:family="text">
      <style:text-properties fo:language="ru" fo:country="RU"/>
    </style:style>
    <style:style style:name="T1480" style:parent-style-name="Основнойшрифтабзаца" style:family="text">
      <style:text-properties fo:language="ru" fo:country="RU"/>
    </style:style>
    <style:style style:name="T1481" style:parent-style-name="Основнойшрифтабзаца" style:family="text">
      <style:text-properties fo:language="ru" fo:country="RU"/>
    </style:style>
    <style:style style:name="T1482" style:parent-style-name="Основнойшрифтабзаца" style:family="text">
      <style:text-properties fo:language="ru" fo:country="RU"/>
    </style:style>
    <style:style style:name="T1483" style:parent-style-name="Основнойшрифтабзаца" style:family="text">
      <style:text-properties fo:language="ru" fo:country="RU"/>
    </style:style>
    <style:style style:name="T1484" style:parent-style-name="Основнойшрифтабзаца" style:family="text">
      <style:text-properties fo:language="ru" fo:country="RU"/>
    </style:style>
    <style:style style:name="P1485" style:parent-style-name="Standard" style:family="paragraph">
      <style:text-properties fo:language="ru" fo:country="RU"/>
    </style:style>
    <style:style style:name="T1486" style:parent-style-name="Основнойшрифтабзаца" style:family="text">
      <style:text-properties fo:language="ru" fo:country="RU"/>
    </style:style>
    <style:style style:name="T1487" style:parent-style-name="Основнойшрифтабзаца" style:family="text">
      <style:text-properties fo:language="ru" fo:country="RU"/>
    </style:style>
    <style:style style:name="T1488" style:parent-style-name="Основнойшрифтабзаца" style:family="text">
      <style:text-properties fo:font-weight="bold" style:font-weight-asian="bold" style:font-weight-complex="bold"/>
    </style:style>
    <style:style style:name="T1489" style:parent-style-name="Основнойшрифтабзаца" style:family="text">
      <style:text-properties fo:language="ru" fo:country="RU"/>
    </style:style>
    <style:style style:name="T1490" style:parent-style-name="Основнойшрифтабзаца" style:family="text">
      <style:text-properties fo:language="ru" fo:country="RU"/>
    </style:style>
    <style:style style:name="T1491" style:parent-style-name="Основнойшрифтабзаца" style:family="text">
      <style:text-properties fo:language="ru" fo:country="RU"/>
    </style:style>
    <style:style style:name="T1492" style:parent-style-name="Основнойшрифтабзаца" style:family="text">
      <style:text-properties fo:language="ru" fo:country="RU"/>
    </style:style>
    <style:style style:name="T1493" style:parent-style-name="Основнойшрифтабзаца" style:family="text">
      <style:text-properties fo:language="ru" fo:country="RU"/>
    </style:style>
    <style:style style:name="T1494" style:parent-style-name="Основнойшрифтабзаца" style:family="text">
      <style:text-properties fo:language="ru" fo:country="RU"/>
    </style:style>
    <style:style style:name="T1495" style:parent-style-name="Основнойшрифтабзаца" style:family="text">
      <style:text-properties fo:language="ru" fo:country="RU"/>
    </style:style>
    <style:style style:name="T1496" style:parent-style-name="Основнойшрифтабзаца" style:family="text">
      <style:text-properties fo:language="ru" fo:country="RU"/>
    </style:style>
    <style:style style:name="T1497" style:parent-style-name="Основнойшрифтабзаца" style:family="text">
      <style:text-properties fo:language="ru" fo:country="RU"/>
    </style:style>
    <style:style style:name="T1498" style:parent-style-name="Основнойшрифтабзаца" style:family="text">
      <style:text-properties fo:language="ru" fo:country="RU"/>
    </style:style>
    <style:style style:name="T1499" style:parent-style-name="Основнойшрифтабзаца" style:family="text">
      <style:text-properties fo:language="ru" fo:country="RU"/>
    </style:style>
    <style:style style:name="T1500" style:parent-style-name="Основнойшрифтабзаца" style:family="text">
      <style:text-properties fo:language="ru" fo:country="RU"/>
    </style:style>
    <style:style style:name="T1501" style:parent-style-name="Основнойшрифтабзаца" style:family="text">
      <style:text-properties fo:language="ru" fo:country="RU"/>
    </style:style>
    <style:style style:name="T1502" style:parent-style-name="Основнойшрифтабзаца" style:family="text">
      <style:text-properties fo:language="ru" fo:country="RU"/>
    </style:style>
    <style:style style:name="T1503" style:parent-style-name="Основнойшрифтабзаца" style:family="text">
      <style:text-properties fo:font-weight="bold" style:font-weight-asian="bold" style:font-weight-complex="bold"/>
    </style:style>
    <style:style style:name="T1504" style:parent-style-name="Основнойшрифтабзаца" style:family="text">
      <style:text-properties fo:language="ru" fo:country="RU"/>
    </style:style>
    <style:style style:name="P1505" style:parent-style-name="Standard" style:family="paragraph">
      <style:text-properties fo:language="ru" fo:country="RU"/>
    </style:style>
    <style:style style:name="P1506" style:parent-style-name="Standard" style:family="paragraph">
      <style:text-properties fo:language="ru" fo:country="RU"/>
    </style:style>
    <style:style style:name="P1507" style:parent-style-name="Standard" style:family="paragraph">
      <style:text-properties fo:language="ru" fo:country="RU"/>
    </style:style>
    <style:style style:name="P1508" style:parent-style-name="Standard" style:family="paragraph">
      <style:text-properties fo:language="ru" fo:country="RU"/>
    </style:style>
    <style:style style:name="P1509" style:parent-style-name="Standard" style:family="paragraph">
      <style:text-properties fo:language="ru" fo:country="RU"/>
    </style:style>
    <style:style style:name="P1510" style:parent-style-name="Standard" style:family="paragraph">
      <style:text-properties fo:language="ru" fo:country="RU"/>
    </style:style>
    <style:style style:name="P1511" style:parent-style-name="Standard" style:family="paragraph">
      <style:text-properties fo:language="ru" fo:country="RU"/>
    </style:style>
    <style:style style:name="T1512" style:parent-style-name="Основнойшрифтабзаца" style:family="text">
      <style:text-properties fo:font-weight="bold" style:font-weight-asian="bold" style:font-weight-complex="bold"/>
    </style:style>
    <style:style style:name="T15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14" style:parent-style-name="Основнойшрифтабзаца" style:family="text">
      <style:text-properties fo:font-weight="bold" style:font-weight-asian="bold" style:font-weight-complex="bold"/>
    </style:style>
    <style:style style:name="T15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16" style:parent-style-name="Основнойшрифтабзаца" style:family="text">
      <style:text-properties fo:language="ru" fo:country="RU"/>
    </style:style>
    <style:style style:name="T1517" style:parent-style-name="Основнойшрифтабзаца" style:family="text">
      <style:text-properties fo:language="ru" fo:country="RU"/>
    </style:style>
    <style:style style:name="T1518" style:parent-style-name="Основнойшрифтабзаца" style:family="text">
      <style:text-properties fo:language="ru" fo:country="RU"/>
    </style:style>
    <style:style style:name="T1519" style:parent-style-name="Основнойшрифтабзаца" style:family="text">
      <style:text-properties fo:language="ru" fo:country="RU"/>
    </style:style>
    <style:style style:name="T1520" style:parent-style-name="Основнойшрифтабзаца" style:family="text">
      <style:text-properties fo:language="ru" fo:country="RU"/>
    </style:style>
    <style:style style:name="T1521" style:parent-style-name="Основнойшрифтабзаца" style:family="text">
      <style:text-properties fo:language="ru" fo:country="RU"/>
    </style:style>
    <style:style style:name="T1522" style:parent-style-name="Основнойшрифтабзаца" style:family="text">
      <style:text-properties fo:language="ru" fo:country="RU"/>
    </style:style>
    <style:style style:name="T1523" style:parent-style-name="Основнойшрифтабзаца" style:family="text">
      <style:text-properties fo:font-weight="bold" style:font-weight-asian="bold" style:font-weight-complex="bold"/>
    </style:style>
    <style:style style:name="T1524" style:parent-style-name="Основнойшрифтабзаца" style:family="text">
      <style:text-properties fo:language="ru" fo:country="RU"/>
    </style:style>
    <style:style style:name="T1525" style:parent-style-name="Основнойшрифтабзаца" style:family="text">
      <style:text-properties fo:language="ru" fo:country="RU"/>
    </style:style>
    <style:style style:name="T1526" style:parent-style-name="Основнойшрифтабзаца" style:family="text">
      <style:text-properties fo:language="ru" fo:country="RU"/>
    </style:style>
    <style:style style:name="T1527" style:parent-style-name="Основнойшрифтабзаца" style:family="text">
      <style:text-properties fo:language="ru" fo:country="RU"/>
    </style:style>
    <style:style style:name="T1528" style:parent-style-name="Основнойшрифтабзаца" style:family="text">
      <style:text-properties fo:language="ru" fo:country="RU"/>
    </style:style>
    <style:style style:name="T1529" style:parent-style-name="Основнойшрифтабзаца" style:family="text">
      <style:text-properties fo:language="ru" fo:country="RU"/>
    </style:style>
    <style:style style:name="T1530" style:parent-style-name="Основнойшрифтабзаца" style:family="text">
      <style:text-properties fo:language="ru" fo:country="RU"/>
    </style:style>
    <style:style style:name="T1531" style:parent-style-name="Основнойшрифтабзаца" style:family="text">
      <style:text-properties fo:language="ru" fo:country="RU"/>
    </style:style>
    <style:style style:name="T1532" style:parent-style-name="Основнойшрифтабзаца" style:family="text">
      <style:text-properties fo:font-weight="bold" style:font-weight-asian="bold" style:font-weight-complex="bold"/>
    </style:style>
    <style:style style:name="T1533" style:parent-style-name="Основнойшрифтабзаца" style:family="text">
      <style:text-properties fo:font-weight="bold" style:font-weight-asian="bold" style:font-weight-complex="bold"/>
    </style:style>
    <style:style style:name="T1534" style:parent-style-name="Основнойшрифтабзаца" style:family="text">
      <style:text-properties fo:language="ru" fo:country="RU"/>
    </style:style>
    <style:style style:name="T1535" style:parent-style-name="Основнойшрифтабзаца" style:family="text">
      <style:text-properties fo:language="ru" fo:country="RU"/>
    </style:style>
    <style:style style:name="T1536" style:parent-style-name="Основнойшрифтабзаца" style:family="text">
      <style:text-properties fo:language="ru" fo:country="RU"/>
    </style:style>
    <style:style style:name="T1537" style:parent-style-name="Основнойшрифтабзаца" style:family="text">
      <style:text-properties fo:language="ru" fo:country="RU"/>
    </style:style>
    <style:style style:name="T1538" style:parent-style-name="Основнойшрифтабзаца" style:family="text">
      <style:text-properties fo:language="ru" fo:country="RU"/>
    </style:style>
    <style:style style:name="T1539" style:parent-style-name="Основнойшрифтабзаца" style:family="text">
      <style:text-properties fo:language="ru" fo:country="RU"/>
    </style:style>
    <style:style style:name="T1540" style:parent-style-name="Основнойшрифтабзаца" style:family="text">
      <style:text-properties fo:language="ru" fo:country="RU"/>
    </style:style>
    <style:style style:name="P1541" style:parent-style-name="Standard" style:family="paragraph">
      <style:text-properties fo:language="ru" fo:country="RU"/>
    </style:style>
    <style:style style:name="T1542" style:parent-style-name="Основнойшрифтабзаца" style:family="text">
      <style:text-properties fo:language="ru" fo:country="RU"/>
    </style:style>
    <style:style style:name="T1543" style:parent-style-name="Основнойшрифтабзаца" style:family="text">
      <style:text-properties fo:language="ru" fo:country="RU"/>
    </style:style>
    <style:style style:name="T1544" style:parent-style-name="Основнойшрифтабзаца" style:family="text">
      <style:text-properties fo:font-weight="bold" style:font-weight-asian="bold" style:font-weight-complex="bold"/>
    </style:style>
    <style:style style:name="T1545" style:parent-style-name="Основнойшрифтабзаца" style:family="text">
      <style:text-properties fo:language="ru" fo:country="RU"/>
    </style:style>
    <style:style style:name="T1546" style:parent-style-name="Основнойшрифтабзаца" style:family="text">
      <style:text-properties fo:language="ru" fo:country="RU"/>
    </style:style>
    <style:style style:name="T1547" style:parent-style-name="Основнойшрифтабзаца" style:family="text">
      <style:text-properties fo:language="ru" fo:country="RU"/>
    </style:style>
    <style:style style:name="T1548" style:parent-style-name="Основнойшрифтабзаца" style:family="text">
      <style:text-properties fo:language="ru" fo:country="RU"/>
    </style:style>
    <style:style style:name="T1549" style:parent-style-name="Основнойшрифтабзаца" style:family="text">
      <style:text-properties fo:language="ru" fo:country="RU"/>
    </style:style>
    <style:style style:name="T1550" style:parent-style-name="Основнойшрифтабзаца" style:family="text">
      <style:text-properties fo:language="ru" fo:country="RU"/>
    </style:style>
    <style:style style:name="T1551" style:parent-style-name="Основнойшрифтабзаца" style:family="text">
      <style:text-properties fo:language="ru" fo:country="RU"/>
    </style:style>
    <style:style style:name="T1552" style:parent-style-name="Основнойшрифтабзаца" style:family="text">
      <style:text-properties fo:language="ru" fo:country="RU"/>
    </style:style>
    <style:style style:name="T1553" style:parent-style-name="Основнойшрифтабзаца" style:family="text">
      <style:text-properties fo:language="ru" fo:country="RU"/>
    </style:style>
    <style:style style:name="T1554" style:parent-style-name="Основнойшрифтабзаца" style:family="text">
      <style:text-properties fo:font-weight="bold" style:font-weight-asian="bold" style:font-weight-complex="bold"/>
    </style:style>
    <style:style style:name="T1555" style:parent-style-name="Основнойшрифтабзаца" style:family="text">
      <style:text-properties fo:language="ru" fo:country="RU"/>
    </style:style>
    <style:style style:name="P1556" style:parent-style-name="Standard" style:family="paragraph">
      <style:text-properties fo:language="ru" fo:country="RU"/>
    </style:style>
    <style:style style:name="P1557" style:parent-style-name="Standard" style:family="paragraph">
      <style:text-properties fo:language="ru" fo:country="RU"/>
    </style:style>
    <style:style style:name="P1558" style:parent-style-name="Standard" style:family="paragraph">
      <style:text-properties fo:language="ru" fo:country="RU"/>
    </style:style>
    <style:style style:name="P1559" style:parent-style-name="Standard" style:family="paragraph">
      <style:text-properties fo:language="ru" fo:country="RU"/>
    </style:style>
    <style:style style:name="T1560" style:parent-style-name="Основнойшрифтабзаца" style:family="text">
      <style:text-properties fo:font-weight="bold" style:font-weight-asian="bold" style:font-weight-complex="bold"/>
    </style:style>
    <style:style style:name="T15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62" style:parent-style-name="Основнойшрифтабзаца" style:family="text">
      <style:text-properties fo:font-weight="bold" style:font-weight-asian="bold" style:font-weight-complex="bold"/>
    </style:style>
    <style:style style:name="T15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64" style:parent-style-name="Основнойшрифтабзаца" style:family="text">
      <style:text-properties fo:language="ru" fo:country="RU"/>
    </style:style>
    <style:style style:name="T1565" style:parent-style-name="Основнойшрифтабзаца" style:family="text">
      <style:text-properties fo:language="ru" fo:country="RU"/>
    </style:style>
    <style:style style:name="T1566" style:parent-style-name="Основнойшрифтабзаца" style:family="text">
      <style:text-properties fo:language="ru" fo:country="RU"/>
    </style:style>
    <style:style style:name="T1567" style:parent-style-name="Основнойшрифтабзаца" style:family="text">
      <style:text-properties fo:language="ru" fo:country="RU"/>
    </style:style>
    <style:style style:name="T1568" style:parent-style-name="Основнойшрифтабзаца" style:family="text">
      <style:text-properties fo:language="ru" fo:country="RU"/>
    </style:style>
    <style:style style:name="T1569" style:parent-style-name="Основнойшрифтабзаца" style:family="text">
      <style:text-properties fo:language="ru" fo:country="RU"/>
    </style:style>
    <style:style style:name="T1570" style:parent-style-name="Основнойшрифтабзаца" style:family="text">
      <style:text-properties fo:language="ru" fo:country="RU"/>
    </style:style>
    <style:style style:name="T1571" style:parent-style-name="Основнойшрифтабзаца" style:family="text">
      <style:text-properties fo:font-weight="bold" style:font-weight-asian="bold" style:font-weight-complex="bold"/>
    </style:style>
    <style:style style:name="T1572" style:parent-style-name="Основнойшрифтабзаца" style:family="text">
      <style:text-properties fo:language="ru" fo:country="RU"/>
    </style:style>
    <style:style style:name="T1573" style:parent-style-name="Основнойшрифтабзаца" style:family="text">
      <style:text-properties fo:language="ru" fo:country="RU"/>
    </style:style>
    <style:style style:name="T1574" style:parent-style-name="Основнойшрифтабзаца" style:family="text">
      <style:text-properties fo:language="ru" fo:country="RU"/>
    </style:style>
    <style:style style:name="T1575" style:parent-style-name="Основнойшрифтабзаца" style:family="text">
      <style:text-properties fo:language="ru" fo:country="RU"/>
    </style:style>
    <style:style style:name="T1576" style:parent-style-name="Основнойшрифтабзаца" style:family="text">
      <style:text-properties fo:language="ru" fo:country="RU"/>
    </style:style>
    <style:style style:name="T1577" style:parent-style-name="Основнойшрифтабзаца" style:family="text">
      <style:text-properties fo:language="ru" fo:country="RU"/>
    </style:style>
    <style:style style:name="T1578" style:parent-style-name="Основнойшрифтабзаца" style:family="text">
      <style:text-properties fo:language="ru" fo:country="RU"/>
    </style:style>
    <style:style style:name="T1579" style:parent-style-name="Основнойшрифтабзаца" style:family="text">
      <style:text-properties fo:language="ru" fo:country="RU"/>
    </style:style>
    <style:style style:name="T1580" style:parent-style-name="Основнойшрифтабзаца" style:family="text">
      <style:text-properties fo:language="ru" fo:country="RU"/>
    </style:style>
    <style:style style:name="T1581" style:parent-style-name="Основнойшрифтабзаца" style:family="text">
      <style:text-properties fo:font-weight="bold" style:font-weight-asian="bold" style:font-weight-complex="bold"/>
    </style:style>
    <style:style style:name="T1582" style:parent-style-name="Основнойшрифтабзаца" style:family="text">
      <style:text-properties fo:language="ru" fo:country="RU"/>
    </style:style>
    <style:style style:name="T1583" style:parent-style-name="Основнойшрифтабзаца" style:family="text">
      <style:text-properties fo:language="ru" fo:country="RU"/>
    </style:style>
    <style:style style:name="T1584" style:parent-style-name="Основнойшрифтабзаца" style:family="text">
      <style:text-properties fo:language="ru" fo:country="RU"/>
    </style:style>
    <style:style style:name="T1585" style:parent-style-name="Основнойшрифтабзаца" style:family="text">
      <style:text-properties fo:language="ru" fo:country="RU"/>
    </style:style>
    <style:style style:name="T1586" style:parent-style-name="Основнойшрифтабзаца" style:family="text">
      <style:text-properties fo:language="ru" fo:country="RU"/>
    </style:style>
    <style:style style:name="T1587" style:parent-style-name="Основнойшрифтабзаца" style:family="text">
      <style:text-properties fo:language="ru" fo:country="RU"/>
    </style:style>
    <style:style style:name="T1588" style:parent-style-name="Основнойшрифтабзаца" style:family="text">
      <style:text-properties fo:language="ru" fo:country="RU"/>
    </style:style>
    <style:style style:name="P1589" style:parent-style-name="Standard" style:family="paragraph">
      <style:text-properties fo:language="ru" fo:country="RU"/>
    </style:style>
    <style:style style:name="T1590" style:parent-style-name="Основнойшрифтабзаца" style:family="text">
      <style:text-properties fo:language="ru" fo:country="RU"/>
    </style:style>
    <style:style style:name="T1591" style:parent-style-name="Основнойшрифтабзаца" style:family="text">
      <style:text-properties fo:language="ru" fo:country="RU"/>
    </style:style>
    <style:style style:name="T1592" style:parent-style-name="Основнойшрифтабзаца" style:family="text">
      <style:text-properties fo:font-weight="bold" style:font-weight-asian="bold" style:font-weight-complex="bold"/>
    </style:style>
    <style:style style:name="T1593" style:parent-style-name="Основнойшрифтабзаца" style:family="text">
      <style:text-properties fo:language="ru" fo:country="RU"/>
    </style:style>
    <style:style style:name="T1594" style:parent-style-name="Основнойшрифтабзаца" style:family="text">
      <style:text-properties fo:language="ru" fo:country="RU"/>
    </style:style>
    <style:style style:name="T1595" style:parent-style-name="Основнойшрифтабзаца" style:family="text">
      <style:text-properties fo:language="ru" fo:country="RU"/>
    </style:style>
    <style:style style:name="T1596" style:parent-style-name="Основнойшрифтабзаца" style:family="text">
      <style:text-properties fo:language="ru" fo:country="RU"/>
    </style:style>
    <style:style style:name="T1597" style:parent-style-name="Основнойшрифтабзаца" style:family="text">
      <style:text-properties fo:language="ru" fo:country="RU"/>
    </style:style>
    <style:style style:name="T1598" style:parent-style-name="Основнойшрифтабзаца" style:family="text">
      <style:text-properties fo:language="ru" fo:country="RU"/>
    </style:style>
    <style:style style:name="T1599" style:parent-style-name="Основнойшрифтабзаца" style:family="text">
      <style:text-properties fo:language="ru" fo:country="RU"/>
    </style:style>
    <style:style style:name="T1600" style:parent-style-name="Основнойшрифтабзаца" style:family="text">
      <style:text-properties fo:language="ru" fo:country="RU"/>
    </style:style>
    <style:style style:name="T1601" style:parent-style-name="Основнойшрифтабзаца" style:family="text">
      <style:text-properties fo:language="ru" fo:country="RU"/>
    </style:style>
    <style:style style:name="T1602" style:parent-style-name="Основнойшрифтабзаца" style:family="text">
      <style:text-properties fo:language="ru" fo:country="RU"/>
    </style:style>
    <style:style style:name="T1603" style:parent-style-name="Основнойшрифтабзаца" style:family="text">
      <style:text-properties fo:language="ru" fo:country="RU"/>
    </style:style>
    <style:style style:name="T1604" style:parent-style-name="Основнойшрифтабзаца" style:family="text">
      <style:text-properties fo:language="ru" fo:country="RU"/>
    </style:style>
    <style:style style:name="T1605" style:parent-style-name="Основнойшрифтабзаца" style:family="text">
      <style:text-properties fo:language="ru" fo:country="RU"/>
    </style:style>
    <style:style style:name="T1606" style:parent-style-name="Основнойшрифтабзаца" style:family="text">
      <style:text-properties fo:language="ru" fo:country="RU"/>
    </style:style>
    <style:style style:name="T1607" style:parent-style-name="Основнойшрифтабзаца" style:family="text">
      <style:text-properties fo:font-weight="bold" style:font-weight-asian="bold" style:font-weight-complex="bold"/>
    </style:style>
    <style:style style:name="T1608" style:parent-style-name="Основнойшрифтабзаца" style:family="text">
      <style:text-properties fo:language="ru" fo:country="RU"/>
    </style:style>
    <style:style style:name="P1609" style:parent-style-name="Standard" style:family="paragraph">
      <style:text-properties fo:language="ru" fo:country="RU"/>
    </style:style>
    <style:style style:name="T1610" style:parent-style-name="Основнойшрифтабзаца" style:family="text">
      <style:text-properties fo:language="ru" fo:country="RU"/>
    </style:style>
    <style:style style:name="T1611" style:parent-style-name="Основнойшрифтабзаца" style:family="text">
      <style:text-properties fo:language="ru" fo:country="RU"/>
    </style:style>
    <style:style style:name="T1612" style:parent-style-name="Основнойшрифтабзаца" style:family="text">
      <style:text-properties fo:language="ru" fo:country="RU"/>
    </style:style>
    <style:style style:name="T1613" style:parent-style-name="Основнойшрифтабзаца" style:family="text">
      <style:text-properties fo:language="ru" fo:country="RU"/>
    </style:style>
    <style:style style:name="T1614" style:parent-style-name="Основнойшрифтабзаца" style:family="text">
      <style:text-properties fo:language="ru" fo:country="RU"/>
    </style:style>
    <style:style style:name="T1615" style:parent-style-name="Основнойшрифтабзаца" style:family="text">
      <style:text-properties fo:language="ru" fo:country="RU"/>
    </style:style>
    <style:style style:name="T1616" style:parent-style-name="Основнойшрифтабзаца" style:family="text">
      <style:text-properties fo:language="ru" fo:country="RU"/>
    </style:style>
    <style:style style:name="T16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6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6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620" style:parent-style-name="Основнойшрифтабзаца" style:family="text">
      <style:text-properties fo:font-weight="bold" style:font-weight-asian="bold" style:font-weight-complex="bold"/>
    </style:style>
    <style:style style:name="T16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22" style:parent-style-name="Основнойшрифтабзаца" style:family="text">
      <style:text-properties fo:font-weight="bold" style:font-weight-asian="bold" style:font-weight-complex="bold"/>
    </style:style>
    <style:style style:name="T16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24" style:parent-style-name="Основнойшрифтабзаца" style:family="text">
      <style:text-properties fo:font-weight="bold" style:font-weight-asian="bold" style:font-weight-complex="bold"/>
    </style:style>
    <style:style style:name="T16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26" style:parent-style-name="Основнойшрифтабзаца" style:family="text">
      <style:text-properties fo:font-weight="bold" style:font-weight-asian="bold" style:font-weight-complex="bold"/>
    </style:style>
    <style:style style:name="T162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28" style:parent-style-name="Основнойшрифтабзаца" style:family="text">
      <style:text-properties fo:font-weight="bold" style:font-weight-asian="bold" style:font-weight-complex="bold"/>
    </style:style>
    <style:style style:name="T162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0" style:parent-style-name="Основнойшрифтабзаца" style:family="text">
      <style:text-properties fo:language="ru" fo:country="RU"/>
    </style:style>
    <style:style style:name="T1631" style:parent-style-name="Основнойшрифтабзаца" style:family="text">
      <style:text-properties fo:language="ru" fo:country="RU"/>
    </style:style>
    <style:style style:name="P1632" style:parent-style-name="Standard" style:family="paragraph">
      <style:text-properties fo:language="ru" fo:country="RU"/>
    </style:style>
    <style:style style:name="T1633" style:parent-style-name="Основнойшрифтабзаца" style:family="text">
      <style:text-properties fo:language="ru" fo:country="RU"/>
    </style:style>
    <style:style style:name="T1634" style:parent-style-name="Основнойшрифтабзаца" style:family="text">
      <style:text-properties fo:font-weight="bold" style:font-weight-asian="bold" style:font-weight-complex="bold"/>
    </style:style>
    <style:style style:name="T16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6" style:parent-style-name="Основнойшрифтабзаца" style:family="text">
      <style:text-properties fo:language="ru" fo:country="RU"/>
    </style:style>
    <style:style style:name="T16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9" style:parent-style-name="Основнойшрифтабзаца" style:family="text">
      <style:text-properties fo:font-weight="bold" style:font-weight-asian="bold" style:font-weight-complex="bold"/>
    </style:style>
    <style:style style:name="T16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1" style:parent-style-name="Основнойшрифтабзаца" style:family="text">
      <style:text-properties fo:language="ru" fo:country="RU"/>
    </style:style>
    <style:style style:name="T16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4" style:parent-style-name="Основнойшрифтабзаца" style:family="text">
      <style:text-properties fo:font-weight="bold" style:font-weight-asian="bold" style:font-weight-complex="bold"/>
    </style:style>
    <style:style style:name="T16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6" style:parent-style-name="Основнойшрифтабзаца" style:family="text">
      <style:text-properties fo:language="ru" fo:country="RU"/>
    </style:style>
    <style:style style:name="T1647" style:parent-style-name="Основнойшрифтабзаца" style:family="text">
      <style:text-properties fo:language="ru" fo:country="RU"/>
    </style:style>
    <style:style style:name="T1648" style:parent-style-name="Основнойшрифтабзаца" style:family="text">
      <style:text-properties fo:language="ru" fo:country="RU"/>
    </style:style>
    <style:style style:name="T1649" style:parent-style-name="Основнойшрифтабзаца" style:family="text">
      <style:text-properties fo:language="ru" fo:country="RU"/>
    </style:style>
    <style:style style:name="T16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9" style:parent-style-name="Основнойшрифтабзаца" style:family="text">
      <style:text-properties fo:font-weight="bold" style:font-weight-asian="bold" style:font-weight-complex="bold"/>
    </style:style>
    <style:style style:name="T16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1" style:parent-style-name="Основнойшрифтабзаца" style:family="text">
      <style:text-properties fo:language="ru" fo:country="RU"/>
    </style:style>
    <style:style style:name="T16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7" style:parent-style-name="Основнойшрифтабзаца" style:family="text">
      <style:text-properties fo:font-weight="bold" style:font-weight-asian="bold" style:font-weight-complex="bold"/>
    </style:style>
    <style:style style:name="T16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9" style:parent-style-name="Основнойшрифтабзаца" style:family="text">
      <style:text-properties fo:language="ru" fo:country="RU"/>
    </style:style>
    <style:style style:name="P1670" style:parent-style-name="Standard" style:family="paragraph">
      <style:text-properties fo:language="ru" fo:country="RU"/>
    </style:style>
    <style:style style:name="P1671" style:parent-style-name="Standard" style:family="paragraph">
      <style:text-properties fo:language="ru" fo:country="RU"/>
    </style:style>
    <style:style style:name="P1672" style:parent-style-name="Standard" style:family="paragraph">
      <style:text-properties fo:language="ru" fo:country="RU"/>
    </style:style>
    <style:style style:name="T1673" style:parent-style-name="Основнойшрифтабзаца" style:family="text">
      <style:text-properties fo:font-weight="bold" style:font-weight-asian="bold" style:font-weight-complex="bold"/>
    </style:style>
    <style:style style:name="T16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5" style:parent-style-name="Основнойшрифтабзаца" style:family="text">
      <style:text-properties fo:font-weight="bold" style:font-weight-asian="bold" style:font-weight-complex="bold"/>
    </style:style>
    <style:style style:name="T16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7" style:parent-style-name="Основнойшрифтабзаца" style:family="text">
      <style:text-properties fo:font-weight="bold" style:font-weight-asian="bold" style:font-weight-complex="bold"/>
    </style:style>
    <style:style style:name="T167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9" style:parent-style-name="Основнойшрифтабзаца" style:family="text">
      <style:text-properties fo:language="ru" fo:country="RU"/>
    </style:style>
    <style:style style:name="P1680" style:parent-style-name="Standard" style:family="paragraph">
      <style:text-properties fo:language="ru" fo:country="RU"/>
    </style:style>
    <style:style style:name="T1681" style:parent-style-name="Основнойшрифтабзаца" style:family="text">
      <style:text-properties fo:language="ru" fo:country="RU"/>
    </style:style>
    <style:style style:name="T1682" style:parent-style-name="Основнойшрифтабзаца" style:family="text">
      <style:text-properties fo:font-weight="bold" style:font-weight-asian="bold" style:font-weight-complex="bold"/>
    </style:style>
    <style:style style:name="T16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4" style:parent-style-name="Основнойшрифтабзаца" style:family="text">
      <style:text-properties fo:language="ru" fo:country="RU"/>
    </style:style>
    <style:style style:name="T16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4" style:parent-style-name="Основнойшрифтабзаца" style:family="text">
      <style:text-properties fo:font-weight="bold" style:font-weight-asian="bold" style:font-weight-complex="bold"/>
    </style:style>
    <style:style style:name="T169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6" style:parent-style-name="Основнойшрифтабзаца" style:family="text">
      <style:text-properties fo:language="ru" fo:country="RU"/>
    </style:style>
    <style:style style:name="T16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2" style:parent-style-name="Основнойшрифтабзаца" style:family="text">
      <style:text-properties fo:font-weight="bold" style:font-weight-asian="bold" style:font-weight-complex="bold"/>
    </style:style>
    <style:style style:name="T170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4" style:parent-style-name="Основнойшрифтабзаца" style:family="text">
      <style:text-properties fo:language="ru" fo:country="RU"/>
    </style:style>
    <style:style style:name="P1705" style:parent-style-name="Standard" style:family="paragraph">
      <style:text-properties fo:language="ru" fo:country="RU"/>
    </style:style>
    <style:style style:name="P1706" style:parent-style-name="Standard" style:family="paragraph">
      <style:text-properties fo:language="ru" fo:country="RU"/>
    </style:style>
    <style:style style:name="P1707" style:parent-style-name="Standard" style:family="paragraph">
      <style:text-properties fo:language="ru" fo:country="RU"/>
    </style:style>
    <style:style style:name="P1708" style:parent-style-name="Standard" style:family="paragraph">
      <style:text-properties fo:language="ru" fo:country="RU"/>
    </style:style>
    <style:style style:name="T1709" style:parent-style-name="Основнойшрифтабзаца" style:family="text">
      <style:text-properties fo:font-weight="bold" style:font-weight-asian="bold" style:font-weight-complex="bold"/>
    </style:style>
    <style:style style:name="T17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1" style:parent-style-name="Основнойшрифтабзаца" style:family="text">
      <style:text-properties fo:font-weight="bold" style:font-weight-asian="bold" style:font-weight-complex="bold"/>
    </style:style>
    <style:style style:name="T17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3" style:parent-style-name="Основнойшрифтабзаца" style:family="text">
      <style:text-properties fo:font-weight="bold" style:font-weight-asian="bold" style:font-weight-complex="bold"/>
    </style:style>
    <style:style style:name="T17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5" style:parent-style-name="Основнойшрифтабзаца" style:family="text">
      <style:text-properties fo:font-weight="bold" style:font-weight-asian="bold" style:font-weight-complex="bold"/>
    </style:style>
    <style:style style:name="T17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7" style:parent-style-name="Основнойшрифтабзаца" style:family="text">
      <style:text-properties fo:font-weight="bold" style:font-weight-asian="bold" style:font-weight-complex="bold"/>
    </style:style>
    <style:style style:name="T17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9" style:parent-style-name="Основнойшрифтабзаца" style:family="text">
      <style:text-properties fo:language="ru" fo:country="RU"/>
    </style:style>
    <style:style style:name="P1720" style:parent-style-name="Standard" style:family="paragraph">
      <style:text-properties fo:language="ru" fo:country="RU"/>
    </style:style>
    <style:style style:name="T1721" style:parent-style-name="Основнойшрифтабзаца" style:family="text">
      <style:text-properties fo:language="ru" fo:country="RU"/>
    </style:style>
    <style:style style:name="T1722" style:parent-style-name="Основнойшрифтабзаца" style:family="text">
      <style:text-properties fo:font-weight="bold" style:font-weight-asian="bold" style:font-weight-complex="bold"/>
    </style:style>
    <style:style style:name="T17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4" style:parent-style-name="Основнойшрифтабзаца" style:family="text">
      <style:text-properties fo:language="ru" fo:country="RU"/>
    </style:style>
    <style:style style:name="T17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7" style:parent-style-name="Основнойшрифтабзаца" style:family="text">
      <style:text-properties fo:font-weight="bold" style:font-weight-asian="bold" style:font-weight-complex="bold"/>
    </style:style>
    <style:style style:name="T17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9" style:parent-style-name="Основнойшрифтабзаца" style:family="text">
      <style:text-properties fo:language="ru" fo:country="RU"/>
    </style:style>
    <style:style style:name="T17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2" style:parent-style-name="Основнойшрифтабзаца" style:family="text">
      <style:text-properties fo:font-weight="bold" style:font-weight-asian="bold" style:font-weight-complex="bold"/>
    </style:style>
    <style:style style:name="T173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4" style:parent-style-name="Основнойшрифтабзаца" style:family="text">
      <style:text-properties fo:language="ru" fo:country="RU"/>
    </style:style>
    <style:style style:name="T1735" style:parent-style-name="Основнойшрифтабзаца" style:family="text">
      <style:text-properties fo:language="ru" fo:country="RU"/>
    </style:style>
    <style:style style:name="T1736" style:parent-style-name="Основнойшрифтабзаца" style:family="text">
      <style:text-properties fo:language="ru" fo:country="RU"/>
    </style:style>
    <style:style style:name="T1737" style:parent-style-name="Основнойшрифтабзаца" style:family="text">
      <style:text-properties fo:language="ru" fo:country="RU"/>
    </style:style>
    <style:style style:name="T17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6" style:parent-style-name="Основнойшрифтабзаца" style:family="text">
      <style:text-properties fo:font-weight="bold" style:font-weight-asian="bold" style:font-weight-complex="bold"/>
    </style:style>
    <style:style style:name="T17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8" style:parent-style-name="Основнойшрифтабзаца" style:family="text">
      <style:text-properties fo:language="ru" fo:country="RU"/>
    </style:style>
    <style:style style:name="T17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4" style:parent-style-name="Основнойшрифтабзаца" style:family="text">
      <style:text-properties fo:font-weight="bold" style:font-weight-asian="bold" style:font-weight-complex="bold"/>
    </style:style>
    <style:style style:name="T17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6" style:parent-style-name="Основнойшрифтабзаца" style:family="text">
      <style:text-properties fo:language="ru" fo:country="RU"/>
    </style:style>
    <style:style style:name="T1757" style:parent-style-name="Основнойшрифтабзаца" style:family="text">
      <style:text-properties fo:language="ru" fo:country="RU"/>
    </style:style>
    <style:style style:name="P1758" style:parent-style-name="Standard" style:family="paragraph">
      <style:text-properties fo:language="ru" fo:country="RU"/>
    </style:style>
    <style:style style:name="P1759" style:parent-style-name="Standard" style:family="paragraph">
      <style:text-properties fo:language="ru" fo:country="RU"/>
    </style:style>
    <style:style style:name="P1760" style:parent-style-name="Standard" style:family="paragraph">
      <style:text-properties fo:language="ru" fo:country="RU"/>
    </style:style>
    <style:style style:name="P1761" style:parent-style-name="Standard" style:family="paragraph">
      <style:text-properties fo:language="ru" fo:country="RU"/>
    </style:style>
    <style:style style:name="T1762" style:parent-style-name="Основнойшрифтабзаца" style:family="text">
      <style:text-properties fo:font-weight="bold" style:font-weight-asian="bold" style:font-weight-complex="bold"/>
    </style:style>
    <style:style style:name="T17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4" style:parent-style-name="Основнойшрифтабзаца" style:family="text">
      <style:text-properties fo:font-weight="bold" style:font-weight-asian="bold" style:font-weight-complex="bold"/>
    </style:style>
    <style:style style:name="T17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6" style:parent-style-name="Основнойшрифтабзаца" style:family="text">
      <style:text-properties fo:font-weight="bold" style:font-weight-asian="bold" style:font-weight-complex="bold"/>
    </style:style>
    <style:style style:name="T17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8" style:parent-style-name="Основнойшрифтабзаца" style:family="text">
      <style:text-properties fo:language="ru" fo:country="RU"/>
    </style:style>
    <style:style style:name="T1769" style:parent-style-name="Основнойшрифтабзаца" style:family="text">
      <style:text-properties fo:language="ru" fo:country="RU"/>
    </style:style>
    <style:style style:name="T1770" style:parent-style-name="Основнойшрифтабзаца" style:family="text">
      <style:text-properties fo:language="ru" fo:country="RU"/>
    </style:style>
    <style:style style:name="P1771" style:parent-style-name="Standard" style:family="paragraph">
      <style:text-properties fo:language="ru" fo:country="RU"/>
    </style:style>
    <style:style style:name="T1772" style:parent-style-name="Основнойшрифтабзаца" style:family="text">
      <style:text-properties fo:language="ru" fo:country="RU"/>
    </style:style>
    <style:style style:name="T1773" style:parent-style-name="Основнойшрифтабзаца" style:family="text">
      <style:text-properties fo:language="ru" fo:country="RU"/>
    </style:style>
    <style:style style:name="T1774" style:parent-style-name="Основнойшрифтабзаца" style:family="text">
      <style:text-properties fo:language="ru" fo:country="RU"/>
    </style:style>
    <style:style style:name="T1775" style:parent-style-name="Основнойшрифтабзаца" style:family="text">
      <style:text-properties fo:language="ru" fo:country="RU"/>
    </style:style>
    <style:style style:name="T1776" style:parent-style-name="Основнойшрифтабзаца" style:family="text">
      <style:text-properties fo:font-weight="bold" style:font-weight-asian="bold" style:font-weight-complex="bold"/>
    </style:style>
    <style:style style:name="T177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78" style:parent-style-name="Основнойшрифтабзаца" style:family="text">
      <style:text-properties fo:font-weight="bold" style:font-weight-asian="bold" style:font-weight-complex="bold"/>
    </style:style>
    <style:style style:name="T17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80" style:parent-style-name="Основнойшрифтабзаца" style:family="text">
      <style:text-properties fo:font-weight="bold" style:font-weight-asian="bold" style:font-weight-complex="bold"/>
    </style:style>
    <style:style style:name="T17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82" style:parent-style-name="Основнойшрифтабзаца" style:family="text">
      <style:text-properties fo:language="ru" fo:country="RU"/>
    </style:style>
    <style:style style:name="T1783" style:parent-style-name="Основнойшрифтабзаца" style:family="text">
      <style:text-properties fo:language="ru" fo:country="RU"/>
    </style:style>
    <style:style style:name="T1784" style:parent-style-name="Основнойшрифтабзаца" style:family="text">
      <style:text-properties fo:language="ru" fo:country="RU"/>
    </style:style>
    <style:style style:name="T1785" style:parent-style-name="Основнойшрифтабзаца" style:family="text">
      <style:text-properties fo:language="ru" fo:country="RU"/>
    </style:style>
    <style:style style:name="T1786" style:parent-style-name="Основнойшрифтабзаца" style:family="text">
      <style:text-properties fo:language="ru" fo:country="RU"/>
    </style:style>
    <style:style style:name="T1787" style:parent-style-name="Основнойшрифтабзаца" style:family="text">
      <style:text-properties fo:language="ru" fo:country="RU"/>
    </style:style>
    <style:style style:name="T1788" style:parent-style-name="Основнойшрифтабзаца" style:family="text">
      <style:text-properties fo:font-weight="bold" style:font-weight-asian="bold" style:font-weight-complex="bold"/>
    </style:style>
    <style:style style:name="T1789" style:parent-style-name="Основнойшрифтабзаца" style:family="text">
      <style:text-properties fo:language="ru" fo:country="RU"/>
    </style:style>
    <style:style style:name="T1790" style:parent-style-name="Основнойшрифтабзаца" style:family="text">
      <style:text-properties fo:language="ru" fo:country="RU"/>
    </style:style>
    <style:style style:name="T1791" style:parent-style-name="Основнойшрифтабзаца" style:family="text">
      <style:text-properties fo:language="ru" fo:country="RU"/>
    </style:style>
    <style:style style:name="T1792" style:parent-style-name="Основнойшрифтабзаца" style:family="text">
      <style:text-properties fo:font-weight="bold" style:font-weight-asian="bold" style:font-weight-complex="bold"/>
    </style:style>
    <style:style style:name="T1793" style:parent-style-name="Основнойшрифтабзаца" style:family="text">
      <style:text-properties fo:language="ru" fo:country="RU"/>
    </style:style>
    <style:style style:name="T1794" style:parent-style-name="Основнойшрифтабзаца" style:family="text">
      <style:text-properties fo:language="ru" fo:country="RU"/>
    </style:style>
    <style:style style:name="T1795" style:parent-style-name="Основнойшрифтабзаца" style:family="text">
      <style:text-properties fo:language="ru" fo:country="RU"/>
    </style:style>
    <style:style style:name="T1796" style:parent-style-name="Основнойшрифтабзаца" style:family="text">
      <style:text-properties fo:language="ru" fo:country="RU"/>
    </style:style>
    <style:style style:name="T1797" style:parent-style-name="Основнойшрифтабзаца" style:family="text">
      <style:text-properties fo:language="ru" fo:country="RU"/>
    </style:style>
    <style:style style:name="T1798" style:parent-style-name="Основнойшрифтабзаца" style:family="text">
      <style:text-properties fo:font-weight="bold" style:font-weight-asian="bold" style:font-weight-complex="bold"/>
    </style:style>
    <style:style style:name="T1799" style:parent-style-name="Основнойшрифтабзаца" style:family="text">
      <style:text-properties fo:language="ru" fo:country="RU"/>
    </style:style>
    <style:style style:name="T1800" style:parent-style-name="Основнойшрифтабзаца" style:family="text">
      <style:text-properties fo:language="ru" fo:country="RU"/>
    </style:style>
    <style:style style:name="T1801" style:parent-style-name="Основнойшрифтабзаца" style:family="text">
      <style:text-properties fo:language="ru" fo:country="RU"/>
    </style:style>
    <style:style style:name="T1802" style:parent-style-name="Основнойшрифтабзаца" style:family="text">
      <style:text-properties fo:language="ru" fo:country="RU"/>
    </style:style>
    <style:style style:name="T1803" style:parent-style-name="Основнойшрифтабзаца" style:family="text">
      <style:text-properties fo:font-weight="bold" style:font-weight-asian="bold" style:font-weight-complex="bold"/>
    </style:style>
    <style:style style:name="T18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05" style:parent-style-name="Основнойшрифтабзаца" style:family="text">
      <style:text-properties fo:font-weight="bold" style:font-weight-asian="bold" style:font-weight-complex="bold"/>
    </style:style>
    <style:style style:name="T18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07" style:parent-style-name="Основнойшрифтабзаца" style:family="text">
      <style:text-properties fo:language="ru" fo:country="RU"/>
    </style:style>
    <style:style style:name="T1808" style:parent-style-name="Основнойшрифтабзаца" style:family="text">
      <style:text-properties fo:language="ru" fo:country="RU"/>
    </style:style>
    <style:style style:name="P1809" style:parent-style-name="Standard" style:family="paragraph">
      <style:text-properties fo:language="ru" fo:country="RU"/>
    </style:style>
    <style:style style:name="T1810" style:parent-style-name="Основнойшрифтабзаца" style:family="text">
      <style:text-properties fo:language="ru" fo:country="RU"/>
    </style:style>
    <style:style style:name="T18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12" style:parent-style-name="Основнойшрифтабзаца" style:family="text">
      <style:text-properties fo:language="ru" fo:country="RU"/>
    </style:style>
    <style:style style:name="T1813" style:parent-style-name="Основнойшрифтабзаца" style:family="text">
      <style:text-properties fo:language="ru" fo:country="RU"/>
    </style:style>
    <style:style style:name="T1814" style:parent-style-name="Основнойшрифтабзаца" style:family="text">
      <style:text-properties fo:font-weight="bold" style:font-weight-asian="bold" style:font-weight-complex="bold"/>
    </style:style>
    <style:style style:name="T1815" style:parent-style-name="Основнойшрифтабзаца" style:family="text">
      <style:text-properties fo:language="ru" fo:country="RU"/>
    </style:style>
    <style:style style:name="T1816" style:parent-style-name="Основнойшрифтабзаца" style:family="text">
      <style:text-properties fo:language="ru" fo:country="RU"/>
    </style:style>
    <style:style style:name="T1817" style:parent-style-name="Основнойшрифтабзаца" style:family="text">
      <style:text-properties fo:language="ru" fo:country="RU"/>
    </style:style>
    <style:style style:name="T1818" style:parent-style-name="Основнойшрифтабзаца" style:family="text">
      <style:text-properties fo:font-weight="bold" style:font-weight-asian="bold" style:font-weight-complex="bold"/>
    </style:style>
    <style:style style:name="T1819" style:parent-style-name="Основнойшрифтабзаца" style:family="text">
      <style:text-properties fo:language="ru" fo:country="RU"/>
    </style:style>
    <style:style style:name="T1820" style:parent-style-name="Основнойшрифтабзаца" style:family="text">
      <style:text-properties fo:language="ru" fo:country="RU"/>
    </style:style>
    <style:style style:name="T1821" style:parent-style-name="Основнойшрифтабзаца" style:family="text">
      <style:text-properties fo:language="ru" fo:country="RU"/>
    </style:style>
    <style:style style:name="T1822" style:parent-style-name="Основнойшрифтабзаца" style:family="text">
      <style:text-properties fo:language="ru" fo:country="RU"/>
    </style:style>
    <style:style style:name="T1823" style:parent-style-name="Основнойшрифтабзаца" style:family="text">
      <style:text-properties fo:language="ru" fo:country="RU"/>
    </style:style>
    <style:style style:name="T1824" style:parent-style-name="Основнойшрифтабзаца" style:family="text">
      <style:text-properties fo:language="ru" fo:country="RU"/>
    </style:style>
    <style:style style:name="T1825" style:parent-style-name="Основнойшрифтабзаца" style:family="text">
      <style:text-properties fo:font-weight="bold" style:font-weight-asian="bold" style:font-weight-complex="bold"/>
    </style:style>
    <style:style style:name="T1826" style:parent-style-name="Основнойшрифтабзаца" style:family="text">
      <style:text-properties fo:language="ru" fo:country="RU"/>
    </style:style>
    <style:style style:name="P1827" style:parent-style-name="Standard" style:family="paragraph">
      <style:text-properties fo:language="ru" fo:country="RU"/>
    </style:style>
    <style:style style:name="P1828" style:parent-style-name="Standard" style:family="paragraph">
      <style:text-properties fo:language="ru" fo:country="RU"/>
    </style:style>
    <style:style style:name="T1829" style:parent-style-name="Основнойшрифтабзаца" style:family="text">
      <style:text-properties fo:font-weight="bold" style:font-weight-asian="bold" style:font-weight-complex="bold"/>
    </style:style>
    <style:style style:name="T18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31" style:parent-style-name="Основнойшрифтабзаца" style:family="text">
      <style:text-properties fo:font-weight="bold" style:font-weight-asian="bold" style:font-weight-complex="bold"/>
    </style:style>
    <style:style style:name="T18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3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34" style:parent-style-name="Основнойшрифтабзаца" style:family="text">
      <style:text-properties fo:language="ru" fo:country="RU"/>
    </style:style>
    <style:style style:name="T18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36" style:parent-style-name="Основнойшрифтабзаца" style:family="text">
      <style:text-properties fo:language="ru" fo:country="RU"/>
    </style:style>
    <style:style style:name="T1837" style:parent-style-name="Основнойшрифтабзаца" style:family="text">
      <style:text-properties fo:language="ru" fo:country="RU"/>
    </style:style>
    <style:style style:name="T1838" style:parent-style-name="Основнойшрифтабзаца" style:family="text">
      <style:text-properties fo:language="ru" fo:country="RU"/>
    </style:style>
    <style:style style:name="T1839" style:parent-style-name="Основнойшрифтабзаца" style:family="text">
      <style:text-properties fo:language="ru" fo:country="RU"/>
    </style:style>
    <style:style style:name="T1840" style:parent-style-name="Основнойшрифтабзаца" style:family="text">
      <style:text-properties fo:font-weight="bold" style:font-weight-asian="bold" style:font-weight-complex="bold"/>
    </style:style>
    <style:style style:name="T1841" style:parent-style-name="Основнойшрифтабзаца" style:family="text">
      <style:text-properties fo:language="ru" fo:country="RU"/>
    </style:style>
    <style:style style:name="T1842" style:parent-style-name="Основнойшрифтабзаца" style:family="text">
      <style:text-properties fo:language="ru" fo:country="RU"/>
    </style:style>
    <style:style style:name="T1843" style:parent-style-name="Основнойшрифтабзаца" style:family="text">
      <style:text-properties fo:language="ru" fo:country="RU"/>
    </style:style>
    <style:style style:name="T1844" style:parent-style-name="Основнойшрифтабзаца" style:family="text">
      <style:text-properties fo:language="ru" fo:country="RU"/>
    </style:style>
    <style:style style:name="T1845" style:parent-style-name="Основнойшрифтабзаца" style:family="text">
      <style:text-properties fo:font-weight="bold" style:font-weight-asian="bold" style:font-weight-complex="bold"/>
    </style:style>
    <style:style style:name="T18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7" style:parent-style-name="Основнойшрифтабзаца" style:family="text">
      <style:text-properties fo:font-weight="bold" style:font-weight-asian="bold" style:font-weight-complex="bold"/>
    </style:style>
    <style:style style:name="T18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9" style:parent-style-name="Основнойшрифтабзаца" style:family="text">
      <style:text-properties fo:font-weight="bold" style:font-weight-asian="bold" style:font-weight-complex="bold"/>
    </style:style>
    <style:style style:name="T18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51" style:parent-style-name="Основнойшрифтабзаца" style:family="text">
      <style:text-properties fo:font-weight="bold" style:font-weight-asian="bold" style:font-weight-complex="bold"/>
    </style:style>
    <style:style style:name="T18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53" style:parent-style-name="Основнойшрифтабзаца" style:family="text">
      <style:text-properties fo:font-weight="bold" style:font-weight-asian="bold" style:font-weight-complex="bold"/>
    </style:style>
    <style:style style:name="T18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55" style:parent-style-name="Основнойшрифтабзаца" style:family="text">
      <style:text-properties fo:language="ru" fo:country="RU"/>
    </style:style>
    <style:style style:name="T1856" style:parent-style-name="Основнойшрифтабзаца" style:family="text">
      <style:text-properties fo:language="ru" fo:country="RU"/>
    </style:style>
    <style:style style:name="T1857" style:parent-style-name="Основнойшрифтабзаца" style:family="text">
      <style:text-properties fo:language="ru" fo:country="RU"/>
    </style:style>
    <style:style style:name="T1858" style:parent-style-name="Основнойшрифтабзаца" style:family="text">
      <style:text-properties fo:language="ru" fo:country="RU"/>
    </style:style>
    <style:style style:name="T1859" style:parent-style-name="Основнойшрифтабзаца" style:family="text">
      <style:text-properties fo:language="ru" fo:country="RU"/>
    </style:style>
    <style:style style:name="T1860" style:parent-style-name="Основнойшрифтабзаца" style:family="text">
      <style:text-properties fo:language="ru" fo:country="RU"/>
    </style:style>
    <style:style style:name="T1861" style:parent-style-name="Основнойшрифтабзаца" style:family="text">
      <style:text-properties fo:language="ru" fo:country="RU"/>
    </style:style>
    <style:style style:name="T1862" style:parent-style-name="Основнойшрифтабзаца" style:family="text">
      <style:text-properties fo:font-weight="bold" style:font-weight-asian="bold" style:font-weight-complex="bold"/>
    </style:style>
    <style:style style:name="T18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64" style:parent-style-name="Основнойшрифтабзаца" style:family="text">
      <style:text-properties fo:language="ru" fo:country="RU"/>
    </style:style>
    <style:style style:name="T1865" style:parent-style-name="Основнойшрифтабзаца" style:family="text">
      <style:text-properties fo:language="ru" fo:country="RU"/>
    </style:style>
    <style:style style:name="T1866" style:parent-style-name="Основнойшрифтабзаца" style:family="text">
      <style:text-properties fo:language="ru" fo:country="RU"/>
    </style:style>
    <style:style style:name="T1867" style:parent-style-name="Основнойшрифтабзаца" style:family="text">
      <style:text-properties fo:language="ru" fo:country="RU"/>
    </style:style>
    <style:style style:name="T1868" style:parent-style-name="Основнойшрифтабзаца" style:family="text">
      <style:text-properties fo:language="ru" fo:country="RU"/>
    </style:style>
    <style:style style:name="T1869" style:parent-style-name="Основнойшрифтабзаца" style:family="text">
      <style:text-properties fo:language="ru" fo:country="RU"/>
    </style:style>
    <style:style style:name="T1870" style:parent-style-name="Основнойшрифтабзаца" style:family="text">
      <style:text-properties fo:font-weight="bold" style:font-weight-asian="bold" style:font-weight-complex="bold"/>
    </style:style>
    <style:style style:name="T187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72" style:parent-style-name="Основнойшрифтабзаца" style:family="text">
      <style:text-properties fo:language="ru" fo:country="RU"/>
    </style:style>
    <style:style style:name="T1873" style:parent-style-name="Основнойшрифтабзаца" style:family="text">
      <style:text-properties fo:language="ru" fo:country="RU"/>
    </style:style>
    <style:style style:name="T1874" style:parent-style-name="Основнойшрифтабзаца" style:family="text">
      <style:text-properties fo:language="ru" fo:country="RU"/>
    </style:style>
    <style:style style:name="T1875" style:parent-style-name="Основнойшрифтабзаца" style:family="text">
      <style:text-properties fo:language="ru" fo:country="RU"/>
    </style:style>
    <style:style style:name="T1876" style:parent-style-name="Основнойшрифтабзаца" style:family="text">
      <style:text-properties fo:language="ru" fo:country="RU"/>
    </style:style>
    <style:style style:name="T1877" style:parent-style-name="Основнойшрифтабзаца" style:family="text">
      <style:text-properties fo:language="ru" fo:country="RU"/>
    </style:style>
    <style:style style:name="T1878" style:parent-style-name="Основнойшрифтабзаца" style:family="text">
      <style:text-properties fo:language="ru" fo:country="RU"/>
    </style:style>
    <style:style style:name="T1879" style:parent-style-name="Основнойшрифтабзаца" style:family="text">
      <style:text-properties fo:language="ru" fo:country="RU"/>
    </style:style>
    <style:style style:name="T1880" style:parent-style-name="Основнойшрифтабзаца" style:family="text">
      <style:text-properties fo:language="ru" fo:country="RU"/>
    </style:style>
    <style:style style:name="T1881" style:parent-style-name="Основнойшрифтабзаца" style:family="text">
      <style:text-properties fo:language="ru" fo:country="RU"/>
    </style:style>
    <style:style style:name="T1882" style:parent-style-name="Основнойшрифтабзаца" style:family="text">
      <style:text-properties fo:font-weight="bold" style:font-weight-asian="bold" style:font-weight-complex="bold"/>
    </style:style>
    <style:style style:name="T18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84" style:parent-style-name="Основнойшрифтабзаца" style:family="text">
      <style:text-properties fo:language="ru" fo:country="RU"/>
    </style:style>
    <style:style style:name="T1885" style:parent-style-name="Основнойшрифтабзаца" style:family="text">
      <style:text-properties fo:language="ru" fo:country="RU"/>
    </style:style>
    <style:style style:name="T1886" style:parent-style-name="Основнойшрифтабзаца" style:family="text">
      <style:text-properties fo:language="ru" fo:country="RU"/>
    </style:style>
    <style:style style:name="T1887" style:parent-style-name="Основнойшрифтабзаца" style:family="text">
      <style:text-properties fo:language="ru" fo:country="RU"/>
    </style:style>
    <style:style style:name="T1888" style:parent-style-name="Основнойшрифтабзаца" style:family="text">
      <style:text-properties fo:language="ru" fo:country="RU"/>
    </style:style>
    <style:style style:name="P1889" style:parent-style-name="Standard" style:family="paragraph">
      <style:text-properties fo:language="ru" fo:country="RU"/>
    </style:style>
    <style:style style:name="T1890" style:parent-style-name="Основнойшрифтабзаца" style:family="text">
      <style:text-properties fo:language="ru" fo:country="RU"/>
    </style:style>
    <style:style style:name="T1891" style:parent-style-name="Основнойшрифтабзаца" style:family="text">
      <style:text-properties fo:language="ru" fo:country="RU"/>
    </style:style>
    <style:style style:name="T1892" style:parent-style-name="Основнойшрифтабзаца" style:family="text">
      <style:text-properties fo:language="ru" fo:country="RU"/>
    </style:style>
    <style:style style:name="T1893" style:parent-style-name="Основнойшрифтабзаца" style:family="text">
      <style:text-properties fo:font-weight="bold" style:font-weight-asian="bold" style:font-weight-complex="bold"/>
    </style:style>
    <style:style style:name="T189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9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9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98" style:parent-style-name="Основнойшрифтабзаца" style:family="text">
      <style:text-properties fo:font-weight="bold" style:font-weight-asian="bold" style:font-weight-complex="bold"/>
    </style:style>
    <style:style style:name="T18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02" style:parent-style-name="Основнойшрифтабзаца" style:family="text">
      <style:text-properties fo:language="ru" fo:country="RU"/>
    </style:style>
    <style:style style:name="T1903" style:parent-style-name="Основнойшрифтабзаца" style:family="text">
      <style:text-properties fo:language="ru" fo:country="RU"/>
    </style:style>
    <style:style style:name="P1904" style:parent-style-name="Standard" style:family="paragraph">
      <style:text-properties fo:language="ru" fo:country="RU"/>
    </style:style>
    <style:style style:name="P1905" style:parent-style-name="Standard" style:family="paragraph">
      <style:text-properties fo:language="ru" fo:country="RU"/>
    </style:style>
    <style:style style:name="T1906" style:parent-style-name="Основнойшрифтабзаца" style:family="text">
      <style:text-properties fo:font-weight="bold" style:font-weight-asian="bold" style:font-weight-complex="bold"/>
    </style:style>
    <style:style style:name="T19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08" style:parent-style-name="Основнойшрифтабзаца" style:family="text">
      <style:text-properties fo:font-weight="bold" style:font-weight-asian="bold" style:font-weight-complex="bold"/>
    </style:style>
    <style:style style:name="T19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0" style:parent-style-name="Основнойшрифтабзаца" style:family="text">
      <style:text-properties fo:font-weight="bold" style:font-weight-asian="bold" style:font-weight-complex="bold"/>
    </style:style>
    <style:style style:name="T19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2" style:parent-style-name="Основнойшрифтабзаца" style:family="text">
      <style:text-properties fo:font-weight="bold" style:font-weight-asian="bold" style:font-weight-complex="bold"/>
    </style:style>
    <style:style style:name="T19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4" style:parent-style-name="Основнойшрифтабзаца" style:family="text">
      <style:text-properties fo:language="ru" fo:country="RU"/>
    </style:style>
    <style:style style:name="T1915" style:parent-style-name="Основнойшрифтабзаца" style:family="text">
      <style:text-properties fo:language="ru" fo:country="RU"/>
    </style:style>
    <style:style style:name="T1916" style:parent-style-name="Основнойшрифтабзаца" style:family="text">
      <style:text-properties fo:language="ru" fo:country="RU"/>
    </style:style>
    <style:style style:name="T1917" style:parent-style-name="Основнойшрифтабзаца" style:family="text">
      <style:text-properties fo:language="ru" fo:country="RU"/>
    </style:style>
    <style:style style:name="T1918" style:parent-style-name="Основнойшрифтабзаца" style:family="text">
      <style:text-properties fo:language="ru" fo:country="RU"/>
    </style:style>
    <style:style style:name="T1919" style:parent-style-name="Основнойшрифтабзаца" style:family="text">
      <style:text-properties fo:language="ru" fo:country="RU"/>
    </style:style>
    <style:style style:name="T1920" style:parent-style-name="Основнойшрифтабзаца" style:family="text">
      <style:text-properties fo:language="ru" fo:country="RU"/>
    </style:style>
    <style:style style:name="T1921" style:parent-style-name="Основнойшрифтабзаца" style:family="text">
      <style:text-properties fo:language="ru" fo:country="RU"/>
    </style:style>
    <style:style style:name="T1922" style:parent-style-name="Основнойшрифтабзаца" style:family="text">
      <style:text-properties fo:font-weight="bold" style:font-weight-asian="bold" style:font-weight-complex="bold"/>
    </style:style>
    <style:style style:name="T19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24" style:parent-style-name="Основнойшрифтабзаца" style:family="text">
      <style:text-properties fo:language="ru" fo:country="RU"/>
    </style:style>
    <style:style style:name="T1925" style:parent-style-name="Основнойшрифтабзаца" style:family="text">
      <style:text-properties fo:language="ru" fo:country="RU"/>
    </style:style>
    <style:style style:name="T1926" style:parent-style-name="Основнойшрифтабзаца" style:family="text">
      <style:text-properties fo:language="ru" fo:country="RU"/>
    </style:style>
    <style:style style:name="T1927" style:parent-style-name="Основнойшрифтабзаца" style:family="text">
      <style:text-properties fo:language="ru" fo:country="RU"/>
    </style:style>
    <style:style style:name="T1928" style:parent-style-name="Основнойшрифтабзаца" style:family="text">
      <style:text-properties fo:language="ru" fo:country="RU"/>
    </style:style>
    <style:style style:name="T1929" style:parent-style-name="Основнойшрифтабзаца" style:family="text">
      <style:text-properties fo:language="ru" fo:country="RU"/>
    </style:style>
    <style:style style:name="T1930" style:parent-style-name="Основнойшрифтабзаца" style:family="text">
      <style:text-properties fo:font-weight="bold" style:font-weight-asian="bold" style:font-weight-complex="bold"/>
    </style:style>
    <style:style style:name="T19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32" style:parent-style-name="Основнойшрифтабзаца" style:family="text">
      <style:text-properties fo:language="ru" fo:country="RU"/>
    </style:style>
    <style:style style:name="T1933" style:parent-style-name="Основнойшрифтабзаца" style:family="text">
      <style:text-properties fo:language="ru" fo:country="RU"/>
    </style:style>
    <style:style style:name="T1934" style:parent-style-name="Основнойшрифтабзаца" style:family="text">
      <style:text-properties fo:language="ru" fo:country="RU"/>
    </style:style>
    <style:style style:name="T1935" style:parent-style-name="Основнойшрифтабзаца" style:family="text">
      <style:text-properties fo:language="ru" fo:country="RU"/>
    </style:style>
    <style:style style:name="T1936" style:parent-style-name="Основнойшрифтабзаца" style:family="text">
      <style:text-properties fo:language="ru" fo:country="RU"/>
    </style:style>
    <style:style style:name="T1937" style:parent-style-name="Основнойшрифтабзаца" style:family="text">
      <style:text-properties fo:language="ru" fo:country="RU"/>
    </style:style>
    <style:style style:name="T1938" style:parent-style-name="Основнойшрифтабзаца" style:family="text">
      <style:text-properties fo:language="ru" fo:country="RU"/>
    </style:style>
    <style:style style:name="T1939" style:parent-style-name="Основнойшрифтабзаца" style:family="text">
      <style:text-properties fo:language="ru" fo:country="RU"/>
    </style:style>
    <style:style style:name="T1940" style:parent-style-name="Основнойшрифтабзаца" style:family="text">
      <style:text-properties fo:language="ru" fo:country="RU"/>
    </style:style>
    <style:style style:name="T1941" style:parent-style-name="Основнойшрифтабзаца" style:family="text">
      <style:text-properties fo:language="ru" fo:country="RU"/>
    </style:style>
    <style:style style:name="T1942" style:parent-style-name="Основнойшрифтабзаца" style:family="text">
      <style:text-properties fo:language="ru" fo:country="RU"/>
    </style:style>
    <style:style style:name="T1943" style:parent-style-name="Основнойшрифтабзаца" style:family="text">
      <style:text-properties fo:language="ru" fo:country="RU"/>
    </style:style>
    <style:style style:name="P1944" style:parent-style-name="Standard" style:family="paragraph">
      <style:text-properties fo:language="ru" fo:country="RU"/>
    </style:style>
    <style:style style:name="T1945" style:parent-style-name="Основнойшрифтабзаца" style:family="text">
      <style:text-properties fo:language="ru" fo:country="RU"/>
    </style:style>
    <style:style style:name="T1946" style:parent-style-name="Основнойшрифтабзаца" style:family="text">
      <style:text-properties fo:language="ru" fo:country="RU"/>
    </style:style>
    <style:style style:name="T1947" style:parent-style-name="Основнойшрифтабзаца" style:family="text">
      <style:text-properties fo:language="ru" fo:country="RU"/>
    </style:style>
    <style:style style:name="T1948" style:parent-style-name="Основнойшрифтабзаца" style:family="text">
      <style:text-properties fo:font-weight="bold" style:font-weight-asian="bold" style:font-weight-complex="bold"/>
    </style:style>
    <style:style style:name="T19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3" style:parent-style-name="Основнойшрифтабзаца" style:family="text">
      <style:text-properties fo:font-weight="bold" style:font-weight-asian="bold" style:font-weight-complex="bold"/>
    </style:style>
    <style:style style:name="T19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7" style:parent-style-name="Основнойшрифтабзаца" style:family="text">
      <style:text-properties fo:language="ru" fo:country="RU"/>
    </style:style>
    <style:style style:name="T1958" style:parent-style-name="Основнойшрифтабзаца" style:family="text">
      <style:text-properties fo:language="ru" fo:country="RU"/>
    </style:style>
    <style:style style:name="T1959" style:parent-style-name="Основнойшрифтабзаца" style:family="text">
      <style:text-properties fo:language="ru" fo:country="RU"/>
    </style:style>
    <style:style style:name="T1960" style:parent-style-name="Основнойшрифтабзаца" style:family="text">
      <style:text-properties fo:font-weight="bold" style:font-weight-asian="bold" style:font-weight-complex="bold"/>
    </style:style>
    <style:style style:name="T19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2" style:parent-style-name="Основнойшрифтабзаца" style:family="text">
      <style:text-properties fo:font-weight="bold" style:font-weight-asian="bold" style:font-weight-complex="bold"/>
    </style:style>
    <style:style style:name="T19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4" style:parent-style-name="Основнойшрифтабзаца" style:family="text">
      <style:text-properties fo:font-weight="bold" style:font-weight-asian="bold" style:font-weight-complex="bold"/>
    </style:style>
    <style:style style:name="T19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7" style:parent-style-name="Основнойшрифтабзаца" style:family="text">
      <style:text-properties fo:language="ru" fo:country="RU"/>
    </style:style>
    <style:style style:name="T1968" style:parent-style-name="Основнойшрифтабзаца" style:family="text">
      <style:text-properties fo:language="ru" fo:country="RU"/>
    </style:style>
    <style:style style:name="P1969" style:parent-style-name="Standard" style:family="paragraph">
      <style:text-properties fo:language="ru" fo:country="RU"/>
    </style:style>
    <style:style style:name="P1970" style:parent-style-name="Standard" style:family="paragraph">
      <style:text-properties fo:language="ru" fo:country="RU"/>
    </style:style>
    <style:style style:name="T1971" style:parent-style-name="Основнойшрифтабзаца" style:family="text">
      <style:text-properties fo:language="ru" fo:country="RU"/>
    </style:style>
    <style:style style:name="T1972" style:parent-style-name="Основнойшрифтабзаца" style:family="text">
      <style:text-properties fo:language="ru" fo:country="RU"/>
    </style:style>
    <style:style style:name="T1973" style:parent-style-name="Основнойшрифтабзаца" style:family="text">
      <style:text-properties fo:font-weight="bold" style:font-weight-asian="bold" style:font-weight-complex="bold"/>
    </style:style>
    <style:style style:name="T19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5" style:parent-style-name="Основнойшрифтабзаца" style:family="text">
      <style:text-properties fo:language="ru" fo:country="RU"/>
    </style:style>
    <style:style style:name="T1976" style:parent-style-name="Основнойшрифтабзаца" style:family="text">
      <style:text-properties fo:language="ru" fo:country="RU"/>
    </style:style>
    <style:style style:name="T1977" style:parent-style-name="Основнойшрифтабзаца" style:family="text">
      <style:text-properties fo:language="ru" fo:country="RU"/>
    </style:style>
    <style:style style:name="T1978" style:parent-style-name="Основнойшрифтабзаца" style:family="text">
      <style:text-properties fo:language="ru" fo:country="RU"/>
    </style:style>
    <style:style style:name="P1979" style:parent-style-name="Standard" style:family="paragraph">
      <style:text-properties fo:language="ru" fo:country="RU"/>
    </style:style>
    <style:style style:name="P1980" style:parent-style-name="Standard" style:family="paragraph">
      <style:text-properties fo:language="ru" fo:country="RU"/>
    </style:style>
    <style:style style:name="T1981" style:parent-style-name="Основнойшрифтабзаца" style:family="text">
      <style:text-properties fo:language="ru" fo:country="RU"/>
    </style:style>
    <style:style style:name="T1982" style:parent-style-name="Основнойшрифтабзаца" style:family="text">
      <style:text-properties fo:language="ru" fo:country="RU"/>
    </style:style>
    <style:style style:name="T1983" style:parent-style-name="Основнойшрифтабзаца" style:family="text">
      <style:text-properties fo:language="ru" fo:country="RU"/>
    </style:style>
    <style:style style:name="T1984" style:parent-style-name="Основнойшрифтабзаца" style:family="text">
      <style:text-properties fo:font-weight="bold" style:font-weight-asian="bold" style:font-weight-complex="bold"/>
    </style:style>
    <style:style style:name="T1985" style:parent-style-name="Основнойшрифтабзаца" style:family="text">
      <style:text-properties fo:font-weight="bold" style:font-weight-asian="bold" style:font-weight-complex="bold"/>
    </style:style>
    <style:style style:name="T19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8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90" style:parent-style-name="Основнойшрифтабзаца" style:family="text">
      <style:text-properties fo:font-weight="bold" style:font-weight-asian="bold" style:font-weight-complex="bold"/>
    </style:style>
    <style:style style:name="T19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9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94" style:parent-style-name="Основнойшрифтабзаца" style:family="text">
      <style:text-properties fo:language="ru" fo:country="RU"/>
    </style:style>
    <style:style style:name="P1995" style:parent-style-name="Standard" style:family="paragraph">
      <style:text-properties fo:language="ru" fo:country="RU"/>
    </style:style>
    <style:style style:name="T1996" style:parent-style-name="Основнойшрифтабзаца" style:family="text">
      <style:text-properties fo:font-weight="bold" style:font-weight-asian="bold" style:font-weight-complex="bold"/>
    </style:style>
    <style:style style:name="T19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98" style:parent-style-name="Основнойшрифтабзаца" style:family="text">
      <style:text-properties fo:language="ru" fo:country="RU"/>
    </style:style>
    <style:style style:name="T19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0" style:parent-style-name="Основнойшрифтабзаца" style:family="text">
      <style:text-properties fo:font-weight="bold" style:font-weight-asian="bold" style:font-weight-complex="bold"/>
    </style:style>
    <style:style style:name="T20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2" style:parent-style-name="Основнойшрифтабзаца" style:family="text">
      <style:text-properties fo:font-weight="bold" style:font-weight-asian="bold" style:font-weight-complex="bold"/>
    </style:style>
    <style:style style:name="T200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4" style:parent-style-name="Основнойшрифтабзаца" style:family="text">
      <style:text-properties fo:font-weight="bold" style:font-weight-asian="bold" style:font-weight-complex="bold"/>
    </style:style>
    <style:style style:name="T20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6" style:parent-style-name="Основнойшрифтабзаца" style:family="text">
      <style:text-properties fo:font-weight="bold" style:font-weight-asian="bold" style:font-weight-complex="bold"/>
    </style:style>
    <style:style style:name="T2007" style:parent-style-name="Основнойшрифтабзаца" style:family="text">
      <style:text-properties style:font-weight-complex="bold" fo:language="ru" fo:country="RU"/>
    </style:style>
    <style:style style:name="P2008" style:parent-style-name="Standard" style:family="paragraph">
      <style:text-properties fo:language="ru" fo:country="RU"/>
    </style:style>
    <style:style style:name="P2009" style:parent-style-name="Standard" style:family="paragraph">
      <style:text-properties fo:language="ru" fo:country="RU"/>
    </style:style>
    <style:style style:name="T2010" style:parent-style-name="Основнойшрифтабзаца" style:family="text">
      <style:text-properties fo:language="ru" fo:country="RU"/>
    </style:style>
    <style:style style:name="T2011" style:parent-style-name="Основнойшрифтабзаца" style:family="text">
      <style:text-properties fo:language="ru" fo:country="RU"/>
    </style:style>
    <style:style style:name="T2012" style:parent-style-name="Основнойшрифтабзаца" style:family="text">
      <style:text-properties fo:font-weight="bold" style:font-weight-asian="bold" style:font-weight-complex="bold"/>
    </style:style>
    <style:style style:name="T20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14" style:parent-style-name="Основнойшрифтабзаца" style:family="text">
      <style:text-properties fo:language="ru" fo:country="RU"/>
    </style:style>
    <style:style style:name="T2015" style:parent-style-name="Основнойшрифтабзаца" style:family="text">
      <style:text-properties fo:language="ru" fo:country="RU"/>
    </style:style>
    <style:style style:name="T2016" style:parent-style-name="Основнойшрифтабзаца" style:family="text">
      <style:text-properties fo:language="ru" fo:country="RU"/>
    </style:style>
    <style:style style:name="T2017" style:parent-style-name="Основнойшрифтабзаца" style:family="text">
      <style:text-properties fo:language="ru" fo:country="RU"/>
    </style:style>
    <style:style style:name="T2018" style:parent-style-name="Основнойшрифтабзаца" style:family="text">
      <style:text-properties fo:language="ru" fo:country="RU"/>
    </style:style>
    <style:style style:name="T2019" style:parent-style-name="Основнойшрифтабзаца" style:family="text">
      <style:text-properties fo:language="ru" fo:country="RU"/>
    </style:style>
    <style:style style:name="T2020" style:parent-style-name="Основнойшрифтабзаца" style:family="text">
      <style:text-properties fo:language="ru" fo:country="RU"/>
    </style:style>
    <style:style style:name="T2021" style:parent-style-name="Основнойшрифтабзаца" style:family="text">
      <style:text-properties fo:font-weight="bold" style:font-weight-asian="bold" style:font-weight-complex="bold"/>
    </style:style>
    <style:style style:name="T20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23" style:parent-style-name="Основнойшрифтабзаца" style:family="text">
      <style:text-properties fo:language="ru" fo:country="RU"/>
    </style:style>
    <style:style style:name="T2024" style:parent-style-name="Основнойшрифтабзаца" style:family="text">
      <style:text-properties fo:language="ru" fo:country="RU"/>
    </style:style>
    <style:style style:name="T2025" style:parent-style-name="Основнойшрифтабзаца" style:family="text">
      <style:text-properties fo:language="ru" fo:country="RU"/>
    </style:style>
    <style:style style:name="T2026" style:parent-style-name="Основнойшрифтабзаца" style:family="text">
      <style:text-properties fo:language="ru" fo:country="RU"/>
    </style:style>
    <style:style style:name="T2027" style:parent-style-name="Основнойшрифтабзаца" style:family="text">
      <style:text-properties fo:language="ru" fo:country="RU"/>
    </style:style>
    <style:style style:name="T2028" style:parent-style-name="Основнойшрифтабзаца" style:family="text">
      <style:text-properties fo:language="ru" fo:country="RU"/>
    </style:style>
    <style:style style:name="T2029" style:parent-style-name="Основнойшрифтабзаца" style:family="text">
      <style:text-properties fo:language="ru" fo:country="RU"/>
    </style:style>
    <style:style style:name="T2030" style:parent-style-name="Основнойшрифтабзаца" style:family="text">
      <style:text-properties fo:language="ru" fo:country="RU"/>
    </style:style>
    <style:style style:name="T2031" style:parent-style-name="Основнойшрифтабзаца" style:family="text">
      <style:text-properties fo:language="ru" fo:country="RU"/>
    </style:style>
    <style:style style:name="T2032" style:parent-style-name="Основнойшрифтабзаца" style:family="text">
      <style:text-properties fo:font-weight="bold" style:font-weight-asian="bold" style:font-weight-complex="bold"/>
    </style:style>
    <style:style style:name="T203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34" style:parent-style-name="Основнойшрифтабзаца" style:family="text">
      <style:text-properties fo:language="ru" fo:country="RU"/>
    </style:style>
    <style:style style:name="T2035" style:parent-style-name="Основнойшрифтабзаца" style:family="text">
      <style:text-properties fo:language="ru" fo:country="RU"/>
    </style:style>
    <style:style style:name="T2036" style:parent-style-name="Основнойшрифтабзаца" style:family="text">
      <style:text-properties fo:language="ru" fo:country="RU"/>
    </style:style>
    <style:style style:name="T2037" style:parent-style-name="Основнойшрифтабзаца" style:family="text">
      <style:text-properties fo:language="ru" fo:country="RU"/>
    </style:style>
    <style:style style:name="T2038" style:parent-style-name="Основнойшрифтабзаца" style:family="text">
      <style:text-properties fo:language="ru" fo:country="RU"/>
    </style:style>
    <style:style style:name="P2039" style:parent-style-name="Standard" style:family="paragraph">
      <style:text-properties fo:language="ru" fo:country="RU"/>
    </style:style>
    <style:style style:name="T2040" style:parent-style-name="Основнойшрифтабзаца" style:family="text">
      <style:text-properties fo:language="ru" fo:country="RU"/>
    </style:style>
    <style:style style:name="T2041" style:parent-style-name="Основнойшрифтабзаца" style:family="text">
      <style:text-properties fo:language="ru" fo:country="RU"/>
    </style:style>
    <style:style style:name="T2042" style:parent-style-name="Основнойшрифтабзаца" style:family="text">
      <style:text-properties fo:language="ru" fo:country="RU"/>
    </style:style>
    <style:style style:name="T2043" style:parent-style-name="Основнойшрифтабзаца" style:family="text">
      <style:text-properties fo:font-weight="bold" style:font-weight-asian="bold" style:font-weight-complex="bold"/>
    </style:style>
    <style:style style:name="T20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48" style:parent-style-name="Основнойшрифтабзаца" style:family="text">
      <style:text-properties fo:font-weight="bold" style:font-weight-asian="bold" style:font-weight-complex="bold"/>
    </style:style>
    <style:style style:name="T20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52" style:parent-style-name="Основнойшрифтабзаца" style:family="text">
      <style:text-properties fo:language="ru" fo:country="RU"/>
    </style:style>
    <style:style style:name="P2053" style:parent-style-name="Standard" style:family="paragraph">
      <style:text-properties fo:language="ru" fo:country="RU"/>
    </style:style>
    <style:style style:name="P2054" style:parent-style-name="Standard" style:family="paragraph">
      <style:text-properties fo:language="ru" fo:country="RU"/>
    </style:style>
    <style:style style:name="T2055" style:parent-style-name="Основнойшрифтабзаца" style:family="text">
      <style:text-properties fo:font-weight="bold" style:font-weight-asian="bold" style:font-weight-complex="bold"/>
    </style:style>
    <style:style style:name="T20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57" style:parent-style-name="Основнойшрифтабзаца" style:family="text">
      <style:text-properties fo:language="ru" fo:country="RU"/>
    </style:style>
    <style:style style:name="T20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59" style:parent-style-name="Основнойшрифтабзаца" style:family="text">
      <style:text-properties fo:font-weight="bold" style:font-weight-asian="bold" style:font-weight-complex="bold"/>
    </style:style>
    <style:style style:name="T20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1" style:parent-style-name="Основнойшрифтабзаца" style:family="text">
      <style:text-properties fo:font-weight="bold" style:font-weight-asian="bold" style:font-weight-complex="bold"/>
    </style:style>
    <style:style style:name="T20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3" style:parent-style-name="Основнойшрифтабзаца" style:family="text">
      <style:text-properties fo:font-weight="bold" style:font-weight-asian="bold" style:font-weight-complex="bold"/>
    </style:style>
    <style:style style:name="T2064" style:parent-style-name="Основнойшрифтабзаца" style:family="text">
      <style:text-properties style:font-weight-complex="bold" fo:language="ru" fo:country="RU"/>
    </style:style>
    <style:style style:name="T2065" style:parent-style-name="Основнойшрифтабзаца" style:family="text">
      <style:text-properties style:font-weight-complex="bold" fo:language="ru" fo:country="RU"/>
    </style:style>
    <style:style style:name="T2066" style:parent-style-name="Основнойшрифтабзаца" style:family="text">
      <style:text-properties style:font-weight-complex="bold" fo:language="ru" fo:country="RU"/>
    </style:style>
    <style:style style:name="T2067" style:parent-style-name="Основнойшрифтабзаца" style:family="text">
      <style:text-properties style:font-weight-complex="bold" fo:language="ru" fo:country="RU"/>
    </style:style>
    <style:style style:name="T2068" style:parent-style-name="Основнойшрифтабзаца" style:family="text">
      <style:text-properties fo:language="ru" fo:country="RU"/>
    </style:style>
    <style:style style:name="T2069" style:parent-style-name="Основнойшрифтабзаца" style:family="text">
      <style:text-properties fo:language="ru" fo:country="RU"/>
    </style:style>
    <style:style style:name="T2070" style:parent-style-name="Основнойшрифтабзаца" style:family="text">
      <style:text-properties fo:language="ru" fo:country="RU"/>
    </style:style>
    <style:style style:name="T2071" style:parent-style-name="Основнойшрифтабзаца" style:family="text">
      <style:text-properties fo:language="ru" fo:country="RU"/>
    </style:style>
    <style:style style:name="T2072" style:parent-style-name="Основнойшрифтабзаца" style:family="text">
      <style:text-properties fo:font-weight="bold" style:font-weight-asian="bold" style:font-weight-complex="bold"/>
    </style:style>
    <style:style style:name="T2073" style:parent-style-name="Основнойшрифтабзаца" style:family="text">
      <style:text-properties fo:font-weight="bold" style:font-weight-asian="bold" style:font-weight-complex="bold"/>
    </style:style>
    <style:style style:name="T20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75" style:parent-style-name="Основнойшрифтабзаца" style:family="text">
      <style:text-properties fo:font-weight="bold" style:font-weight-asian="bold" style:font-weight-complex="bold"/>
    </style:style>
    <style:style style:name="T20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77" style:parent-style-name="Основнойшрифтабзаца" style:family="text">
      <style:text-properties fo:font-weight="bold" style:font-weight-asian="bold" style:font-weight-complex="bold"/>
    </style:style>
    <style:style style:name="T2078" style:parent-style-name="Основнойшрифтабзаца" style:family="text">
      <style:text-properties fo:font-weight="bold" style:font-weight-asian="bold" style:font-weight-complex="bold"/>
    </style:style>
    <style:style style:name="T2079" style:parent-style-name="Основнойшрифтабзаца" style:family="text">
      <style:text-properties fo:font-weight="bold" style:font-weight-asian="bold" style:font-weight-complex="bold"/>
    </style:style>
    <style:style style:name="T2080" style:parent-style-name="Основнойшрифтабзаца" style:family="text">
      <style:text-properties fo:font-weight="bold" style:font-weight-asian="bold" style:font-weight-complex="bold"/>
    </style:style>
    <style:style style:name="T2081" style:parent-style-name="Основнойшрифтабзаца" style:family="text">
      <style:text-properties style:font-weight-complex="bold"/>
    </style:style>
    <style:style style:name="T2082" style:parent-style-name="Основнойшрифтабзаца" style:family="text">
      <style:text-properties style:font-weight-complex="bold" fo:language="ru" fo:country="RU"/>
    </style:style>
    <style:style style:name="T2083" style:parent-style-name="Основнойшрифтабзаца" style:family="text">
      <style:text-properties style:font-weight-complex="bold"/>
    </style:style>
    <style:style style:name="T2084" style:parent-style-name="Основнойшрифтабзаца" style:family="text">
      <style:text-properties style:font-weight-complex="bold" fo:language="ru" fo:country="RU"/>
    </style:style>
    <style:style style:name="T2085" style:parent-style-name="Основнойшрифтабзаца" style:family="text">
      <style:text-properties style:font-weight-complex="bold"/>
    </style:style>
    <style:style style:name="T2086" style:parent-style-name="Основнойшрифтабзаца" style:family="text">
      <style:text-properties style:font-weight-complex="bold" fo:language="ru" fo:country="RU"/>
    </style:style>
    <style:style style:name="T2087" style:parent-style-name="Основнойшрифтабзаца" style:family="text">
      <style:text-properties style:font-weight-complex="bold"/>
    </style:style>
    <style:style style:name="T2088" style:parent-style-name="Основнойшрифтабзаца" style:family="text">
      <style:text-properties style:font-weight-complex="bold" fo:language="ru" fo:country="RU"/>
    </style:style>
    <style:style style:name="T2089" style:parent-style-name="Основнойшрифтабзаца" style:family="text">
      <style:text-properties style:font-weight-complex="bold"/>
    </style:style>
    <style:style style:name="T2090" style:parent-style-name="Основнойшрифтабзаца" style:family="text">
      <style:text-properties style:font-weight-complex="bold" fo:language="ru" fo:country="RU"/>
    </style:style>
    <style:style style:name="T2091" style:parent-style-name="Основнойшрифтабзаца" style:family="text">
      <style:text-properties style:font-weight-complex="bold"/>
    </style:style>
    <style:style style:name="T2092" style:parent-style-name="Основнойшрифтабзаца" style:family="text">
      <style:text-properties style:font-weight-complex="bold" fo:language="ru" fo:country="RU"/>
    </style:style>
    <style:style style:name="T2093" style:parent-style-name="Основнойшрифтабзаца" style:family="text">
      <style:text-properties style:font-weight-complex="bold"/>
    </style:style>
    <style:style style:name="T2094" style:parent-style-name="Основнойшрифтабзаца" style:family="text">
      <style:text-properties style:font-weight-complex="bold" fo:language="ru" fo:country="RU"/>
    </style:style>
    <style:style style:name="T2095" style:parent-style-name="Основнойшрифтабзаца" style:family="text">
      <style:text-properties style:font-weight-complex="bold"/>
    </style:style>
    <style:style style:name="T2096" style:parent-style-name="Основнойшрифтабзаца" style:family="text">
      <style:text-properties style:font-weight-complex="bold" fo:language="ru" fo:country="RU"/>
    </style:style>
    <style:style style:name="T2097" style:parent-style-name="Основнойшрифтабзаца" style:family="text">
      <style:text-properties style:font-weight-complex="bold"/>
    </style:style>
    <style:style style:name="T2098" style:parent-style-name="Основнойшрифтабзаца" style:family="text">
      <style:text-properties style:font-weight-complex="bold" fo:language="ru" fo:country="RU"/>
    </style:style>
    <style:style style:name="T2099" style:parent-style-name="Основнойшрифтабзаца" style:family="text">
      <style:text-properties style:font-weight-complex="bold"/>
    </style:style>
    <style:style style:name="T2100" style:parent-style-name="Основнойшрифтабзаца" style:family="text">
      <style:text-properties style:font-weight-complex="bold"/>
    </style:style>
    <style:style style:name="T2101" style:parent-style-name="Основнойшрифтабзаца" style:family="text">
      <style:text-properties fo:font-weight="bold" style:font-weight-asian="bold" style:font-weight-complex="bold"/>
    </style:style>
    <style:style style:name="T210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03" style:parent-style-name="Основнойшрифтабзаца" style:family="text">
      <style:text-properties fo:font-weight="bold" style:font-weight-asian="bold" style:font-weight-complex="bold"/>
    </style:style>
    <style:style style:name="T21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05" style:parent-style-name="Основнойшрифтабзаца" style:family="text">
      <style:text-properties fo:font-weight="bold" style:font-weight-asian="bold" style:font-weight-complex="bold"/>
    </style:style>
    <style:style style:name="T21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07" style:parent-style-name="Основнойшрифтабзаца" style:family="text">
      <style:text-properties fo:font-weight="bold" style:font-weight-asian="bold" style:font-weight-complex="bold"/>
    </style:style>
    <style:style style:name="T21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09" style:parent-style-name="Основнойшрифтабзаца" style:family="text">
      <style:text-properties fo:font-weight="bold" style:font-weight-asian="bold" style:font-weight-complex="bold"/>
    </style:style>
    <style:style style:name="T21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11" style:parent-style-name="Основнойшрифтабзаца" style:family="text">
      <style:text-properties fo:language="ru" fo:country="RU"/>
    </style:style>
    <style:style style:name="T2112" style:parent-style-name="Основнойшрифтабзаца" style:family="text">
      <style:text-properties fo:language="ru" fo:country="RU"/>
    </style:style>
    <style:style style:name="T2113" style:parent-style-name="Основнойшрифтабзаца" style:family="text">
      <style:text-properties fo:language="ru" fo:country="RU"/>
    </style:style>
    <style:style style:name="T2114" style:parent-style-name="Основнойшрифтабзаца" style:family="text">
      <style:text-properties fo:language="ru" fo:country="RU"/>
    </style:style>
    <style:style style:name="T2115" style:parent-style-name="Основнойшрифтабзаца" style:family="text">
      <style:text-properties fo:language="ru" fo:country="RU"/>
    </style:style>
    <style:style style:name="T2116" style:parent-style-name="Основнойшрифтабзаца" style:family="text">
      <style:text-properties fo:language="ru" fo:country="RU"/>
    </style:style>
    <style:style style:name="T2117" style:parent-style-name="Основнойшрифтабзаца" style:family="text">
      <style:text-properties fo:font-weight="bold" style:font-weight-asian="bold" style:font-weight-complex="bold"/>
    </style:style>
    <style:style style:name="T21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19" style:parent-style-name="Основнойшрифтабзаца" style:family="text">
      <style:text-properties fo:language="ru" fo:country="RU"/>
    </style:style>
    <style:style style:name="T2120" style:parent-style-name="Основнойшрифтабзаца" style:family="text">
      <style:text-properties fo:language="ru" fo:country="RU"/>
    </style:style>
    <style:style style:name="T2121" style:parent-style-name="Основнойшрифтабзаца" style:family="text">
      <style:text-properties fo:language="ru" fo:country="RU"/>
    </style:style>
    <style:style style:name="T2122" style:parent-style-name="Основнойшрифтабзаца" style:family="text">
      <style:text-properties fo:font-weight="bold" style:font-weight-asian="bold" style:font-weight-complex="bold"/>
    </style:style>
    <style:style style:name="T21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24" style:parent-style-name="Основнойшрифтабзаца" style:family="text">
      <style:text-properties fo:language="ru" fo:country="RU"/>
    </style:style>
    <style:style style:name="T2125" style:parent-style-name="Основнойшрифтабзаца" style:family="text">
      <style:text-properties fo:language="ru" fo:country="RU"/>
    </style:style>
    <style:style style:name="T2126" style:parent-style-name="Основнойшрифтабзаца" style:family="text">
      <style:text-properties fo:language="ru" fo:country="RU"/>
    </style:style>
    <style:style style:name="T2127" style:parent-style-name="Основнойшрифтабзаца" style:family="text">
      <style:text-properties fo:language="ru" fo:country="RU"/>
    </style:style>
    <style:style style:name="T2128" style:parent-style-name="Основнойшрифтабзаца" style:family="text">
      <style:text-properties fo:language="ru" fo:country="RU"/>
    </style:style>
    <style:style style:name="T212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31" style:parent-style-name="Основнойшрифтабзаца" style:family="text">
      <style:text-properties fo:font-weight="bold" style:font-weight-asian="bold" style:font-weight-complex="bold"/>
    </style:style>
    <style:style style:name="T21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33" style:parent-style-name="Основнойшрифтабзаца" style:family="text">
      <style:text-properties fo:language="ru" fo:country="RU"/>
    </style:style>
    <style:style style:name="T2134" style:parent-style-name="Основнойшрифтабзаца" style:family="text">
      <style:text-properties fo:language="ru" fo:country="RU"/>
    </style:style>
    <style:style style:name="T2135" style:parent-style-name="Основнойшрифтабзаца" style:family="text">
      <style:text-properties fo:language="ru" fo:country="RU"/>
    </style:style>
    <style:style style:name="T2136" style:parent-style-name="Основнойшрифтабзаца" style:family="text">
      <style:text-properties fo:language="ru" fo:country="RU"/>
    </style:style>
    <style:style style:name="T2137" style:parent-style-name="Основнойшрифтабзаца" style:family="text">
      <style:text-properties fo:language="ru" fo:country="RU"/>
    </style:style>
    <style:style style:name="T2138" style:parent-style-name="Основнойшрифтабзаца" style:family="text">
      <style:text-properties fo:language="ru" fo:country="RU"/>
    </style:style>
    <style:style style:name="T2139" style:parent-style-name="Основнойшрифтабзаца" style:family="text">
      <style:text-properties fo:language="ru" fo:country="RU"/>
    </style:style>
    <style:style style:name="T2140" style:parent-style-name="Основнойшрифтабзаца" style:family="text">
      <style:text-properties fo:language="ru" fo:country="RU"/>
    </style:style>
    <style:style style:name="T2141" style:parent-style-name="Основнойшрифтабзаца" style:family="text">
      <style:text-properties fo:language="ru" fo:country="RU"/>
    </style:style>
    <style:style style:name="T2142" style:parent-style-name="Основнойшрифтабзаца" style:family="text">
      <style:text-properties fo:font-weight="bold" style:font-weight-asian="bold" style:font-weight-complex="bold"/>
    </style:style>
    <style:style style:name="T21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44" style:parent-style-name="Основнойшрифтабзаца" style:family="text">
      <style:text-properties fo:font-weight="bold" style:font-weight-asian="bold" style:font-weight-complex="bold"/>
    </style:style>
    <style:style style:name="T21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46" style:parent-style-name="Основнойшрифтабзаца" style:family="text">
      <style:text-properties fo:font-weight="bold" style:font-weight-asian="bold" style:font-weight-complex="bold"/>
    </style:style>
    <style:style style:name="T21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48" style:parent-style-name="Основнойшрифтабзаца" style:family="text">
      <style:text-properties fo:font-weight="bold" style:font-weight-asian="bold" style:font-weight-complex="bold"/>
    </style:style>
    <style:style style:name="T21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0" style:parent-style-name="Основнойшрифтабзаца" style:family="text">
      <style:text-properties fo:font-weight="bold" style:font-weight-asian="bold" style:font-weight-complex="bold"/>
    </style:style>
    <style:style style:name="T2151" style:parent-style-name="Основнойшрифтабзаца" style:family="text">
      <style:text-properties fo:font-weight="bold" style:font-weight-asian="bold" style:font-weight-complex="bold"/>
    </style:style>
    <style:style style:name="T21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4" style:parent-style-name="Основнойшрифтабзаца" style:family="text">
      <style:text-properties fo:language="ru" fo:country="RU"/>
    </style:style>
    <style:style style:name="T2155" style:parent-style-name="Основнойшрифтабзаца" style:family="text">
      <style:text-properties fo:language="ru" fo:country="RU"/>
    </style:style>
    <style:style style:name="T2156" style:parent-style-name="Основнойшрифтабзаца" style:family="text">
      <style:text-properties fo:language="ru" fo:country="RU"/>
    </style:style>
    <style:style style:name="T2157" style:parent-style-name="Основнойшрифтабзаца" style:family="text">
      <style:text-properties fo:language="ru" fo:country="RU"/>
    </style:style>
    <style:style style:name="T2158" style:parent-style-name="Основнойшрифтабзаца" style:family="text">
      <style:text-properties fo:language="ru" fo:country="RU"/>
    </style:style>
    <style:style style:name="T2159" style:parent-style-name="Основнойшрифтабзаца" style:family="text">
      <style:text-properties fo:font-weight="bold" style:font-weight-asian="bold" style:font-weight-complex="bold"/>
    </style:style>
    <style:style style:name="T21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61" style:parent-style-name="Основнойшрифтабзаца" style:family="text">
      <style:text-properties fo:language="ru" fo:country="RU"/>
    </style:style>
    <style:style style:name="T2162" style:parent-style-name="Основнойшрифтабзаца" style:family="text">
      <style:text-properties fo:language="ru" fo:country="RU"/>
    </style:style>
    <style:style style:name="T2163" style:parent-style-name="Основнойшрифтабзаца" style:family="text">
      <style:text-properties fo:language="ru" fo:country="RU"/>
    </style:style>
    <style:style style:name="T2164" style:parent-style-name="Основнойшрифтабзаца" style:family="text">
      <style:text-properties fo:font-weight="bold" style:font-weight-asian="bold" style:font-weight-complex="bold"/>
    </style:style>
    <style:style style:name="T21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66" style:parent-style-name="Основнойшрифтабзаца" style:family="text">
      <style:text-properties fo:language="ru" fo:country="RU"/>
    </style:style>
    <style:style style:name="T2167" style:parent-style-name="Основнойшрифтабзаца" style:family="text">
      <style:text-properties fo:language="ru" fo:country="RU"/>
    </style:style>
    <style:style style:name="T2168" style:parent-style-name="Основнойшрифтабзаца" style:family="text">
      <style:text-properties fo:language="ru" fo:country="RU"/>
    </style:style>
    <style:style style:name="T2169" style:parent-style-name="Основнойшрифтабзаца" style:family="text">
      <style:text-properties fo:language="ru" fo:country="RU"/>
    </style:style>
    <style:style style:name="T21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2" style:parent-style-name="Основнойшрифтабзаца" style:family="text">
      <style:text-properties fo:font-weight="bold" style:font-weight-asian="bold" style:font-weight-complex="bold"/>
    </style:style>
    <style:style style:name="T217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4" style:parent-style-name="Основнойшрифтабзаца" style:family="text">
      <style:text-properties fo:language="ru" fo:country="RU"/>
    </style:style>
    <style:style style:name="T2175" style:parent-style-name="Основнойшрифтабзаца" style:family="text">
      <style:text-properties fo:language="ru" fo:country="RU"/>
    </style:style>
    <style:style style:name="T2176" style:parent-style-name="Основнойшрифтабзаца" style:family="text">
      <style:text-properties fo:language="ru" fo:country="RU"/>
    </style:style>
    <style:style style:name="T2177" style:parent-style-name="Основнойшрифтабзаца" style:family="text">
      <style:text-properties fo:language="ru" fo:country="RU"/>
    </style:style>
    <style:style style:name="T2178" style:parent-style-name="Основнойшрифтабзаца" style:family="text">
      <style:text-properties fo:language="ru" fo:country="RU"/>
    </style:style>
    <style:style style:name="T2179" style:parent-style-name="Основнойшрифтабзаца" style:family="text">
      <style:text-properties fo:language="ru" fo:country="RU"/>
    </style:style>
    <style:style style:name="T2180" style:parent-style-name="Основнойшрифтабзаца" style:family="text">
      <style:text-properties fo:language="ru" fo:country="RU"/>
    </style:style>
    <style:style style:name="T2181" style:parent-style-name="Основнойшрифтабзаца" style:family="text">
      <style:text-properties fo:language="ru" fo:country="RU"/>
    </style:style>
    <style:style style:name="T2182" style:parent-style-name="Основнойшрифтабзаца" style:family="text">
      <style:text-properties fo:language="ru" fo:country="RU"/>
    </style:style>
    <style:style style:name="T2183" style:parent-style-name="Основнойшрифтабзаца" style:family="text">
      <style:text-properties fo:language="ru" fo:country="RU"/>
    </style:style>
    <style:style style:name="T2184" style:parent-style-name="Основнойшрифтабзаца" style:family="text">
      <style:text-properties fo:font-weight="bold" style:font-weight-asian="bold" style:font-weight-complex="bold"/>
    </style:style>
    <style:style style:name="T21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86" style:parent-style-name="Основнойшрифтабзаца" style:family="text">
      <style:text-properties fo:font-weight="bold" style:font-weight-asian="bold" style:font-weight-complex="bold"/>
    </style:style>
    <style:style style:name="T21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88" style:parent-style-name="Основнойшрифтабзаца" style:family="text">
      <style:text-properties fo:font-weight="bold" style:font-weight-asian="bold" style:font-weight-complex="bold"/>
    </style:style>
    <style:style style:name="T21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0" style:parent-style-name="Основнойшрифтабзаца" style:family="text">
      <style:text-properties fo:font-weight="bold" style:font-weight-asian="bold" style:font-weight-complex="bold"/>
    </style:style>
    <style:style style:name="T21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4" style:parent-style-name="Основнойшрифтабзаца" style:family="text">
      <style:text-properties fo:language="ru" fo:country="RU"/>
    </style:style>
    <style:style style:name="T2195" style:parent-style-name="Основнойшрифтабзаца" style:family="text">
      <style:text-properties fo:language="ru" fo:country="RU"/>
    </style:style>
    <style:style style:name="T2196" style:parent-style-name="Основнойшрифтабзаца" style:family="text">
      <style:text-properties fo:language="ru" fo:country="RU"/>
    </style:style>
    <style:style style:name="T2197" style:parent-style-name="Основнойшрифтабзаца" style:family="text">
      <style:text-properties fo:language="ru" fo:country="RU"/>
    </style:style>
    <style:style style:name="T2198" style:parent-style-name="Основнойшрифтабзаца" style:family="text">
      <style:text-properties fo:language="ru" fo:country="RU"/>
    </style:style>
    <style:style style:name="T2199" style:parent-style-name="Основнойшрифтабзаца" style:family="text">
      <style:text-properties fo:font-weight="bold" style:font-weight-asian="bold" style:font-weight-complex="bold"/>
    </style:style>
    <style:style style:name="T22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01" style:parent-style-name="Основнойшрифтабзаца" style:family="text">
      <style:text-properties fo:language="ru" fo:country="RU"/>
    </style:style>
    <style:style style:name="T2202" style:parent-style-name="Основнойшрифтабзаца" style:family="text">
      <style:text-properties fo:language="ru" fo:country="RU"/>
    </style:style>
    <style:style style:name="T2203" style:parent-style-name="Основнойшрифтабзаца" style:family="text">
      <style:text-properties fo:language="ru" fo:country="RU"/>
    </style:style>
    <style:style style:name="T2204" style:parent-style-name="Основнойшрифтабзаца" style:family="text">
      <style:text-properties fo:font-weight="bold" style:font-weight-asian="bold" style:font-weight-complex="bold"/>
    </style:style>
    <style:style style:name="T22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06" style:parent-style-name="Основнойшрифтабзаца" style:family="text">
      <style:text-properties fo:language="ru" fo:country="RU"/>
    </style:style>
    <style:style style:name="T2207" style:parent-style-name="Основнойшрифтабзаца" style:family="text">
      <style:text-properties fo:language="ru" fo:country="RU"/>
    </style:style>
    <style:style style:name="T2208" style:parent-style-name="Основнойшрифтабзаца" style:family="text">
      <style:text-properties fo:language="ru" fo:country="RU"/>
    </style:style>
    <style:style style:name="T2209" style:parent-style-name="Основнойшрифтабзаца" style:family="text">
      <style:text-properties fo:language="ru" fo:country="RU"/>
    </style:style>
    <style:style style:name="T2210" style:parent-style-name="Основнойшрифтабзаца" style:family="text">
      <style:text-properties fo:language="ru" fo:country="RU"/>
    </style:style>
    <style:style style:name="T2211" style:parent-style-name="Основнойшрифтабзаца" style:family="text">
      <style:text-properties fo:language="ru" fo:country="RU"/>
    </style:style>
    <style:style style:name="T2212" style:parent-style-name="Основнойшрифтабзаца" style:family="text">
      <style:text-properties fo:language="ru" fo:country="RU"/>
    </style:style>
    <style:style style:name="T2213" style:parent-style-name="Основнойшрифтабзаца" style:family="text">
      <style:text-properties fo:language="ru" fo:country="RU"/>
    </style:style>
    <style:style style:name="T2214" style:parent-style-name="Основнойшрифтабзаца" style:family="text">
      <style:text-properties fo:language="ru" fo:country="RU"/>
    </style:style>
    <style:style style:name="T2215" style:parent-style-name="Основнойшрифтабзаца" style:family="text">
      <style:text-properties fo:language="ru" fo:country="RU"/>
    </style:style>
    <style:style style:name="T2216" style:parent-style-name="Основнойшрифтабзаца" style:family="text">
      <style:text-properties fo:language="ru" fo:country="RU"/>
    </style:style>
    <style:style style:name="T2217" style:parent-style-name="Основнойшрифтабзаца" style:family="text">
      <style:text-properties fo:font-weight="bold" style:font-weight-asian="bold" style:font-weight-complex="bold"/>
    </style:style>
    <style:style style:name="T22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19" style:parent-style-name="Основнойшрифтабзаца" style:family="text">
      <style:text-properties fo:language="ru" fo:country="RU"/>
    </style:style>
    <style:style style:name="T2220" style:parent-style-name="Основнойшрифтабзаца" style:family="text">
      <style:text-properties fo:font-weight="bold" style:font-weight-asian="bold" style:font-weight-complex="bold"/>
    </style:style>
    <style:style style:name="T22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24" style:parent-style-name="Основнойшрифтабзаца" style:family="text">
      <style:text-properties fo:font-weight="bold" style:font-weight-asian="bold" style:font-weight-complex="bold"/>
    </style:style>
    <style:style style:name="T22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26" style:parent-style-name="Основнойшрифтабзаца" style:family="text">
      <style:text-properties fo:font-weight="bold" style:font-weight-asian="bold" style:font-weight-complex="bold"/>
    </style:style>
    <style:style style:name="T222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29" style:parent-style-name="Основнойшрифтабзаца" style:family="text">
      <style:text-properties fo:language="ru" fo:country="RU"/>
    </style:style>
    <style:style style:name="T2230" style:parent-style-name="Основнойшрифтабзаца" style:family="text">
      <style:text-properties fo:language="ru" fo:country="RU"/>
    </style:style>
    <style:style style:name="T2231" style:parent-style-name="Основнойшрифтабзаца" style:family="text">
      <style:text-properties fo:language="ru" fo:country="RU"/>
    </style:style>
    <style:style style:name="T2232" style:parent-style-name="Основнойшрифтабзаца" style:family="text">
      <style:text-properties fo:language="ru" fo:country="RU"/>
    </style:style>
    <style:style style:name="T2233" style:parent-style-name="Основнойшрифтабзаца" style:family="text">
      <style:text-properties fo:language="ru" fo:country="RU"/>
    </style:style>
    <style:style style:name="T2234" style:parent-style-name="Основнойшрифтабзаца" style:family="text">
      <style:text-properties fo:font-weight="bold" style:font-weight-asian="bold" style:font-weight-complex="bold"/>
    </style:style>
    <style:style style:name="T22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37" style:parent-style-name="Основнойшрифтабзаца" style:family="text">
      <style:text-properties fo:language="ru" fo:country="RU"/>
    </style:style>
    <style:style style:name="T2238" style:parent-style-name="Основнойшрифтабзаца" style:family="text">
      <style:text-properties fo:font-weight="bold" style:font-weight-asian="bold" style:font-weight-complex="bold"/>
    </style:style>
    <style:style style:name="T223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40" style:parent-style-name="Основнойшрифтабзаца" style:family="text">
      <style:text-properties fo:language="ru" fo:country="RU"/>
    </style:style>
    <style:style style:name="T2241" style:parent-style-name="Основнойшрифтабзаца" style:family="text">
      <style:text-properties fo:language="ru" fo:country="RU"/>
    </style:style>
    <style:style style:name="T2242" style:parent-style-name="Основнойшрифтабзаца" style:family="text">
      <style:text-properties fo:language="ru" fo:country="RU"/>
    </style:style>
    <style:style style:name="T2243" style:parent-style-name="Основнойшрифтабзаца" style:family="text">
      <style:text-properties fo:font-weight="bold" style:font-weight-asian="bold" style:font-weight-complex="bold"/>
    </style:style>
    <style:style style:name="T22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45" style:parent-style-name="Основнойшрифтабзаца" style:family="text">
      <style:text-properties fo:language="ru" fo:country="RU"/>
    </style:style>
    <style:style style:name="T2246" style:parent-style-name="Основнойшрифтабзаца" style:family="text">
      <style:text-properties fo:language="ru" fo:country="RU"/>
    </style:style>
    <style:style style:name="T2247" style:parent-style-name="Основнойшрифтабзаца" style:family="text">
      <style:text-properties fo:language="ru" fo:country="RU"/>
    </style:style>
    <style:style style:name="T2248" style:parent-style-name="Основнойшрифтабзаца" style:family="text">
      <style:text-properties fo:language="ru" fo:country="RU"/>
    </style:style>
    <style:style style:name="T2249" style:parent-style-name="Основнойшрифтабзаца" style:family="text">
      <style:text-properties fo:language="ru" fo:country="RU"/>
    </style:style>
    <style:style style:name="T2250" style:parent-style-name="Основнойшрифтабзаца" style:family="text">
      <style:text-properties fo:language="ru" fo:country="RU"/>
    </style:style>
    <style:style style:name="T2251" style:parent-style-name="Основнойшрифтабзаца" style:family="text">
      <style:text-properties fo:language="ru" fo:country="RU"/>
    </style:style>
    <style:style style:name="T2252" style:parent-style-name="Основнойшрифтабзаца" style:family="text">
      <style:text-properties fo:language="ru" fo:country="RU"/>
    </style:style>
    <style:style style:name="T2253" style:parent-style-name="Основнойшрифтабзаца" style:family="text">
      <style:text-properties fo:language="ru" fo:country="RU"/>
    </style:style>
    <style:style style:name="T2254" style:parent-style-name="Основнойшрифтабзаца" style:family="text">
      <style:text-properties fo:language="ru" fo:country="RU"/>
    </style:style>
    <style:style style:name="T22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56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257" style:parent-style-name="Основнойшрифтабзаца" style:family="text">
      <style:text-properties fo:font-weight="bold" style:font-weight-asian="bold" style:font-weight-complex="bold"/>
    </style:style>
    <style:style style:name="T22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59" style:parent-style-name="Основнойшрифтабзаца" style:family="text">
      <style:text-properties fo:font-weight="bold" style:font-weight-asian="bold" style:font-weight-complex="bold"/>
    </style:style>
    <style:style style:name="T22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61" style:parent-style-name="Основнойшрифтабзаца" style:family="text">
      <style:text-properties fo:font-weight="bold" style:font-weight-asian="bold" style:font-weight-complex="bold"/>
    </style:style>
    <style:style style:name="T22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64" style:parent-style-name="Основнойшрифтабзаца" style:family="text">
      <style:text-properties fo:language="ru" fo:country="RU"/>
    </style:style>
    <style:style style:name="T2265" style:parent-style-name="Основнойшрифтабзаца" style:family="text">
      <style:text-properties fo:language="ru" fo:country="RU"/>
    </style:style>
    <style:style style:name="T2266" style:parent-style-name="Основнойшрифтабзаца" style:family="text">
      <style:text-properties fo:language="ru" fo:country="RU"/>
    </style:style>
    <style:style style:name="T2267" style:parent-style-name="Основнойшрифтабзаца" style:family="text">
      <style:text-properties fo:language="ru" fo:country="RU"/>
    </style:style>
    <style:style style:name="T2268" style:parent-style-name="Основнойшрифтабзаца" style:family="text">
      <style:text-properties fo:language="ru" fo:country="RU"/>
    </style:style>
    <style:style style:name="T2269" style:parent-style-name="Основнойшрифтабзаца" style:family="text">
      <style:text-properties fo:language="ru" fo:country="RU"/>
    </style:style>
    <style:style style:name="T2270" style:parent-style-name="Основнойшрифтабзаца" style:family="text">
      <style:text-properties fo:language="ru" fo:country="RU"/>
    </style:style>
    <style:style style:name="T2271" style:parent-style-name="Основнойшрифтабзаца" style:family="text">
      <style:text-properties fo:font-weight="bold" style:font-weight-asian="bold" style:font-weight-complex="bold"/>
    </style:style>
    <style:style style:name="T22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73" style:parent-style-name="Основнойшрифтабзаца" style:family="text">
      <style:text-properties fo:language="ru" fo:country="RU"/>
    </style:style>
    <style:style style:name="T2274" style:parent-style-name="Основнойшрифтабзаца" style:family="text">
      <style:text-properties fo:language="ru" fo:country="RU"/>
    </style:style>
    <style:style style:name="T2275" style:parent-style-name="Основнойшрифтабзаца" style:family="text">
      <style:text-properties fo:language="ru" fo:country="RU"/>
    </style:style>
    <style:style style:name="T2276" style:parent-style-name="Основнойшрифтабзаца" style:family="text">
      <style:text-properties fo:language="ru" fo:country="RU"/>
    </style:style>
    <style:style style:name="T2277" style:parent-style-name="Основнойшрифтабзаца" style:family="text">
      <style:text-properties fo:language="ru" fo:country="RU"/>
    </style:style>
    <style:style style:name="T2278" style:parent-style-name="Основнойшрифтабзаца" style:family="text">
      <style:text-properties fo:language="ru" fo:country="RU"/>
    </style:style>
    <style:style style:name="T2279" style:parent-style-name="Основнойшрифтабзаца" style:family="text">
      <style:text-properties fo:language="ru" fo:country="RU"/>
    </style:style>
    <style:style style:name="T2280" style:parent-style-name="Основнойшрифтабзаца" style:family="text">
      <style:text-properties fo:language="ru" fo:country="RU"/>
    </style:style>
    <style:style style:name="T2281" style:parent-style-name="Основнойшрифтабзаца" style:family="text">
      <style:text-properties fo:language="ru" fo:country="RU"/>
    </style:style>
    <style:style style:name="T2282" style:parent-style-name="Основнойшрифтабзаца" style:family="text">
      <style:text-properties fo:font-weight="bold" style:font-weight-asian="bold" style:font-weight-complex="bold"/>
    </style:style>
    <style:style style:name="T2283" style:parent-style-name="Основнойшрифтабзаца" style:family="text">
      <style:text-properties fo:language="ru" fo:country="RU"/>
    </style:style>
    <style:style style:name="T2284" style:parent-style-name="Основнойшрифтабзаца" style:family="text">
      <style:text-properties fo:language="ru" fo:country="RU"/>
    </style:style>
    <style:style style:name="T2285" style:parent-style-name="Основнойшрифтабзаца" style:family="text">
      <style:text-properties fo:language="ru" fo:country="RU"/>
    </style:style>
    <style:style style:name="T2286" style:parent-style-name="Основнойшрифтабзаца" style:family="text">
      <style:text-properties fo:font-weight="bold" style:font-weight-asian="bold" style:font-weight-complex="bold"/>
    </style:style>
    <style:style style:name="T2287" style:parent-style-name="Основнойшрифтабзаца" style:family="text">
      <style:text-properties fo:language="ru" fo:country="RU"/>
    </style:style>
    <style:style style:name="P2288" style:parent-style-name="Standard" style:family="paragraph">
      <style:text-properties fo:language="ru" fo:country="RU"/>
    </style:style>
    <style:style style:name="T2289" style:parent-style-name="Основнойшрифтабзаца" style:family="text">
      <style:text-properties fo:language="ru" fo:country="RU"/>
    </style:style>
    <style:style style:name="T2290" style:parent-style-name="Основнойшрифтабзаца" style:family="text">
      <style:text-properties fo:font-weight="bold" style:font-weight-asian="bold" style:font-weight-complex="bold"/>
    </style:style>
    <style:style style:name="T2291" style:parent-style-name="Основнойшрифтабзаца" style:family="text">
      <style:text-properties fo:language="ru" fo:country="RU"/>
    </style:style>
    <style:style style:name="T2292" style:parent-style-name="Основнойшрифтабзаца" style:family="text">
      <style:text-properties fo:language="ru" fo:country="RU"/>
    </style:style>
    <style:style style:name="T2293" style:parent-style-name="Основнойшрифтабзаца" style:family="text">
      <style:text-properties fo:language="ru" fo:country="RU"/>
    </style:style>
    <style:style style:name="T2294" style:parent-style-name="Основнойшрифтабзаца" style:family="text">
      <style:text-properties fo:language="ru" fo:country="RU"/>
    </style:style>
    <style:style style:name="T2295" style:parent-style-name="Основнойшрифтабзаца" style:family="text">
      <style:text-properties fo:language="ru" fo:country="RU"/>
    </style:style>
    <style:style style:name="T2296" style:parent-style-name="Основнойшрифтабзаца" style:family="text">
      <style:text-properties fo:language="ru" fo:country="RU"/>
    </style:style>
    <style:style style:name="T2297" style:parent-style-name="Основнойшрифтабзаца" style:family="text">
      <style:text-properties fo:language="ru" fo:country="RU"/>
    </style:style>
    <style:style style:name="T2298" style:parent-style-name="Основнойшрифтабзаца" style:family="text">
      <style:text-properties fo:language="ru" fo:country="RU"/>
    </style:style>
    <style:style style:name="T2299" style:parent-style-name="Основнойшрифтабзаца" style:family="text">
      <style:text-properties fo:font-weight="bold" style:font-weight-asian="bold" style:font-weight-complex="bold"/>
    </style:style>
    <style:style style:name="T2300" style:parent-style-name="Основнойшрифтабзаца" style:family="text">
      <style:text-properties fo:language="ru" fo:country="RU"/>
    </style:style>
    <style:style style:name="T2301" style:parent-style-name="Основнойшрифтабзаца" style:family="text">
      <style:text-properties fo:language="ru" fo:country="RU"/>
    </style:style>
    <style:style style:name="T2302" style:parent-style-name="Основнойшрифтабзаца" style:family="text">
      <style:text-properties fo:language="ru" fo:country="RU"/>
    </style:style>
    <style:style style:name="T2303" style:parent-style-name="Основнойшрифтабзаца" style:family="text">
      <style:text-properties fo:language="ru" fo:country="RU"/>
    </style:style>
    <style:style style:name="T2304" style:parent-style-name="Основнойшрифтабзаца" style:family="text">
      <style:text-properties fo:language="ru" fo:country="RU"/>
    </style:style>
    <style:style style:name="T2305" style:parent-style-name="Основнойшрифтабзаца" style:family="text">
      <style:text-properties fo:language="ru" fo:country="RU"/>
    </style:style>
    <style:style style:name="T2306" style:parent-style-name="Основнойшрифтабзаца" style:family="text">
      <style:text-properties fo:language="ru" fo:country="RU"/>
    </style:style>
    <style:style style:name="T2307" style:parent-style-name="Основнойшрифтабзаца" style:family="text">
      <style:text-properties fo:font-weight="bold" style:font-weight-asian="bold" style:font-weight-complex="bold"/>
    </style:style>
    <style:style style:name="T23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09" style:parent-style-name="Основнойшрифтабзаца" style:family="text">
      <style:text-properties fo:font-weight="bold" style:font-weight-asian="bold" style:font-weight-complex="bold"/>
    </style:style>
    <style:style style:name="T23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11" style:parent-style-name="Основнойшрифтабзаца" style:family="text">
      <style:text-properties fo:font-weight="bold" style:font-weight-asian="bold" style:font-weight-complex="bold"/>
    </style:style>
    <style:style style:name="T23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14" style:parent-style-name="Основнойшрифтабзаца" style:family="text">
      <style:text-properties fo:language="ru" fo:country="RU"/>
    </style:style>
    <style:style style:name="T2315" style:parent-style-name="Основнойшрифтабзаца" style:family="text">
      <style:text-properties fo:language="ru" fo:country="RU"/>
    </style:style>
    <style:style style:name="T2316" style:parent-style-name="Основнойшрифтабзаца" style:family="text">
      <style:text-properties fo:language="ru" fo:country="RU"/>
    </style:style>
    <style:style style:name="T2317" style:parent-style-name="Основнойшрифтабзаца" style:family="text">
      <style:text-properties fo:language="ru" fo:country="RU"/>
    </style:style>
    <style:style style:name="T2318" style:parent-style-name="Основнойшрифтабзаца" style:family="text">
      <style:text-properties fo:language="ru" fo:country="RU"/>
    </style:style>
    <style:style style:name="T2319" style:parent-style-name="Основнойшрифтабзаца" style:family="text">
      <style:text-properties fo:language="ru" fo:country="RU"/>
    </style:style>
    <style:style style:name="T2320" style:parent-style-name="Основнойшрифтабзаца" style:family="text">
      <style:text-properties fo:language="ru" fo:country="RU"/>
    </style:style>
    <style:style style:name="T2321" style:parent-style-name="Основнойшрифтабзаца" style:family="text">
      <style:text-properties fo:font-weight="bold" style:font-weight-asian="bold" style:font-weight-complex="bold"/>
    </style:style>
    <style:style style:name="T23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23" style:parent-style-name="Основнойшрифтабзаца" style:family="text">
      <style:text-properties fo:font-weight="bold" style:font-weight-asian="bold" style:font-weight-complex="bold"/>
    </style:style>
    <style:style style:name="T232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25" style:parent-style-name="Основнойшрифтабзаца" style:family="text">
      <style:text-properties fo:font-weight="bold" style:font-weight-asian="bold" style:font-weight-complex="bold"/>
    </style:style>
    <style:style style:name="T23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27" style:parent-style-name="Основнойшрифтабзаца" style:family="text">
      <style:text-properties fo:language="ru" fo:country="RU"/>
    </style:style>
    <style:style style:name="T2328" style:parent-style-name="Основнойшрифтабзаца" style:family="text">
      <style:text-properties fo:language="ru" fo:country="RU"/>
    </style:style>
    <style:style style:name="T2329" style:parent-style-name="Основнойшрифтабзаца" style:family="text">
      <style:text-properties fo:language="ru" fo:country="RU"/>
    </style:style>
    <style:style style:name="T2330" style:parent-style-name="Основнойшрифтабзаца" style:family="text">
      <style:text-properties fo:font-weight="bold" style:font-weight-asian="bold" style:font-weight-complex="bold"/>
    </style:style>
    <style:style style:name="T23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32" style:parent-style-name="Основнойшрифтабзаца" style:family="text">
      <style:text-properties fo:font-weight="bold" style:font-weight-asian="bold" style:font-weight-complex="bold"/>
    </style:style>
    <style:style style:name="T233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34" style:parent-style-name="Основнойшрифтабзаца" style:family="text">
      <style:text-properties fo:language="ru" fo:country="RU"/>
    </style:style>
    <style:style style:name="T2335" style:parent-style-name="Основнойшрифтабзаца" style:family="text">
      <style:text-properties fo:language="ru" fo:country="RU"/>
    </style:style>
    <style:style style:name="T2336" style:parent-style-name="Основнойшрифтабзаца" style:family="text">
      <style:text-properties fo:language="ru" fo:country="RU"/>
    </style:style>
    <style:style style:name="T2337" style:parent-style-name="Основнойшрифтабзаца" style:family="text">
      <style:text-properties fo:language="ru" fo:country="RU"/>
    </style:style>
    <style:style style:name="T2338" style:parent-style-name="Основнойшрифтабзаца" style:family="text">
      <style:text-properties fo:language="ru" fo:country="RU"/>
    </style:style>
    <style:style style:name="T2339" style:parent-style-name="Основнойшрифтабзаца" style:family="text">
      <style:text-properties fo:font-weight="bold" style:font-weight-asian="bold" style:font-weight-complex="bold"/>
    </style:style>
    <style:style style:name="T23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4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42" style:parent-style-name="Основнойшрифтабзаца" style:family="text">
      <style:text-properties fo:font-weight="bold" style:font-weight-asian="bold" style:font-weight-complex="bold"/>
    </style:style>
    <style:style style:name="T23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44" style:parent-style-name="Основнойшрифтабзаца" style:family="text">
      <style:text-properties fo:language="ru" fo:country="RU"/>
    </style:style>
    <style:style style:name="T2345" style:parent-style-name="Основнойшрифтабзаца" style:family="text">
      <style:text-properties fo:language="ru" fo:country="RU"/>
    </style:style>
    <style:style style:name="P2346" style:parent-style-name="Standard" style:family="paragraph">
      <style:text-properties fo:language="ru" fo:country="RU"/>
    </style:style>
    <style:style style:name="T2347" style:parent-style-name="Основнойшрифтабзаца" style:family="text">
      <style:text-properties fo:language="ru" fo:country="RU"/>
    </style:style>
    <style:style style:name="T2348" style:parent-style-name="Основнойшрифтабзаца" style:family="text">
      <style:text-properties fo:language="ru" fo:country="RU"/>
    </style:style>
    <style:style style:name="T2349" style:parent-style-name="Основнойшрифтабзаца" style:family="text">
      <style:text-properties fo:language="ru" fo:country="RU"/>
    </style:style>
    <style:style style:name="T2350" style:parent-style-name="Основнойшрифтабзаца" style:family="text">
      <style:text-properties fo:language="ru" fo:country="RU"/>
    </style:style>
    <style:style style:name="T2351" style:parent-style-name="Основнойшрифтабзаца" style:family="text">
      <style:text-properties fo:font-weight="bold" style:font-weight-asian="bold" style:font-weight-complex="bold"/>
    </style:style>
    <style:style style:name="T23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53" style:parent-style-name="Основнойшрифтабзаца" style:family="text">
      <style:text-properties fo:font-weight="bold" style:font-weight-asian="bold" style:font-weight-complex="bold"/>
    </style:style>
    <style:style style:name="T23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55" style:parent-style-name="Основнойшрифтабзаца" style:family="text">
      <style:text-properties fo:font-weight="bold" style:font-weight-asian="bold" style:font-weight-complex="bold"/>
    </style:style>
    <style:style style:name="T23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58" style:parent-style-name="Основнойшрифтабзаца" style:family="text">
      <style:text-properties fo:language="ru" fo:country="RU"/>
    </style:style>
    <style:style style:name="T2359" style:parent-style-name="Основнойшрифтабзаца" style:family="text">
      <style:text-properties fo:language="ru" fo:country="RU"/>
    </style:style>
    <style:style style:name="T2360" style:parent-style-name="Основнойшрифтабзаца" style:family="text">
      <style:text-properties fo:language="ru" fo:country="RU"/>
    </style:style>
    <style:style style:name="T2361" style:parent-style-name="Основнойшрифтабзаца" style:family="text">
      <style:text-properties fo:language="ru" fo:country="RU"/>
    </style:style>
    <style:style style:name="T2362" style:parent-style-name="Основнойшрифтабзаца" style:family="text">
      <style:text-properties fo:language="ru" fo:country="RU"/>
    </style:style>
    <style:style style:name="T2363" style:parent-style-name="Основнойшрифтабзаца" style:family="text">
      <style:text-properties fo:language="ru" fo:country="RU"/>
    </style:style>
    <style:style style:name="T2364" style:parent-style-name="Основнойшрифтабзаца" style:family="text">
      <style:text-properties fo:font-weight="bold" style:font-weight-asian="bold" style:font-weight-complex="bold"/>
    </style:style>
    <style:style style:name="T23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66" style:parent-style-name="Основнойшрифтабзаца" style:family="text">
      <style:text-properties fo:font-weight="bold" style:font-weight-asian="bold" style:font-weight-complex="bold"/>
    </style:style>
    <style:style style:name="T23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68" style:parent-style-name="Основнойшрифтабзаца" style:family="text">
      <style:text-properties fo:font-weight="bold" style:font-weight-asian="bold" style:font-weight-complex="bold"/>
    </style:style>
    <style:style style:name="T236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70" style:parent-style-name="Основнойшрифтабзаца" style:family="text">
      <style:text-properties fo:language="ru" fo:country="RU"/>
    </style:style>
    <style:style style:name="T2371" style:parent-style-name="Основнойшрифтабзаца" style:family="text">
      <style:text-properties fo:language="ru" fo:country="RU"/>
    </style:style>
    <style:style style:name="T2372" style:parent-style-name="Основнойшрифтабзаца" style:family="text">
      <style:text-properties fo:language="ru" fo:country="RU"/>
    </style:style>
    <style:style style:name="T2373" style:parent-style-name="Основнойшрифтабзаца" style:family="text">
      <style:text-properties fo:language="ru" fo:country="RU"/>
    </style:style>
    <style:style style:name="T2374" style:parent-style-name="Основнойшрифтабзаца" style:family="text">
      <style:text-properties fo:language="ru" fo:country="RU"/>
    </style:style>
    <style:style style:name="T2375" style:parent-style-name="Основнойшрифтабзаца" style:family="text">
      <style:text-properties fo:language="ru" fo:country="RU"/>
    </style:style>
    <style:style style:name="T2376" style:parent-style-name="Основнойшрифтабзаца" style:family="text">
      <style:text-properties fo:language="ru" fo:country="RU"/>
    </style:style>
    <style:style style:name="T2377" style:parent-style-name="Основнойшрифтабзаца" style:family="text">
      <style:text-properties fo:language="ru" fo:country="RU"/>
    </style:style>
    <style:style style:name="T2378" style:parent-style-name="Основнойшрифтабзаца" style:family="text">
      <style:text-properties fo:font-weight="bold" style:font-weight-asian="bold" style:font-weight-complex="bold"/>
    </style:style>
    <style:style style:name="T23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80" style:parent-style-name="Основнойшрифтабзаца" style:family="text">
      <style:text-properties fo:font-weight="bold" style:font-weight-asian="bold" style:font-weight-complex="bold"/>
    </style:style>
    <style:style style:name="T23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82" style:parent-style-name="Основнойшрифтабзаца" style:family="text">
      <style:text-properties fo:font-weight="bold" style:font-weight-asian="bold" style:font-weight-complex="bold"/>
    </style:style>
    <style:style style:name="T23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84" style:parent-style-name="Основнойшрифтабзаца" style:family="text">
      <style:text-properties fo:font-weight="bold" style:font-weight-asian="bold" style:font-weight-complex="bold"/>
    </style:style>
    <style:style style:name="T23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86" style:parent-style-name="Основнойшрифтабзаца" style:family="text">
      <style:text-properties fo:language="ru" fo:country="RU"/>
    </style:style>
    <style:style style:name="T2387" style:parent-style-name="Основнойшрифтабзаца" style:family="text">
      <style:text-properties fo:language="ru" fo:country="RU"/>
    </style:style>
    <style:style style:name="T2388" style:parent-style-name="Основнойшрифтабзаца" style:family="text">
      <style:text-properties fo:language="ru" fo:country="RU"/>
    </style:style>
    <style:style style:name="T2389" style:parent-style-name="Основнойшрифтабзаца" style:family="text">
      <style:text-properties fo:language="ru" fo:country="RU"/>
    </style:style>
    <style:style style:name="T2390" style:parent-style-name="Основнойшрифтабзаца" style:family="text">
      <style:text-properties fo:language="ru" fo:country="RU"/>
    </style:style>
    <style:style style:name="T2391" style:parent-style-name="Основнойшрифтабзаца" style:family="text">
      <style:text-properties fo:language="ru" fo:country="RU"/>
    </style:style>
    <style:style style:name="T2392" style:parent-style-name="Основнойшрифтабзаца" style:family="text">
      <style:text-properties fo:language="ru" fo:country="RU"/>
    </style:style>
    <style:style style:name="T2393" style:parent-style-name="Основнойшрифтабзаца" style:family="text">
      <style:text-properties fo:language="ru" fo:country="RU"/>
    </style:style>
    <style:style style:name="T2394" style:parent-style-name="Основнойшрифтабзаца" style:family="text">
      <style:text-properties fo:language="ru" fo:country="RU"/>
    </style:style>
    <style:style style:name="T2395" style:parent-style-name="Основнойшрифтабзаца" style:family="text">
      <style:text-properties fo:language="ru" fo:country="RU"/>
    </style:style>
    <style:style style:name="T2396" style:parent-style-name="Основнойшрифтабзаца" style:family="text">
      <style:text-properties fo:language="ru" fo:country="RU"/>
    </style:style>
    <style:style style:name="T2397" style:parent-style-name="Основнойшрифтабзаца" style:family="text">
      <style:text-properties fo:font-weight="bold" style:font-weight-asian="bold" style:font-weight-complex="bold"/>
    </style:style>
    <style:style style:name="T2398" style:parent-style-name="Основнойшрифтабзаца" style:family="text">
      <style:text-properties fo:language="ru" fo:country="RU"/>
    </style:style>
    <style:style style:name="T2399" style:parent-style-name="Основнойшрифтабзаца" style:family="text">
      <style:text-properties fo:language="ru" fo:country="RU"/>
    </style:style>
    <style:style style:name="T2400" style:parent-style-name="Основнойшрифтабзаца" style:family="text">
      <style:text-properties fo:font-weight="bold" style:font-weight-asian="bold" style:font-weight-complex="bold"/>
    </style:style>
    <style:style style:name="T24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02" style:parent-style-name="Основнойшрифтабзаца" style:family="text">
      <style:text-properties fo:language="ru" fo:country="RU"/>
    </style:style>
    <style:style style:name="T2403" style:parent-style-name="Основнойшрифтабзаца" style:family="text">
      <style:text-properties fo:language="ru" fo:country="RU"/>
    </style:style>
    <style:style style:name="T2404" style:parent-style-name="Основнойшрифтабзаца" style:family="text">
      <style:text-properties fo:language="ru" fo:country="RU"/>
    </style:style>
    <style:style style:name="P2405" style:parent-style-name="Standard" style:family="paragraph">
      <style:text-properties fo:language="ru" fo:country="RU"/>
    </style:style>
    <style:style style:name="P2406" style:parent-style-name="Standard" style:family="paragraph">
      <style:text-properties fo:language="ru" fo:country="RU"/>
    </style:style>
    <style:style style:name="P2407" style:parent-style-name="Standard" style:family="paragraph">
      <style:text-properties fo:language="ru" fo:country="RU"/>
    </style:style>
    <style:style style:name="T2408" style:parent-style-name="Основнойшрифтабзаца" style:family="text">
      <style:text-properties fo:font-weight="bold" style:font-weight-asian="bold" style:font-weight-complex="bold"/>
    </style:style>
    <style:style style:name="T2409" style:parent-style-name="Основнойшрифтабзаца" style:family="text">
      <style:text-properties fo:language="ru" fo:country="RU"/>
    </style:style>
    <style:style style:name="P2410" style:parent-style-name="Standard" style:family="paragraph">
      <style:text-properties fo:language="ru" fo:country="RU"/>
    </style:style>
    <style:style style:name="T2411" style:parent-style-name="Основнойшрифтабзаца" style:family="text">
      <style:text-properties fo:language="ru" fo:country="RU"/>
    </style:style>
    <style:style style:name="T2412" style:parent-style-name="Основнойшрифтабзаца" style:family="text">
      <style:text-properties fo:language="ru" fo:country="RU"/>
    </style:style>
    <style:style style:name="T2413" style:parent-style-name="Основнойшрифтабзаца" style:family="text">
      <style:text-properties fo:font-weight="bold" style:font-weight-asian="bold" style:font-weight-complex="bold"/>
    </style:style>
    <style:style style:name="T2414" style:parent-style-name="Основнойшрифтабзаца" style:family="text">
      <style:text-properties fo:language="ru" fo:country="RU"/>
    </style:style>
    <style:style style:name="T2415" style:parent-style-name="Основнойшрифтабзаца" style:family="text">
      <style:text-properties fo:language="ru" fo:country="RU"/>
    </style:style>
    <style:style style:name="T2416" style:parent-style-name="Основнойшрифтабзаца" style:family="text">
      <style:text-properties fo:font-weight="bold" style:font-weight-asian="bold" style:font-weight-complex="bold"/>
    </style:style>
    <style:style style:name="T24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18" style:parent-style-name="Основнойшрифтабзаца" style:family="text">
      <style:text-properties fo:language="ru" fo:country="RU"/>
    </style:style>
    <style:style style:name="T2419" style:parent-style-name="Основнойшрифтабзаца" style:family="text">
      <style:text-properties fo:language="ru" fo:country="RU"/>
    </style:style>
    <style:style style:name="T2420" style:parent-style-name="Основнойшрифтабзаца" style:family="text">
      <style:text-properties fo:language="ru" fo:country="RU"/>
    </style:style>
    <style:style style:name="T2421" style:parent-style-name="Основнойшрифтабзаца" style:family="text">
      <style:text-properties fo:language="ru" fo:country="RU"/>
    </style:style>
    <style:style style:name="T2422" style:parent-style-name="Основнойшрифтабзаца" style:family="text">
      <style:text-properties fo:language="ru" fo:country="RU"/>
    </style:style>
    <style:style style:name="T2423" style:parent-style-name="Основнойшрифтабзаца" style:family="text">
      <style:text-properties fo:language="ru" fo:country="RU"/>
    </style:style>
    <style:style style:name="T2424" style:parent-style-name="Основнойшрифтабзаца" style:family="text">
      <style:text-properties fo:language="ru" fo:country="RU"/>
    </style:style>
    <style:style style:name="T2425" style:parent-style-name="Основнойшрифтабзаца" style:family="text">
      <style:text-properties fo:language="ru" fo:country="RU"/>
    </style:style>
    <style:style style:name="T2426" style:parent-style-name="Основнойшрифтабзаца" style:family="text">
      <style:text-properties fo:language="ru" fo:country="RU"/>
    </style:style>
    <style:style style:name="T2427" style:parent-style-name="Основнойшрифтабзаца" style:family="text">
      <style:text-properties fo:language="ru" fo:country="RU"/>
    </style:style>
    <style:style style:name="T2428" style:parent-style-name="Основнойшрифтабзаца" style:family="text">
      <style:text-properties fo:language="ru" fo:country="RU"/>
    </style:style>
    <style:style style:name="T2429" style:parent-style-name="Основнойшрифтабзаца" style:family="text">
      <style:text-properties fo:language="ru" fo:country="RU"/>
    </style:style>
    <style:style style:name="T2430" style:parent-style-name="Основнойшрифтабзаца" style:family="text">
      <style:text-properties fo:language="ru" fo:country="RU"/>
    </style:style>
    <style:style style:name="T2431" style:parent-style-name="Основнойшрифтабзаца" style:family="text">
      <style:text-properties fo:language="ru" fo:country="RU"/>
    </style:style>
    <style:style style:name="T2432" style:parent-style-name="Основнойшрифтабзаца" style:family="text">
      <style:text-properties fo:language="ru" fo:country="RU"/>
    </style:style>
    <style:style style:name="T2433" style:parent-style-name="Основнойшрифтабзаца" style:family="text">
      <style:text-properties fo:font-weight="bold" style:font-weight-asian="bold" style:font-weight-complex="bold"/>
    </style:style>
    <style:style style:name="T2434" style:parent-style-name="Основнойшрифтабзаца" style:family="text">
      <style:text-properties fo:language="ru" fo:country="RU"/>
    </style:style>
    <style:style style:name="T2435" style:parent-style-name="Основнойшрифтабзаца" style:family="text">
      <style:text-properties fo:language="ru" fo:country="RU"/>
    </style:style>
    <style:style style:name="T2436" style:parent-style-name="Основнойшрифтабзаца" style:family="text">
      <style:text-properties fo:language="ru" fo:country="RU"/>
    </style:style>
    <style:style style:name="T2437" style:parent-style-name="Основнойшрифтабзаца" style:family="text">
      <style:text-properties fo:language="ru" fo:country="RU"/>
    </style:style>
    <style:style style:name="T2438" style:parent-style-name="Основнойшрифтабзаца" style:family="text">
      <style:text-properties fo:language="ru" fo:country="RU"/>
    </style:style>
    <style:style style:name="T2439" style:parent-style-name="Основнойшрифтабзаца" style:family="text">
      <style:text-properties fo:font-weight="bold" style:font-weight-asian="bold" style:font-weight-complex="bold"/>
    </style:style>
    <style:style style:name="T24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4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42" style:parent-style-name="Основнойшрифтабзаца" style:family="text">
      <style:text-properties fo:language="ru" fo:country="RU"/>
    </style:style>
    <style:style style:name="T2443" style:parent-style-name="Основнойшрифтабзаца" style:family="text">
      <style:text-properties fo:language="ru" fo:country="RU"/>
    </style:style>
    <style:style style:name="T2444" style:parent-style-name="Основнойшрифтабзаца" style:family="text">
      <style:text-properties fo:language="ru" fo:country="RU"/>
    </style:style>
    <style:style style:name="T2445" style:parent-style-name="Основнойшрифтабзаца" style:family="text">
      <style:text-properties fo:language="ru" fo:country="RU"/>
    </style:style>
    <style:style style:name="T2446" style:parent-style-name="Основнойшрифтабзаца" style:family="text">
      <style:text-properties fo:language="ru" fo:country="RU"/>
    </style:style>
    <style:style style:name="T2447" style:parent-style-name="Основнойшрифтабзаца" style:family="text">
      <style:text-properties fo:font-weight="bold" style:font-weight-asian="bold" style:font-weight-complex="bold"/>
    </style:style>
    <style:style style:name="T24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49" style:parent-style-name="Основнойшрифтабзаца" style:family="text">
      <style:text-properties fo:font-weight="bold" style:font-weight-asian="bold" style:font-weight-complex="bold"/>
    </style:style>
    <style:style style:name="T24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51" style:parent-style-name="Основнойшрифтабзаца" style:family="text">
      <style:text-properties fo:language="ru" fo:country="RU"/>
    </style:style>
    <style:style style:name="T2452" style:parent-style-name="Основнойшрифтабзаца" style:family="text">
      <style:text-properties fo:language="ru" fo:country="RU"/>
    </style:style>
    <style:style style:name="T2453" style:parent-style-name="Основнойшрифтабзаца" style:family="text">
      <style:text-properties fo:language="ru" fo:country="RU"/>
    </style:style>
    <style:style style:name="T2454" style:parent-style-name="Основнойшрифтабзаца" style:family="text">
      <style:text-properties fo:language="ru" fo:country="RU"/>
    </style:style>
    <style:style style:name="T2455" style:parent-style-name="Основнойшрифтабзаца" style:family="text">
      <style:text-properties fo:language="ru" fo:country="RU"/>
    </style:style>
    <style:style style:name="T2456" style:parent-style-name="Основнойшрифтабзаца" style:family="text">
      <style:text-properties fo:language="ru" fo:country="RU"/>
    </style:style>
    <style:style style:name="T2457" style:parent-style-name="Основнойшрифтабзаца" style:family="text">
      <style:text-properties fo:language="ru" fo:country="RU"/>
    </style:style>
    <style:style style:name="T2458" style:parent-style-name="Основнойшрифтабзаца" style:family="text">
      <style:text-properties fo:language="ru" fo:country="RU"/>
    </style:style>
    <style:style style:name="T2459" style:parent-style-name="Основнойшрифтабзаца" style:family="text">
      <style:text-properties fo:language="ru" fo:country="RU"/>
    </style:style>
    <style:style style:name="T2460" style:parent-style-name="Основнойшрифтабзаца" style:family="text">
      <style:text-properties fo:language="ru" fo:country="RU"/>
    </style:style>
    <style:style style:name="T2461" style:parent-style-name="Основнойшрифтабзаца" style:family="text">
      <style:text-properties fo:font-weight="bold" style:font-weight-asian="bold" style:font-weight-complex="bold"/>
    </style:style>
    <style:style style:name="T24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63" style:parent-style-name="Основнойшрифтабзаца" style:family="text">
      <style:text-properties fo:language="ru" fo:country="RU"/>
    </style:style>
    <style:style style:name="T2464" style:parent-style-name="Основнойшрифтабзаца" style:family="text">
      <style:text-properties fo:language="ru" fo:country="RU"/>
    </style:style>
    <style:style style:name="T2465" style:parent-style-name="Основнойшрифтабзаца" style:family="text">
      <style:text-properties fo:language="ru" fo:country="RU"/>
    </style:style>
    <style:style style:name="T2466" style:parent-style-name="Основнойшрифтабзаца" style:family="text">
      <style:text-properties fo:language="ru" fo:country="RU"/>
    </style:style>
    <style:style style:name="T2467" style:parent-style-name="Основнойшрифтабзаца" style:family="text">
      <style:text-properties fo:language="ru" fo:country="RU"/>
    </style:style>
    <style:style style:name="T2468" style:parent-style-name="Основнойшрифтабзаца" style:family="text">
      <style:text-properties fo:language="ru" fo:country="RU"/>
    </style:style>
    <style:style style:name="T2469" style:parent-style-name="Основнойшрифтабзаца" style:family="text">
      <style:text-properties fo:language="ru" fo:country="RU"/>
    </style:style>
    <style:style style:name="T2470" style:parent-style-name="Основнойшрифтабзаца" style:family="text">
      <style:text-properties fo:language="ru" fo:country="RU"/>
    </style:style>
    <style:style style:name="T2471" style:parent-style-name="Основнойшрифтабзаца" style:family="text">
      <style:text-properties fo:language="ru" fo:country="RU"/>
    </style:style>
    <style:style style:name="T2472" style:parent-style-name="Основнойшрифтабзаца" style:family="text">
      <style:text-properties fo:language="ru" fo:country="RU"/>
    </style:style>
    <style:style style:name="T2473" style:parent-style-name="Основнойшрифтабзаца" style:family="text">
      <style:text-properties fo:language="ru" fo:country="RU"/>
    </style:style>
    <style:style style:name="T2474" style:parent-style-name="Основнойшрифтабзаца" style:family="text">
      <style:text-properties fo:font-weight="bold" style:font-weight-asian="bold" style:font-weight-complex="bold"/>
    </style:style>
    <style:style style:name="T247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76" style:parent-style-name="Основнойшрифтабзаца" style:family="text">
      <style:text-properties fo:language="ru" fo:country="RU"/>
    </style:style>
    <style:style style:name="T2477" style:parent-style-name="Основнойшрифтабзаца" style:family="text">
      <style:text-properties fo:language="ru" fo:country="RU"/>
    </style:style>
    <style:style style:name="T2478" style:parent-style-name="Основнойшрифтабзаца" style:family="text">
      <style:text-properties fo:language="ru" fo:country="RU"/>
    </style:style>
    <style:style style:name="T2479" style:parent-style-name="Основнойшрифтабзаца" style:family="text">
      <style:text-properties fo:language="ru" fo:country="RU"/>
    </style:style>
    <style:style style:name="T2480" style:parent-style-name="Основнойшрифтабзаца" style:family="text">
      <style:text-properties fo:language="ru" fo:country="RU"/>
    </style:style>
    <style:style style:name="T2481" style:parent-style-name="Основнойшрифтабзаца" style:family="text">
      <style:text-properties fo:language="ru" fo:country="RU"/>
    </style:style>
    <style:style style:name="T2482" style:parent-style-name="Основнойшрифтабзаца" style:family="text">
      <style:text-properties fo:font-weight="bold" style:font-weight-asian="bold" style:font-weight-complex="bold"/>
    </style:style>
    <style:style style:name="T24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84" style:parent-style-name="Основнойшрифтабзаца" style:family="text">
      <style:text-properties fo:font-weight="bold" style:font-weight-asian="bold" style:font-weight-complex="bold"/>
    </style:style>
    <style:style style:name="T24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86" style:parent-style-name="Основнойшрифтабзаца" style:family="text">
      <style:text-properties fo:language="ru" fo:country="RU"/>
    </style:style>
    <style:style style:name="T2487" style:parent-style-name="Основнойшрифтабзаца" style:family="text">
      <style:text-properties fo:language="ru" fo:country="RU"/>
    </style:style>
    <style:style style:name="T2488" style:parent-style-name="Основнойшрифтабзаца" style:family="text">
      <style:text-properties fo:language="ru" fo:country="RU"/>
    </style:style>
    <style:style style:name="T2489" style:parent-style-name="Основнойшрифтабзаца" style:family="text">
      <style:text-properties fo:language="ru" fo:country="RU"/>
    </style:style>
    <style:style style:name="T2490" style:parent-style-name="Основнойшрифтабзаца" style:family="text">
      <style:text-properties fo:font-weight="bold" style:font-weight-asian="bold" style:font-weight-complex="bold"/>
    </style:style>
    <style:style style:name="T2491" style:parent-style-name="Основнойшрифтабзаца" style:family="text">
      <style:text-properties fo:language="ru" fo:country="RU"/>
    </style:style>
    <style:style style:name="T2492" style:parent-style-name="Основнойшрифтабзаца" style:family="text">
      <style:text-properties fo:language="ru" fo:country="RU"/>
    </style:style>
    <style:style style:name="T2493" style:parent-style-name="Основнойшрифтабзаца" style:family="text">
      <style:text-properties fo:language="ru" fo:country="RU"/>
    </style:style>
    <style:style style:name="T2494" style:parent-style-name="Основнойшрифтабзаца" style:family="text">
      <style:text-properties fo:language="ru" fo:country="RU"/>
    </style:style>
    <style:style style:name="T2495" style:parent-style-name="Основнойшрифтабзаца" style:family="text">
      <style:text-properties fo:language="ru" fo:country="RU"/>
    </style:style>
    <style:style style:name="T2496" style:parent-style-name="Основнойшрифтабзаца" style:family="text">
      <style:text-properties fo:font-weight="bold" style:font-weight-asian="bold" style:font-weight-complex="bold"/>
    </style:style>
    <style:style style:name="T24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98" style:parent-style-name="Основнойшрифтабзаца" style:family="text">
      <style:text-properties fo:language="ru" fo:country="RU"/>
    </style:style>
    <style:style style:name="P2499" style:parent-style-name="Standard" style:family="paragraph">
      <style:text-properties fo:language="ru" fo:country="RU"/>
    </style:style>
    <style:style style:name="T2500" style:parent-style-name="Основнойшрифтабзаца" style:family="text">
      <style:text-properties fo:font-weight="bold" style:font-weight-asian="bold" style:font-weight-complex="bold"/>
    </style:style>
    <style:style style:name="T25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02" style:parent-style-name="Основнойшрифтабзаца" style:family="text">
      <style:text-properties fo:font-weight="bold" style:font-weight-asian="bold" style:font-weight-complex="bold"/>
    </style:style>
    <style:style style:name="T250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04" style:parent-style-name="Основнойшрифтабзаца" style:family="text">
      <style:text-properties fo:font-weight="bold" style:font-weight-asian="bold" style:font-weight-complex="bold"/>
    </style:style>
    <style:style style:name="T25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06" style:parent-style-name="Основнойшрифтабзаца" style:family="text">
      <style:text-properties fo:font-weight="bold" style:font-weight-asian="bold" style:font-weight-complex="bold"/>
    </style:style>
    <style:style style:name="T25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08" style:parent-style-name="Основнойшрифтабзаца" style:family="text">
      <style:text-properties fo:language="ru" fo:country="RU"/>
    </style:style>
    <style:style style:name="T2509" style:parent-style-name="Основнойшрифтабзаца" style:family="text">
      <style:text-properties fo:language="ru" fo:country="RU"/>
    </style:style>
    <style:style style:name="T2510" style:parent-style-name="Основнойшрифтабзаца" style:family="text">
      <style:text-properties fo:language="ru" fo:country="RU"/>
    </style:style>
    <style:style style:name="P2511" style:parent-style-name="Standard" style:family="paragraph">
      <style:text-properties fo:language="ru" fo:country="RU"/>
    </style:style>
    <style:style style:name="T2512" style:parent-style-name="Основнойшрифтабзаца" style:family="text">
      <style:text-properties fo:language="ru" fo:country="RU"/>
    </style:style>
    <style:style style:name="T2513" style:parent-style-name="Основнойшрифтабзаца" style:family="text">
      <style:text-properties fo:language="ru" fo:country="RU"/>
    </style:style>
    <style:style style:name="T2514" style:parent-style-name="Основнойшрифтабзаца" style:family="text">
      <style:text-properties fo:font-weight="bold" style:font-weight-asian="bold" style:font-weight-complex="bold"/>
    </style:style>
    <style:style style:name="T2515" style:parent-style-name="Основнойшрифтабзаца" style:family="text">
      <style:text-properties fo:language="ru" fo:country="RU"/>
    </style:style>
    <style:style style:name="T2516" style:parent-style-name="Основнойшрифтабзаца" style:family="text">
      <style:text-properties fo:language="ru" fo:country="RU"/>
    </style:style>
    <style:style style:name="T2517" style:parent-style-name="Основнойшрифтабзаца" style:family="text">
      <style:text-properties fo:font-weight="bold" style:font-weight-asian="bold" style:font-weight-complex="bold"/>
    </style:style>
    <style:style style:name="T2518" style:parent-style-name="Основнойшрифтабзаца" style:family="text">
      <style:text-properties fo:language="ru" fo:country="RU"/>
    </style:style>
    <style:style style:name="P2519" style:parent-style-name="Standard" style:family="paragraph">
      <style:text-properties fo:language="ru" fo:country="RU"/>
    </style:style>
    <style:style style:name="P2520" style:parent-style-name="Standard" style:family="paragraph">
      <style:text-properties fo:language="ru" fo:country="RU"/>
    </style:style>
    <style:style style:name="P2521" style:parent-style-name="Standard" style:family="paragraph">
      <style:text-properties fo:language="ru" fo:country="RU"/>
    </style:style>
    <style:style style:name="T2522" style:parent-style-name="Основнойшрифтабзаца" style:family="text">
      <style:text-properties fo:font-weight="bold" style:font-weight-asian="bold" style:font-weight-complex="bold"/>
    </style:style>
    <style:style style:name="T25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24" style:parent-style-name="Основнойшрифтабзаца" style:family="text">
      <style:text-properties fo:font-weight="bold" style:font-weight-asian="bold" style:font-weight-complex="bold"/>
    </style:style>
    <style:style style:name="T25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26" style:parent-style-name="Основнойшрифтабзаца" style:family="text">
      <style:text-properties fo:font-weight="bold" style:font-weight-asian="bold" style:font-weight-complex="bold"/>
    </style:style>
    <style:style style:name="T252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29" style:parent-style-name="Основнойшрифтабзаца" style:family="text">
      <style:text-properties fo:language="ru" fo:country="RU"/>
    </style:style>
    <style:style style:name="T2530" style:parent-style-name="Основнойшрифтабзаца" style:family="text">
      <style:text-properties fo:language="ru" fo:country="RU"/>
    </style:style>
    <style:style style:name="T2531" style:parent-style-name="Основнойшрифтабзаца" style:family="text">
      <style:text-properties fo:language="ru" fo:country="RU"/>
    </style:style>
    <style:style style:name="P2532" style:parent-style-name="Standard" style:family="paragraph">
      <style:text-properties fo:language="ru" fo:country="RU"/>
    </style:style>
    <style:style style:name="T2533" style:parent-style-name="Основнойшрифтабзаца" style:family="text">
      <style:text-properties fo:language="ru" fo:country="RU"/>
    </style:style>
    <style:style style:name="T2534" style:parent-style-name="Основнойшрифтабзаца" style:family="text">
      <style:text-properties fo:language="ru" fo:country="RU"/>
    </style:style>
    <style:style style:name="T2535" style:parent-style-name="Основнойшрифтабзаца" style:family="text">
      <style:text-properties fo:font-weight="bold" style:font-weight-asian="bold" style:font-weight-complex="bold"/>
    </style:style>
    <style:style style:name="T2536" style:parent-style-name="Основнойшрифтабзаца" style:family="text">
      <style:text-properties fo:language="ru" fo:country="RU"/>
    </style:style>
    <style:style style:name="P2537" style:parent-style-name="Standard" style:family="paragraph">
      <style:text-properties fo:language="ru" fo:country="RU"/>
    </style:style>
    <style:style style:name="P2538" style:parent-style-name="Standard" style:family="paragraph">
      <style:text-properties fo:language="ru" fo:country="RU"/>
    </style:style>
    <style:style style:name="P2539" style:parent-style-name="Standard" style:family="paragraph">
      <style:text-properties fo:language="ru" fo:country="RU"/>
    </style:style>
    <style:style style:name="P2540" style:parent-style-name="Standard" style:family="paragraph">
      <style:text-properties fo:language="ru" fo:country="RU"/>
    </style:style>
    <style:style style:name="P2541" style:parent-style-name="Standard" style:family="paragraph">
      <style:text-properties fo:language="ru" fo:country="RU"/>
    </style:style>
    <style:style style:name="T254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4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4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46" style:parent-style-name="Основнойшрифтабзаца" style:family="text">
      <style:text-properties fo:font-weight="bold" style:font-weight-asian="bold" style:font-weight-complex="bold"/>
    </style:style>
    <style:style style:name="T25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48" style:parent-style-name="Основнойшрифтабзаца" style:family="text">
      <style:text-properties fo:font-weight="bold" style:font-weight-asian="bold" style:font-weight-complex="bold"/>
    </style:style>
    <style:style style:name="T25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50" style:parent-style-name="Основнойшрифтабзаца" style:family="text">
      <style:text-properties fo:font-weight="bold" style:font-weight-asian="bold" style:font-weight-complex="bold"/>
    </style:style>
    <style:style style:name="T25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52" style:parent-style-name="Основнойшрифтабзаца" style:family="text">
      <style:text-properties fo:font-weight="bold" style:font-weight-asian="bold" style:font-weight-complex="bold"/>
    </style:style>
    <style:style style:name="T25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54" style:parent-style-name="Основнойшрифтабзаца" style:family="text">
      <style:text-properties fo:language="ru" fo:country="RU"/>
    </style:style>
    <style:style style:name="T2555" style:parent-style-name="Основнойшрифтабзаца" style:family="text">
      <style:text-properties fo:language="ru" fo:country="RU"/>
    </style:style>
    <style:style style:name="P2556" style:parent-style-name="Standard" style:family="paragraph">
      <style:text-properties fo:language="ru" fo:country="RU"/>
    </style:style>
    <style:style style:name="P2557" style:parent-style-name="Standard" style:family="paragraph">
      <style:text-properties fo:language="ru" fo:country="RU"/>
    </style:style>
    <style:style style:name="P2558" style:parent-style-name="Standard" style:family="paragraph">
      <style:text-properties fo:language="ru" fo:country="RU"/>
    </style:style>
    <style:style style:name="T2559" style:parent-style-name="Основнойшрифтабзаца" style:family="text">
      <style:text-properties fo:font-weight="bold" style:font-weight-asian="bold" style:font-weight-complex="bold"/>
    </style:style>
    <style:style style:name="T25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61" style:parent-style-name="Основнойшрифтабзаца" style:family="text">
      <style:text-properties fo:font-weight="bold" style:font-weight-asian="bold" style:font-weight-complex="bold"/>
    </style:style>
    <style:style style:name="T25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63" style:parent-style-name="Основнойшрифтабзаца" style:family="text">
      <style:text-properties fo:font-weight="bold" style:font-weight-asian="bold" style:font-weight-complex="bold"/>
    </style:style>
    <style:style style:name="T25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65" style:parent-style-name="Основнойшрифтабзаца" style:family="text">
      <style:text-properties fo:language="ru" fo:country="RU"/>
    </style:style>
    <style:style style:name="T2566" style:parent-style-name="Основнойшрифтабзаца" style:family="text">
      <style:text-properties fo:language="ru" fo:country="RU"/>
    </style:style>
    <style:style style:name="T2567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/>
      <text:p text:style-name="P2">Концепция -если событие подвязанно в ответ на событие то его можно вызвать -добавить в<text:s/><text:line-break/>описание функций обработчиков событий</text:p>
      <text:p text:style-name="P3"/>
      <text:p text:style-name="P4"/>
      <text:p text:style-name="Standard"><text:span text:style-name="T5">1. Объект модули</text:span><text:span text:style-name="T6"><text:s/>: Содержит в себе все созданные модули</text:span><text:span text:style-name="T7"><text:s/>, и методы для создания удаления, расширения прототипа модуля.</text:span></text:p>
      <text:p text:style-name="P8"/>
      <text:p text:style-name="Standard"><text:span text:style-name="T9">Modules</text:span><text:span text:style-name="T10">.</text:span><text:span text:style-name="T11">extendCore</text:span><text:span text:style-name="T12">(</text:span><text:span text:style-name="T13">object</text:span><text:span text:style-name="T14">) - <text:s/></text:span><text:span text:style-name="T15">расширяет прототип передаваемыми свойствами и методами объекта</text:span></text:p>
      <text:p text:style-name="P16"/>
      <text:p text:style-name="Standard"><text:span text:style-name="T17">Modules</text:span><text:span text:style-name="T18">.</text:span><text:span text:style-name="T19">createNewModule</text:span><text:span text:style-name="T20">([{</text:span><text:span text:style-name="T21">defaults</text:span><text:span text:style-name="T22">}])<text:s/></text:span><text:span text:style-name="T23"><text:s text:c="3"/>- создаёт и возвращает новый модуль. Принимает необязате</text:span><text:span text:style-name="T24">льный параметр объект, какой задаёт <text:s/>настройки по умолчанию модуля</text:span><text:span text:style-name="T25"><text:line-break/></text:span><text:span text:style-name="T26"><text:tab/></text:span><text:span text:style-name="T27">Modules</text:span><text:span text:style-name="T28">.имя нового модуля =<text:s/></text:span><text:span text:style-name="T29">Modules</text:span><text:span text:style-name="T30">.</text:span><text:span text:style-name="T31">createNewModule</text:span><text:span text:style-name="T32">([{</text:span><text:span text:style-name="T33">defaults</text:span><text:span text:style-name="T34">}])</text:span><text:span text:style-name="T35"><text:s/></text:span><text:span text:style-name="T36"><text:line-break/></text:span></text:p>
      <text:p text:style-name="Standard"><text:span text:style-name="T37"><text:s text:c="9"/>Вызывает <text:s/>события :</text:span><text:span text:style-name="T38"><text:line-break/></text:span><text:span text:style-name="T39"><text:tab/></text:span><text:span text:style-name="T40"><text:tab/></text:span><text:span text:style-name="T41"><text:s/></text:span><text:span text:style-name="T42">beforeCreate</text:span><text:span text:style-name="T43"><text:s text:c="2"/>-<text:s/></text:span><text:bookmark-start text:name="__DdeLink__2_1885177823"/><text:span text:style-name="T44">перед созданием нового модуля, если прототип был расширен<text:s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text:s text:c="4"/>этим<text:s/></text:span><text:span text:style-name="T50">событием.</text:span><text:bookmark-end text:name="__DdeLink__2_1885177823"/><text:span text:style-name="T51"><text:s text:c="4"/></text:span></text:p>
      <text:p text:style-name="Standard"><text:span text:style-name="T52"><text:tab/></text:span><text:span text:style-name="T53"><text:tab/><text:s text:c="2"/></text:span><text:span text:style-name="T54">afterCreate</text:span><text:span text:style-name="T55"><text:s/></text:span><text:span text:style-name="T56">- <text:s text:c="2"/>после созданием нового модуля, если прототип был расширен<text:s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text:s text:c="4"/>этим событием.</text:span></text:p>
      <text:p text:style-name="Standard"><text:span text:style-name="T62"><text:line-break/></text:span><text:span text:style-name="T63"><text:s text:c="9"/></text:span><text:span text:style-name="T64">Возвращает ссылку на модуль- последующие операции можно вызывать по цепочке</text:span></text:p>
      <text:p text:style-name="P65"/>
      <text:p text:style-name="P66"/>
      <text:p text:style-name="Standard"><text:bookmark-start text:name="__DdeLink__20_1885177823"/><text:span text:style-name="T67">Modules</text:span><text:span text:style-name="T68">.имя модуля.</text:span><text:span text:style-name="T69">createCloneModule</text:span><text:span text:style-name="T70">()</text:span><text:span text:style-name="T71"><text:s text:c="2"/>- создаёт и<text:s/></text:span><text:span text:style-name="T72">возвращает полную копию данного модуля</text:span></text:p>
      <text:p text:style-name="Standard"><text:span text:style-name="T73"><text:tab/></text:span><text:span text:style-name="T74"><text:tab/><text:s/></text:span><text:span text:style-name="T75">Modules</text:span><text:span text:style-name="T76">.имя нового модуля =<text:s/></text:span><text:span text:style-name="T77">Modules</text:span><text:span text:style-name="T78">.имя модуля.</text:span><text:span text:style-name="T79">createCloneModule</text:span><text:span text:style-name="T80">()</text:span></text:p>
      <text:p text:style-name="P81"/>
      <text:p text:style-name="Standard"><text:span text:style-name="T82"><text:tab/>Вызывает <text:s/>события :</text:span><text:span text:style-name="T83"><text:line-break/></text:span><text:span text:style-name="T84"><text:tab/></text:span><text:span text:style-name="T85"><text:tab/><text:s/></text:span><text:span text:style-name="T86">beforeCreate</text:span><text:span text:style-name="T87"><text:s text:c="2"/>-</text:span><text:span text:style-name="T88"><text:s/></text:span><text:bookmark-start text:name="__DdeLink__2_18851778231"/><text:span text:style-name="T89">перед созданием нового модуля, если прототип или клонируемый<text:s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text:s text:c="3"/>был расширен этим событием.</text:span><text:bookmark-end text:name="__DdeLink__2_18851778231"/></text:p>
      <text:p text:style-name="Standard"><text:span text:style-name="T95"><text:tab/></text:span><text:span text:style-name="T96"><text:tab/><text:s/></text:span><text:span text:style-name="T97">beforeClone</text:span><text:span text:style-name="T98"><text:s/>-</text:span><text:span text:style-name="T99"><text:s/></text:span><text:bookmark-start text:name="__DdeLink__2_188517782311"/><text:span text:style-name="T100">перед созданием нового модуля, если прототип или клонируемый<text:s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text:s text:c="3"/>был расширен этим событием.</text:span><text:bookmark-end text:name="__DdeLink__2_188517782311"/></text:p>
      <text:p text:style-name="Standard"><text:span text:style-name="T106"><text:s/></text:span><text:span text:style-name="T107"><text:s text:c="3"/></text:span></text:p>
      <text:p text:style-name="Standard"><text:span text:style-name="T108"><text:tab/></text:span><text:span text:style-name="T109"><text:tab/><text:s text:c="2"/></text:span><text:span text:style-name="T110">afterCreate</text:span><text:span text:style-name="T111"><text:s/></text:span><text:span text:style-name="T112">- <text:s text:c="2"/>после созданием нового модуля, если прототип или клонируемый<text:s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text:s text:c="4"/>был расширен этим событием.</text:span></text:p>
      <text:p text:style-name="Standard"><text:span text:style-name="T118"><text:tab/></text:span><text:span text:style-name="T119"><text:tab/><text:s text:c="2"/></text:span><text:span text:style-name="T120">afterClone</text:span><text:span text:style-name="T121"><text:s text:c="2"/>-</text:span><text:span text:style-name="T122"><text:s/></text:span><text:span text:style-name="T123">после</text:span><text:bookmark-start text:name="__DdeLink__2_18851778231211"/><text:span text:style-name="T124"><text:s/>создания нового модуля, если прототип или клонируемый<text:s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text:s text:c="3"/>был расширен этим событием.</text:span><text:bookmark-end text:name="__DdeLink__2_18851778231211"/></text:p>
      <text:p text:style-name="P130"/>
      <text:p text:style-name="Standard"><text:span text:style-name="T131"><text:s text:c="9"/></text:span><text:span text:style-name="T132">Возвращает ссылку на модуль- последующие операции можно вызывать по цепочке</text:span></text:p>
      <text:p text:style-name="P133"/>
      <text:p text:style-name="P134"><text:s text:c="16"/></text:p>
      <text:p text:style-name="Standard"><text:bookmark-start text:name="__DdeLink__27_1885177823"/><text:span text:style-name="T135">Modules</text:span><text:span text:style-name="T136">.имя модуля.</text:span><text:span text:style-name="T137">createCloneModuleWithOutAuditions</text:span><text:span text:style-name="T138">()</text:span><text:span text:style-name="T139"><text:s text:c="2"/></text:span><text:span text:style-name="T140">- создаёт и возвращает <text:s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копию данного модуля без списка прослушиваемых <text:s/>модулей</text:span></text:p>
      <text:p text:style-name="P146"/>
      <text:p text:style-name="Standard"><text:span text:style-name="T147"><text:tab/></text:span><text:span text:style-name="T148">Modules</text:span><text:span text:style-name="T149">.имя нового модуля =</text:span><text:span text:style-name="T150">Modules</text:span><text:span text:style-name="T151">.имямодуля.</text:span><text:span text:style-name="T152">createCloneModuleWithOutAuditions</text:span><text:span text:style-name="T153">()</text:span></text:p>
      <text:p text:style-name="P154"/>
      <text:p text:style-name="Standard"><text:span text:style-name="T155"><text:tab/>Вызывает <text:s/>события :</text:span><text:span text:style-name="T156"><text:line-break/></text:span><text:span text:style-name="T157"><text:tab/></text:span><text:span text:style-name="T158"><text:tab/><text:s/></text:span><text:span text:style-name="T159">beforeCreate</text:span><text:span text:style-name="T160"><text:s text:c="2"/>-</text:span><text:span text:style-name="T161"><text:s/></text:span><text:bookmark-start text:name="__DdeLink__2_188517782313"/><text:span text:style-name="T162">перед созданием нового модуля, если прототип ил</text:span><text:span text:style-name="T163">и клонируемый<text:s/></text:span><text:span text:style-name="T164"><text:tab/></text:span><text:soft-page-break/><text:span text:style-name="T165"><text:tab/></text:span><text:span text:style-name="T166"><text:tab/></text:span><text:span text:style-name="T167"><text:tab/></text:span><text:span text:style-name="T168"><text:tab/><text:s text:c="3"/>был расширен этим событием.</text:span><text:bookmark-end text:name="__DdeLink__2_188517782313"/></text:p>
      <text:p text:style-name="Standard"><text:span text:style-name="T169"><text:tab/></text:span><text:span text:style-name="T170"><text:tab/><text:s/></text:span><text:span text:style-name="T171">beforeClone</text:span><text:span text:style-name="T172"><text:s/>-</text:span><text:span text:style-name="T173"><text:s/></text:span><text:bookmark-start text:name="__DdeLink__2_1885177823111"/><text:span text:style-name="T174">перед созданием нового модуля, если прототип или клонируемый<text:s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text:s text:c="3"/>был расширен этим событием.</text:span><text:bookmark-end text:name="__DdeLink__2_1885177823111"/></text:p>
      <text:p text:style-name="Standard"><text:span text:style-name="T180"><text:s/></text:span><text:span text:style-name="T181"><text:s text:c="3"/></text:span></text:p>
      <text:p text:style-name="Standard"><text:span text:style-name="T182"><text:tab/></text:span><text:span text:style-name="T183"><text:tab/><text:s text:c="2"/></text:span><text:span text:style-name="T184">afterCreate</text:span><text:span text:style-name="T185"><text:s/></text:span><text:span text:style-name="T186">- <text:s text:c="2"/>после созданием нового модуля, если прототип или клонируемый<text:s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text:s/></text:span><text:span text:style-name="T192"><text:s text:c="3"/>был расширен этим событием.</text:span></text:p>
      <text:p text:style-name="Standard"><text:span text:style-name="T193"><text:tab/></text:span><text:span text:style-name="T194"><text:tab/><text:s text:c="2"/></text:span><text:span text:style-name="T195">afterClone</text:span><text:span text:style-name="T196"><text:s text:c="2"/>-</text:span><text:span text:style-name="T197"><text:s/>после</text:span><text:bookmark-start text:name="__DdeLink__2_1885177823121"/><text:span text:style-name="T198"><text:s/>создания нового модуля, если прототип или клонируемый<text:s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text:s text:c="3"/>был расширен этим событием.</text:span><text:bookmark-end text:name="__DdeLink__27_1885177823"/><text:bookmark-end text:name="__DdeLink__2_1885177823121"/></text:p>
      <text:p text:style-name="P204"><text:bookmark-end text:name="__DdeLink__20_1885177823"/><text:s text:c="25"/></text:p>
      <text:p text:style-name="Standard"><text:span text:style-name="T205"><text:s text:c="11"/></text:span><text:span text:style-name="T206">Возвращает ссылку на модуль- последующие операции можно вызывать по<text:s/></text:span><text:span text:style-name="T207">цепочке</text:span></text:p>
      <text:p text:style-name="P208"/>
      <text:p text:style-name="P209"/>
      <text:p text:style-name="Standard"><text:bookmark-start text:name="__DdeLink__59_1885177823"/><text:bookmark-start text:name="__DdeLink__48_1885177823"/><text:span text:style-name="T210">Modules</text:span><text:span text:style-name="T211">.имя модуля.</text:span><text:span text:style-name="T212">extend</text:span><text:span text:style-name="T213">(</text:span><text:bookmark-start text:name="__DdeLink__31_1885177823"/><text:span text:style-name="T214">{</text:span><text:span text:style-name="T215">data</text:span><text:span text:style-name="T216">}</text:span><text:bookmark-end text:name="__DdeLink__31_1885177823"/><text:span text:style-name="T217">)</text:span><text:span text:style-name="T218"><text:s text:c="2"/>- наследует данный модуль, заменяя и расширяя свойства и <text:s/>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text:s text:c="7"/>методы преданными, не сохраняет<text:s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text:s text:c="7"/>список прослушиваемых модулей</text:span></text:p>
      <text:p text:style-name="P233"/>
      <text:p text:style-name="Standard"><text:span text:style-name="T234"><text:tab/></text:span><text:span text:style-name="T235">Modules</text:span><text:span text:style-name="T236">.имя нового модуля =</text:span><text:span text:style-name="T237">Modules</text:span><text:span text:style-name="T238">.имя модуля.</text:span><text:span text:style-name="T239">extend</text:span><text:span text:style-name="T240">({</text:span><text:span text:style-name="T241">data</text:span><text:span text:style-name="T242">})</text:span></text:p>
      <text:p text:style-name="P243"/>
      <text:p text:style-name="Standard"><text:span text:style-name="T244"><text:tab/>Вызывает <text:s/>события :</text:span><text:span text:style-name="T245"><text:line-break/></text:span><text:span text:style-name="T246"><text:tab/></text:span><text:span text:style-name="T247"><text:tab/><text:s/></text:span><text:span text:style-name="T248">beforeCreate</text:span><text:span text:style-name="T249"><text:s text:c="2"/>-</text:span><text:span text:style-name="T250"><text:s/></text:span><text:bookmark-start text:name="__DdeLink__2_1885177823131"/><text:span text:style-name="T251">перед созданием нового модуля, если прототип или наследуемый<text:s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text:s text:c="3"/>был расширен этим событием.</text:span><text:bookmark-end text:name="__DdeLink__2_1885177823131"/><text:span text:style-name="T257"><text:line-break/></text:span><text:span text:style-name="T258"><text:tab/></text:span><text:span text:style-name="T259"><text:tab/><text:s/></text:span><text:span text:style-name="T260"><text:s/></text:span><text:span text:style-name="T261">beforeExtend</text:span><text:span text:style-name="T262"><text:s/>-</text:span><text:span text:style-name="T263"><text:s/></text:span><text:bookmark-start text:name="__DdeLink__2_18851778231311"/><text:span text:style-name="T264">перед созданием нового модуля, если прототип или наследуемый<text:s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text:s text:c="3"/>был расширен этим событием.</text:span><text:bookmark-end text:name="__DdeLink__2_18851778231311"/></text:p>
      <text:p text:style-name="P270"/>
      <text:p text:style-name="Standard"><text:span text:style-name="T271"><text:tab/></text:span><text:span text:style-name="T272"><text:tab/><text:s/></text:span><text:span text:style-name="T273">beforeClearAuditions</text:span><text:span text:style-name="T274"><text:s/>-</text:span><text:span text:style-name="T275"><text:s/></text:span><text:bookmark-start text:name="__DdeLink__2_18851778231111"/><text:span text:style-name="T276">перед сбросом слушателей , если прототип или<text:s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text:s text:c="3"/>наследуемый был расширен этим событием.</text:span><text:bookmark-end text:name="__DdeLink__2_18851778231111"/></text:p>
      <text:p text:style-name="Standard"><text:span text:style-name="T283"><text:s/></text:span><text:span text:style-name="T284"><text:s text:c="3"/></text:span></text:p>
      <text:p text:style-name="Standard"><text:span text:style-name="T285"><text:tab/></text:span><text:span text:style-name="T286"><text:tab/><text:s text:c="2"/></text:span><text:span text:style-name="T287">afterClearAuditions</text:span><text:span text:style-name="T288">- <text:s text:c="2"/>после ссброс</text:span>a<text:span text:style-name="T289"><text:s/>слушателей , если прототип или<text:s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text:s text:c="3"/>наследуемый был расширен этим событием.</text:span></text:p>
      <text:p text:style-name="P296"/>
      <text:p text:style-name="Standard"><text:span text:style-name="T297"><text:tab/></text:span><text:span text:style-name="T298"><text:tab/><text:s text:c="2"/></text:span><text:span text:style-name="T299">afterC</text:span><text:span text:style-name="T300">reate</text:span><text:span text:style-name="T301"><text:s/>-</text:span><text:span text:style-name="T302"><text:s/>после создания нового модуля, если прототип или наследуемый<text:s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text:s text:c="3"/>был расширен этим событием.</text:span></text:p>
      <text:p text:style-name="Standard"><text:span text:style-name="T308"><text:tab/></text:span><text:span text:style-name="T309"><text:tab/><text:s text:c="2"/></text:span><text:span text:style-name="T310">afterExtend</text:span><text:span text:style-name="T311"><text:s/>-</text:span><text:span text:style-name="T312"><text:s/>после создания нового модуля, если прототип или наследуемый<text:s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text:s text:c="3"/>был расширен этим событием.</text:span></text:p>
      <text:p text:style-name="P318"/>
      <text:p text:style-name="Standard"><text:span text:style-name="T319"><text:s text:c="12"/></text:span><text:span text:style-name="T320">Возвращает ссылку на<text:s/></text:span><text:span text:style-name="T321">модуль- последующие операции можно вызывать по цепочке</text:span><text:bookmark-end text:name="__DdeLink__59_1885177823"/></text:p>
      <text:p text:style-name="P322"/>
      <text:p text:style-name="P323"/>
      <text:p text:style-name="Standard"><text:bookmark-start text:name="__DdeLink__69_1885177823"/><text:span text:style-name="T324">Modules</text:span><text:span text:style-name="T325">.имя модуля.</text:span><text:span text:style-name="T326">extendWithSaveAuditions</text:span><text:span text:style-name="T327">(</text:span><text:bookmark-start text:name="__DdeLink__31_18851778231"/><text:span text:style-name="T328">{</text:span><text:span text:style-name="T329">data</text:span><text:span text:style-name="T330">}</text:span><text:bookmark-end text:name="__DdeLink__31_18851778231"/><text:span text:style-name="T331">)</text:span><text:span text:style-name="T332"><text:s text:c="2"/>- наследует данный модуль, заменяя и расширяя свойства и <text:s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text:s text:c="7"/>методы преданными, <text:s/>сохраняет<text:s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text:s text:c="7"/>список прослушиваемых модулей</text:span></text:p>
      <text:p text:style-name="P347"/>
      <text:p text:style-name="Standard"><text:span text:style-name="T348"><text:tab/></text:span><text:span text:style-name="T349">Modules</text:span><text:span text:style-name="T350">.имя нового модуля =</text:span><text:span text:style-name="T351">Modules</text:span><text:span text:style-name="T352">.имя модуля.</text:span><text:span text:style-name="T353">extend</text:span><text:span text:style-name="T354">({</text:span><text:span text:style-name="T355">data</text:span><text:span text:style-name="T356">})</text:span></text:p>
      <text:p text:style-name="P357"/>
      <text:p text:style-name="Standard"><text:span text:style-name="T358"><text:tab/>Вызывает <text:s/>события :</text:span><text:span text:style-name="T359"><text:line-break/></text:span><text:span text:style-name="T360"><text:tab/></text:span><text:span text:style-name="T361"><text:tab/><text:s/></text:span><text:span text:style-name="T362">beforeCreate</text:span><text:span text:style-name="T363"><text:s text:c="2"/>-</text:span><text:span text:style-name="T364"><text:s/></text:span><text:bookmark-start text:name="__DdeLink__2_18851778231312"/><text:span text:style-name="T365">перед созданием нового модуля, если прототип или наследуемый<text:s/></text:span><text:span text:style-name="T366"><text:tab/></text:span><text:span text:style-name="T367"><text:tab/></text:span><text:span text:style-name="T368"><text:tab/></text:span><text:span text:style-name="T369"><text:tab/></text:span><text:span text:style-name="T370"><text:tab/><text:s text:c="3"/>был расширен этим событием.</text:span><text:bookmark-end text:name="__DdeLink__2_18851778231312"/><text:span text:style-name="T371"><text:line-break/></text:span><text:span text:style-name="T372"><text:tab/></text:span><text:span text:style-name="T373"><text:tab/><text:s/></text:span><text:span text:style-name="T374"><text:s/></text:span><text:span text:style-name="T375">beforeExtend</text:span><text:span text:style-name="T376"><text:s/>-</text:span><text:span text:style-name="T377"><text:s/></text:span><text:bookmark-start text:name="__DdeLink__2_188517782313111"/><text:span text:style-name="T378">перед созданием нового модуля, если п</text:span><text:span text:style-name="T379">рототип или наследуемый<text:s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text:s text:c="3"/>был расширен этим событием.</text:span><text:bookmark-end text:name="__DdeLink__2_188517782313111"/></text:p>
      <text:p text:style-name="P385"/>
      <text:p text:style-name="Standard"><text:span text:style-name="T386"><text:tab/></text:span><text:span text:style-name="T387"><text:tab/><text:s/></text:span><text:span text:style-name="T388">beforeCopyAuditions</text:span><text:span text:style-name="T389"><text:s/>-</text:span><text:span text:style-name="T390"><text:s/></text:span><text:bookmark-start text:name="__DdeLink__2_188517782311111"/><text:span text:style-name="T391">перед копированием слушателей , если прототип или<text:s/>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<text:s text:c="3"/>наследуемый был расширен этим событием.</text:span><text:bookmark-end text:name="__DdeLink__2_188517782311111"/></text:p>
      <text:p text:style-name="Standard"><text:span text:style-name="T398"><text:s/></text:span><text:span text:style-name="T399"><text:s text:c="3"/></text:span></text:p>
      <text:p text:style-name="Standard"><text:span text:style-name="T400"><text:tab/></text:span><text:span text:style-name="T401"><text:tab/><text:s text:c="2"/></text:span><text:span text:style-name="T402">afterCopyAuditions</text:span><text:span text:style-name="T403">- <text:s text:c="2"/>после копирования слушателей , если прот</text:span><text:span text:style-name="T404">отип или<text:s/>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<text:s text:c="3"/>наследуемый был расширен этим событием.</text:span></text:p>
      <text:p text:style-name="P411"/>
      <text:p text:style-name="Standard"><text:span text:style-name="T412"><text:tab/></text:span><text:span text:style-name="T413"><text:tab/><text:s text:c="2"/></text:span><text:span text:style-name="T414">afterCreate</text:span><text:span text:style-name="T415"><text:s/>-</text:span><text:span text:style-name="T416"><text:s/>после создания нового модуля, если прототип или наследуемый<text:s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text:s text:c="3"/>был расширен этим событием.</text:span></text:p>
      <text:p text:style-name="Standard"><text:span text:style-name="T422"><text:tab/></text:span><text:span text:style-name="T423"><text:tab/><text:s text:c="2"/></text:span><text:span text:style-name="T424">afterExtend</text:span><text:span text:style-name="T425"><text:s/>-</text:span><text:span text:style-name="T426"><text:s/>после создания нового модуля, если прототип или наследуемый<text:s/></text:span><text:span text:style-name="T427"><text:tab/></text:span><text:span text:style-name="T428"><text:tab/></text:span><text:span text:style-name="T429"><text:tab/></text:span><text:span text:style-name="T430"><text:tab/></text:span><text:span text:style-name="T431"><text:tab/></text:span><text:span text:style-name="T432"><text:s text:c="3"/>был расширен этим событием.</text:span></text:p>
      <text:p text:style-name="P433"/>
      <text:p text:style-name="Standard"><text:bookmark-end text:name="__DdeLink__48_1885177823"/><text:span text:style-name="T434"><text:s text:c="12"/></text:span><text:span text:style-name="T435">Возвращает ссылку на модуль- последующие операции можно вызывать по цепочке</text:span><text:bookmark-end text:name="__DdeLink__69_1885177823"/></text:p>
      <text:p text:style-name="P436"/>
      <text:p text:style-name="P437"/>
      <text:p text:style-name="Standard"><text:span text:style-name="T438">Modules</text:span><text:span text:style-name="T439">.имя модуля.</text:span><text:span text:style-name="T440">extendExpanding</text:span><text:span text:style-name="T441">(</text:span><text:bookmark-start text:name="__DdeLink__31_18851778232"/><text:span text:style-name="T442">{</text:span><text:span text:style-name="T443">data</text:span><text:span text:style-name="T444">}</text:span><text:bookmark-end text:name="__DdeLink__31_18851778232"/><text:span text:style-name="T445">)</text:span><text:span text:style-name="T446"><text:s text:c="2"/>- наследует данный модуль, заменяя простые<text:s/></text:span><text:span text:style-name="T447"><text:tab/></text:span><text:span text:style-name="T448"><text:tab/></text:span><text:span text:style-name="T449"><text:tab/>свойства и расширяя прежние переданными если</text:span><text:span text:style-name="T450"><text:s/>существующие являются<text:s/></text:span><text:span text:style-name="T451"><text:tab/></text:span><text:span text:style-name="T452"><text:tab/></text:span><text:span text:style-name="T453"><text:tab/></text:span><text:span text:style-name="T454"><text:tab/>объектом или массивоми расширяя свойства и <text:s/>методы преданными, не сохраня<text:s/></text:span><text:span text:style-name="T455"><text:tab/></text:span><text:span text:style-name="T456"><text:tab/></text:span><text:span text:style-name="T457"><text:tab/>список прослушиваемых модулей</text:span></text:p>
      <text:p text:style-name="P458"/>
      <text:p text:style-name="Standard"><text:span text:style-name="T459"><text:tab/></text:span><text:span text:style-name="T460">Modules</text:span><text:span text:style-name="T461">.имя нового модуля =</text:span><text:span text:style-name="T462">Modules</text:span><text:span text:style-name="T463">.имя модуля.</text:span><text:span text:style-name="T464">extendExpanding</text:span><text:span text:style-name="T465">({</text:span><text:span text:style-name="T466">data</text:span><text:span text:style-name="T467">})</text:span></text:p>
      <text:p text:style-name="P468"/>
      <text:p text:style-name="Standard"><text:span text:style-name="T469"><text:tab/>Вызывает <text:s/>события :</text:span><text:span text:style-name="T470"><text:line-break/></text:span><text:span text:style-name="T471"><text:tab/></text:span><text:span text:style-name="T472"><text:tab/><text:s/></text:span><text:span text:style-name="T473">beforeCreate</text:span><text:span text:style-name="T474"><text:s text:c="2"/>-</text:span><text:span text:style-name="T475"><text:s/></text:span><text:bookmark-start text:name="__DdeLink__2_18851778231313"/><text:span text:style-name="T476">перед соз</text:span><text:span text:style-name="T477">данием нового модуля, если прототип или наследуемый<text:s/></text:span><text:span text:style-name="T478"><text:tab/></text:span><text:span text:style-name="T479"><text:tab/></text:span><text:span text:style-name="T480"><text:tab/></text:span><text:span text:style-name="T481"><text:tab/></text:span><text:span text:style-name="T482"><text:tab/><text:s text:c="3"/>был расширен этим событием.</text:span><text:bookmark-end text:name="__DdeLink__2_18851778231313"/><text:span text:style-name="T483"><text:line-break/></text:span><text:span text:style-name="T484"><text:tab/></text:span><text:span text:style-name="T485"><text:tab/><text:s/></text:span><text:span text:style-name="T486"><text:s/></text:span><text:span text:style-name="T487">beforeExtend</text:span><text:span text:style-name="T488"><text:s/>-</text:span><text:span text:style-name="T489"><text:s/></text:span><text:bookmark-start text:name="__DdeLink__2_188517782313112"/><text:span text:style-name="T490">перед созданием нового модуля, если прототип или наследуемый<text:s/></text:span><text:span text:style-name="T491"><text:tab/></text:span><text:span text:style-name="T492"><text:tab/></text:span><text:span text:style-name="T493"><text:tab/></text:span><text:span text:style-name="T494"><text:tab/></text:span><text:span text:style-name="T495"><text:tab/><text:s text:c="3"/>был расширен этим событием.</text:span><text:bookmark-end text:name="__DdeLink__2_188517782313112"/></text:p>
      <text:p text:style-name="P496"/>
      <text:p text:style-name="Standard"><text:span text:style-name="T497"><text:tab/></text:span><text:span text:style-name="T498"><text:tab/><text:s/></text:span><text:span text:style-name="T499">beforeClearAuditions</text:span><text:span text:style-name="T500"><text:s/>-</text:span><text:span text:style-name="T501"><text:s/></text:span><text:bookmark-start text:name="__DdeLink__2_188517782311112"/><text:span text:style-name="T502">перед сбросом слушателей<text:s/></text:span><text:span text:style-name="T503">, если прототип или<text:s/></text:span><text:span text:style-name="T504"><text:tab/></text:span><text:span text:style-name="T505"><text:tab/></text:span><text:span text:style-name="T506"><text:tab/></text:span><text:span text:style-name="T507"><text:tab/></text:span><text:span text:style-name="T508"><text:tab/></text:span><text:span text:style-name="T509"><text:tab/><text:s text:c="3"/>наследуемый был расширен этим событием.</text:span><text:bookmark-end text:name="__DdeLink__2_188517782311112"/></text:p>
      <text:p text:style-name="Standard"><text:span text:style-name="T510"><text:s/></text:span><text:span text:style-name="T511"><text:s text:c="3"/></text:span></text:p>
      <text:p text:style-name="Standard"><text:span text:style-name="T512"><text:tab/></text:span><text:span text:style-name="T513"><text:tab/><text:s text:c="2"/></text:span><text:span text:style-name="T514">afterClearAuditions</text:span><text:span text:style-name="T515">- <text:s text:c="2"/>после ссброс</text:span>a<text:span text:style-name="T516"><text:s/>слушателей , если прототип или<text:s/></text:span><text:span text:style-name="T517"><text:tab/></text:span><text:span text:style-name="T518"><text:tab/></text:span><text:span text:style-name="T519"><text:tab/></text:span><text:span text:style-name="T520"><text:tab/></text:span><text:span text:style-name="T521"><text:tab/></text:span><text:span text:style-name="T522"><text:tab/><text:s text:c="3"/>наследуемый был расширен этим событием.</text:span></text:p>
      <text:p text:style-name="P523"/>
      <text:p text:style-name="Standard"><text:span text:style-name="T524"><text:tab/></text:span><text:span text:style-name="T525"><text:tab/><text:s text:c="2"/></text:span><text:span text:style-name="T526">afterCreate</text:span><text:span text:style-name="T527"><text:s/>-</text:span><text:span text:style-name="T528"><text:s/>после создания нового модуля, если<text:s/></text:span><text:span text:style-name="T529">прототип или наследуемый<text:s/></text:span><text:span text:style-name="T530"><text:tab/></text:span><text:span text:style-name="T531"><text:tab/></text:span><text:span text:style-name="T532"><text:tab/></text:span><text:span text:style-name="T533"><text:tab/></text:span><text:span text:style-name="T534"><text:tab/><text:s text:c="3"/>был расширен этим событием.</text:span></text:p>
      <text:p text:style-name="Standard"><text:span text:style-name="T535"><text:tab/></text:span><text:span text:style-name="T536"><text:tab/><text:s text:c="2"/></text:span><text:span text:style-name="T537">afterExtend</text:span><text:span text:style-name="T538"><text:s/>-</text:span><text:span text:style-name="T539"><text:s/>после создания нового модуля, если прототип или наследуемый<text:s/></text:span><text:span text:style-name="T540"><text:tab/></text:span><text:span text:style-name="T541"><text:tab/></text:span><text:span text:style-name="T542"><text:tab/></text:span><text:span text:style-name="T543"><text:tab/></text:span><text:span text:style-name="T544"><text:tab/><text:s text:c="3"/>был расширен этим событием.</text:span></text:p>
      <text:p text:style-name="P545"/>
      <text:p text:style-name="Standard"><text:span text:style-name="T546"><text:s text:c="12"/></text:span><text:span text:style-name="T547">Возвращает ссылку на модуль- последующие операции можно вызывать по<text:s/></text:span><text:span text:style-name="T548">цепочке</text:span></text:p>
      <text:p text:style-name="P549"/>
      <text:p text:style-name="P550"/>
      <text:p text:style-name="P551"/>
      <text:p text:style-name="Standard"><text:bookmark-start text:name="__DdeLink__77_1885177823"/><text:span text:style-name="T552">Modules</text:span><text:span text:style-name="T553">.имя модуля.</text:span><text:bookmark-end text:name="__DdeLink__77_1885177823"/><text:span text:style-name="T554">extendExpandingAndSaveAuditions</text:span><text:span text:style-name="T555">(</text:span><text:bookmark-start text:name="__DdeLink__31_188517782311"/><text:span text:style-name="T556">{</text:span><text:span text:style-name="T557">data</text:span><text:span text:style-name="T558">}</text:span><text:bookmark-end text:name="__DdeLink__31_188517782311"/><text:span text:style-name="T559">)</text:span><text:span text:style-name="T560"><text:s text:c="2"/>- наследует данный модуль,<text:s/></text:span><text:span text:style-name="T561"><text:tab/>заменяя простые свойства и расширяя прежние переданными если существующие<text:s/></text:span><text:span text:style-name="T562"><text:tab/>являются объектом или массивоми расширяя свойства и методы преданными.</text:span></text:p>
      <text:p text:style-name="P563"/>
      <text:p text:style-name="Standard"><text:span text:style-name="T564">Modules</text:span><text:span text:style-name="T565">.им</text:span><text:span text:style-name="T566">я нового модуля =</text:span><text:span text:style-name="T567">Modules</text:span><text:span text:style-name="T568">.имя модуля.</text:span><text:span text:style-name="T569">extendExpandingAndSaveAuditions</text:span><text:span text:style-name="T570">({</text:span><text:span text:style-name="T571">data</text:span><text:span text:style-name="T572">})</text:span></text:p>
      <text:p text:style-name="P573"/>
      <text:soft-page-break/>
      <text:p text:style-name="Standard"><text:span text:style-name="T574"><text:tab/></text:span><text:bookmark-start text:name="__DdeLink__79_1885177823"/><text:span text:style-name="T575">Вызывает <text:s/>события :</text:span><text:bookmark-end text:name="__DdeLink__79_1885177823"/><text:span text:style-name="T576"><text:line-break/></text:span><text:span text:style-name="T577"><text:tab/></text:span><text:span text:style-name="T578"><text:tab/><text:s/></text:span><text:span text:style-name="T579">beforeCreate</text:span><text:span text:style-name="T580"><text:s text:c="2"/>-</text:span><text:span text:style-name="T581"><text:s/></text:span><text:bookmark-start text:name="__DdeLink__2_188517782313121"/><text:span text:style-name="T582">перед созданием нового модуля, если прототип или наследуемый<text:s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text:s text:c="3"/>был расширен этим событием.</text:span><text:bookmark-end text:name="__DdeLink__2_188517782313121"/><text:span text:style-name="T588"><text:line-break/></text:span><text:span text:style-name="T589"><text:tab/></text:span><text:span text:style-name="T590"><text:tab/><text:s/></text:span><text:span text:style-name="T591"><text:s/></text:span><text:span text:style-name="T592">beforeExtend</text:span><text:span text:style-name="T593"><text:s/>-</text:span><text:span text:style-name="T594"><text:s/></text:span><text:bookmark-start text:name="__DdeLink__2_1885177823131111"/><text:span text:style-name="T595">перед созданием нового<text:s/></text:span><text:span text:style-name="T596">модуля, если прототип или наследуемый<text:s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text:s text:c="3"/>был расширен этим событием.</text:span><text:bookmark-end text:name="__DdeLink__2_1885177823131111"/></text:p>
      <text:p text:style-name="P602"/>
      <text:p text:style-name="Standard"><text:span text:style-name="T603"><text:tab/></text:span><text:span text:style-name="T604"><text:tab/><text:s/></text:span><text:span text:style-name="T605">beforeCopyAuditions</text:span><text:span text:style-name="T606"><text:s/>-</text:span><text:span text:style-name="T607"><text:s/></text:span><text:bookmark-start text:name="__DdeLink__2_1885177823111111"/><text:span text:style-name="T608">перед копированием слушателей , если прототип или<text:s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text:s text:c="3"/>наследуемый был расширен этим событием.</text:span><text:bookmark-end text:name="__DdeLink__2_1885177823111111"/></text:p>
      <text:p text:style-name="Standard"><text:span text:style-name="T615"><text:s/></text:span><text:span text:style-name="T616"><text:s text:c="3"/></text:span></text:p>
      <text:p text:style-name="Standard"><text:span text:style-name="T617"><text:tab/></text:span><text:span text:style-name="T618"><text:tab/><text:s text:c="2"/></text:span><text:span text:style-name="T619">afterCopyAuditions</text:span><text:span text:style-name="T620">- <text:s text:c="2"/>после копирования слушател</text:span><text:span text:style-name="T621">ей , если прототип или<text:s/></text:span><text:span text:style-name="T622"><text:tab/></text:span><text:span text:style-name="T623"><text:tab/></text:span><text:span text:style-name="T624"><text:tab/></text:span><text:span text:style-name="T625"><text:tab/></text:span><text:span text:style-name="T626"><text:tab/></text:span><text:span text:style-name="T627"><text:tab/><text:s text:c="3"/>наследуемый был расширен этим событием.</text:span></text:p>
      <text:p text:style-name="P628"/>
      <text:p text:style-name="Standard"><text:span text:style-name="T629"><text:tab/></text:span><text:span text:style-name="T630"><text:tab/><text:s text:c="2"/></text:span><text:span text:style-name="T631">afterCreate</text:span><text:span text:style-name="T632"><text:s/>-</text:span><text:span text:style-name="T633"><text:s/>после создания нового модуля, если прототип или наследуемый<text:s/></text:span><text:span text:style-name="T634"><text:tab/></text:span><text:span text:style-name="T635"><text:tab/></text:span><text:span text:style-name="T636"><text:tab/></text:span><text:span text:style-name="T637"><text:tab/></text:span><text:span text:style-name="T638"><text:tab/><text:s text:c="3"/>был расширен этим событием.</text:span></text:p>
      <text:p text:style-name="P639"/>
      <text:p text:style-name="Standard"><text:span text:style-name="T640"><text:tab/></text:span><text:span text:style-name="T641"><text:tab/><text:s text:c="2"/></text:span><text:span text:style-name="T642">afterExtend</text:span><text:span text:style-name="T643"><text:s/>-</text:span><text:span text:style-name="T644"><text:s/>после создания нового модуля, если прототип или<text:s/></text:span><text:span text:style-name="T645">наследуемый<text:s/></text:span><text:span text:style-name="T646"><text:tab/></text:span><text:span text:style-name="T647"><text:tab/></text:span><text:span text:style-name="T648"><text:tab/></text:span><text:span text:style-name="T649"><text:tab/></text:span><text:span text:style-name="T650"><text:tab/><text:s text:c="3"/>был расширен этим событием.</text:span></text:p>
      <text:p text:style-name="P651"/>
      <text:p text:style-name="Standard"><text:span text:style-name="T652"><text:s text:c="12"/></text:span><text:span text:style-name="T653">Возвращает ссылку на модуль- последующие операции можно вызывать по цепочке</text:span><text:span text:style-name="T654"><text:line-break/></text:span><text:span text:style-name="T655"><text:line-break/></text:span><text:span text:style-name="T656"><text:line-break/></text:span><text:bookmark-start text:name="__DdeLink__86_1885177823"/><text:span text:style-name="T657">Modules</text:span><text:span text:style-name="T658">.имя модуля.</text:span><text:span text:style-name="T659">removeModule</text:span><text:span text:style-name="T660">() -</text:span><text:span text:style-name="T661">удаляет данный модуль , извлекает из списка<text:s/></text:span><text:span text:style-name="T662"><text:tab/></text:span><text:span text:style-name="T663"><text:tab/></text:span><text:span text:style-name="T664"><text:tab/></text:span><text:span text:style-name="T665"><text:tab/></text:span><text:span text:style-name="T666"><text:tab/></text:span><text:span text:style-name="T667"><text:tab/></text:span><text:span text:style-name="T668"><text:tab/>прослушиваемых</text:span></text:p>
      <text:p text:style-name="P669"/>
      <text:p text:style-name="Standard"><text:span text:style-name="T670"><text:tab/></text:span><text:span text:style-name="T671">Вызывает <text:s/>собы</text:span><text:span text:style-name="T672">тия :</text:span><text:span text:style-name="T673"><text:line-break/></text:span></text:p>
      <text:p text:style-name="Standard"><text:span text:style-name="T674"><text:tab/></text:span><text:span text:style-name="T675"><text:tab/></text:span><text:span text:style-name="T676">beforeRemove</text:span><text:span text:style-name="T677"><text:s text:c="2"/></text:span><text:span text:style-name="T678">-<text:s/></text:span><text:bookmark-start text:name="__DdeLink__81_1885177823"/><text:span text:style-name="T679">перед удалением данного модуля если прототип, модуль<text:s/></text:span><text:span text:style-name="T680"><text:tab/></text:span><text:span text:style-name="T681"><text:tab/></text:span><text:span text:style-name="T682"><text:tab/></text:span><text:span text:style-name="T683"><text:tab/></text:span><text:span text:style-name="T684"><text:tab/>наследуемы, либо клонируемый были расширенны <text:s/>данным событием</text:span><text:bookmark-end text:name="__DdeLink__86_1885177823"/><text:bookmark-end text:name="__DdeLink__81_1885177823"/></text:p>
      <text:p text:style-name="P685"/>
      <text:p text:style-name="P686"><text:tab/><text:tab/></text:p>
      <text:p text:style-name="P687"/>
      <text:p text:style-name="Standard"><text:span text:style-name="T688">Modules</text:span><text:span text:style-name="T689">.</text:span><text:span text:style-name="T690">removeModules</text:span><text:span text:style-name="T691">(</text:span><text:span text:style-name="T692">modules</text:span><text:span text:style-name="T693"><text:s/>| [</text:span><text:span text:style-name="T694">modules</text:span><text:span text:style-name="T695"><text:s/>])<text:s/></text:span><text:span text:style-name="T696">-удаляет указанные модули и извлекает их из<text:s/></text:span><text:span text:style-name="T697"><text:tab/></text:span><text:span text:style-name="T698"><text:tab/>списка<text:s/></text:span><text:span text:style-name="T699">прослушиваемых</text:span></text:p>
      <text:p text:style-name="P700"/>
      <text:p text:style-name="Standard"><text:span text:style-name="T701"><text:tab/></text:span><text:span text:style-name="T702">Вызывает <text:s/>события :</text:span><text:span text:style-name="T703"><text:line-break/></text:span></text:p>
      <text:p text:style-name="Standard"><text:span text:style-name="T704"><text:tab/></text:span><text:span text:style-name="T705"><text:tab/></text:span><text:span text:style-name="T706">beforeRemove</text:span><text:span text:style-name="T707"><text:s text:c="2"/></text:span><text:span text:style-name="T708">-<text:s/></text:span><text:bookmark-start text:name="__DdeLink__81_18851778231"/><text:span text:style-name="T709">перед удалением данного модуля если прототип, модуль<text:s/></text:span><text:span text:style-name="T710"><text:tab/></text:span><text:span text:style-name="T711"><text:tab/></text:span><text:span text:style-name="T712"><text:tab/></text:span><text:span text:style-name="T713"><text:tab/></text:span><text:span text:style-name="T714"><text:tab/>наследуемы, либо клонируемый были расширенны <text:s/>данным событием</text:span><text:bookmark-end text:name="__DdeLink__81_18851778231"/><text:span text:style-name="T715"><text:line-break/></text:span><text:span text:style-name="T716"><text:line-break/></text:span><text:span text:style-name="T717"><text:line-break/></text:span><text:span text:style-name="T718">Modules</text:span><text:span text:style-name="T719">.имя модуля.</text:span><text:span text:style-name="T720">setAllDefaultSettings</text:span><text:span text:style-name="T721">() -</text:span><text:span text:style-name="T722">возвращает данные к виду переданно</text:span><text:span text:style-name="T723">му при<text:s/></text:span><text:span text:style-name="T724"><text:tab/></text:span><text:span text:style-name="T725"><text:tab/>создании объекта , настройки по умолчанию наследуются при клонировании и<text:s/></text:span><text:span text:style-name="T726"><text:tab/>расширении модуля</text:span></text:p>
      <text:p text:style-name="P727"/>
      <text:p text:style-name="Standard"><text:span text:style-name="T728"><text:tab/></text:span><text:span text:style-name="T729">Вызывает <text:s/>события :</text:span><text:span text:style-name="T730"><text:line-break/></text:span></text:p>
      <text:p text:style-name="Standard"><text:span text:style-name="T731"><text:tab/></text:span><text:span text:style-name="T732"><text:tab/></text:span><text:bookmark-start text:name="__DdeLink__90_1885177823"/><text:span text:style-name="T733">beforeSetOneDefaultSetting</text:span><text:span text:style-name="T734"><text:s text:c="2"/></text:span><text:span text:style-name="T735">- перед сбросом настроек к исходным</text:span><text:span text:style-name="T736"><text:line-break/></text:span><text:span text:style-name="T737"><text:tab/></text:span><text:span text:style-name="T738"><text:tab/></text:span><text:span text:style-name="T739"><text:line-break/></text:span><text:span text:style-name="T740"><text:tab/></text:span><text:span text:style-name="T741"><text:tab/></text:span><text:span text:style-name="T742">afterSetOneDefaultSetting</text:span><text:span text:style-name="T743"><text:s text:c="2"/>-после сброса к исходным</text:span><text:bookmark-end text:name="__DdeLink__90_1885177823"/></text:p>
      <text:soft-page-break/>
      <text:p text:style-name="Standard"><text:span text:style-name="T744"><text:line-break/></text:span><text:span text:style-name="T745"><text:s text:c="8"/></text:span><text:span text:style-name="T746"><text:s text:c="4"/>должны получать старые и новые?</text:span><text:span text:style-name="T747"><text:line-break/></text:span><text:span text:style-name="T748"><text:line-break/></text:span><text:span text:style-name="T749">Возвращает ссылку на модуль- последующие операции можно вызывать по цепочке</text:span><text:span text:style-name="T750"><text:line-break/></text:span><text:bookmark-start text:name="__DdeLink__97_1885177823"/><text:span text:style-name="T751">Modules</text:span><text:span text:style-name="T752">.имя модуля.</text:span><text:bookmark-end text:name="__DdeLink__97_1885177823"/><text:span text:style-name="T753">setAllDefaultSettings</text:span><text:span text:style-name="T754">([имена свойств]) -</text:span><text:span text:style-name="T755">возвращает указанные <text:s/>к виду<text:s/></text:span><text:span text:style-name="T756"><text:tab/>переданному при создании объекта , настройки по<text:s/></text:span><text:span text:style-name="T757">умолчанию наследуются при<text:s/></text:span><text:span text:style-name="T758"><text:tab/>клонировании и расширении модуля.</text:span><text:span text:style-name="T759"><text:line-break/></text:span><text:span text:style-name="T760"><text:line-break/></text:span><text:span text:style-name="T761"><text:tab/></text:span><text:span text:style-name="T762">Вызывает <text:s/>события :</text:span></text:p>
      <text:p text:style-name="P763"><text:tab/><text:tab/><text:tab/></text:p>
      <text:p text:style-name="Standard"><text:span text:style-name="T764"><text:tab/></text:span><text:span text:style-name="T765"><text:tab/></text:span><text:span text:style-name="T766">beforeSetOneDefaultSetting</text:span><text:span text:style-name="T767"><text:s text:c="2"/></text:span><text:span text:style-name="T768">- перед сбросом настроек к исходным</text:span><text:span text:style-name="T769"><text:line-break/></text:span></text:p>
      <text:p text:style-name="Standard"><text:span text:style-name="T770"><text:tab/></text:span><text:span text:style-name="T771"><text:tab/></text:span><text:span text:style-name="T772">beforeSetOneDefaultSetting</text:span><text:span text:style-name="T773"><text:s/></text:span><text:span text:style-name="T774"><text:s text:c="3"/>перед сбросом настроек каждого к исходному</text:span></text:p>
      <text:p text:style-name="P775"/>
      <text:p text:style-name="Standard"><text:span text:style-name="T776"><text:tab/></text:span><text:span text:style-name="T777"><text:tab/></text:span><text:span text:style-name="T778">afterSetOneDefaultSettin</text:span><text:span text:style-name="T779">g</text:span><text:span text:style-name="T780"><text:s text:c="7"/>-после сброса каждого к исходному <text:s/></text:span><text:span text:style-name="T781"><text:line-break/></text:span><text:span text:style-name="T782"><text:tab/></text:span><text:span text:style-name="T783"><text:tab/></text:span><text:span text:style-name="T784"><text:line-break/></text:span><text:span text:style-name="T785"><text:tab/></text:span><text:span text:style-name="T786"><text:tab/></text:span><text:span text:style-name="T787">afterSetOneDefaultSetting</text:span><text:span text:style-name="T788"><text:s text:c="2"/>-после сброса к исходным</text:span><text:span text:style-name="T789"><text:line-break/></text:span><text:span text:style-name="T790"><text:line-break/></text:span><text:bookmark-start text:name="__DdeLink__94_1885177823"/><text:span text:style-name="T791">должны получать старые и новые?</text:span><text:bookmark-end text:name="__DdeLink__94_1885177823"/></text:p>
      <text:p text:style-name="P792"/>
      <text:p text:style-name="Standard"><text:span text:style-name="T793">Возвращает ссылку на модуль- последующие операции можно вызывать по цепочке</text:span><text:span text:style-name="T794"><text:line-break/></text:span><text:span text:style-name="T795"><text:line-break/></text:span><text:span text:style-name="T796"><text:line-break/></text:span><text:span text:style-name="T797">2 Структурирование модулей</text:span><text:span text:style-name="T798"><text:line-break/></text:span><text:span text:style-name="T799"><text:line-break/></text:span><text:bookmark-start text:name="__DdeLink__104_1885177823"/><text:bookmark-start text:name="__DdeLink__100_1885177823"/><text:span text:style-name="T800">Modules</text:span><text:span text:style-name="T801">.имя мод</text:span><text:span text:style-name="T802">уля.</text:span><text:span text:style-name="T803">setAsParentFor</text:span><text:span text:style-name="T804">(модуль | массив модулей) –<text:s/></text:span><text:span text:style-name="T805">назначает родителем данный модуль указанным модулем. Возвращает ссылку на себя -позволет вызов дальнейших методов по цепочке</text:span><text:bookmark-end text:name="__DdeLink__104_1885177823"/><text:span text:style-name="T806"><text:line-break/></text:span><text:span text:style-name="T807"><text:line-break/></text:span><text:span text:style-name="T808"><text:tab/>Генерирует события:</text:span><text:span text:style-name="T809"><text:line-break/></text:span><text:span text:style-name="T810"><text:s text:c="28"/></text:span><text:span text:style-name="T811">beforeSetAsParent</text:span><text:span text:style-name="T812"><text:s text:c="3"/>-всякий раз пер</text:span><text:span text:style-name="T813">ед тем как, модуль назначается родителем</text:span><text:span text:style-name="T814"><text:line-break/></text:span><text:span text:style-name="T815"><text:s text:c="28"/></text:span><text:span text:style-name="T816">beforeSet</text:span><text:span text:style-name="T817">С</text:span><text:span text:style-name="T818">hild</text:span><text:span text:style-name="T819"><text:s text:c="3"/>-всякий раз <text:s/>пред тем как ,как модуль назначается потомком</text:span></text:p>
      <text:p text:style-name="P820"><text:s text:c="28"/></text:p>
      <text:p text:style-name="Standard"><text:span text:style-name="T821"><text:s text:c="27"/></text:span><text:span text:style-name="T822">afterSet</text:span><text:span text:style-name="T823">С</text:span><text:span text:style-name="T824">hild</text:span><text:span text:style-name="T825"><text:s text:c="2"/>-всякий раз после назначения модуля пото</text:span><text:span text:style-name="T826">мком</text:span><text:span text:style-name="T827"><text:line-break/></text:span><text:span text:style-name="T828"><text:s text:c="27"/></text:span><text:span text:style-name="T829">afterSetAsParent</text:span><text:span text:style-name="T830"><text:s text:c="3"/>-всякий раз после назначения модуля родителем</text:span><text:bookmark-end text:name="__DdeLink__100_1885177823"/><text:span text:style-name="T831"><text:line-break/></text:span><text:span text:style-name="T832"><text:s text:c="23"/></text:span></text:p>
      <text:p text:style-name="P833"/>
      <text:p text:style-name="Standard"><text:span text:style-name="T834">Modules</text:span><text:span text:style-name="T835">.имя модуля.</text:span><text:span text:style-name="T836">setAs</text:span><text:span text:style-name="T837">С</text:span><text:span text:style-name="T838">hildFor</text:span><text:span text:style-name="T839">(модуль ) –<text:s/></text:span><text:span text:style-name="T840">назначает потомком указанного модуля данный модуль. Возвращает ссылку на себя -позволет<text:s/></text:span><text:span text:style-name="T841">вызов дальнейших методов по цепочке</text:span><text:span text:style-name="T842"><text:line-break/></text:span><text:span text:style-name="T843"><text:line-break/></text:span><text:span text:style-name="T844"><text:tab/>Генерирует события:</text:span><text:span text:style-name="T845"><text:line-break/></text:span><text:span text:style-name="T846"><text:s text:c="28"/></text:span><text:span text:style-name="T847">beforeSetAsParent</text:span><text:span text:style-name="T848"><text:s text:c="3"/>-всякий раз перед тем как, модуль назначается родителем</text:span><text:span text:style-name="T849"><text:line-break/></text:span><text:span text:style-name="T850"><text:s text:c="28"/></text:span><text:span text:style-name="T851">beforeSet</text:span><text:span text:style-name="T852">С</text:span><text:span text:style-name="T853">hild</text:span><text:span text:style-name="T854"><text:s text:c="3"/>-всякий раз <text:s/>пред тем как ,как модуль назначается</text:span><text:span text:style-name="T855"><text:s/>потомком</text:span></text:p>
      <text:p text:style-name="P856"><text:s text:c="28"/></text:p>
      <text:p text:style-name="Standard"><text:span text:style-name="T857"><text:s text:c="27"/></text:span><text:span text:style-name="T858">afterSet</text:span><text:span text:style-name="T859">С</text:span><text:span text:style-name="T860">hild</text:span><text:span text:style-name="T861"><text:s text:c="2"/>-всякий раз после назначения модуля потомком</text:span><text:span text:style-name="T862"><text:line-break/></text:span><text:span text:style-name="T863"><text:s text:c="27"/></text:span><text:span text:style-name="T864">afterSetAsParent</text:span><text:span text:style-name="T865"><text:s text:c="3"/>-всякий раз после назначения модуля родителем</text:span></text:p>
      <text:p text:style-name="P866"/>
      <text:p text:style-name="P867"/>
      <text:p text:style-name="Standard"><text:bookmark-start text:name="__DdeLink__106_1885177823"/><text:span text:style-name="T868">Modules</text:span><text:span text:style-name="T869">.имя модуля.</text:span><text:span text:style-name="T870">getBranch</text:span><text:span text:style-name="T871">С</text:span><text:span text:style-name="T872">hildren</text:span><text:span text:style-name="T873">Names</text:span><text:span text:style-name="T874">()</text:span><text:bookmark-end text:name="__DdeLink__106_1885177823"/><text:span text:style-name="T875"><text:s/>–<text:s/></text:span><text:span text:style-name="T876"><text:s/>Возвращает структурированный объект<text:s/></text:span><text:soft-page-break/><text:span text:style-name="T877">потомков данного модуля.</text:span></text:p>
      <text:p text:style-name="P878"/>
      <text:p text:style-name="P879"/>
      <text:p text:style-name="P880"/>
      <text:p text:style-name="Standard"><text:span text:style-name="T881">Modules</text:span><text:span text:style-name="T882">.имя модуля.</text:span><text:span text:style-name="T883">getParentName</text:span><text:span text:style-name="T884">() -</text:span><text:span text:style-name="T885">возвращает имя родителя данного модуля</text:span><text:span text:style-name="T886"><text:line-break/></text:span></text:p>
      <text:p text:style-name="Standard"><text:bookmark-start text:name="__DdeLink__109_1885177823"/><text:span text:style-name="T887">Modules</text:span><text:span text:style-name="T888">.имя модуля.</text:span><text:span text:style-name="T889">getParent</text:span><text:span text:style-name="T890">()</text:span><text:bookmark-end text:name="__DdeLink__109_1885177823"/><text:span text:style-name="T891"><text:s/>-</text:span><text:span text:style-name="T892">возвращает ссылку на <text:s/>родителя данного модуля</text:span><text:span text:style-name="T893"><text:line-break/></text:span></text:p>
      <text:p text:style-name="Standard"><text:bookmark-start text:name="__DdeLink__111_1885177823"/><text:bookmark-start text:name="__DdeLink__113_1885177823"/><text:span text:style-name="T894">Modules</text:span><text:span text:style-name="T895">.имя модуля.</text:span><text:span text:style-name="T896">get</text:span><text:span text:style-name="T897">С</text:span><text:span text:style-name="T898">hildren</text:span><text:span text:style-name="T899">()</text:span><text:bookmark-end text:name="__DdeLink__111_1885177823"/><text:bookmark-end text:name="__DdeLink__113_1885177823"/><text:span text:style-name="T900"><text:s text:c="2"/>-<text:s/></text:span><text:span text:style-name="T901">возвращает объект , где имена свойств -имена прямых потомков данного модуля , а их значения ссылки на эти модули</text:span><text:span text:style-name="T902"><text:line-break/></text:span><text:span text:style-name="T903"><text:line-break/></text:span><text:span text:style-name="T904">Modules</text:span><text:span text:style-name="T905">.имя модуля.</text:span><text:span text:style-name="T906">change</text:span><text:span text:style-name="T907">С</text:span><text:span text:style-name="T908">hildren</text:span><text:span text:style-name="T909">([модули])</text:span><text:span text:style-name="T910"><text:s/>– заменяет потомков данного на модуля на указанные</text:span></text:p>
      <text:p text:style-name="Standard"><text:span text:style-name="T911">-не доработан</text:span><text:span text:style-name="T912"><text:line-break/></text:span><text:span text:style-name="T913">Возвращает ссылку на</text:span><text:span text:style-name="T914"><text:s/>самого себя -позволяет вызов по цепочке</text:span><text:span text:style-name="T915"><text:line-break/></text:span><text:span text:style-name="T916"><text:line-break/></text:span><text:bookmark-start text:name="__DdeLink__115_1885177823"/><text:span text:style-name="T917">Modules</text:span><text:span text:style-name="T918">.имя модуля.</text:span><text:span text:style-name="T919">getAllParentsName</text:span><text:span text:style-name="T920">() <text:s/></text:span><text:span text:style-name="T921">-возвращает массив имён родителей данного модуля . Чем дальше имя находится от начала массива тем родитель выше в иерархии</text:span><text:bookmark-end text:name="__DdeLink__115_1885177823"/><text:span text:style-name="T922"><text:line-break/></text:span><text:span text:style-name="T923"><text:line-break/></text:span><text:bookmark-start text:name="__DdeLink__117_1885177823"/><text:span text:style-name="T924">Modules</text:span><text:span text:style-name="T925">.имя модуля.</text:span><text:span text:style-name="T926">getAllParents</text:span><text:span text:style-name="T927">() <text:s/></text:span><text:span text:style-name="T928">-возвращает ма</text:span><text:span text:style-name="T929">ссив ссылок на родителей данного модуля . Чем дальше имя находится от начала массива тем родитель выше в иерархии</text:span><text:bookmark-end text:name="__DdeLink__117_1885177823"/><text:span text:style-name="T930"><text:line-break/></text:span></text:p>
      <text:p text:style-name="Standard"><text:bookmark-start text:name="__DdeLink__119_1885177823"/><text:span text:style-name="T931">Modules</text:span><text:span text:style-name="T932">.</text:span><text:span text:style-name="T933">имя</text:span><text:span text:style-name="T934"><text:s/></text:span><text:span text:style-name="T935">модуля</text:span><text:span text:style-name="T936">.</text:span><text:span text:style-name="T937">getAllBrotherlyModules</text:span><text:span text:style-name="T938">() <text:s/></text:span>-<text:span text:style-name="T939">возвращает</text:span><text:s/><text:span text:style-name="T940">массив</text:span><text:s/><text:span text:style-name="T941">ссылок</text:span><text:s/><text:span text:style-name="T942">на</text:span><text:s/><text:span text:style-name="T943">братские</text:span><text:s/><text:span text:style-name="T944">модули</text:span><text:bookmark-end text:name="__DdeLink__119_1885177823"/></text:p>
      <text:p text:style-name="Standard"/>
      <text:p text:style-name="Standard"><text:bookmark-start text:name="__DdeLink__121_1885177823"/><text:span text:style-name="T945">Modules</text:span><text:span text:style-name="T946">.</text:span><text:span text:style-name="T947">имя</text:span><text:span text:style-name="T948"><text:s/></text:span><text:span text:style-name="T949">модуля</text:span><text:span text:style-name="T950">.</text:span><text:span text:style-name="T951">getAllBrotherlyModulesNames</text:span><text:span text:style-name="T952">()<text:s/></text:span><text:bookmark-end text:name="__DdeLink__121_1885177823"/><text:span text:style-name="T953"><text:s/></text:span>-<text:span text:style-name="T954">возвращает</text:span><text:s/><text:span text:style-name="T955">массив</text:span><text:s/><text:span text:style-name="T956">имён</text:span><text:s/><text:span text:style-name="T957">братских</text:span><text:s/><text:span text:style-name="T958">модулей</text:span></text:p>
      <text:p text:style-name="Standard"/>
      <text:p text:style-name="Standard"><text:bookmark-start text:name="__DdeLink__123_1885177823"/><text:span text:style-name="T959">Modules</text:span><text:span text:style-name="T960">.имя модуля.</text:span><text:span text:style-name="T961">removeParent</text:span><text:span text:style-name="T962">()<text:s/></text:span><text:span text:style-name="T963">отвязывает данный модуль от родителя</text:span></text:p>
      <text:p text:style-name="P964"/>
      <text:p text:style-name="P965"><text:tab/>Генерирует события:<text:line-break/><text:s text:c="23"/></text:p>
      <text:p text:style-name="Standard"><text:span text:style-name="T966"><text:tab/></text:span><text:span text:style-name="T967"><text:tab/></text:span>beforeRemove<text:span text:style-name="T968">С</text:span>hild<text:span text:style-name="T969"><text:s text:c="2"/>-перед удалением потомка</text:span><text:span text:style-name="T970"><text:line-break/></text:span><text:span text:style-name="T971"><text:s text:c="24"/></text:span>beforeRemoveParent<text:span text:style-name="T972"><text:s text:c="2"/>-перед<text:s/></text:span><text:span text:style-name="T973">удалением родителя</text:span><text:span text:style-name="T974"><text:line-break/></text:span><text:span text:style-name="T975"><text:s text:c="24"/></text:span></text:p>
      <text:p text:style-name="Standard"><text:span text:style-name="T976"><text:s text:c="23"/></text:span>afterRemoveParent<text:span text:style-name="T977"><text:s text:c="3"/>-после удаления родителя</text:span></text:p>
      <text:p text:style-name="Standard"><text:span text:style-name="T978"><text:s text:c="23"/></text:span>afterRemove<text:span text:style-name="T979">С</text:span>hild<text:span text:style-name="T980"><text:s text:c="5"/>-после удаления потомка</text:span><text:span text:style-name="T981"><text:line-break/></text:span><text:span text:style-name="T982"><text:tab/>Возвращает ссылку на самого себя -возможен вызов по цепочке</text:span><text:span text:style-name="T983"><text:line-break/></text:span><text:bookmark-end text:name="__DdeLink__123_1885177823"/><text:span text:style-name="T984"><text:line-break/></text:span></text:p>
      <text:p text:style-name="Standard"><text:span text:style-name="T985"><text:s/></text:span><text:bookmark-start text:name="__DdeLink__125_1885177823"/><text:span text:style-name="T986">Modules</text:span><text:span text:style-name="T987">.имя<text:s/></text:span><text:span text:style-name="T988">модуля.</text:span><text:span text:style-name="T989">remove</text:span><text:span text:style-name="T990">С</text:span><text:span text:style-name="T991">hild</text:span><text:span text:style-name="T992">( модуль/ массив модулей)<text:s/></text:span><text:span text:style-name="T993">отвязывает данных потомков от данного модуля</text:span></text:p>
      <text:p text:style-name="P994"/>
      <text:p text:style-name="P995"><text:tab/>Генерирует события:<text:line-break/><text:s text:c="23"/></text:p>
      <text:p text:style-name="Standard"><text:span text:style-name="T996"><text:tab/></text:span><text:span text:style-name="T997"><text:tab/></text:span>beforeRemove<text:span text:style-name="T998">С</text:span>hild<text:span text:style-name="T999"><text:s text:c="2"/>-перед удалением потомка</text:span><text:span text:style-name="T1000"><text:line-break/></text:span><text:span text:style-name="T1001"><text:s text:c="24"/></text:span>beforeRemoveParent<text:span text:style-name="T1002"><text:s text:c="2"/>-перед удалением родителя</text:span><text:span text:style-name="T1003"><text:line-break/></text:span><text:span text:style-name="T1004"><text:s text:c="5"/></text:span><text:span text:style-name="T1005"><text:s text:c="19"/></text:span></text:p>
      <text:p text:style-name="Standard"><text:span text:style-name="T1006"><text:s text:c="23"/></text:span>afterRemoveParent<text:span text:style-name="T1007"><text:s text:c="3"/>-после удаления родителя</text:span></text:p>
      <text:p text:style-name="Standard"><text:span text:style-name="T1008"><text:s text:c="23"/></text:span>afterRemove<text:span text:style-name="T1009">С</text:span>hild<text:span text:style-name="T1010"><text:s text:c="5"/>-после удаления потомка</text:span><text:span text:style-name="T1011"><text:line-break/></text:span><text:soft-page-break/><text:span text:style-name="T1012"><text:tab/>Возвращает ссылку на самого себя -возможен вызов по цепочке</text:span><text:span text:style-name="T1013"><text:line-break/></text:span><text:span text:style-name="T1014"><text:s text:c="24"/></text:span><text:bookmark-end text:name="__DdeLink__125_1885177823"/><text:span text:style-name="T1015"><text:line-break/></text:span><text:span text:style-name="T1016"><text:line-break/></text:span><text:bookmark-start text:name="__DdeLink__127_1885177823"/><text:span text:style-name="T1017">Modules</text:span><text:span text:style-name="T1018">.имя м</text:span><text:span text:style-name="T1019">одуля.</text:span><text:span text:style-name="T1020">removeAll</text:span><text:span text:style-name="T1021">С</text:span><text:span text:style-name="T1022">hildren</text:span><text:span text:style-name="T1023"><text:s/>()</text:span><text:bookmark-end text:name="__DdeLink__127_1885177823"/><text:span text:style-name="T1024"><text:s/></text:span><text:span text:style-name="T1025">отвязывает всех потомков от данного модуля</text:span></text:p>
      <text:p text:style-name="P1026"/>
      <text:p text:style-name="P1027"><text:tab/>Генерирует события:<text:line-break/><text:s text:c="23"/></text:p>
      <text:p text:style-name="Standard"><text:span text:style-name="T1028"><text:tab/></text:span><text:span text:style-name="T1029"><text:tab/></text:span>beforeRemove<text:span text:style-name="T1030">С</text:span>hild<text:span text:style-name="T1031"><text:s text:c="2"/>-перед удалением потомка</text:span><text:span text:style-name="T1032"><text:line-break/></text:span><text:span text:style-name="T1033"><text:s text:c="24"/></text:span>beforeRemoveParent<text:span text:style-name="T1034"><text:s text:c="2"/>-перед удалением родителя</text:span><text:span text:style-name="T1035"><text:line-break/></text:span><text:span text:style-name="T1036"><text:s text:c="24"/></text:span></text:p>
      <text:p text:style-name="Standard"><text:span text:style-name="T1037"><text:s text:c="23"/></text:span>afterRemoveParent<text:span text:style-name="T1038"><text:s text:c="3"/>-после удаления родителя</text:span></text:p>
      <text:p text:style-name="Standard"><text:span text:style-name="T1039"><text:s text:c="23"/></text:span>afterRemove<text:span text:style-name="T1040">С</text:span>hild<text:span text:style-name="T1041"><text:s text:c="5"/>-после удаления потомка</text:span><text:span text:style-name="T1042"><text:line-break/></text:span><text:span text:style-name="T1043"><text:tab/>Возвращает ссылку на самого себя -возможен вызов по цепочке</text:span><text:span text:style-name="T1044"><text:line-break/></text:span><text:span text:style-name="T1045"><text:s text:c="24"/></text:span></text:p>
      <text:p text:style-name="P1046"/>
      <text:p text:style-name="Standard"><text:span text:style-name="T1047">Modules</text:span><text:span text:style-name="T1048">.имя модуля.</text:span><text:span text:style-name="T1049">isChild</text:span><text:span text:style-name="T1050"><text:s/></text:span><text:span text:style-name="T1051">(модуль) –<text:s/></text:span><text:span text:style-name="T1052">проверяет , является ли указанный модуль потомком данного модуля вне зависимости от иерархии.</text:span></text:p>
      <text:p text:style-name="P1053"/>
      <text:p text:style-name="Standard"><text:span text:style-name="T1054">Возвращает<text:s/></text:span>true<text:span text:style-name="T1055"><text:s/>или<text:s/></text:span>false<text:span text:style-name="T1056"><text:line-break/></text:span><text:span text:style-name="T1057"><text:line-break/></text:span><text:span text:style-name="T1058"><text:line-break/></text:span><text:bookmark-start text:name="__DdeLink__130_1885177823"/><text:span text:style-name="T1059">Modules</text:span><text:span text:style-name="T1060">.имя модуля.</text:span><text:span text:style-name="T1061">isChildOf</text:span><text:span text:style-name="T1062"><text:s/>(модуль) –<text:s/></text:span><text:span text:style-name="T1063">проверяет , является ли данный модуль родителем указанногго модуля вне зависимости</text:span><text:span text:style-name="T1064"><text:s/>от иерархии.</text:span></text:p>
      <text:p text:style-name="P1065"/>
      <text:p text:style-name="Standard"><text:span text:style-name="T1066">Возвращает<text:s/></text:span>true<text:span text:style-name="T1067"><text:s/>или<text:s/></text:span>false<text:bookmark-end text:name="__DdeLink__130_1885177823"/><text:span text:style-name="T1068"><text:line-break/></text:span><text:span text:style-name="T1069"><text:line-break/></text:span><text:bookmark-start text:name="__DdeLink__132_1885177823"/><text:span text:style-name="T1070">Modules</text:span><text:span text:style-name="T1071">.имя модуля.</text:span><text:span text:style-name="T1072">isDirectChildOf</text:span><text:span text:style-name="T1073"><text:s/>(модуль)<text:s/></text:span><text:bookmark-end text:name="__DdeLink__132_1885177823"/><text:span text:style-name="T1074">–<text:s/></text:span><text:span text:style-name="T1075">проверяет , является ли данный модуль прямым потомком указанного.</text:span></text:p>
      <text:p text:style-name="P1076"/>
      <text:p text:style-name="Standard"><text:span text:style-name="T1077">Возвращает<text:s/></text:span>true<text:span text:style-name="T1078"><text:s/>или<text:s/></text:span>false</text:p>
      <text:p text:style-name="P1079"/>
      <text:p text:style-name="Standard"><text:bookmark-start text:name="__DdeLink__135_1885177823"/><text:span text:style-name="T1080">Modules</text:span><text:span text:style-name="T1081">.имя модуля.</text:span><text:span text:style-name="T1082">isDirectChildOf</text:span><text:span text:style-name="T1083">(модуль) –<text:s/></text:span><text:span text:style-name="T1084">проверяет , является ли<text:s/></text:span><text:span text:style-name="T1085">указанный модуль прямым потомком данного.</text:span></text:p>
      <text:p text:style-name="P1086"/>
      <text:p text:style-name="Standard"><text:span text:style-name="T1087">Возвращает<text:s/></text:span>true<text:span text:style-name="T1088"><text:s/>или<text:s/></text:span>false<text:bookmark-end text:name="__DdeLink__135_1885177823"/><text:span text:style-name="T1089"><text:line-break/></text:span><text:span text:style-name="T1090"><text:line-break/></text:span><text:bookmark-start text:name="__DdeLink__140_1885177823"/><text:span text:style-name="T1091">Modules</text:span><text:span text:style-name="T1092">.имя модуля.</text:span><text:span text:style-name="T1093">isParent</text:span><text:span text:style-name="T1094">(модуль) –<text:s/></text:span><text:span text:style-name="T1095">проверяет , является ли указанный модуль <text:s/>предком данного.</text:span></text:p>
      <text:p text:style-name="P1096"/>
      <text:p text:style-name="Standard"><text:span text:style-name="T1097">Возвращает<text:s/></text:span>true<text:span text:style-name="T1098"><text:s/>или<text:s/></text:span>false<text:span text:style-name="T1099"><text:line-break/></text:span><text:span text:style-name="T1100"><text:line-break/></text:span><text:span text:style-name="T1101">Modules</text:span><text:span text:style-name="T1102">.имя модуля.</text:span><text:span text:style-name="T1103">isParentOf</text:span><text:span text:style-name="T1104">(модуль) –<text:s/></text:span><text:span text:style-name="T1105">проверяет , является<text:s/></text:span><text:span text:style-name="T1106">ли данный модуль <text:s/>предком указанного.</text:span></text:p>
      <text:p text:style-name="P1107"/>
      <text:p text:style-name="Standard"><text:span text:style-name="T1108">Возвращает<text:s/></text:span>true<text:span text:style-name="T1109"><text:s/>или<text:s/></text:span>false<text:bookmark-end text:name="__DdeLink__140_1885177823"/><text:span text:style-name="T1110"><text:line-break/></text:span><text:span text:style-name="T1111"><text:line-break/></text:span><text:span text:style-name="T1112"><text:line-break/></text:span><text:span text:style-name="T1113"><text:s/></text:span><text:span text:style-name="T1114">Modules</text:span><text:span text:style-name="T1115">.имя модуля.</text:span><text:span text:style-name="T1116">isDirectParent</text:span><text:span text:style-name="T1117">(модуль) –<text:s/></text:span><text:span text:style-name="T1118">проверяет , является ли указанный модуль прямым предком данного.</text:span></text:p>
      <text:p text:style-name="P1119"/>
      <text:p text:style-name="Standard"><text:span text:style-name="T1120">Возвращает<text:s/></text:span>true<text:span text:style-name="T1121"><text:s/>или<text:s/></text:span>false<text:span text:style-name="T1122"><text:line-break/></text:span><text:span text:style-name="T1123"><text:line-break/></text:span><text:bookmark-start text:name="__DdeLink__142_1885177823"/><text:span text:style-name="T1124">Modules</text:span><text:span text:style-name="T1125">.имя модуля.</text:span><text:span text:style-name="T1126">isDirectParentOf</text:span><text:span text:style-name="T1127">(модуль) –<text:s/></text:span><text:span text:style-name="T1128">проверяет , является ли данный модуль прямым предком указанного.</text:span></text:p>
      <text:p text:style-name="P1129"/>
      <text:p text:style-name="Standard"><text:span text:style-name="T1130">Возвращает<text:s/></text:span>true<text:span text:style-name="T1131"><text:s/>или<text:s/></text:span>false<text:bookmark-end text:name="__DdeLink__142_1885177823"/><text:span text:style-name="T1132"><text:line-break/></text:span><text:span text:style-name="T1133"><text:line-break/></text:span><text:bookmark-start text:name="__DdeLink__144_1885177823"/><text:span text:style-name="T1134"><text:s/></text:span><text:span text:style-name="T1135">Modules</text:span><text:span text:style-name="T1136">.имя модуля.</text:span><text:span text:style-name="T1137">isBrotherlyModule</text:span><text:span text:style-name="T1138">(модуль)<text:s/></text:span><text:bookmark-end text:name="__DdeLink__144_1885177823"/><text:span text:style-name="T1139">–<text:s/></text:span><text:span text:style-name="T1140">проверяет , является ли данный модуль братским для указанного.</text:span></text:p>
      <text:p text:style-name="P1141"/>
      <text:p text:style-name="Standard"><text:span text:style-name="T1142">Возвращает<text:s/></text:span>true<text:span text:style-name="T1143"><text:s/>или<text:s/></text:span>false<text:span text:style-name="T1144"><text:line-break/></text:span><text:span text:style-name="T1145"><text:line-break/></text:span><text:span text:style-name="T1146"><text:s/></text:span><text:bookmark-start text:name="__DdeLink__146_1885177823"/><text:span text:style-name="T1147">Modules</text:span><text:span text:style-name="T1148">.имя модуля.</text:span><text:span text:style-name="T1149">setA</text:span><text:span text:style-name="T1150">sPage</text:span><text:span text:style-name="T1151">() –</text:span><text:span text:style-name="T1152"><text:s/>маркирует данный модуль как страницу</text:span><text:span text:style-name="T1153"><text:line-break/></text:span><text:span text:style-name="T1154"><text:s text:c="2"/></text:span><text:span text:style-name="T1155"><text:line-break/></text:span><text:span text:style-name="T1156">Возвращает ссылку на модуль -возможен вызов по цепочке</text:span><text:span text:style-name="T1157"><text:line-break/></text:span><text:bookmark-end text:name="__DdeLink__146_1885177823"/><text:span text:style-name="T1158"><text:line-break/></text:span><text:bookmark-start text:name="__DdeLink__152_1885177823"/><text:bookmark-start text:name="__DdeLink__148_1885177823"/><text:span text:style-name="T1159">Modules</text:span><text:span text:style-name="T1160">.имя модуля.</text:span><text:bookmark-end text:name="__DdeLink__152_1885177823"/><text:span text:style-name="T1161">unsetAsPage</text:span><text:span text:style-name="T1162">() –</text:span><text:span text:style-name="T1163"><text:s/>размаркирует данный модуль как страницу</text:span><text:span text:style-name="T1164"><text:line-break/></text:span><text:span text:style-name="T1165"><text:s text:c="2"/></text:span><text:span text:style-name="T1166"><text:line-break/></text:span><text:span text:style-name="T1167">Возвращает ссылку на модуль -возможен вызов по цепочке</text:span><text:bookmark-end text:name="__DdeLink__148_1885177823"/><text:span text:style-name="T1168"><text:line-break/></text:span><text:span text:style-name="T1169"><text:line-break/></text:span><text:span text:style-name="T1170"><text:s/></text:span><text:span text:style-name="T1171">Modules</text:span><text:span text:style-name="T1172">.имя мод</text:span><text:span text:style-name="T1173">уля.</text:span><text:span text:style-name="T1174">isPage</text:span><text:span text:style-name="T1175"><text:s/>() –</text:span><text:span text:style-name="T1176"><text:s/>проверяет является ли данный модуль страницей</text:span><text:span text:style-name="T1177"><text:line-break/></text:span><text:span text:style-name="T1178"><text:s text:c="2"/></text:span><text:span text:style-name="T1179"><text:line-break/></text:span><text:span text:style-name="T1180">Возвращает<text:s/></text:span>true<text:span text:style-name="T1181"><text:s/>или<text:s/></text:span>false<text:span text:style-name="T1182"><text:line-break/></text:span><text:span text:style-name="T1183"><text:line-break/></text:span><text:span text:style-name="T1184"><text:line-break/></text:span><text:span text:style-name="T1185">3 Прослушивание модулей</text:span><text:span text:style-name="T1186"><text:line-break/></text:span><text:span text:style-name="T1187"><text:line-break/></text:span><text:bookmark-start text:name="__DdeLink__161_1885177823"/><text:bookmark-start text:name="__DdeLink__157_1885177823"/><text:span text:style-name="T1188">Modules</text:span><text:span text:style-name="T1189">.имя модуля.</text:span><text:span text:style-name="T1190">addModulesToAudition</text:span><text:span text:style-name="T1191">(модуль,массив модулей)-</text:span><text:span text:style-name="T1192"><text:s text:c="2"/>добавлет указанные модули на прослушивание данным модулем<text:s/></text:span><text:span text:style-name="T1193"><text:line-break/></text:span></text:p>
      <text:p text:style-name="Standard"><text:span text:style-name="T1194"><text:s text:c="2"/></text:span><text:span text:style-name="T1195"><text:tab/>Генерирует</text:span><text:span text:style-name="T1196"><text:s/>события:</text:span><text:span text:style-name="T1197"><text:line-break/></text:span><text:span text:style-name="T1198"><text:tab/></text:span><text:span text:style-name="T1199"><text:tab/></text:span><text:span text:style-name="T1200">beforeAddAuditionModule</text:span><text:span text:style-name="T1201"><text:s text:c="3"/>-перед добавлением модулей на прослушивание .<text:s/></text:span><text:span text:style-name="T1202"><text:tab/></text:span><text:span text:style-name="T1203"><text:tab/></text:span><text:span text:style-name="T1204"><text:tab/></text:span><text:span text:style-name="T1205"><text:tab/></text:span><text:span text:style-name="T1206"><text:line-break/></text:span><text:span text:style-name="T1207"><text:tab/></text:span><text:span text:style-name="T1208"><text:tab/></text:span><text:span text:style-name="T1209">beforeAddAuditionModuleToOtherModule</text:span><text:span text:style-name="T1210"><text:s text:c="2"/>-перед добавлением модуля как<text:s/></text:span><text:span text:style-name="T1211"><text:tab/></text:span><text:span text:style-name="T1212"><text:tab/></text:span><text:span text:style-name="T1213"><text:tab/></text:span><text:span text:style-name="T1214"><text:tab/></text:span><text:span text:style-name="T1215"><text:tab/></text:span><text:span text:style-name="T1216"><text:tab/>слушателя</text:span></text:p>
      <text:p text:style-name="P1217"/>
      <text:p text:style-name="Standard"><text:span text:style-name="T1218"><text:tab/></text:span><text:span text:style-name="T1219"><text:tab/></text:span><text:span text:style-name="T1220">afterAddAuditionModuleToOtherModule</text:span><text:span text:style-name="T1221"><text:s text:c="2"/>-после добавлением модулей на<text:s/></text:span><text:span text:style-name="T1222"><text:tab/></text:span><text:span text:style-name="T1223"><text:tab/></text:span><text:span text:style-name="T1224"><text:tab/></text:span><text:span text:style-name="T1225"><text:tab/></text:span><text:span text:style-name="T1226"><text:tab/></text:span><text:span text:style-name="T1227"><text:tab/></text:span><text:span text:style-name="T1228"><text:tab/>прос</text:span><text:span text:style-name="T1229">лушивание .<text:s/></text:span><text:span text:style-name="T1230"><text:tab/></text:span><text:span text:style-name="T1231"><text:tab/></text:span><text:span text:style-name="T1232"><text:tab/></text:span><text:span text:style-name="T1233"><text:tab/></text:span></text:p>
      <text:p text:style-name="Standard"><text:span text:style-name="T1234"><text:tab/></text:span><text:span text:style-name="T1235"><text:tab/></text:span><text:span text:style-name="T1236">afterAddAuditionModule</text:span><text:span text:style-name="T1237"><text:s text:c="3"/>-после добавлением модуля как<text:s/></text:span><text:span text:style-name="T1238"><text:tab/></text:span><text:span text:style-name="T1239"><text:tab/></text:span><text:span text:style-name="T1240"><text:tab/></text:span><text:span text:style-name="T1241"><text:tab/></text:span><text:span text:style-name="T1242"><text:tab/></text:span><text:span text:style-name="T1243"><text:tab/></text:span><text:span text:style-name="T1244"><text:tab/></text:span><text:span text:style-name="T1245"><text:tab/></text:span><text:span text:style-name="T1246"><text:tab/>слушателя</text:span></text:p>
      <text:p text:style-name="P1247"><text:tab/><text:tab/></text:p>
      <text:p text:style-name="P1248"><text:tab/><text:s/>Всякий раз при добавления модуля<text:line-break/><text:line-break/><text:s/>Возвращает ссылку на модуль -возможен вызов по цепочке<text:bookmark-end text:name="__DdeLink__161_1885177823"/><text:line-break/><text:bookmark-end text:name="__DdeLink__157_1885177823"/><text:line-break/><text:line-break/></text:p>
      <text:p text:style-name="Standard"><text:bookmark-start text:name="__DdeLink__165_1885177823"/><text:bookmark-start text:name="__DdeLink__159_1885177823"/><text:soft-page-break/><text:span text:style-name="T1249">Modules</text:span><text:span text:style-name="T1250">.имя модуля.</text:span><text:span text:style-name="T1251">removeModulesFomAudition</text:span><text:span text:style-name="T1252">(модуль,массив<text:s/></text:span><text:span text:style-name="T1253">модулей)-</text:span><text:span text:style-name="T1254"><text:s text:c="2"/>удаляет указанные модули из прослушиваниея данным модулем<text:s/></text:span><text:span text:style-name="T1255"><text:line-break/></text:span></text:p>
      <text:p text:style-name="Standard"><text:span text:style-name="T1256"><text:s text:c="2"/></text:span><text:span text:style-name="T1257"><text:tab/>Генерирует события:</text:span><text:span text:style-name="T1258"><text:line-break/></text:span><text:span text:style-name="T1259"><text:tab/></text:span><text:span text:style-name="T1260"><text:tab/></text:span><text:span text:style-name="T1261">bbeforeRemoveModuleFromAudition</text:span><text:span text:style-name="T1262"><text:s text:c="3"/>-перед удалением модуля как слушателя .<text:s/></text:span><text:span text:style-name="T1263"><text:tab/></text:span><text:span text:style-name="T1264"><text:tab/></text:span><text:span text:style-name="T1265"><text:tab/></text:span><text:span text:style-name="T1266"><text:tab/></text:span><text:span text:style-name="T1267"><text:line-break/></text:span><text:span text:style-name="T1268"><text:tab/></text:span><text:span text:style-name="T1269"><text:tab/></text:span><text:span text:style-name="T1270">beforeRemoveModuleFromAuditionOtherModule</text:span><text:span text:style-name="T1271"><text:s text:c="2"/>-перед удалением модуля как<text:s/></text:span><text:span text:style-name="T1272"><text:tab/></text:span><text:span text:style-name="T1273"><text:tab/></text:span><text:span text:style-name="T1274"><text:tab/></text:span><text:span text:style-name="T1275"><text:tab/></text:span><text:span text:style-name="T1276"><text:tab/></text:span><text:span text:style-name="T1277"><text:tab/>сл</text:span><text:span text:style-name="T1278">ушателя</text:span></text:p>
      <text:p text:style-name="P1279"/>
      <text:p text:style-name="Standard"><text:span text:style-name="T1280"><text:tab/></text:span><text:span text:style-name="T1281"><text:tab/></text:span><text:span text:style-name="T1282">afterRemoveModulerFomAuditionOtherModule</text:span><text:span text:style-name="T1283"><text:s text:c="2"/>-после удаления модуля как<text:s/></text:span><text:span text:style-name="T1284"><text:tab/></text:span><text:span text:style-name="T1285"><text:tab/></text:span><text:span text:style-name="T1286"><text:tab/></text:span><text:span text:style-name="T1287"><text:tab/></text:span><text:span text:style-name="T1288"><text:tab/>слушателя</text:span><text:span text:style-name="T1289"><text:tab/></text:span></text:p>
      <text:p text:style-name="Standard"><text:span text:style-name="T1290"><text:tab/></text:span><text:span text:style-name="T1291"><text:tab/></text:span><text:span text:style-name="T1292">afterRemoveModuleFromAudition</text:span><text:span text:style-name="T1293"><text:s text:c="2"/>-после удаления прослушиваемого модуля</text:span></text:p>
      <text:p text:style-name="P1294"><text:tab/><text:tab/></text:p>
      <text:p text:style-name="P1295"><text:tab/><text:s/>Всякий раз при добавления модуля<text:line-break/><text:line-break/><text:s/>Возвращает ссылку на модуль -возможен вызов по<text:s/>цепочке<text:bookmark-end text:name="__DdeLink__165_1885177823"/></text:p>
      <text:p text:style-name="P1296"/>
      <text:p text:style-name="Standard"><text:span text:style-name="T1297"><text:line-break/></text:span><text:bookmark-end text:name="__DdeLink__159_1885177823"/><text:span text:style-name="T1298"><text:line-break/></text:span><text:span text:style-name="T1299">Modules</text:span><text:span text:style-name="T1300">.имя модуля.</text:span><text:span text:style-name="T1301">removeListenerFromModules</text:span><text:span text:style-name="T1302">(модуль,массив модулей)-</text:span><text:span text:style-name="T1303"><text:s text:c="2"/>удаляет данный модуль из прослушивания указанными модулями</text:span><text:span text:style-name="T1304"><text:line-break/></text:span></text:p>
      <text:p text:style-name="Standard"><text:span text:style-name="T1305"><text:s text:c="2"/></text:span><text:span text:style-name="T1306"><text:tab/>Генерирует события:</text:span><text:span text:style-name="T1307"><text:line-break/></text:span><text:span text:style-name="T1308"><text:tab/></text:span><text:span text:style-name="T1309"><text:tab/></text:span><text:span text:style-name="T1310">bbeforeRemoveModuleFromAudition</text:span><text:span text:style-name="T1311"><text:s text:c="3"/>-перед удалением модуля как слушателя .<text:s/></text:span><text:span text:style-name="T1312"><text:tab/></text:span><text:span text:style-name="T1313"><text:tab/></text:span><text:span text:style-name="T1314"><text:tab/></text:span><text:span text:style-name="T1315"><text:tab/></text:span><text:span text:style-name="T1316"><text:line-break/></text:span><text:span text:style-name="T1317"><text:tab/></text:span><text:span text:style-name="T1318"><text:tab/></text:span><text:span text:style-name="T1319">beforeRem</text:span><text:span text:style-name="T1320">oveModuleFromAuditionOtherModule</text:span><text:span text:style-name="T1321"><text:s text:c="2"/>-перед удалением модуля как<text:s/></text:span><text:span text:style-name="T1322"><text:tab/></text:span><text:span text:style-name="T1323"><text:tab/></text:span><text:span text:style-name="T1324"><text:tab/></text:span><text:span text:style-name="T1325"><text:tab/></text:span><text:span text:style-name="T1326"><text:tab/></text:span><text:span text:style-name="T1327"><text:tab/>слушателя</text:span></text:p>
      <text:p text:style-name="P1328"/>
      <text:p text:style-name="Standard"><text:span text:style-name="T1329"><text:tab/></text:span><text:span text:style-name="T1330"><text:tab/></text:span><text:span text:style-name="T1331">afterRemoveModulerFomAuditionOtherModule</text:span><text:span text:style-name="T1332"><text:s text:c="2"/>-после удаления модуля как<text:s/></text:span><text:span text:style-name="T1333"><text:tab/></text:span><text:span text:style-name="T1334"><text:tab/></text:span><text:span text:style-name="T1335"><text:tab/></text:span><text:span text:style-name="T1336"><text:tab/></text:span><text:span text:style-name="T1337"><text:tab/>слушателя</text:span><text:span text:style-name="T1338"><text:tab/></text:span></text:p>
      <text:p text:style-name="Standard"><text:span text:style-name="T1339"><text:tab/></text:span><text:span text:style-name="T1340"><text:tab/></text:span><text:span text:style-name="T1341">afterRemoveModuleFromAudition</text:span><text:span text:style-name="T1342"><text:s text:c="2"/>-после удаления прослушиваемого модуля</text:span></text:p>
      <text:p text:style-name="P1343"><text:tab/><text:tab/></text:p>
      <text:p text:style-name="Standard"><text:span text:style-name="T1344"><text:tab/><text:s/>Всякий раз пр</text:span><text:span text:style-name="T1345">и добавления модуля</text:span><text:span text:style-name="T1346"><text:line-break/></text:span><text:span text:style-name="T1347"><text:line-break/></text:span><text:span text:style-name="T1348"><text:s/>Возвращает ссылку на модуль -возможен вызов по цепочке</text:span><text:span text:style-name="T1349"><text:line-break/></text:span><text:span text:style-name="T1350"><text:line-break/></text:span><text:span text:style-name="T1351"><text:line-break/></text:span><text:span text:style-name="T1352"><text:s/></text:span><text:bookmark-start text:name="__DdeLink__167_1885177823"/><text:bookmark-start text:name="__DdeLink__163_1885177823"/><text:span text:style-name="T1353">Modules</text:span><text:span text:style-name="T1354">.имя модуля.</text:span><text:span text:style-name="T1355">addModuleToListenersOtherModule</text:span><text:span text:style-name="T1356">(модуль,массив модулей)-</text:span><text:span text:style-name="T1357"><text:s text:c="2"/>добавлет данный модуль на прослушиване указанными модулями<text:s/></text:span><text:span text:style-name="T1358"><text:line-break/></text:span></text:p>
      <text:p text:style-name="Standard"><text:span text:style-name="T1359"><text:s text:c="2"/></text:span><text:span text:style-name="T1360"><text:tab/>Генерирует события:</text:span><text:span text:style-name="T1361"><text:line-break/></text:span><text:span text:style-name="T1362"><text:tab/></text:span><text:span text:style-name="T1363"><text:tab/></text:span><text:span text:style-name="T1364">beforeAddAudit</text:span><text:span text:style-name="T1365">ionModule</text:span><text:span text:style-name="T1366"><text:s text:c="3"/>-перед добавлением модулей на прослушивание .<text:s/></text:span><text:span text:style-name="T1367"><text:tab/></text:span><text:span text:style-name="T1368"><text:tab/></text:span><text:span text:style-name="T1369"><text:tab/></text:span><text:span text:style-name="T1370"><text:tab/></text:span><text:span text:style-name="T1371"><text:line-break/></text:span><text:span text:style-name="T1372"><text:tab/></text:span><text:span text:style-name="T1373"><text:tab/></text:span><text:span text:style-name="T1374">beforeAddAuditionModuleToOtherModule</text:span><text:span text:style-name="T1375"><text:s text:c="2"/>-перед добавлением модуля как<text:s/></text:span><text:span text:style-name="T1376"><text:tab/></text:span><text:span text:style-name="T1377"><text:tab/></text:span><text:span text:style-name="T1378"><text:tab/></text:span><text:span text:style-name="T1379"><text:tab/></text:span><text:span text:style-name="T1380"><text:tab/></text:span><text:span text:style-name="T1381"><text:tab/>слушателя</text:span></text:p>
      <text:p text:style-name="P1382"/>
      <text:p text:style-name="Standard"><text:span text:style-name="T1383"><text:tab/></text:span><text:span text:style-name="T1384"><text:tab/></text:span><text:span text:style-name="T1385">afterAddAuditionModuleToOtherModule</text:span><text:span text:style-name="T1386"><text:s text:c="2"/>-после добавлением модулей на<text:s/></text:span><text:span text:style-name="T1387"><text:tab/></text:span><text:span text:style-name="T1388"><text:tab/></text:span><text:span text:style-name="T1389"><text:tab/></text:span><text:span text:style-name="T1390"><text:tab/></text:span><text:span text:style-name="T1391"><text:tab/></text:span><text:span text:style-name="T1392"><text:tab/></text:span><text:span text:style-name="T1393"><text:tab/>прослушивание .<text:s/></text:span><text:span text:style-name="T1394"><text:tab/></text:span><text:span text:style-name="T1395"><text:tab/></text:span><text:span text:style-name="T1396"><text:tab/></text:span><text:span text:style-name="T1397"><text:tab/></text:span></text:p>
      <text:p text:style-name="Standard"><text:span text:style-name="T1398"><text:tab/></text:span><text:span text:style-name="T1399"><text:tab/></text:span><text:span text:style-name="T1400">afterAd</text:span><text:span text:style-name="T1401">dAuditionModule</text:span><text:span text:style-name="T1402"><text:s text:c="3"/>-после добавлением модуля как <text:s/>слушателя</text:span></text:p>
      <text:soft-page-break/>
      <text:p text:style-name="P1403"><text:tab/><text:tab/></text:p>
      <text:p text:style-name="P1404"><text:tab/><text:s/>Всякий раз при добавления модуля<text:line-break/><text:line-break/><text:s/>Возвращает ссылку на модуль -возможен вызов по цепочке</text:p>
      <text:p text:style-name="P1405"><text:bookmark-end text:name="__DdeLink__167_1885177823"/></text:p>
      <text:p text:style-name="P1406"/>
      <text:p text:style-name="Standard"><text:bookmark-start text:name="__DdeLink__169_1885177823"/><text:span text:style-name="T1407">Modules</text:span><text:span text:style-name="T1408">.имя модуля.</text:span><text:span text:style-name="T1409">removeAllAuditions</text:span><text:span text:style-name="T1410">(модуль,массив модулей)-</text:span><text:span text:style-name="T1411"><text:s text:c="2"/>удаляет все модули из прослушиваниея<text:s/></text:span><text:span text:style-name="T1412">данным модулем<text:s/></text:span><text:span text:style-name="T1413"><text:line-break/></text:span></text:p>
      <text:p text:style-name="Standard"><text:span text:style-name="T1414"><text:s text:c="2"/></text:span><text:span text:style-name="T1415"><text:tab/>Генерирует события:</text:span><text:span text:style-name="T1416"><text:line-break/></text:span><text:span text:style-name="T1417"><text:tab/></text:span><text:span text:style-name="T1418"><text:tab/></text:span><text:span text:style-name="T1419">beforeRemoveModuleFromAudition</text:span><text:span text:style-name="T1420"><text:s text:c="3"/>-перед удалением модуля как слушателя .<text:s/></text:span><text:span text:style-name="T1421"><text:tab/></text:span><text:span text:style-name="T1422"><text:tab/></text:span><text:span text:style-name="T1423"><text:tab/></text:span><text:span text:style-name="T1424"><text:tab/></text:span><text:span text:style-name="T1425"><text:line-break/></text:span><text:span text:style-name="T1426"><text:tab/></text:span><text:span text:style-name="T1427"><text:tab/></text:span><text:span text:style-name="T1428">beforeRemoveModuleFromAuditionOtherModule</text:span><text:span text:style-name="T1429"><text:s text:c="2"/>-перед удалением модуля как<text:s/></text:span><text:span text:style-name="T1430"><text:tab/></text:span><text:span text:style-name="T1431"><text:tab/></text:span><text:span text:style-name="T1432"><text:tab/></text:span><text:span text:style-name="T1433"><text:tab/></text:span><text:span text:style-name="T1434"><text:tab/></text:span><text:span text:style-name="T1435"><text:tab/>слушателя</text:span></text:p>
      <text:p text:style-name="P1436"/>
      <text:p text:style-name="Standard"><text:span text:style-name="T1437"><text:tab/></text:span><text:span text:style-name="T1438"><text:tab/></text:span><text:span text:style-name="T1439">afterRemoveModulerFomAuditionOtherModule</text:span><text:span text:style-name="T1440"><text:s text:c="2"/></text:span><text:span text:style-name="T1441">-после удаления модуля как<text:s/></text:span><text:span text:style-name="T1442"><text:tab/></text:span><text:span text:style-name="T1443"><text:tab/></text:span><text:span text:style-name="T1444"><text:tab/></text:span><text:span text:style-name="T1445"><text:tab/></text:span><text:span text:style-name="T1446"><text:tab/>слушателя</text:span><text:span text:style-name="T1447"><text:tab/></text:span></text:p>
      <text:p text:style-name="Standard"><text:span text:style-name="T1448"><text:tab/></text:span><text:span text:style-name="T1449"><text:tab/></text:span><text:span text:style-name="T1450">afterRemoveModuleFromAudition</text:span><text:span text:style-name="T1451"><text:s text:c="2"/>-после удаления прослушиваемого модуля</text:span></text:p>
      <text:p text:style-name="P1452"><text:tab/><text:tab/></text:p>
      <text:p text:style-name="P1453"><text:bookmark-end text:name="__DdeLink__163_1885177823"/><text:tab/><text:s/>Всякий раз при добавления модуля<text:line-break/><text:line-break/><text:s/>Возвращает ссылку на модуль -возможен вызов по цепочке<text:bookmark-end text:name="__DdeLink__169_1885177823"/></text:p>
      <text:p text:style-name="P1454"/>
      <text:p text:style-name="P1455"/>
      <text:p text:style-name="Standard"><text:bookmark-start text:name="__DdeLink__171_1885177823"/><text:span text:style-name="T1456">Modules</text:span><text:span text:style-name="T1457">.имя модуля</text:span><text:span text:style-name="T1458">addModuleToAuditionAllModu</text:span><text:span text:style-name="T1459">les</text:span><text:span text:style-name="T1460">()-</text:span><text:span text:style-name="T1461"><text:s text:c="2"/>добавлет прослушивание всех известных модулей данным</text:span><text:span text:style-name="T1462"><text:line-break/></text:span></text:p>
      <text:p text:style-name="Standard"><text:span text:style-name="T1463"><text:s text:c="2"/></text:span><text:span text:style-name="T1464"><text:tab/>Генерирует события:</text:span><text:span text:style-name="T1465"><text:line-break/></text:span><text:span text:style-name="T1466"><text:tab/></text:span><text:span text:style-name="T1467"><text:tab/></text:span><text:span text:style-name="T1468">beforeAddAuditionModule</text:span><text:span text:style-name="T1469"><text:s text:c="3"/>-перед добавлением модулей на прослушивание .<text:s/></text:span><text:span text:style-name="T1470"><text:tab/></text:span><text:span text:style-name="T1471"><text:tab/></text:span><text:span text:style-name="T1472"><text:tab/></text:span><text:span text:style-name="T1473"><text:tab/></text:span><text:span text:style-name="T1474"><text:line-break/></text:span><text:span text:style-name="T1475"><text:tab/></text:span><text:span text:style-name="T1476"><text:tab/></text:span><text:span text:style-name="T1477">beforeAddAuditionModuleToOtherModule</text:span><text:span text:style-name="T1478"><text:s text:c="2"/>-перед добавлением модуля как<text:s/></text:span><text:span text:style-name="T1479"><text:tab/></text:span><text:span text:style-name="T1480"><text:tab/></text:span><text:span text:style-name="T1481"><text:tab/></text:span><text:span text:style-name="T1482"><text:tab/></text:span><text:span text:style-name="T1483"><text:tab/></text:span><text:span text:style-name="T1484"><text:tab/>слушателя</text:span></text:p>
      <text:p text:style-name="P1485"/>
      <text:p text:style-name="Standard"><text:span text:style-name="T1486"><text:tab/></text:span><text:span text:style-name="T1487"><text:tab/></text:span><text:span text:style-name="T1488">afterAddAuditionModuleToOtherModule</text:span><text:span text:style-name="T1489"><text:s text:c="2"/>-после добавлением модулей на<text:s/></text:span><text:span text:style-name="T1490"><text:tab/></text:span><text:span text:style-name="T1491"><text:tab/></text:span><text:span text:style-name="T1492"><text:tab/></text:span><text:span text:style-name="T1493"><text:tab/></text:span><text:span text:style-name="T1494"><text:tab/></text:span><text:span text:style-name="T1495"><text:tab/></text:span><text:span text:style-name="T1496"><text:tab/>прослушивание .<text:s/></text:span><text:span text:style-name="T1497"><text:tab/></text:span><text:span text:style-name="T1498"><text:tab/></text:span><text:span text:style-name="T1499"><text:tab/></text:span><text:span text:style-name="T1500"><text:tab/></text:span></text:p>
      <text:p text:style-name="Standard"><text:span text:style-name="T1501"><text:tab/></text:span><text:span text:style-name="T1502"><text:tab/></text:span><text:span text:style-name="T1503">afterAddAuditionModule</text:span><text:span text:style-name="T1504"><text:s text:c="3"/>-после добавлением модуля как <text:s/>слушателя</text:span></text:p>
      <text:p text:style-name="P1505"><text:tab/><text:tab/></text:p>
      <text:p text:style-name="P1506"><text:tab/><text:s/>Всякий раз при добавления модуля<text:line-break/><text:line-break/><text:s/>Возвращает ссылку на модуль -возможен вызов по цепочке<text:bookmark-end text:name="__DdeLink__171_1885177823"/></text:p>
      <text:p text:style-name="P1507"/>
      <text:p text:style-name="P1508"/>
      <text:p text:style-name="P1509"/>
      <text:p text:style-name="P1510"/>
      <text:p text:style-name="P1511"/>
      <text:p text:style-name="Standard"><text:span text:style-name="T1512">Modules</text:span><text:span text:style-name="T1513">.имя модуля.</text:span><text:span text:style-name="T1514">removeAuditionFromAllModulesListeners</text:span><text:span text:style-name="T1515">(модуль,массив модулей)-</text:span><text:span text:style-name="T1516"><text:s text:c="2"/>удаляет из всех модулей прослушивание данного модуля</text:span><text:span text:style-name="T1517"><text:line-break/></text:span></text:p>
      <text:p text:style-name="Standard"><text:span text:style-name="T1518"><text:s text:c="2"/></text:span><text:span text:style-name="T1519"><text:tab/>Генерирует события:</text:span><text:span text:style-name="T1520"><text:line-break/></text:span><text:soft-page-break/><text:span text:style-name="T1521"><text:tab/></text:span><text:span text:style-name="T1522"><text:tab/></text:span><text:span text:style-name="T1523">beforeRemoveModuleFromAudition</text:span><text:span text:style-name="T1524"><text:s text:c="3"/>-перед удалением модуля как слушателя .<text:s/></text:span><text:span text:style-name="T1525"><text:tab/></text:span><text:span text:style-name="T1526"><text:tab/></text:span><text:span text:style-name="T1527"><text:tab/></text:span><text:span text:style-name="T1528"><text:tab/></text:span><text:span text:style-name="T1529"><text:line-break/></text:span><text:span text:style-name="T1530"><text:tab/></text:span><text:span text:style-name="T1531"><text:tab/></text:span><text:span text:style-name="T1532">beforeRe</text:span><text:span text:style-name="T1533">moveModuleFromAuditionOtherModule</text:span><text:span text:style-name="T1534"><text:s text:c="2"/>-перед удалением модуля как<text:s/></text:span><text:span text:style-name="T1535"><text:tab/></text:span><text:span text:style-name="T1536"><text:tab/></text:span><text:span text:style-name="T1537"><text:tab/></text:span><text:span text:style-name="T1538"><text:tab/></text:span><text:span text:style-name="T1539"><text:tab/></text:span><text:span text:style-name="T1540"><text:tab/>слушателя</text:span></text:p>
      <text:p text:style-name="P1541"/>
      <text:p text:style-name="Standard"><text:span text:style-name="T1542"><text:tab/></text:span><text:span text:style-name="T1543"><text:tab/></text:span><text:span text:style-name="T1544">afterRemoveModulerFomAuditionOtherModule</text:span><text:span text:style-name="T1545"><text:s text:c="2"/>-после удаления модуля как<text:s/></text:span><text:span text:style-name="T1546"><text:tab/></text:span><text:span text:style-name="T1547"><text:tab/></text:span><text:span text:style-name="T1548"><text:tab/></text:span><text:span text:style-name="T1549"><text:tab/></text:span><text:span text:style-name="T1550"><text:tab/>слушателя</text:span><text:span text:style-name="T1551"><text:tab/></text:span></text:p>
      <text:p text:style-name="Standard"><text:span text:style-name="T1552"><text:tab/></text:span><text:span text:style-name="T1553"><text:tab/></text:span><text:span text:style-name="T1554">afterRemoveModuleFromAudition</text:span><text:span text:style-name="T1555"><text:s text:c="2"/>-после удаления прослушиваемого модуля</text:span></text:p>
      <text:p text:style-name="P1556"><text:tab/><text:tab/></text:p>
      <text:p text:style-name="P1557"><text:tab/><text:s/>Всякий раз при добавления модуля<text:line-break/><text:line-break/><text:s/>Возвращает ссылку на модуль -возможен вызов по цепочке</text:p>
      <text:p text:style-name="P1558"/>
      <text:p text:style-name="P1559"/>
      <text:p text:style-name="Standard"><text:bookmark-start text:name="__DdeLink__173_1885177823"/><text:span text:style-name="T1560">Modules</text:span><text:span text:style-name="T1561">.имя модуля.</text:span><text:bookmark-end text:name="__DdeLink__173_1885177823"/><text:span text:style-name="T1562">addAuditionToAllModulesListeners</text:span><text:span text:style-name="T1563">()-</text:span><text:span text:style-name="T1564"><text:s text:c="2"/>добавлет прослушивание данного модуля во все существующие модули</text:span><text:span text:style-name="T1565"><text:line-break/></text:span></text:p>
      <text:p text:style-name="Standard"><text:span text:style-name="T1566"><text:s text:c="2"/></text:span><text:span text:style-name="T1567"><text:tab/>Генерирует события:</text:span><text:span text:style-name="T1568"><text:line-break/></text:span><text:span text:style-name="T1569"><text:tab/></text:span><text:span text:style-name="T1570"><text:tab/></text:span><text:span text:style-name="T1571">beforeAddAuditionModule</text:span><text:span text:style-name="T1572"><text:s text:c="3"/>-пе</text:span><text:span text:style-name="T1573">ред добавлением модулей на прослушивание .<text:s/></text:span><text:span text:style-name="T1574"><text:tab/></text:span><text:span text:style-name="T1575"><text:tab/></text:span><text:span text:style-name="T1576"><text:tab/></text:span><text:span text:style-name="T1577"><text:tab/></text:span><text:span text:style-name="T1578"><text:line-break/></text:span><text:span text:style-name="T1579"><text:tab/></text:span><text:span text:style-name="T1580"><text:tab/></text:span><text:span text:style-name="T1581">beforeAddAuditionModuleToOtherModule</text:span><text:span text:style-name="T1582"><text:s text:c="2"/>-перед добавлением модуля как<text:s/></text:span><text:span text:style-name="T1583"><text:tab/></text:span><text:span text:style-name="T1584"><text:tab/></text:span><text:span text:style-name="T1585"><text:tab/></text:span><text:span text:style-name="T1586"><text:tab/></text:span><text:span text:style-name="T1587"><text:tab/></text:span><text:span text:style-name="T1588"><text:tab/>слушателя</text:span></text:p>
      <text:p text:style-name="P1589"/>
      <text:p text:style-name="Standard"><text:span text:style-name="T1590"><text:tab/></text:span><text:span text:style-name="T1591"><text:tab/></text:span><text:span text:style-name="T1592">afterAddAuditionModuleToOtherModule</text:span><text:span text:style-name="T1593"><text:s text:c="2"/>-после добавлением модулей на<text:s/></text:span><text:span text:style-name="T1594"><text:tab/></text:span><text:span text:style-name="T1595"><text:tab/></text:span><text:span text:style-name="T1596"><text:tab/></text:span><text:span text:style-name="T1597"><text:tab/></text:span><text:span text:style-name="T1598"><text:tab/></text:span><text:span text:style-name="T1599"><text:tab/></text:span><text:span text:style-name="T1600"><text:tab/>прослушивание .<text:s/></text:span><text:span text:style-name="T1601"><text:tab/></text:span><text:span text:style-name="T1602"><text:tab/></text:span><text:span text:style-name="T1603"><text:tab/></text:span><text:span text:style-name="T1604"><text:tab/></text:span></text:p>
      <text:p text:style-name="Standard"><text:span text:style-name="T1605"><text:tab/></text:span><text:span text:style-name="T1606"><text:tab/></text:span><text:span text:style-name="T1607">afterAddAuditionModule</text:span><text:span text:style-name="T1608"><text:s text:c="3"/>-после добавлением модуля как <text:s/>слушателя</text:span></text:p>
      <text:p text:style-name="P1609"><text:tab/><text:tab/></text:p>
      <text:p text:style-name="Standard"><text:span text:style-name="T1610"><text:tab/><text:s/>Всякий раз при добавления модуля</text:span><text:span text:style-name="T1611"><text:line-break/></text:span><text:span text:style-name="T1612"><text:line-break/></text:span><text:span text:style-name="T1613"><text:s/>Возвращает ссылку на модуль -возможен вызов по цепочке</text:span><text:span text:style-name="T1614"><text:line-break/></text:span><text:span text:style-name="T1615"><text:line-break/></text:span><text:span text:style-name="T1616"><text:line-break/></text:span><text:span text:style-name="T1617">5 События модуля</text:span><text:span text:style-name="T1618"><text:line-break/></text:span><text:span text:style-name="T1619"><text:line-break/></text:span><text:bookmark-start text:name="__DdeLink__186_1885177823"/><text:span text:style-name="T1620">Modules</text:span><text:span text:style-name="T1621">.имя модуля.</text:span><text:span text:style-name="T1622">addEventListener</text:span><text:span text:style-name="T1623">(</text:span><text:span text:style-name="T1624">nameEvent</text:span><text:span text:style-name="T1625">,<text:s/></text:span><text:span text:style-name="T1626">functionToEvent</text:span><text:span text:style-name="T1627">,<text:s/></text:span><text:bookmark-start text:name="__DdeLink__177_1885177823"/><text:span text:style-name="T1628">eventAfterEvent</text:span><text:bookmark-end text:name="__DdeLink__177_1885177823"/><text:span text:style-name="T1629">) -</text:span><text:span text:style-name="T1630">добавляет<text:s/></text:span><text:span text:style-name="T1631">слушатель события <text:s/>данного модуля где:</text:span></text:p>
      <text:p text:style-name="P1632"/>
      <text:p text:style-name="Standard"><text:span text:style-name="T1633"><text:tab/><text:s/></text:span><text:span text:style-name="T1634">nameEvent</text:span><text:span text:style-name="T1635"><text:s/>-</text:span><text:span text:style-name="T1636">имя события<text:s/></text:span><text:span text:style-name="T1637"><text:line-break/></text:span><text:span text:style-name="T1638"><text:s text:c="13"/></text:span><text:span text:style-name="T1639">functionToEvent</text:span><text:span text:style-name="T1640"><text:s/>-</text:span><text:span text:style-name="T1641">функция обработчик события</text:span><text:span text:style-name="T1642"><text:line-break/></text:span><text:span text:style-name="T1643"><text:s text:c="13"/></text:span><text:span text:style-name="T1644">eventAfterEvent</text:span><text:span text:style-name="T1645"><text:s text:c="2"/>-</text:span><text:span text:style-name="T1646">события какие будут вызванны после отработки фукиии для все<text:s/></text:span><text:span text:style-name="T1647"><text:tab/></text:span><text:span text:style-name="T1648"><text:tab/></text:span><text:span text:style-name="T1649"><text:tab/>слушающих модулей , массив строка</text:span><text:span text:style-name="T1650"><text:line-break/></text:span><text:span text:style-name="T1651"><text:line-break/></text:span><text:span text:style-name="T1652"><text:tab/>Ген</text:span><text:span text:style-name="T1653">ерирует события:</text:span><text:span text:style-name="T1654"><text:line-break/></text:span><text:span text:style-name="T1655"><text:s text:c="15"/></text:span><text:span text:style-name="T1656"><text:tab/></text:span><text:span text:style-name="T1657"><text:tab/></text:span><text:span text:style-name="T1658"><text:tab/></text:span><text:span text:style-name="T1659">beforeAddEvent</text:span><text:span text:style-name="T1660"><text:s/>-</text:span><text:span text:style-name="T1661">перед подключением события</text:span><text:span text:style-name="T1662"><text:line-break/></text:span><text:span text:style-name="T1663"><text:s text:c="19"/></text:span><text:span text:style-name="T1664"><text:tab/></text:span><text:span text:style-name="T1665"><text:tab/></text:span><text:span text:style-name="T1666"><text:tab/></text:span><text:span text:style-name="T1667">afterAddEvent</text:span><text:span text:style-name="T1668"><text:s/>-</text:span><text:span text:style-name="T1669">после подключения события</text:span></text:p>
      <text:p text:style-name="P1670"/>
      <text:p text:style-name="P1671"><text:tab/><text:s/>Возвращает ссылку на модуль -возможен вызов по цепочке</text:p>
      <text:p text:style-name="P1672"><text:bookmark-end text:name="__DdeLink__186_1885177823"/></text:p>
      <text:soft-page-break/>
      <text:p text:style-name="Standard"><text:span text:style-name="T1673">Modules</text:span><text:span text:style-name="T1674">.имя модуля.</text:span><text:span text:style-name="T1675">removeEventListener</text:span><text:span text:style-name="T1676">(</text:span><text:span text:style-name="T1677">nameEvent</text:span><text:span text:style-name="T1678">,) -</text:span><text:span text:style-name="T1679">удаляет слушатель события <text:s/>данного модуля где:</text:span></text:p>
      <text:p text:style-name="P1680"/>
      <text:p text:style-name="Standard"><text:span text:style-name="T1681"><text:tab/><text:s/></text:span><text:span text:style-name="T1682">nameEvent</text:span><text:span text:style-name="T1683"><text:s/>-</text:span><text:span text:style-name="T1684">имя события<text:s/></text:span><text:span text:style-name="T1685"><text:line-break/></text:span><text:span text:style-name="T1686"><text:s text:c="13"/></text:span><text:span text:style-name="T1687"><text:line-break/></text:span><text:span text:style-name="T1688"><text:tab/>Генерирует события:</text:span><text:span text:style-name="T1689"><text:line-break/></text:span><text:span text:style-name="T1690"><text:s text:c="15"/></text:span><text:span text:style-name="T1691"><text:tab/></text:span><text:span text:style-name="T1692"><text:tab/></text:span><text:span text:style-name="T1693"><text:tab/></text:span><text:span text:style-name="T1694">beforeRemoveEvent</text:span><text:span text:style-name="T1695"><text:s/>-</text:span><text:span text:style-name="T1696">перед <text:s/>удалением <text:s/>события</text:span><text:span text:style-name="T1697"><text:line-break/></text:span><text:span text:style-name="T1698"><text:s text:c="19"/></text:span><text:span text:style-name="T1699"><text:tab/></text:span><text:span text:style-name="T1700"><text:tab/></text:span><text:span text:style-name="T1701"><text:tab/></text:span><text:span text:style-name="T1702">afterRemoveEvent</text:span><text:span text:style-name="T1703"><text:s/>-</text:span><text:span text:style-name="T1704">после удаления события</text:span></text:p>
      <text:p text:style-name="P1705"/>
      <text:p text:style-name="P1706"><text:tab/><text:s/>Возвращает ссылку<text:s/>на модуль -возможен вызов по цепочке</text:p>
      <text:p text:style-name="P1707"/>
      <text:p text:style-name="P1708"/>
      <text:p text:style-name="Standard"><text:bookmark-start text:name="__DdeLink__188_1885177823"/><text:span text:style-name="T1709">Modules</text:span><text:span text:style-name="T1710">.имя модуля.</text:span><text:span text:style-name="T1711">changeEventListener</text:span><text:span text:style-name="T1712">(</text:span><text:span text:style-name="T1713">nameEvent</text:span><text:span text:style-name="T1714">,<text:s/></text:span><text:span text:style-name="T1715">functionToEvent</text:span><text:span text:style-name="T1716">,<text:s/></text:span><text:span text:style-name="T1717">eventAfterEvent</text:span><text:span text:style-name="T1718">) -</text:span><text:span text:style-name="T1719">изменяет слушатель события <text:s/>данного модуля где:</text:span><text:bookmark-end text:name="__DdeLink__188_1885177823"/></text:p>
      <text:p text:style-name="P1720"/>
      <text:p text:style-name="Standard"><text:span text:style-name="T1721"><text:tab/><text:s/></text:span><text:span text:style-name="T1722">nameEvent</text:span><text:span text:style-name="T1723"><text:s/>-</text:span><text:span text:style-name="T1724">имя события<text:s/></text:span><text:span text:style-name="T1725"><text:line-break/></text:span><text:span text:style-name="T1726"><text:s text:c="13"/></text:span><text:span text:style-name="T1727">functionToEvent</text:span><text:span text:style-name="T1728"><text:s/>-</text:span><text:span text:style-name="T1729">функция обработчик события</text:span><text:span text:style-name="T1730"><text:line-break/></text:span><text:span text:style-name="T1731"><text:s text:c="13"/></text:span><text:span text:style-name="T1732">eventAfterEvent</text:span><text:span text:style-name="T1733"><text:s text:c="2"/>-</text:span><text:span text:style-name="T1734">события какие будут вызванны после отработки фукиии для все<text:s/></text:span><text:span text:style-name="T1735"><text:tab/></text:span><text:span text:style-name="T1736"><text:tab/></text:span><text:span text:style-name="T1737"><text:tab/>слушающих модулей , массив строка</text:span><text:span text:style-name="T1738"><text:line-break/></text:span><text:span text:style-name="T1739"><text:line-break/></text:span><text:span text:style-name="T1740"><text:tab/>Генерирует события:</text:span><text:span text:style-name="T1741"><text:line-break/></text:span><text:span text:style-name="T1742"><text:s text:c="15"/></text:span><text:span text:style-name="T1743"><text:tab/></text:span><text:span text:style-name="T1744"><text:tab/></text:span><text:span text:style-name="T1745"><text:tab/></text:span><text:span text:style-name="T1746">beforeChangeEvent</text:span><text:span text:style-name="T1747">-</text:span><text:span text:style-name="T1748">перед изменением события</text:span><text:span text:style-name="T1749"><text:line-break/></text:span><text:span text:style-name="T1750"><text:s text:c="19"/></text:span><text:span text:style-name="T1751"><text:tab/></text:span><text:span text:style-name="T1752"><text:tab/></text:span><text:span text:style-name="T1753"><text:tab/></text:span><text:span text:style-name="T1754">afterChangeEvent</text:span><text:span text:style-name="T1755"><text:s/>-</text:span><text:span text:style-name="T1756">после</text:span><text:span text:style-name="T1757"><text:s/>после события</text:span></text:p>
      <text:p text:style-name="P1758"/>
      <text:p text:style-name="P1759"><text:tab/><text:s/>Возвращает ссылку на модуль -возможен вызов по цепочке</text:p>
      <text:p text:style-name="P1760"/>
      <text:p text:style-name="P1761"/>
      <text:p text:style-name="Standard"><text:bookmark-start text:name="__DdeLink__191_1885177823"/><text:span text:style-name="T1762">Modules</text:span><text:span text:style-name="T1763">.имя модуля.</text:span><text:span text:style-name="T1764">hasEventListener</text:span><text:span text:style-name="T1765">(</text:span><text:span text:style-name="T1766">nameEvent</text:span><text:span text:style-name="T1767">) -</text:span><text:span text:style-name="T1768">проверяет имеет ди данный модуль<text:s/></text:span><text:span text:style-name="T1769"><text:tab/></text:span><text:span text:style-name="T1770"><text:tab/>слушатель события</text:span><text:bookmark-end text:name="__DdeLink__191_1885177823"/></text:p>
      <text:p text:style-name="P1771"/>
      <text:p text:style-name="Standard"><text:span text:style-name="T1772"><text:tab/>Возвращает<text:s/></text:span>true<text:span text:style-name="T1773"><text:s/>или<text:s/></text:span>false<text:span text:style-name="T1774"><text:line-break/></text:span><text:span text:style-name="T1775"><text:line-break/></text:span><text:bookmark-start text:name="__DdeLink__193_1885177823"/><text:bookmark-start text:name="__DdeLink__196_1885177823"/><text:span text:style-name="T1776">Modules</text:span><text:span text:style-name="T1777">.имя модуля.</text:span><text:span text:style-name="T1778">getEventListener</text:span><text:span text:style-name="T1779">(</text:span><text:span text:style-name="T1780">nameEvent</text:span><text:span text:style-name="T1781">) -</text:span><text:span text:style-name="T1782">воз</text:span><text:span text:style-name="T1783">вращает праметры прослушивания<text:s/></text:span><text:span text:style-name="T1784"><text:tab/>данного события в виде объекта с полями:</text:span><text:span text:style-name="T1785"><text:line-break/></text:span><text:span text:style-name="T1786"><text:line-break/></text:span><text:span text:style-name="T1787"><text:s text:c="16"/></text:span><text:span text:style-name="T1788">eventName</text:span><text:span text:style-name="T1789"><text:s text:c="2"/>-имя данного события</text:span><text:span text:style-name="T1790"><text:line-break/></text:span><text:span text:style-name="T1791"><text:s text:c="16"/></text:span><text:span text:style-name="T1792">eventsAfterEvent</text:span><text:span text:style-name="T1793"><text:s text:c="2"/>-события какие могут быть выполнены после работы обработчика<text:s/></text:span><text:span text:style-name="T1794"><text:tab/></text:span><text:span text:style-name="T1795"><text:tab/></text:span><text:span text:style-name="T1796"><text:tab/>события</text:span></text:p>
      <text:p text:style-name="Standard"><text:span text:style-name="T1797"><text:tab/><text:s text:c="4"/></text:span><text:span text:style-name="T1798">functionForEvent</text:span><text:span text:style-name="T1799"><text:s/>-обраб</text:span><text:span text:style-name="T1800">отчик события</text:span><text:bookmark-end text:name="__DdeLink__193_1885177823"/><text:bookmark-end text:name="__DdeLink__196_1885177823"/><text:span text:style-name="T1801"><text:line-break/></text:span><text:span text:style-name="T1802"><text:line-break/></text:span><text:span text:style-name="T1803">Modules</text:span><text:span text:style-name="T1804">.имя модуля.</text:span><text:span text:style-name="T1805">getAllEventsListeners</text:span><text:span text:style-name="T1806">() -</text:span><text:span text:style-name="T1807">возвращает объект <text:s/>слушателей событий данного<text:s/></text:span><text:span text:style-name="T1808"><text:tab/>модуля с полями:</text:span></text:p>
      <text:p text:style-name="P1809"><text:s text:c="11"/></text:p>
      <text:p text:style-name="Standard"><text:span text:style-name="T1810"><text:s/></text:span><text:span text:style-name="T1811"><text:s/>имя события</text:span><text:span text:style-name="T1812"><text:line-break/></text:span><text:span text:style-name="T1813"><text:s text:c="16"/></text:span><text:span text:style-name="T1814">eventName</text:span><text:span text:style-name="T1815"><text:s text:c="2"/>-имя данного события</text:span><text:span text:style-name="T1816"><text:line-break/></text:span><text:span text:style-name="T1817"><text:s text:c="16"/></text:span><text:span text:style-name="T1818">eventsAfterEvent</text:span><text:span text:style-name="T1819"><text:s text:c="2"/>-события какие могут быть</text:span><text:span text:style-name="T1820"><text:s/>выполнены после работы обработчика<text:s/></text:span><text:span text:style-name="T1821"><text:tab/></text:span><text:span text:style-name="T1822"><text:tab/></text:span><text:span text:style-name="T1823"><text:tab/>события</text:span></text:p>
      <text:p text:style-name="Standard"><text:span text:style-name="T1824"><text:tab/><text:s text:c="4"/></text:span><text:span text:style-name="T1825">functionForEvent</text:span><text:span text:style-name="T1826"><text:s/>-обработчик события</text:span></text:p>
      <text:p text:style-name="P1827"/>
      <text:p text:style-name="P1828"/>
      <text:p text:style-name="Standard"><text:bookmark-start text:name="__DdeLink__3447_643355948"/><text:bookmark-start text:name="__DdeLink__198_1885177823"/><text:span text:style-name="T1829">Modules</text:span><text:span text:style-name="T1830">.имя модуля.</text:span><text:bookmark-end text:name="__DdeLink__3447_643355948"/><text:span text:style-name="T1831">getAllListenersName</text:span><text:span text:style-name="T1832">()<text:s/></text:span><text:bookmark-end text:name="__DdeLink__198_1885177823"/><text:span text:style-name="T1833">-</text:span><text:span text:style-name="T1834">имена всех слушателей событий</text:span><text:span text:style-name="T1835"><text:s/></text:span><text:span text:style-name="T1836">в виде объекта со свойствами:</text:span><text:span text:style-name="T1837"><text:line-break/></text:span><text:span text:style-name="T1838"><text:line-break/></text:span><text:span text:style-name="T1839"><text:s text:c="16"/></text:span><text:span text:style-name="T1840">eventName</text:span><text:span text:style-name="T1841"><text:s text:c="2"/>-имя данного события содержит в себ</text:span><text:span text:style-name="T1842">е имя события</text:span><text:span text:style-name="T1843"><text:line-break/></text:span><text:span text:style-name="T1844"><text:line-break/></text:span><text:bookmark-start text:name="__DdeLink__3454_643355948"/><text:span text:style-name="T1845">Modules</text:span><text:span text:style-name="T1846">.имя модуля.</text:span><text:span text:style-name="T1847">addViewEventListener</text:span><text:span text:style-name="T1848">(</text:span><text:span text:style-name="T1849">eLement</text:span><text:span text:style-name="T1850">,<text:s/></text:span><text:span text:style-name="T1851">userEvent</text:span><text:span text:style-name="T1852">,<text:s/></text:span><text:bookmark-start text:name="__DdeLink__3451_643355948"/><text:span text:style-name="T1853">moduleEvent</text:span><text:bookmark-end text:name="__DdeLink__3451_643355948"/><text:span text:style-name="T1854">) –<text:s/></text:span><text:span text:style-name="T1855">навешивает<text:s/></text:span><text:span text:style-name="T1856"><text:tab/>прослушивание событий элемента<text:s/></text:span>view<text:span text:style-name="T1857"><text:line-break/></text:span><text:span text:style-name="T1858"><text:line-break/></text:span><text:span text:style-name="T1859"><text:tab/>Где :</text:span></text:p>
      <text:p text:style-name="Standard"><text:span text:style-name="T1860"><text:tab/></text:span><text:span text:style-name="T1861"><text:tab/></text:span><text:span text:style-name="T1862">eLement</text:span><text:span text:style-name="T1863">-<text:s/></text:span><text:span text:style-name="T1864">имя элемента<text:s/></text:span>view<text:span text:style-name="T1865"><text:s/>, извлекается из<text:s/></text:span>data<text:span text:style-name="T1866">-</text:span>actionElem<text:span text:style-name="T1867"><text:s/>элемента</text:span><text:span text:style-name="T1868"><text:line-break/></text:span><text:span text:style-name="T1869"><text:s text:c="24"/></text:span><text:span text:style-name="T1870">userEvent</text:span><text:span text:style-name="T1871"><text:s/></text:span><text:span text:style-name="T1872">-тип<text:s/></text:span><text:span text:style-name="T1873">пользовательского события , передаётся в свойстве <text:s/></text:span>typeEvent<text:span text:style-name="T1874"><text:s/></text:span><text:span text:style-name="T1875"><text:tab/></text:span><text:span text:style-name="T1876"><text:tab/></text:span><text:span text:style-name="T1877"><text:tab/></text:span><text:span text:style-name="T1878"><text:tab/>объекта события <text:s text:c="5"/></text:span><text:span text:style-name="T1879"><text:line-break/></text:span><text:span text:style-name="T1880"><text:tab/></text:span><text:span text:style-name="T1881"><text:tab/></text:span><text:span text:style-name="T1882">moduleEvent</text:span><text:span text:style-name="T1883"><text:s/>–<text:s/></text:span><text:span text:style-name="T1884">событие модуля, какое должно быть вызвано на пользовательское<text:s/></text:span><text:span text:style-name="T1885"><text:tab/></text:span><text:span text:style-name="T1886"><text:tab/></text:span><text:span text:style-name="T1887"><text:tab/></text:span><text:span text:style-name="T1888"><text:tab/>событие</text:span></text:p>
      <text:p text:style-name="P1889"><text:line-break/><text:s text:c="9"/>Генерирует события :</text:p>
      <text:p text:style-name="Standard"><text:span text:style-name="T1890"><text:tab/></text:span><text:span text:style-name="T1891"><text:tab/></text:span><text:span text:style-name="T1892"><text:tab/></text:span><text:span text:style-name="T1893">beforeAddViewEvent</text:span><text:span text:style-name="T1894"><text:line-break/></text:span><text:span text:style-name="T1895"><text:tab/></text:span><text:span text:style-name="T1896"><text:tab/></text:span><text:span text:style-name="T1897"><text:tab/></text:span><text:span text:style-name="T1898">afterAddViewEvent</text:span><text:span text:style-name="T1899"><text:line-break/></text:span><text:span text:style-name="T1900"><text:line-break/></text:span><text:span text:style-name="T1901"><text:tab/></text:span><text:span text:style-name="T1902">Воз</text:span><text:span text:style-name="T1903">вращает ссылку на модуль -возможен вызов по цепочке</text:span><text:bookmark-end text:name="__DdeLink__3454_643355948"/></text:p>
      <text:p text:style-name="P1904"/>
      <text:p text:style-name="P1905"/>
      <text:p text:style-name="Standard"><text:bookmark-start text:name="__DdeLink__3456_643355948"/><text:span text:style-name="T1906">Modules</text:span><text:span text:style-name="T1907">.имя модуля.</text:span><text:span text:style-name="T1908">removeViewEventListenerFromElement</text:span><text:span text:style-name="T1909">(</text:span><text:span text:style-name="T1910">eLement</text:span><text:span text:style-name="T1911">,<text:s/></text:span><text:span text:style-name="T1912">userEvent</text:span><text:span text:style-name="T1913">) –<text:s/></text:span><text:span text:style-name="T1914">удаляет<text:s/></text:span><text:span text:style-name="T1915"><text:tab/></text:span><text:bookmark-end text:name="__DdeLink__3456_643355948"/><text:span text:style-name="T1916"><text:tab/>прослушивание событий элемента<text:s/></text:span>view<text:span text:style-name="T1917"><text:line-break/></text:span><text:span text:style-name="T1918"><text:line-break/></text:span><text:span text:style-name="T1919"><text:tab/>Где :</text:span></text:p>
      <text:p text:style-name="Standard"><text:span text:style-name="T1920"><text:tab/></text:span><text:span text:style-name="T1921"><text:tab/></text:span><text:span text:style-name="T1922">eLement</text:span><text:span text:style-name="T1923">-<text:s/></text:span><text:span text:style-name="T1924">имя элемента<text:s/></text:span>view<text:span text:style-name="T1925"><text:s/>, извлекается из<text:s/></text:span>data<text:span text:style-name="T1926">-</text:span>actionElem<text:span text:style-name="T1927"><text:s/>элемента</text:span><text:span text:style-name="T1928"><text:line-break/></text:span><text:span text:style-name="T1929"><text:s text:c="24"/></text:span><text:span text:style-name="T1930">userEvent</text:span><text:span text:style-name="T1931"><text:s/></text:span><text:span text:style-name="T1932">-тип пользовательского события , передаётся в свойстве <text:s/></text:span>typeEvent<text:span text:style-name="T1933"><text:s/></text:span><text:span text:style-name="T1934"><text:tab/></text:span><text:span text:style-name="T1935"><text:tab/></text:span><text:span text:style-name="T1936"><text:tab/></text:span><text:span text:style-name="T1937"><text:tab/>объекта события <text:s text:c="5"/></text:span><text:span text:style-name="T1938"><text:line-break/></text:span><text:span text:style-name="T1939"><text:tab/></text:span><text:span text:style-name="T1940"><text:tab/></text:span><text:span text:style-name="T1941"><text:tab/></text:span><text:span text:style-name="T1942"><text:tab/></text:span><text:span text:style-name="T1943"><text:tab/></text:span></text:p>
      <text:p text:style-name="P1944"><text:line-break/><text:s text:c="9"/><text:bookmark-start text:name="__DdeLink__3459_643355948"/>Генерирует события :</text:p>
      <text:p text:style-name="Standard"><text:span text:style-name="T1945"><text:tab/></text:span><text:span text:style-name="T1946"><text:tab/></text:span><text:span text:style-name="T1947"><text:tab/></text:span><text:span text:style-name="T1948">beforeRemoveViewEvent</text:span><text:span text:style-name="T1949"><text:line-break/></text:span><text:span text:style-name="T1950"><text:tab/></text:span><text:span text:style-name="T1951"><text:tab/></text:span><text:span text:style-name="T1952"><text:tab/></text:span><text:span text:style-name="T1953">afterRemoveViewEvent</text:span><text:span text:style-name="T1954"><text:line-break/></text:span><text:span text:style-name="T1955"><text:line-break/></text:span><text:span text:style-name="T1956"><text:tab/></text:span><text:span text:style-name="T1957">Возвращает ссылку на модуль -возможен вызо</text:span><text:span text:style-name="T1958">в по цепочке</text:span><text:bookmark-end text:name="__DdeLink__3459_643355948"/><text:span text:style-name="T1959"><text:line-break/></text:span></text:p>
      <text:p text:style-name="Standard"><text:span text:style-name="T1960">Modules</text:span><text:span text:style-name="T1961">.имя модуля.</text:span><text:span text:style-name="T1962">removeViewAllEventListenersFromElement</text:span><text:span text:style-name="T1963">(</text:span><text:span text:style-name="T1964">eLement</text:span><text:span text:style-name="T1965">) –<text:s/></text:span><text:span text:style-name="T1966"><text:tab/></text:span><text:span text:style-name="T1967">удаляет<text:s/></text:span><text:span text:style-name="T1968"><text:tab/>прослушивание всех событий элемента<text:s/></text:span>view</text:p>
      <text:p text:style-name="P1969"/>
      <text:p text:style-name="P1970"><text:tab/><text:s/>Где :</text:p>
      <text:p text:style-name="Standard"><text:span text:style-name="T1971"><text:tab/></text:span><text:span text:style-name="T1972"><text:tab/></text:span><text:span text:style-name="T1973">eLement</text:span><text:span text:style-name="T1974">-<text:s/></text:span><text:span text:style-name="T1975">имя элемента<text:s/></text:span>view<text:span text:style-name="T1976"><text:s/>, извлекается из<text:s/></text:span>data<text:span text:style-name="T1977">-</text:span>actionElem<text:span text:style-name="T1978"><text:s/>элемента</text:span></text:p>
      <text:p text:style-name="P1979"><text:tab/></text:p>
      <text:p text:style-name="P1980"><text:tab/><text:s/>Генерирует события :</text:p>
      <text:p text:style-name="Standard"><text:span text:style-name="T1981"><text:tab/></text:span><text:span text:style-name="T1982"><text:tab/></text:span><text:span text:style-name="T1983"><text:tab/></text:span><text:span text:style-name="T1984">beforeRemove</text:span><text:span text:style-name="T1985">ViewAllEvents</text:span><text:span text:style-name="T1986"><text:line-break/></text:span><text:span text:style-name="T1987"><text:tab/></text:span><text:span text:style-name="T1988"><text:tab/></text:span><text:span text:style-name="T1989"><text:tab/></text:span><text:span text:style-name="T1990">afterRemoveViewAllEvents</text:span><text:span text:style-name="T1991"><text:line-break/></text:span><text:span text:style-name="T1992"><text:line-break/></text:span><text:span text:style-name="T1993"><text:tab/></text:span><text:span text:style-name="T1994">Возвращает ссылку на модуль -возможен вызов по цепочке</text:span></text:p>
      <text:p text:style-name="P1995"/>
      <text:p text:style-name="Standard"><text:span text:style-name="T1996">Modules</text:span><text:span text:style-name="T1997">.имя модуля</text:span><text:span text:style-name="T1998"><text:s/></text:span><text:span text:style-name="T1999">.</text:span><text:span text:style-name="T2000">changeViewEventListener</text:span><text:span text:style-name="T2001"><text:s/>(</text:span><text:span text:style-name="T2002">eLement</text:span><text:span text:style-name="T2003">,<text:s/></text:span><text:span text:style-name="T2004">userEvent</text:span><text:span text:style-name="T2005">,<text:s/></text:span><text:span text:style-name="T2006">moduleEvent</text:span><text:span text:style-name="T2007">) -заменяет параметры слушателя события <text:s/>для элемента</text:span></text:p>
      <text:p text:style-name="P2008"/>
      <text:p text:style-name="P2009">Где :</text:p>
      <text:p text:style-name="Standard"><text:span text:style-name="T2010"><text:tab/></text:span><text:span text:style-name="T2011"><text:tab/></text:span><text:span text:style-name="T2012">eLement</text:span><text:span text:style-name="T2013">-<text:s/></text:span><text:span text:style-name="T2014">имя элем</text:span><text:span text:style-name="T2015">ента<text:s/></text:span>view<text:span text:style-name="T2016"><text:s/>, извлекается из<text:s/></text:span>data<text:span text:style-name="T2017">-</text:span>actionElem<text:span text:style-name="T2018"><text:s/>элемента</text:span><text:span text:style-name="T2019"><text:line-break/></text:span><text:span text:style-name="T2020"><text:s text:c="24"/></text:span><text:span text:style-name="T2021">userEvent</text:span><text:span text:style-name="T2022"><text:s/></text:span><text:span text:style-name="T2023">-тип пользовательского события , передаётся в свойстве <text:s/></text:span>typeEvent<text:span text:style-name="T2024"><text:s/></text:span><text:span text:style-name="T2025"><text:tab/></text:span><text:span text:style-name="T2026"><text:tab/></text:span><text:span text:style-name="T2027"><text:tab/></text:span><text:span text:style-name="T2028"><text:tab/>объекта события <text:s text:c="5"/></text:span><text:span text:style-name="T2029"><text:line-break/></text:span><text:span text:style-name="T2030"><text:tab/></text:span><text:span text:style-name="T2031"><text:tab/></text:span><text:span text:style-name="T2032">moduleEvent</text:span><text:span text:style-name="T2033"><text:s/>–<text:s/></text:span><text:span text:style-name="T2034">событие модуля, какое должно быть вызвано на пользовательское<text:s/></text:span><text:span text:style-name="T2035"><text:tab/></text:span><text:span text:style-name="T2036"><text:tab/></text:span><text:span text:style-name="T2037"><text:tab/></text:span><text:span text:style-name="T2038"><text:tab/>событие</text:span></text:p>
      <text:p text:style-name="P2039"><text:line-break/><text:s text:c="9"/>Генерирует события :</text:p>
      <text:p text:style-name="Standard"><text:span text:style-name="T2040"><text:tab/></text:span><text:span text:style-name="T2041"><text:tab/></text:span><text:span text:style-name="T2042"><text:tab/></text:span><text:span text:style-name="T2043">beforeChangeViewEvent</text:span><text:span text:style-name="T2044"><text:line-break/></text:span><text:span text:style-name="T2045"><text:tab/></text:span><text:span text:style-name="T2046"><text:tab/></text:span><text:span text:style-name="T2047"><text:tab/></text:span><text:span text:style-name="T2048">afterChangeViewEvent</text:span><text:span text:style-name="T2049"><text:line-break/></text:span><text:span text:style-name="T2050"><text:line-break/></text:span><text:span text:style-name="T2051"><text:tab/></text:span><text:span text:style-name="T2052">Возвращает ссылку на модуль -возможен вызов по цепочке</text:span></text:p>
      <text:p text:style-name="P2053"/>
      <text:p text:style-name="P2054"/>
      <text:p text:style-name="Standard"><text:span text:style-name="T2055">Modules</text:span><text:span text:style-name="T2056">.имя модуля</text:span><text:span text:style-name="T2057"><text:s/></text:span><text:span text:style-name="T2058">.</text:span><text:span text:style-name="T2059">hasViewEventForElement</text:span><text:span text:style-name="T2060"><text:s/>(</text:span><text:span text:style-name="T2061">eLement</text:span><text:span text:style-name="T2062">,<text:s/></text:span><text:span text:style-name="T2063">userEvent</text:span><text:span text:style-name="T2064">) – проверяет <text:s/>прослушивается ли событие эл</text:span><text:span text:style-name="T2065">ементом вью</text:span><text:span text:style-name="T2066"><text:line-break/></text:span><text:span text:style-name="T2067"><text:line-break/></text:span><text:span text:style-name="T2068">Возвращает<text:s/></text:span>true<text:span text:style-name="T2069"><text:s/>или<text:s/></text:span>false<text:span text:style-name="T2070"><text:line-break/></text:span><text:span text:style-name="T2071"><text:line-break/></text:span></text:p>
      <text:p text:style-name="Standard"><text:span text:style-name="T2072">Modules</text:span><text:span text:style-name="T2073">.</text:span><text:span text:style-name="T2074">имя</text:span><text:span text:style-name="T2075"><text:s/></text:span><text:span text:style-name="T2076">модуля</text:span><text:s/><text:span text:style-name="T2077">.</text:span><text:span text:style-name="T2078">getViewEventListenerForElement</text:span><text:span text:style-name="T2079"><text:s/>(</text:span><text:span text:style-name="T2080">eLement</text:span><text:span text:style-name="T2081">) –</text:span><text:span text:style-name="T2082">возвращает</text:span><text:span text:style-name="T2083"><text:s/></text:span><text:span text:style-name="T2084">объект</text:span><text:span text:style-name="T2085"><text:s/></text:span><text:span text:style-name="T2086">в</text:span><text:span text:style-name="T2087"><text:s/></text:span><text:span text:style-name="T2088">каом</text:span><text:span text:style-name="T2089"><text:s/></text:span><text:span text:style-name="T2090">перечисленны</text:span><text:span text:style-name="T2091"><text:s/></text:span><text:span text:style-name="T2092">все</text:span><text:span text:style-name="T2093"><text:s/></text:span><text:span text:style-name="T2094">слушатели</text:span><text:span text:style-name="T2095"><text:s/></text:span><text:span text:style-name="T2096">данного</text:span><text:span text:style-name="T2097"><text:s/></text:span><text:span text:style-name="T2098">элемента</text:span><text:span text:style-name="T2099"><text:s/></text:span><text:span text:style-name="T2100">view</text:span><text:line-break/><text:line-break/><text:line-break/></text:p>
      <text:p text:style-name="Standard"><text:line-break/><text:s text:c="15"/></text:p>
      <text:p text:style-name="Standard"><text:span text:style-name="T2101">Modules</text:span><text:span text:style-name="T2102">.имя модуля.</text:span><text:span text:style-name="T2103">createEvent</text:span><text:span text:style-name="T2104">(</text:span><text:span text:style-name="T2105">event</text:span><text:span text:style-name="T2106">,<text:s/></text:span><text:span text:style-name="T2107">data</text:span><text:span text:style-name="T2108">,<text:s/></text:span><text:span text:style-name="T2109">moduleNameGenerateEvent</text:span><text:span text:style-name="T2110">) -</text:span><text:span text:style-name="T2111">генерирует<text:s/></text:span><text:span text:style-name="T2112"><text:tab/>событие какое будет передано всем прослушивающим модулям <text:s/>после того как ,</text:span><text:span text:style-name="T2113"><text:tab/>отработают другие события стоящие в очереди где:</text:span><text:span text:style-name="T2114"><text:line-break/></text:span><text:span text:style-name="T2115"><text:s text:c="4"/></text:span></text:p>
      <text:p text:style-name="Standard"><text:span text:style-name="T2116"><text:tab/></text:span><text:span text:style-name="T2117">event</text:span><text:span text:style-name="T2118"><text:s/>-</text:span><text:span text:style-name="T2119">имя события</text:span></text:p>
      <text:p text:style-name="Standard"><text:span text:style-name="T2120"><text:line-break/></text:span><text:span text:style-name="T2121"><text:tab/></text:span><text:span text:style-name="T2122">data</text:span><text:span text:style-name="T2123"><text:s/>-</text:span><text:span text:style-name="T2124">информация предаваемая объекте события -будет доступна слушаю</text:span><text:span text:style-name="T2125">щим<text:s/></text:span><text:span text:style-name="T2126"><text:tab/></text:span><text:span text:style-name="T2127"><text:tab/></text:span><text:span text:style-name="T2128"><text:tab/>модулям</text:span></text:p>
      <text:p text:style-name="Standard"><text:span text:style-name="T2129"><text:line-break/></text:span><text:span text:style-name="T2130"><text:tab/></text:span><text:span text:style-name="T2131">moduleNameGenerateEvent</text:span><text:span text:style-name="T2132"><text:s/>-</text:span><text:span text:style-name="T2133">имя модуля сгенерировавшего события, если не будет<text:s/></text:span><text:span text:style-name="T2134"><text:tab/></text:span><text:span text:style-name="T2135"><text:tab/></text:span><text:span text:style-name="T2136"><text:tab/>указано, полдставится имя текущего<text:s/></text:span><text:span text:style-name="T2137"><text:line-break/></text:span><text:span text:style-name="T2138"><text:line-break/></text:span><text:span text:style-name="T2139"><text:s/>Возвращает ссылку на модуль -возможен вызов по цепочке</text:span></text:p>
      <text:p text:style-name="Standard"><text:span text:style-name="T2140"><text:line-break/></text:span><text:span text:style-name="T2141"><text:line-break/></text:span><text:bookmark-start text:name="__DdeLink__205_1885177823"/><text:span text:style-name="T2142">Modules</text:span><text:span text:style-name="T2143">.имя модуля.</text:span><text:span text:style-name="T2144">doEventForAuditionNow</text:span><text:span text:style-name="T2145">(</text:span><text:span text:style-name="T2146">event</text:span><text:span text:style-name="T2147">,<text:s/></text:span><text:span text:style-name="T2148">data</text:span><text:span text:style-name="T2149">,<text:s/></text:span><text:span text:style-name="T2150">moduleNameG</text:span><text:span text:style-name="T2151">enerateEvent</text:span><text:span text:style-name="T2152">)<text:s/></text:span><text:span text:style-name="T2153"><text:tab/>-</text:span><text:span text:style-name="T2154">генерирует<text:s/></text:span><text:span text:style-name="T2155"><text:tab/>событие какое будет передано всем прослушивающим модулям где:</text:span><text:span text:style-name="T2156"><text:line-break/></text:span><text:span text:style-name="T2157"><text:s text:c="4"/></text:span></text:p>
      <text:soft-page-break/>
      <text:p text:style-name="Standard"><text:span text:style-name="T2158"><text:tab/></text:span><text:span text:style-name="T2159">event</text:span><text:span text:style-name="T2160"><text:s/>-</text:span><text:span text:style-name="T2161">имя события</text:span></text:p>
      <text:p text:style-name="Standard"><text:span text:style-name="T2162"><text:line-break/></text:span><text:span text:style-name="T2163"><text:tab/></text:span><text:span text:style-name="T2164">data</text:span><text:span text:style-name="T2165"><text:s/>-</text:span><text:span text:style-name="T2166">информация предаваемая объекте события -будет доступна слушающим<text:s/></text:span><text:span text:style-name="T2167"><text:tab/></text:span><text:span text:style-name="T2168"><text:tab/></text:span><text:span text:style-name="T2169"><text:tab/>модулям</text:span></text:p>
      <text:p text:style-name="Standard"><text:span text:style-name="T2170"><text:line-break/></text:span><text:span text:style-name="T2171"><text:tab/></text:span><text:span text:style-name="T2172">moduleNameGenerateEvent</text:span><text:span text:style-name="T2173"><text:s/>-</text:span><text:span text:style-name="T2174">имя модуля сгенерировавшего<text:s/></text:span><text:span text:style-name="T2175">события, если не будет<text:s/></text:span><text:span text:style-name="T2176"><text:tab/></text:span><text:span text:style-name="T2177"><text:tab/></text:span><text:span text:style-name="T2178"><text:tab/>указано, полдставится имя текущего<text:s/></text:span><text:span text:style-name="T2179"><text:line-break/></text:span><text:span text:style-name="T2180"><text:line-break/></text:span><text:span text:style-name="T2181"><text:s/>Возвращает ссылку на модуль -возможен вызов по цепочке</text:span><text:bookmark-end text:name="__DdeLink__205_1885177823"/><text:span text:style-name="T2182"><text:line-break/></text:span><text:span text:style-name="T2183"><text:line-break/></text:span><text:bookmark-start text:name="__DdeLink__207_1885177823"/><text:span text:style-name="T2184">Modules</text:span><text:span text:style-name="T2185">.имя модуля.</text:span><text:span text:style-name="T2186">doEvent</text:span><text:span text:style-name="T2187">(</text:span><text:span text:style-name="T2188">event</text:span><text:span text:style-name="T2189">,<text:s/></text:span><text:span text:style-name="T2190">data</text:span><text:span text:style-name="T2191">)</text:span><text:bookmark-end text:name="__DdeLink__207_1885177823"/><text:span text:style-name="T2192"><text:s/></text:span><text:span text:style-name="T2193"><text:tab/>-</text:span><text:span text:style-name="T2194">генерирует<text:s/></text:span><text:span text:style-name="T2195"><text:tab/>событие какое будет выполнено в данном модуле</text:span><text:span text:style-name="T2196"><text:line-break/></text:span><text:span text:style-name="T2197"><text:s text:c="4"/></text:span></text:p>
      <text:p text:style-name="Standard"><text:span text:style-name="T2198"><text:tab/></text:span><text:span text:style-name="T2199">event</text:span><text:span text:style-name="T2200"><text:s/>-</text:span><text:span text:style-name="T2201">имя события</text:span></text:p>
      <text:p text:style-name="Standard"><text:span text:style-name="T2202"><text:line-break/></text:span><text:span text:style-name="T2203"><text:tab/></text:span><text:span text:style-name="T2204">data</text:span><text:span text:style-name="T2205"><text:s/>-</text:span><text:span text:style-name="T2206">инф</text:span><text:span text:style-name="T2207">ормация предаваемая объекте события -будет доступна слушающим<text:s/></text:span><text:span text:style-name="T2208"><text:tab/></text:span><text:span text:style-name="T2209"><text:tab/></text:span><text:span text:style-name="T2210"><text:tab/>модулям</text:span></text:p>
      <text:p text:style-name="Standard"><text:span text:style-name="T2211"><text:line-break/></text:span><text:span text:style-name="T2212"><text:line-break/></text:span><text:span text:style-name="T2213"><text:s/></text:span><text:bookmark-start text:name="__DdeLink__242_1885177823"/><text:span text:style-name="T2214">Возвращает ссылку на модуль -возможен вызов по цепочке</text:span><text:span text:style-name="T2215"><text:line-break/></text:span><text:span text:style-name="T2216"><text:line-break/></text:span><text:span text:style-name="T2217">Modules</text:span><text:span text:style-name="T2218">.имя модуля.</text:span><text:span text:style-name="T2219"><text:s/></text:span><text:span text:style-name="T2220">doEventForOtherModule</text:span><text:span text:style-name="T2221"><text:s/></text:span><text:span text:style-name="T2222">(</text:span><text:span text:style-name="T2223">module,<text:s/></text:span><text:span text:style-name="T2224">event</text:span><text:span text:style-name="T2225">,<text:s/></text:span><text:span text:style-name="T2226">data</text:span><text:span text:style-name="T2227">)<text:s/></text:span><text:span text:style-name="T2228"><text:tab/>-</text:span><text:span text:style-name="T2229">генерирует<text:s/></text:span><text:span text:style-name="T2230"><text:tab/>событие какое будет выполнено в указанном<text:s/></text:span><text:span text:style-name="T2231">модуле</text:span><text:span text:style-name="T2232"><text:line-break/><text:s text:c="4"/></text:span></text:p>
      <text:p text:style-name="Standard"><text:span text:style-name="T2233"><text:tab/></text:span><text:span text:style-name="T2234">m</text:span><text:span text:style-name="T2235">odule</text:span><text:span text:style-name="T2236"><text:s/>–ссылка на модуль</text:span></text:p>
      <text:p text:style-name="Standard"><text:span text:style-name="T2237"><text:tab/></text:span><text:span text:style-name="T2238">event</text:span><text:span text:style-name="T2239"><text:s/>-</text:span><text:span text:style-name="T2240">имя события</text:span></text:p>
      <text:p text:style-name="Standard"><text:span text:style-name="T2241"><text:line-break/></text:span><text:span text:style-name="T2242"><text:tab/></text:span><text:span text:style-name="T2243">data</text:span><text:span text:style-name="T2244"><text:s/>-</text:span><text:span text:style-name="T2245">информация предаваемая объекте события -будет доступна слушающим<text:s/></text:span><text:span text:style-name="T2246"><text:tab/></text:span><text:span text:style-name="T2247"><text:tab/></text:span><text:span text:style-name="T2248"><text:tab/>модулям</text:span></text:p>
      <text:p text:style-name="Standard"><text:span text:style-name="T2249"><text:line-break/></text:span><text:span text:style-name="T2250"><text:line-break/><text:s/>Возвращает ссылку на модуль -возможен вызов по цепочке</text:span><text:span text:style-name="T2251"><text:line-break/></text:span><text:span text:style-name="T2252"><text:line-break/></text:span><text:bookmark-end text:name="__DdeLink__242_1885177823"/><text:span text:style-name="T2253"><text:line-break/></text:span><text:span text:style-name="T2254"><text:line-break/></text:span><text:span text:style-name="T2255">6 Работа с атрибутами модуля</text:span></text:p>
      <text:p text:style-name="P2256"/>
      <text:p text:style-name="Standard"><text:bookmark-start text:name="__DdeLink__212_1885177823"/><text:span text:style-name="T2257">Modules</text:span><text:span text:style-name="T2258">.имя модуля.</text:span><text:span text:style-name="T2259">set</text:span><text:span text:style-name="T2260">(<text:s/></text:span><text:span text:style-name="T2261">data</text:span><text:span text:style-name="T2262">)</text:span><text:bookmark-end text:name="__DdeLink__212_1885177823"/><text:span text:style-name="T2263"><text:s/>-<text:s/></text:span><text:span text:style-name="T2264"><text:s/>устанавливает атрибуты модуля переданными где:</text:span><text:span text:style-name="T2265"><text:line-break/></text:span><text:span text:style-name="T2266"><text:tab/></text:span><text:span text:style-name="T2267"><text:s text:c="32"/></text:span><text:span text:style-name="T2268"><text:line-break/></text:span><text:span text:style-name="T2269"><text:tab/></text:span><text:span text:style-name="T2270"><text:tab/></text:span><text:span text:style-name="T2271">data</text:span><text:span text:style-name="T2272"><text:s/></text:span><text:span text:style-name="T2273">-объект содержащий атрибуты</text:span><text:span text:style-name="T2274"><text:line-break/></text:span><text:span text:style-name="T2275"><text:tab/></text:span><text:span text:style-name="T2276"><text:tab/></text:span><text:span text:style-name="T2277"><text:tab/></text:span><text:span text:style-name="T2278"><text:tab/></text:span></text:p>
      <text:p text:style-name="Standard"><text:span text:style-name="T2279"><text:tab/>Генерирует события:</text:span><text:span text:style-name="T2280"><text:line-break/></text:span><text:span text:style-name="T2281"><text:s text:c="17"/></text:span><text:span text:style-name="T2282">beforeChange</text:span><text:span text:style-name="T2283"><text:s/>-перед изменением атрибутов</text:span><text:span text:style-name="T2284"><text:line-break/></text:span><text:span text:style-name="T2285"><text:s text:c="17"/></text:span><text:span text:style-name="T2286">beforeChildChange</text:span><text:span text:style-name="T2287"><text:s/>-атрибуты потомка будут изменены</text:span></text:p>
      <text:p text:style-name="P2288"><text:tab/><text:tab/></text:p>
      <text:p text:style-name="Standard"><text:span text:style-name="T2289"><text:tab/><text:s text:c="5"/></text:span><text:span text:style-name="T2290">afterChildChange</text:span><text:span text:style-name="T2291"><text:s/>-после изм</text:span><text:span text:style-name="T2292">ения атрибутов в потомке, а не замены на такие же как<text:s/></text:span><text:span text:style-name="T2293"><text:tab/></text:span><text:span text:style-name="T2294"><text:tab/></text:span><text:span text:style-name="T2295"><text:tab/></text:span><text:span text:style-name="T2296"><text:tab/>и были</text:span><text:span text:style-name="T2297"><text:line-break/></text:span><text:span text:style-name="T2298"><text:tab/><text:s text:c="5"/></text:span><text:span text:style-name="T2299">afterChange</text:span><text:span text:style-name="T2300"><text:s text:c="3"/>после измения атрибутов , а не замены на такие же как и были</text:span><text:span text:style-name="T2301"><text:line-break/></text:span><text:soft-page-break/><text:span text:style-name="T2302"><text:line-break/></text:span><text:span text:style-name="T2303"><text:s/></text:span><text:span text:style-name="T2304"><text:tab/>Возвращает ссылку на модуль -возможен вызов по цепочке</text:span><text:span text:style-name="T2305"><text:line-break/></text:span><text:span text:style-name="T2306"><text:line-break/></text:span></text:p>
      <text:p text:style-name="Standard"><text:bookmark-start text:name="__DdeLink__215_1885177823"/><text:span text:style-name="T2307">Modules</text:span><text:span text:style-name="T2308">.имя модуля.</text:span><text:span text:style-name="T2309">has</text:span><text:span text:style-name="T2310">(<text:s/></text:span><text:span text:style-name="T2311">name</text:span><text:span text:style-name="T2312">)<text:s/></text:span><text:bookmark-end text:name="__DdeLink__215_1885177823"/><text:span text:style-name="T2313"><text:s/></text:span><text:span text:style-name="T2314">-проверяет есть ли<text:s/></text:span><text:span text:style-name="T2315">у модуля данный атрибут</text:span></text:p>
      <text:p text:style-name="Standard"><text:span text:style-name="T2316"><text:line-break/></text:span><text:span text:style-name="T2317"><text:tab/><text:s/>Возвращает<text:s/></text:span>true<text:span text:style-name="T2318"><text:s/>или<text:s/></text:span>false<text:span text:style-name="T2319"><text:line-break/></text:span><text:span text:style-name="T2320"><text:line-break/></text:span><text:bookmark-start text:name="__DdeLink__217_1885177823"/><text:span text:style-name="T2321">Modules</text:span><text:span text:style-name="T2322">.имя модуля.</text:span><text:bookmark-end text:name="__DdeLink__217_1885177823"/><text:span text:style-name="T2323">get</text:span><text:span text:style-name="T2324">(<text:s/></text:span><text:span text:style-name="T2325">name</text:span><text:span text:style-name="T2326">)<text:s/></text:span><text:span text:style-name="T2327"><text:s/>-возвращает значение либо указанного арибута либо всех</text:span><text:span text:style-name="T2328"><text:line-break/></text:span><text:span text:style-name="T2329"><text:line-break/></text:span><text:bookmark-start text:name="__DdeLink__219_1885177823"/><text:span text:style-name="T2330">Modules</text:span><text:span text:style-name="T2331">.имя модуля.</text:span><text:span text:style-name="T2332">getChanged</text:span><text:bookmark-end text:name="__DdeLink__219_1885177823"/><text:span text:style-name="T2333"><text:s text:c="3"/>-<text:s/></text:span><text:span text:style-name="T2334">возвращает объект с атрибутами изменёнными при<text:s/></text:span><text:span text:style-name="T2335"><text:tab/>последнем изменении</text:span><text:span text:style-name="T2336"><text:line-break/></text:span><text:span text:style-name="T2337"><text:line-break/></text:span><text:span text:style-name="T2338"><text:s/></text:span><text:bookmark-start text:name="__DdeLink__222_1885177823"/><text:span text:style-name="T2339">Modules</text:span><text:span text:style-name="T2340">.имя</text:span><text:span text:style-name="T2341"><text:s/>модуля.</text:span><text:span text:style-name="T2342">isChanged</text:span><text:span text:style-name="T2343">()<text:s/></text:span><text:bookmark-end text:name="__DdeLink__222_1885177823"/><text:span text:style-name="T2344">- проверяет были ли изменены атрибуты после <text:s/>последнего<text:s/></text:span><text:span text:style-name="T2345"><text:tab/>изменения</text:span></text:p>
      <text:p text:style-name="P2346"><text:tab/></text:p>
      <text:p text:style-name="Standard"><text:span text:style-name="T2347"><text:tab/><text:s/>Возвращает<text:s/></text:span>true<text:span text:style-name="T2348"><text:s/>или<text:s/></text:span>false<text:span text:style-name="T2349"><text:line-break/></text:span><text:span text:style-name="T2350"><text:line-break/></text:span><text:bookmark-start text:name="__DdeLink__224_1885177823"/><text:span text:style-name="T2351">Modules</text:span><text:span text:style-name="T2352">.имя модуля.</text:span><text:span text:style-name="T2353">getOldData</text:span><text:span text:style-name="T2354">(</text:span><text:span text:style-name="T2355">data</text:span><text:span text:style-name="T2356">)</text:span><text:bookmark-end text:name="__DdeLink__224_1885177823"/><text:span text:style-name="T2357"><text:s/>-<text:s/></text:span><text:span text:style-name="T2358">возвращает объект содержащий все атрибуты какие<text:s/></text:span><text:span text:style-name="T2359"><text:tab/>подверглись изменению. Атриьбуты какие изменялись н</text:span><text:span text:style-name="T2360">еоднократно будут возвращены в<text:s/></text:span><text:span text:style-name="T2361"><text:tab/>состоянии перед последним изменением</text:span><text:span text:style-name="T2362"><text:line-break/></text:span><text:span text:style-name="T2363"><text:line-break/></text:span><text:bookmark-start text:name="__DdeLink__227_1885177823"/><text:span text:style-name="T2364">Modules</text:span><text:span text:style-name="T2365">.имя модуля.</text:span><text:span text:style-name="T2366">setWithValidate</text:span><text:span text:style-name="T2367">(<text:s/></text:span><text:span text:style-name="T2368">data</text:span><text:span text:style-name="T2369">) <text:s/>-<text:s/></text:span><text:span text:style-name="T2370">установить значения атрибутам с<text:s/></text:span><text:span text:style-name="T2371"><text:tab/>предварительной<text:s/></text:span><text:span text:style-name="T2372"><text:tab/>валидацией. Если хоть один из атрибутов не пройдёт валидацию ,<text:s/></text:span><text:span text:style-name="T2373"><text:tab/>значения всех атрибутов не<text:s/></text:span><text:span text:style-name="T2374">будут установлены</text:span><text:bookmark-end text:name="__DdeLink__227_1885177823"/><text:span text:style-name="T2375"><text:line-break/></text:span><text:span text:style-name="T2376"><text:line-break/></text:span><text:span text:style-name="T2377"><text:s/></text:span><text:span text:style-name="T2378">Modules</text:span><text:span text:style-name="T2379">.имя модуля.</text:span><text:span text:style-name="T2380">setWithValidateAndSelective</text:span><text:span text:style-name="T2381">(<text:s/></text:span><text:span text:style-name="T2382">data</text:span><text:span text:style-name="T2383">,<text:s/></text:span><text:span text:style-name="T2384">selectors</text:span><text:span text:style-name="T2385">) <text:s/>-<text:s/></text:span><text:span text:style-name="T2386">установить значения<text:s/></text:span><text:span text:style-name="T2387"><text:tab/>атрибутам с<text:s/></text:span><text:span text:style-name="T2388"><text:tab/>предварительной<text:s/></text:span><text:span text:style-name="T2389"><text:tab/>валидацией , будут валидироватся только атрибуты<text:s/></text:span><text:span text:style-name="T2390"><text:tab/>соответсвующие селектору. Если хоть один из атрибутов не пройдёт<text:s/></text:span><text:span text:style-name="T2391"><text:tab/>в</text:span><text:span text:style-name="T2392">алидацию ,<text:s/></text:span><text:span text:style-name="T2393"><text:tab/>значения всех атрибутов не будут установлены. Где :<text:s/></text:span><text:span text:style-name="T2394"><text:line-break/></text:span><text:span text:style-name="T2395"><text:s text:c="33"/></text:span></text:p>
      <text:p text:style-name="Standard"><text:span text:style-name="T2396"><text:s text:c="33"/></text:span><text:bookmark-start text:name="__DdeLink__230_1885177823"/><text:span text:style-name="T2397">data</text:span><text:span text:style-name="T2398"><text:s/>-объект для валидации</text:span></text:p>
      <text:p text:style-name="Standard"><text:span text:style-name="T2399"><text:s text:c="33"/></text:span><text:span text:style-name="T2400">selectors</text:span><text:span text:style-name="T2401"><text:s/></text:span><text:span text:style-name="T2402"><text:s/>-объект где валидируемым свойствам присвоенно значени</text:span><text:span text:style-name="T2403">е<text:s/></text:span>true<text:bookmark-end text:name="__DdeLink__230_1885177823"/><text:span text:style-name="T2404"><text:line-break/></text:span></text:p>
      <text:p text:style-name="P2405"><text:line-break/><text:tab/><text:tab/></text:p>
      <text:p text:style-name="P2406"/>
      <text:p text:style-name="P2407"/>
      <text:p text:style-name="Standard"><text:bookmark-start text:name="__DdeLink__238_1885177823"/><text:span text:style-name="T2408">Modules.имя модуля.Validate( data, selectors) –<text:s/></text:span>валидация данных.<text:s/><text:span text:style-name="T2409">Где:</text:span></text:p>
      <text:p text:style-name="P2410"><text:tab/></text:p>
      <text:p text:style-name="Standard"><text:span text:style-name="T2411"><text:tab/></text:span><text:span text:style-name="T2412"><text:tab/><text:s/></text:span><text:span text:style-name="T2413">data</text:span><text:span text:style-name="T2414"><text:s/>-объект для валидации</text:span></text:p>
      <text:p text:style-name="Standard"><text:span text:style-name="T2415"><text:s text:c="26"/></text:span><text:span text:style-name="T2416">selectors</text:span><text:span text:style-name="T2417"><text:s/></text:span><text:span text:style-name="T2418"><text:s/>-объект где валидируемым свойствам присвоенно значение<text:s/></text:span>true<text:bookmark-end text:name="__DdeLink__238_1885177823"/><text:span text:style-name="T2419"><text:line-break/></text:span><text:span text:style-name="T2420"><text:line-break/></text:span><text:span text:style-name="T2421"><text:s text:c="4"/>Для каждого валидируемого свойства бу</text:span><text:span text:style-name="T2422">дет применена функция указанная как валидатор, если она есть, данного свойства. Если функция возвращает<text:s/></text:span>true<text:span text:style-name="T2423"><text:s/>валидация прошла успешно, если<text:s/></text:span>false<text:span text:style-name="T2424"><text:s/>то нет</text:span><text:span text:style-name="T2425"><text:line-break/></text:span><text:span text:style-name="T2426"><text:line-break/></text:span><text:span text:style-name="T2427"><text:line-break/></text:span><text:span text:style-name="T2428"><text:tab/></text:span><text:span text:style-name="T2429"><text:tab/>События :</text:span></text:p>
      <text:soft-page-break/>
      <text:p text:style-name="Standard"><text:span text:style-name="T2430"><text:tab/></text:span><text:span text:style-name="T2431"><text:tab/></text:span><text:span text:style-name="T2432"><text:tab/></text:span><text:span text:style-name="T2433">beforeValidation</text:span><text:span text:style-name="T2434"><text:s/>-перед валидацией всех данных</text:span><text:span text:style-name="T2435"><text:line-break/></text:span><text:span text:style-name="T2436"><text:tab/></text:span><text:span text:style-name="T2437"><text:tab/></text:span><text:span text:style-name="T2438"><text:tab/></text:span><text:span text:style-name="T2439">beforeValidation</text:span><text:span text:style-name="T2440">_</text:span><text:bookmark-start text:name="__DdeLink__232_1885177823"/><text:bookmark-start text:name="__DdeLink__234_1885177823"/><text:span text:style-name="T2441">имясвойства<text:s/></text:span><text:span text:style-name="T2442">-вызыва</text:span><text:span text:style-name="T2443">ется перед валидацией свойства</text:span><text:bookmark-end text:name="__DdeLink__232_1885177823"/><text:bookmark-end text:name="__DdeLink__234_1885177823"/></text:p>
      <text:p text:style-name="Standard"><text:span text:style-name="T2444"><text:tab/></text:span><text:span text:style-name="T2445"><text:tab/></text:span><text:span text:style-name="T2446"><text:tab/></text:span><text:span text:style-name="T2447">Su</text:span><text:span text:style-name="T2448">сс</text:span><text:span text:style-name="T2449">essValidation</text:span><text:bookmark-start text:name="__DdeLink__236_1885177823"/><text:span text:style-name="T2450">_имясвойства</text:span><text:span text:style-name="T2451"><text:s/>-вызывается если валидация свойства<text:s/></text:span><text:span text:style-name="T2452"><text:tab/></text:span><text:span text:style-name="T2453"><text:tab/></text:span><text:span text:style-name="T2454"><text:tab/></text:span><text:span text:style-name="T2455"><text:tab/></text:span><text:span text:style-name="T2456"><text:tab/>успешна</text:span><text:bookmark-end text:name="__DdeLink__236_1885177823"/><text:span text:style-name="T2457"><text:line-break/></text:span><text:span text:style-name="T2458"><text:tab/></text:span><text:span text:style-name="T2459"><text:tab/></text:span><text:span text:style-name="T2460"><text:tab/></text:span><text:span text:style-name="T2461">ErrorValidation</text:span><text:span text:style-name="T2462">__имясвойства</text:span><text:span text:style-name="T2463"><text:s/>-вызывается если валидация свойства<text:s/></text:span><text:span text:style-name="T2464"><text:tab/></text:span><text:span text:style-name="T2465"><text:tab/></text:span><text:span text:style-name="T2466"><text:tab/></text:span><text:span text:style-name="T2467"><text:tab/></text:span><text:span text:style-name="T2468"><text:tab/><text:s/></text:span><text:span text:style-name="T2469"><text:tab/>не успешна</text:span><text:span text:style-name="T2470"><text:tab/></text:span></text:p>
      <text:p text:style-name="Standard"><text:span text:style-name="T2471"><text:tab/></text:span><text:span text:style-name="T2472"><text:tab/></text:span><text:span text:style-name="T2473"><text:tab/></text:span><text:span text:style-name="T2474">afterValidation</text:span><text:span text:style-name="T2475">_имясвойства<text:s/></text:span><text:span text:style-name="T2476">-вызывается после валидац</text:span><text:span text:style-name="T2477">ии свойства</text:span><text:span text:style-name="T2478"><text:line-break/></text:span><text:span text:style-name="T2479"><text:tab/></text:span><text:span text:style-name="T2480"><text:tab/></text:span><text:span text:style-name="T2481"><text:tab/></text:span><text:span text:style-name="T2482">Su</text:span><text:span text:style-name="T2483">сс</text:span><text:span text:style-name="T2484">essValidation</text:span><text:span text:style-name="T2485"><text:s/></text:span><text:span text:style-name="T2486">-если вся валидация прошла успешно</text:span></text:p>
      <text:p text:style-name="Standard"><text:span text:style-name="T2487"><text:tab/></text:span><text:span text:style-name="T2488"><text:tab/></text:span><text:span text:style-name="T2489"><text:tab/></text:span><text:span text:style-name="T2490">ErrorValidation</text:span><text:span text:style-name="T2491"><text:s/>- если вся валидация прошла не успешно</text:span><text:span text:style-name="T2492"><text:line-break/></text:span><text:span text:style-name="T2493"><text:tab/></text:span><text:span text:style-name="T2494"><text:tab/></text:span><text:span text:style-name="T2495"><text:tab/></text:span><text:span text:style-name="T2496">afterValidation</text:span><text:span text:style-name="T2497"><text:s/></text:span><text:span text:style-name="T2498">-после валидации всех данных</text:span></text:p>
      <text:p text:style-name="P2499"/>
      <text:p text:style-name="Standard"><text:bookmark-start text:name="__DdeLink__244_1885177823"/><text:span text:style-name="T2500">Modules</text:span><text:span text:style-name="T2501">.имя модуля.</text:span><text:span text:style-name="T2502">addValidateFunction</text:span><text:span text:style-name="T2503">(</text:span><text:span text:style-name="T2504">name</text:span><text:span text:style-name="T2505">,<text:s/></text:span><text:span text:style-name="T2506">functionToValidate</text:span><text:span text:style-name="T2507">)–<text:s/></text:span><text:span text:style-name="T2508">назначение<text:s/></text:span><text:span text:style-name="T2509">функции<text:s/></text:span><text:span text:style-name="T2510"><text:tab/>валидатора.Где:</text:span></text:p>
      <text:p text:style-name="P2511"><text:tab/></text:p>
      <text:p text:style-name="Standard"><text:span text:style-name="T2512"><text:tab/></text:span><text:span text:style-name="T2513"><text:tab/><text:s/></text:span><text:span text:style-name="T2514">name</text:span><text:span text:style-name="T2515"><text:s/>-имя валидируемого свойства</text:span></text:p>
      <text:p text:style-name="Standard"><text:span text:style-name="T2516"><text:s text:c="25"/></text:span><text:span text:style-name="T2517">functionToValidate</text:span><text:span text:style-name="T2518"><text:s/>-функция валидатор</text:span></text:p>
      <text:p text:style-name="P2519"/>
      <text:p text:style-name="P2520">Возвращает ссылку на модуль -возможен вызов по цепочке<text:bookmark-end text:name="__DdeLink__244_1885177823"/><text:line-break/></text:p>
      <text:p text:style-name="P2521"/>
      <text:p text:style-name="Standard"><text:bookmark-start text:name="__DdeLink__247_1885177823"/><text:span text:style-name="T2522">Modules</text:span><text:span text:style-name="T2523">.имя модуля.</text:span><text:span text:style-name="T2524">removeValidateFunction</text:span><text:span text:style-name="T2525">(</text:span><text:span text:style-name="T2526">name</text:span><text:span text:style-name="T2527">)</text:span><text:bookmark-end text:name="__DdeLink__247_1885177823"/><text:span text:style-name="T2528">–<text:s/></text:span><text:span text:style-name="T2529">удаление функции<text:s/></text:span><text:span text:style-name="T2530"><text:tab/>валид</text:span><text:span text:style-name="T2531">атора.Где:</text:span></text:p>
      <text:p text:style-name="P2532"><text:tab/></text:p>
      <text:p text:style-name="Standard"><text:span text:style-name="T2533"><text:tab/></text:span><text:span text:style-name="T2534"><text:tab/><text:s/></text:span><text:span text:style-name="T2535">name</text:span><text:span text:style-name="T2536"><text:s/>-имя валидируемого свойства</text:span></text:p>
      <text:p text:style-name="P2537"><text:s text:c="24"/></text:p>
      <text:p text:style-name="P2538">Возвращает ссылку на модуль -возможен вызов по цепочке</text:p>
      <text:p text:style-name="P2539"/>
      <text:p text:style-name="P2540"/>
      <text:p text:style-name="P2541"/>
      <text:p text:style-name="Standard"><text:span text:style-name="T2542">7 Работа с<text:s/></text:span><text:span text:style-name="T2543">VIEW</text:span><text:span text:style-name="T2544"><text:line-break/></text:span><text:span text:style-name="T2545"><text:line-break/></text:span><text:bookmark-start text:name="__DdeLink__250_1885177823"/><text:span text:style-name="T2546">Modules</text:span><text:span text:style-name="T2547">.имя модуля.</text:span><text:span text:style-name="T2548">setShablonUrl</text:span><text:span text:style-name="T2549">(</text:span><text:span text:style-name="T2550">urlHTML</text:span><text:span text:style-name="T2551">,<text:s/></text:span><text:span text:style-name="T2552">urlCSS</text:span><text:span text:style-name="T2553">) –<text:s/></text:span><text:span text:style-name="T2554">привязывает адреса шаблонов к модулю</text:span><text:bookmark-end text:name="__DdeLink__250_1885177823"/><text:span text:style-name="T2555"><text:line-break/></text:span></text:p>
      <text:p text:style-name="P2556"><text:tab/>Возвращает ссылку на модуль -возможен вызов по цепочке</text:p>
      <text:p text:style-name="P2557"/>
      <text:p text:style-name="P2558"/>
      <text:p text:style-name="Standard"><text:span text:style-name="T2559">Modules</text:span><text:span text:style-name="T2560">.имя модуля.</text:span><text:span text:style-name="T2561">preRenderurl</text:span><text:span text:style-name="T2562">(</text:span><text:span text:style-name="T2563">type</text:span><text:span text:style-name="T2564">)<text:s/></text:span><text:span text:style-name="T2565">– подгружает шаблоны<text:s/></text:span>view<text:span text:style-name="T2566"><text:s/>если они не загружены и<text:s/></text:span><text:span text:style-name="T2567"><text:tab/>запускает рендер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ima</meta:initial-creator>
    <dc:creator>dima</dc:creator>
    <meta:creation-date>2013-07-12T12:11:00Z</meta:creation-date>
    <dc:date>2013-07-15T13:04:00Z</dc:date>
    <meta:template xlink:href="Normal" xlink:type="simple"/>
    <meta:editing-cycles>3</meta:editing-cycles>
    <meta:editing-duration>PT21120S</meta:editing-duration>
    <meta:document-statistic meta:page-count="17" meta:paragraph-count="56" meta:word-count="4244" meta:character-count="28379" meta:row-count="201" meta:non-whitespace-character-count="24191"/>
  </office:meta>
</office:document-meta>
</file>